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796eb2" draw:stroke-linejoin="round" svg:stroke-linecap="butt" draw:fill="solid" draw:fill-color="#796eb2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5712f" draw:stroke-linejoin="round" svg:stroke-linecap="butt" draw:fill="solid" draw:fill-color="#05712f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9894c5" draw:stroke-linejoin="round" svg:stroke-linecap="butt" draw:fill="solid" draw:fill-color="#9894c5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5f3c99" draw:stroke-linejoin="round" svg:stroke-linecap="butt" draw:fill="solid" draw:fill-color="#5f3c99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035cm" svg:stroke-color="#7e0610" draw:stroke-linejoin="round" svg:stroke-linecap="butt" draw:fill="solid" draw:fill-color="#7e0610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4f1d8b" draw:stroke-linejoin="round" svg:stroke-linecap="butt" draw:fill="solid" draw:fill-color="#4f1d8b" fo:padding-top="0.017cm" fo:padding-bottom="0.017cm" fo:padding-left="0.017cm" fo:padding-right="0.017cm"/>
    </style:style>
    <style:style style:name="gr9" style:family="graphic" style:parent-style-name="standard">
      <style:graphic-properties draw:stroke="solid" svg:stroke-width="0.035cm" svg:stroke-color="#c7171c" draw:stroke-linejoin="round" svg:stroke-linecap="butt" draw:fill="solid" draw:fill-color="#c7171c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solid" draw:fill-color="#9894c5"/>
    </style:style>
    <style:style style:name="gr11" style:family="graphic" style:parent-style-name="standard">
      <style:graphic-properties draw:stroke="solid" svg:stroke-width="0.035cm" svg:stroke-color="#9894c5" draw:stroke-linejoin="round" svg:stroke-linecap="butt" draw:fill="none" fo:padding-top="0.017cm" fo:padding-bottom="0.017cm" fo:padding-left="0.017cm" fo:padding-right="0.017cm"/>
    </style:style>
    <style:style style:name="gr12" style:family="graphic" style:parent-style-name="standard">
      <style:graphic-properties draw:stroke="solid" svg:stroke-width="0.035cm" svg:stroke-color="#127c39" draw:stroke-linejoin="round" svg:stroke-linecap="butt" draw:fill="solid" draw:fill-color="#127c39" fo:padding-top="0.017cm" fo:padding-bottom="0.017cm" fo:padding-left="0.017cm" fo:padding-right="0.017cm"/>
    </style:style>
    <style:style style:name="gr13" style:family="graphic" style:parent-style-name="standard">
      <style:graphic-properties draw:stroke="none" draw:fill="solid" draw:fill-color="#127c39"/>
    </style:style>
    <style:style style:name="gr14" style:family="graphic" style:parent-style-name="standard">
      <style:graphic-properties draw:stroke="solid" svg:stroke-width="0.035cm" svg:stroke-color="#127c39" draw:stroke-linejoin="round" svg:stroke-linecap="butt" draw:fill="none" fo:padding-top="0.017cm" fo:padding-bottom="0.017cm" fo:padding-left="0.017cm" fo:padding-right="0.017cm"/>
    </style:style>
    <style:style style:name="gr15" style:family="graphic" style:parent-style-name="standard">
      <style:graphic-properties draw:stroke="solid" svg:stroke-width="0.035cm" svg:stroke-color="#d52221" draw:stroke-linejoin="round" svg:stroke-linecap="butt" draw:fill="solid" draw:fill-color="#d52221" fo:padding-top="0.017cm" fo:padding-bottom="0.017cm" fo:padding-left="0.017cm" fo:padding-right="0.017cm"/>
    </style:style>
    <style:style style:name="gr16" style:family="graphic" style:parent-style-name="standard">
      <style:graphic-properties draw:stroke="solid" svg:stroke-width="0.035cm" svg:stroke-color="#f96044" draw:stroke-linejoin="round" svg:stroke-linecap="butt" draw:fill="solid" draw:fill-color="#f96044" fo:padding-top="0.017cm" fo:padding-bottom="0.017cm" fo:padding-left="0.017cm" fo:padding-right="0.017cm"/>
    </style:style>
    <style:style style:name="gr17" style:family="graphic" style:parent-style-name="standard">
      <style:graphic-properties draw:stroke="solid" svg:stroke-width="0.035cm" svg:stroke-color="#f44f39" draw:stroke-linejoin="round" svg:stroke-linecap="butt" draw:fill="solid" draw:fill-color="#f44f39" fo:padding-top="0.017cm" fo:padding-bottom="0.017cm" fo:padding-left="0.017cm" fo:padding-right="0.017cm"/>
    </style:style>
    <style:style style:name="gr18" style:family="graphic" style:parent-style-name="standard">
      <style:graphic-properties draw:stroke="solid" svg:stroke-width="0.035cm" svg:stroke-color="#572c92" draw:stroke-linejoin="round" svg:stroke-linecap="butt" draw:fill="solid" draw:fill-color="#572c92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35cm" svg:stroke-color="#8d89c0" draw:stroke-linejoin="round" svg:stroke-linecap="butt" draw:fill="solid" draw:fill-color="#8d89c0" fo:padding-top="0.017cm" fo:padding-bottom="0.017cm" fo:padding-left="0.017cm" fo:padding-right="0.017cm"/>
    </style:style>
    <style:style style:name="gr20" style:family="graphic" style:parent-style-name="standard">
      <style:graphic-properties draw:stroke="solid" svg:stroke-width="0.035cm" svg:stroke-color="#006328" draw:stroke-linejoin="round" svg:stroke-linecap="butt" draw:fill="solid" draw:fill-color="#006328" fo:padding-top="0.017cm" fo:padding-bottom="0.017cm" fo:padding-left="0.017cm" fo:padding-right="0.017cm"/>
    </style:style>
    <style:style style:name="gr21" style:family="graphic" style:parent-style-name="standard">
      <style:graphic-properties draw:stroke="solid" svg:stroke-width="0.035cm" svg:stroke-color="#43ac5e" draw:stroke-linejoin="round" svg:stroke-linecap="butt" draw:fill="solid" draw:fill-color="#43ac5e" fo:padding-top="0.017cm" fo:padding-bottom="0.017cm" fo:padding-left="0.017cm" fo:padding-right="0.017cm"/>
    </style:style>
    <style:style style:name="gr22" style:family="graphic" style:parent-style-name="standard">
      <style:graphic-properties draw:stroke="solid" svg:stroke-width="0.035cm" svg:stroke-color="#aa1016" draw:stroke-linejoin="round" svg:stroke-linecap="butt" draw:fill="solid" draw:fill-color="#aa1016" fo:padding-top="0.017cm" fo:padding-bottom="0.017cm" fo:padding-left="0.017cm" fo:padding-right="0.017cm"/>
    </style:style>
    <style:style style:name="gr23" style:family="graphic" style:parent-style-name="standard">
      <style:graphic-properties draw:stroke="solid" svg:stroke-width="0.035cm" svg:stroke-color="#e32f27" draw:stroke-linejoin="round" svg:stroke-linecap="butt" draw:fill="solid" draw:fill-color="#e32f27" fo:padding-top="0.017cm" fo:padding-bottom="0.017cm" fo:padding-left="0.017cm" fo:padding-right="0.017cm"/>
    </style:style>
    <style:style style:name="gr24" style:family="graphic" style:parent-style-name="standard">
      <style:graphic-properties draw:stroke="solid" svg:stroke-width="0.035cm" svg:stroke-color="#56b567" draw:stroke-linejoin="round" svg:stroke-linecap="butt" draw:fill="solid" draw:fill-color="#56b567" fo:padding-top="0.017cm" fo:padding-bottom="0.017cm" fo:padding-left="0.017cm" fo:padding-right="0.017cm"/>
    </style:style>
    <style:style style:name="gr25" style:family="graphic" style:parent-style-name="standard">
      <style:graphic-properties draw:stroke="solid" svg:stroke-width="0.035cm" svg:stroke-color="#37a055" draw:stroke-linejoin="round" svg:stroke-linecap="butt" draw:fill="solid" draw:fill-color="#37a055" fo:padding-top="0.017cm" fo:padding-bottom="0.017cm" fo:padding-left="0.017cm" fo:padding-right="0.017cm"/>
    </style:style>
    <style:style style:name="gr26" style:family="graphic" style:parent-style-name="standard">
      <style:graphic-properties draw:stroke="none" draw:fill="solid" draw:fill-color="#3787c0"/>
    </style:style>
    <style:style style:name="gr27" style:family="graphic" style:parent-style-name="standard">
      <style:graphic-properties draw:stroke="solid" svg:stroke-width="0.035cm" svg:stroke-color="#3787c0" draw:stroke-linejoin="round" svg:stroke-linecap="butt" draw:fill="none" fo:padding-top="0.017cm" fo:padding-bottom="0.017cm" fo:padding-left="0.017cm" fo:padding-right="0.017cm"/>
    </style:style>
    <style:style style:name="gr28" style:family="graphic" style:parent-style-name="standard">
      <style:graphic-properties draw:stroke="solid" svg:stroke-width="0.035cm" svg:stroke-color="#3787c0" draw:stroke-linejoin="round" svg:stroke-linecap="butt" draw:fill="solid" draw:fill-color="#3787c0" fo:padding-top="0.017cm" fo:padding-bottom="0.017cm" fo:padding-left="0.017cm" fo:padding-right="0.017cm"/>
    </style:style>
    <style:style style:name="gr29" style:family="graphic" style:parent-style-name="standard">
      <style:graphic-properties draw:stroke="solid" svg:stroke-width="0.035cm" svg:stroke-color="#63a8d3" draw:stroke-linejoin="round" svg:stroke-linecap="butt" draw:fill="solid" draw:fill-color="#63a8d3" fo:padding-top="0.017cm" fo:padding-bottom="0.017cm" fo:padding-left="0.017cm" fo:padding-right="0.017cm"/>
    </style:style>
    <style:style style:name="gr30" style:family="graphic" style:parent-style-name="standard">
      <style:graphic-properties draw:stroke="none" draw:fill="solid" draw:fill-color="#005321"/>
    </style:style>
    <style:style style:name="gr31" style:family="graphic" style:parent-style-name="standard">
      <style:graphic-properties draw:stroke="solid" svg:stroke-width="0.035cm" svg:stroke-color="#005321" draw:stroke-linejoin="round" svg:stroke-linecap="butt" draw:fill="none" fo:padding-top="0.017cm" fo:padding-bottom="0.017cm" fo:padding-left="0.017cm" fo:padding-right="0.017cm"/>
    </style:style>
    <style:style style:name="gr32" style:family="graphic" style:parent-style-name="standard">
      <style:graphic-properties draw:stroke="solid" svg:stroke-width="0.035cm" svg:stroke-color="#005321" draw:stroke-linejoin="round" svg:stroke-linecap="butt" draw:fill="solid" draw:fill-color="#005321" fo:padding-top="0.017cm" fo:padding-bottom="0.017cm" fo:padding-left="0.017cm" fo:padding-right="0.017cm"/>
    </style:style>
    <style:style style:name="gr33" style:family="graphic" style:parent-style-name="standard">
      <style:graphic-properties draw:stroke="solid" svg:stroke-width="0.035cm" svg:stroke-color="#960b13" draw:stroke-linejoin="round" svg:stroke-linecap="butt" draw:fill="solid" draw:fill-color="#960b13" fo:padding-top="0.017cm" fo:padding-bottom="0.017cm" fo:padding-left="0.017cm" fo:padding-right="0.017cm"/>
    </style:style>
    <style:style style:name="gr34" style:family="graphic" style:parent-style-name="standard">
      <style:graphic-properties draw:stroke="none" draw:fill="solid" draw:fill-color="#e32f27"/>
    </style:style>
    <style:style style:name="gr35" style:family="graphic" style:parent-style-name="standard">
      <style:graphic-properties draw:stroke="solid" svg:stroke-width="0.035cm" svg:stroke-color="#e32f27" draw:stroke-linejoin="round" svg:stroke-linecap="butt" draw:fill="none" fo:padding-top="0.017cm" fo:padding-bottom="0.017cm" fo:padding-left="0.017cm" fo:padding-right="0.017cm"/>
    </style:style>
    <style:style style:name="gr36" style:family="graphic" style:parent-style-name="standard">
      <style:graphic-properties draw:stroke="solid" svg:stroke-width="0.035cm" svg:stroke-color="#b81419" draw:stroke-linejoin="round" svg:stroke-linecap="butt" draw:fill="solid" draw:fill-color="#b81419" fo:padding-top="0.017cm" fo:padding-bottom="0.017cm" fo:padding-left="0.017cm" fo:padding-right="0.017cm"/>
    </style:style>
    <style:style style:name="gr37" style:family="graphic" style:parent-style-name="standard">
      <style:graphic-properties draw:stroke="solid" svg:stroke-width="0.035cm" svg:stroke-color="#2b7bba" draw:stroke-linejoin="round" svg:stroke-linecap="butt" draw:fill="solid" draw:fill-color="#2b7bba" fo:padding-top="0.017cm" fo:padding-bottom="0.017cm" fo:padding-left="0.017cm" fo:padding-right="0.017cm"/>
    </style:style>
    <style:style style:name="gr38" style:family="graphic" style:parent-style-name="standard">
      <style:graphic-properties draw:stroke="solid" svg:stroke-width="0.035cm" svg:stroke-color="#1561a9" draw:stroke-linejoin="round" svg:stroke-linecap="butt" draw:fill="solid" draw:fill-color="#1561a9" fo:padding-top="0.017cm" fo:padding-bottom="0.017cm" fo:padding-left="0.017cm" fo:padding-right="0.017cm"/>
    </style:style>
    <style:style style:name="gr39" style:family="graphic" style:parent-style-name="standard">
      <style:graphic-properties draw:stroke="solid" svg:stroke-width="0.035cm" svg:stroke-color="#f03d2d" draw:stroke-linejoin="round" svg:stroke-linecap="butt" draw:fill="solid" draw:fill-color="#f03d2d" fo:padding-top="0.017cm" fo:padding-bottom="0.017cm" fo:padding-left="0.017cm" fo:padding-right="0.017cm"/>
    </style:style>
    <style:style style:name="gr40" style:family="graphic" style:parent-style-name="standard">
      <style:graphic-properties draw:stroke="solid" svg:stroke-width="0.035cm" svg:stroke-color="#084990" draw:stroke-linejoin="round" svg:stroke-linecap="butt" draw:fill="solid" draw:fill-color="#084990" fo:padding-top="0.017cm" fo:padding-bottom="0.017cm" fo:padding-left="0.017cm" fo:padding-right="0.017cm"/>
    </style:style>
    <style:style style:name="gr41" style:family="graphic" style:parent-style-name="standard">
      <style:graphic-properties draw:stroke="solid" svg:stroke-width="0.035cm" svg:stroke-color="#1e6db2" draw:stroke-linejoin="round" svg:stroke-linecap="butt" draw:fill="solid" draw:fill-color="#1e6db2" fo:padding-top="0.017cm" fo:padding-bottom="0.017cm" fo:padding-left="0.017cm" fo:padding-right="0.017cm"/>
    </style:style>
    <style:style style:name="gr42" style:family="graphic" style:parent-style-name="standard">
      <style:graphic-properties draw:stroke="none" draw:fill="solid" draw:fill-color="#1e6db2"/>
    </style:style>
    <style:style style:name="gr43" style:family="graphic" style:parent-style-name="standard">
      <style:graphic-properties draw:stroke="solid" svg:stroke-width="0.035cm" svg:stroke-color="#1e6db2" draw:stroke-linejoin="round" svg:stroke-linecap="butt" draw:fill="none" fo:padding-top="0.017cm" fo:padding-bottom="0.017cm" fo:padding-left="0.017cm" fo:padding-right="0.017cm"/>
    </style:style>
    <style:style style:name="gr44" style:family="graphic" style:parent-style-name="standard">
      <style:graphic-properties draw:stroke="none" draw:fill="solid" draw:fill-color="#796eb2"/>
    </style:style>
    <style:style style:name="gr45" style:family="graphic" style:parent-style-name="standard">
      <style:graphic-properties draw:stroke="solid" svg:stroke-width="0.035cm" svg:stroke-color="#796eb2" draw:stroke-linejoin="round" svg:stroke-linecap="butt" draw:fill="none" fo:padding-top="0.017cm" fo:padding-bottom="0.017cm" fo:padding-left="0.017cm" fo:padding-right="0.017cm"/>
    </style:style>
    <style:style style:name="gr46" style:family="graphic" style:parent-style-name="standard">
      <style:graphic-properties draw:stroke="solid" svg:stroke-width="0.035cm" svg:stroke-color="#470f84" draw:stroke-linejoin="round" svg:stroke-linecap="butt" draw:fill="solid" draw:fill-color="#470f84" fo:padding-top="0.017cm" fo:padding-bottom="0.017cm" fo:padding-left="0.017cm" fo:padding-right="0.017cm"/>
    </style:style>
    <style:style style:name="gr47" style:family="graphic" style:parent-style-name="standard">
      <style:graphic-properties draw:stroke="none" draw:fill="solid" draw:fill-color="#470f84"/>
    </style:style>
    <style:style style:name="gr48" style:family="graphic" style:parent-style-name="standard">
      <style:graphic-properties draw:stroke="solid" svg:stroke-width="0.035cm" svg:stroke-color="#470f84" draw:stroke-linejoin="round" svg:stroke-linecap="butt" draw:fill="none" fo:padding-top="0.017cm" fo:padding-bottom="0.017cm" fo:padding-left="0.017cm" fo:padding-right="0.017cm"/>
    </style:style>
    <style:style style:name="gr49" style:family="graphic" style:parent-style-name="standard">
      <style:graphic-properties draw:stroke="none" draw:fill="solid" draw:fill-color="#705eaa"/>
    </style:style>
    <style:style style:name="gr50" style:family="graphic" style:parent-style-name="standard">
      <style:graphic-properties draw:stroke="solid" svg:stroke-width="0.035cm" svg:stroke-color="#705eaa" draw:stroke-linejoin="round" svg:stroke-linecap="butt" draw:fill="none" fo:padding-top="0.017cm" fo:padding-bottom="0.017cm" fo:padding-left="0.017cm" fo:padding-right="0.017cm"/>
    </style:style>
    <style:style style:name="gr51" style:family="graphic" style:parent-style-name="standard">
      <style:graphic-properties draw:stroke="solid" svg:stroke-width="0.035cm" svg:stroke-color="#705eaa" draw:stroke-linejoin="round" svg:stroke-linecap="butt" draw:fill="solid" draw:fill-color="#705eaa" fo:padding-top="0.017cm" fo:padding-bottom="0.017cm" fo:padding-left="0.017cm" fo:padding-right="0.017cm"/>
    </style:style>
    <style:style style:name="gr52" style:family="graphic" style:parent-style-name="standard">
      <style:graphic-properties draw:stroke="solid" svg:stroke-width="0.035cm" svg:stroke-color="#674ca1" draw:stroke-linejoin="round" svg:stroke-linecap="butt" draw:fill="solid" draw:fill-color="#674ca1" fo:padding-top="0.017cm" fo:padding-bottom="0.017cm" fo:padding-left="0.017cm" fo:padding-right="0.017cm"/>
    </style:style>
    <style:style style:name="gr53" style:family="graphic" style:parent-style-name="standard">
      <style:graphic-properties draw:stroke="solid" svg:stroke-width="0.035cm" svg:stroke-color="#817ebb" draw:stroke-linejoin="round" svg:stroke-linecap="butt" draw:fill="solid" draw:fill-color="#817ebb" fo:padding-top="0.017cm" fo:padding-bottom="0.017cm" fo:padding-left="0.017cm" fo:padding-right="0.017cm"/>
    </style:style>
    <style:style style:name="gr54" style:family="graphic" style:parent-style-name="standard">
      <style:graphic-properties draw:stroke="solid" svg:stroke-width="0.035cm" svg:stroke-color="#0b559f" draw:stroke-linejoin="round" svg:stroke-linecap="butt" draw:fill="solid" draw:fill-color="#0b559f" fo:padding-top="0.017cm" fo:padding-bottom="0.017cm" fo:padding-left="0.017cm" fo:padding-right="0.017cm"/>
    </style:style>
    <style:style style:name="gr55" style:family="graphic" style:parent-style-name="standard">
      <style:graphic-properties draw:stroke="solid" svg:stroke-width="0.035cm" svg:stroke-color="#083c7d" draw:stroke-linejoin="round" svg:stroke-linecap="butt" draw:fill="solid" draw:fill-color="#083c7d" fo:padding-top="0.017cm" fo:padding-bottom="0.017cm" fo:padding-left="0.017cm" fo:padding-right="0.017cm"/>
    </style:style>
    <style:style style:name="gr56" style:family="graphic" style:parent-style-name="standard">
      <style:graphic-properties draw:stroke="none" draw:fill="solid" draw:fill-color="#0b559f"/>
    </style:style>
    <style:style style:name="gr57" style:family="graphic" style:parent-style-name="standard">
      <style:graphic-properties draw:stroke="solid" svg:stroke-width="0.035cm" svg:stroke-color="#0b559f" draw:stroke-linejoin="round" svg:stroke-linecap="butt" draw:fill="none" fo:padding-top="0.017cm" fo:padding-bottom="0.017cm" fo:padding-left="0.017cm" fo:padding-right="0.017cm"/>
    </style:style>
    <style:style style:name="gr58" style:family="graphic" style:parent-style-name="standard">
      <style:graphic-properties draw:stroke="none" draw:fill="solid" draw:fill-color="#37a055"/>
    </style:style>
    <style:style style:name="gr59" style:family="graphic" style:parent-style-name="standard">
      <style:graphic-properties draw:stroke="solid" svg:stroke-width="0.035cm" svg:stroke-color="#37a055" draw:stroke-linejoin="round" svg:stroke-linecap="butt" draw:fill="none" fo:padding-top="0.017cm" fo:padding-bottom="0.017cm" fo:padding-left="0.017cm" fo:padding-right="0.017cm"/>
    </style:style>
    <style:style style:name="gr60" style:family="graphic" style:parent-style-name="standard">
      <style:graphic-properties draw:stroke="solid" svg:stroke-width="0.035cm" svg:stroke-color="#6abf71" draw:stroke-linejoin="round" svg:stroke-linecap="butt" draw:fill="solid" draw:fill-color="#6abf71" fo:padding-top="0.017cm" fo:padding-bottom="0.017cm" fo:padding-left="0.017cm" fo:padding-right="0.017cm"/>
    </style:style>
    <style:style style:name="gr61" style:family="graphic" style:parent-style-name="standard">
      <style:graphic-properties draw:stroke="none" draw:fill="solid" draw:fill-color="#6abf71"/>
    </style:style>
    <style:style style:name="gr62" style:family="graphic" style:parent-style-name="standard">
      <style:graphic-properties draw:stroke="solid" svg:stroke-width="0.035cm" svg:stroke-color="#6abf71" draw:stroke-linejoin="round" svg:stroke-linecap="butt" draw:fill="none" fo:padding-top="0.017cm" fo:padding-bottom="0.017cm" fo:padding-left="0.017cm" fo:padding-right="0.017cm"/>
    </style:style>
    <style:style style:name="gr63" style:family="graphic" style:parent-style-name="standard">
      <style:graphic-properties draw:stroke="solid" svg:stroke-width="0.035cm" svg:stroke-color="#1f8742" draw:stroke-linejoin="round" svg:stroke-linecap="butt" draw:fill="solid" draw:fill-color="#1f8742" fo:padding-top="0.017cm" fo:padding-bottom="0.017cm" fo:padding-left="0.017cm" fo:padding-right="0.017cm"/>
    </style:style>
    <style:style style:name="gr64" style:family="graphic" style:parent-style-name="standard">
      <style:graphic-properties draw:stroke="solid" svg:stroke-width="0.035cm" svg:stroke-color="#2c944c" draw:stroke-linejoin="round" svg:stroke-linecap="butt" draw:fill="solid" draw:fill-color="#2c944c" fo:padding-top="0.017cm" fo:padding-bottom="0.017cm" fo:padding-left="0.017cm" fo:padding-right="0.017cm"/>
    </style:style>
    <style:style style:name="gr65" style:family="graphic" style:parent-style-name="standard">
      <style:graphic-properties draw:stroke="none" draw:fill="solid" draw:fill-color="#2c944c"/>
    </style:style>
    <style:style style:name="gr66" style:family="graphic" style:parent-style-name="standard">
      <style:graphic-properties draw:stroke="solid" svg:stroke-width="0.035cm" svg:stroke-color="#2c944c" draw:stroke-linejoin="round" svg:stroke-linecap="butt" draw:fill="none" fo:padding-top="0.017cm" fo:padding-bottom="0.017cm" fo:padding-left="0.017cm" fo:padding-right="0.017cm"/>
    </style:style>
    <style:style style:name="gr67" style:family="graphic" style:parent-style-name="standard">
      <style:graphic-properties draw:stroke="none" draw:fill="solid" draw:fill-color="#083c7d"/>
    </style:style>
    <style:style style:name="gr68" style:family="graphic" style:parent-style-name="standard">
      <style:graphic-properties draw:stroke="solid" svg:stroke-width="0.035cm" svg:stroke-color="#083c7d" draw:stroke-linejoin="round" svg:stroke-linecap="butt" draw:fill="none" fo:padding-top="0.017cm" fo:padding-bottom="0.017cm" fo:padding-left="0.017cm" fo:padding-right="0.017cm"/>
    </style:style>
    <style:style style:name="gr69" style:family="graphic" style:parent-style-name="standard">
      <style:graphic-properties draw:stroke="solid" svg:stroke-width="0.035cm" svg:stroke-color="#539ecd" draw:stroke-linejoin="round" svg:stroke-linecap="butt" draw:fill="solid" draw:fill-color="#539ecd" fo:padding-top="0.017cm" fo:padding-bottom="0.017cm" fo:padding-left="0.017cm" fo:padding-right="0.017cm"/>
    </style:style>
    <style:style style:name="gr70" style:family="graphic" style:parent-style-name="standard">
      <style:graphic-properties draw:stroke="solid" svg:stroke-width="0.035cm" svg:stroke-color="#4493c7" draw:stroke-linejoin="round" svg:stroke-linecap="butt" draw:fill="solid" draw:fill-color="#4493c7" fo:padding-top="0.017cm" fo:padding-bottom="0.017cm" fo:padding-left="0.017cm" fo:padding-right="0.017cm"/>
    </style:style>
    <style:style style:name="gr71" style:family="graphic" style:parent-style-name="standard">
      <style:graphic-properties draw:stroke="none" draw:fill="solid" draw:fill-color="#539ecd"/>
    </style:style>
    <style:style style:name="gr72" style:family="graphic" style:parent-style-name="standard">
      <style:graphic-properties draw:stroke="solid" svg:stroke-width="0.035cm" svg:stroke-color="#539ecd" draw:stroke-linejoin="round" svg:stroke-linecap="butt" draw:fill="none" fo:padding-top="0.017cm" fo:padding-bottom="0.017cm" fo:padding-left="0.017cm" fo:padding-right="0.017cm"/>
    </style:style>
    <style:style style:name="gr73" style:family="graphic" style:parent-style-name="standard">
      <style:graphic-properties draw:stroke="none" svg:stroke-color="#000000" draw:fill="none" draw:fill-color="#ffffff" fo:min-height="3.71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fo:min-height="5.631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fo:min-height="5.65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796eb2"/>
    </style:style>
    <style:style style:name="P3" style:family="paragraph">
      <loext:graphic-properties draw:fill="solid" draw:fill-color="#05712f"/>
    </style:style>
    <style:style style:name="P4" style:family="paragraph">
      <loext:graphic-properties draw:fill="solid" draw:fill-color="#9894c5"/>
    </style:style>
    <style:style style:name="P5" style:family="paragraph">
      <loext:graphic-properties draw:fill="solid" draw:fill-color="#5f3c99"/>
    </style:style>
    <style:style style:name="P6" style:family="paragraph">
      <loext:graphic-properties draw:fill="none"/>
    </style:style>
    <style:style style:name="P7" style:family="paragraph">
      <loext:graphic-properties draw:fill="solid" draw:fill-color="#7e0610"/>
    </style:style>
    <style:style style:name="P8" style:family="paragraph">
      <loext:graphic-properties draw:fill="solid" draw:fill-color="#4f1d8b"/>
    </style:style>
    <style:style style:name="P9" style:family="paragraph">
      <loext:graphic-properties draw:fill="solid" draw:fill-color="#c7171c"/>
    </style:style>
    <style:style style:name="P10" style:family="paragraph">
      <loext:graphic-properties draw:fill="solid" draw:fill-color="#127c39"/>
    </style:style>
    <style:style style:name="P11" style:family="paragraph">
      <loext:graphic-properties draw:fill="solid" draw:fill-color="#d52221"/>
    </style:style>
    <style:style style:name="P12" style:family="paragraph">
      <loext:graphic-properties draw:fill="solid" draw:fill-color="#f96044"/>
    </style:style>
    <style:style style:name="P13" style:family="paragraph">
      <loext:graphic-properties draw:fill="solid" draw:fill-color="#f44f39"/>
    </style:style>
    <style:style style:name="P14" style:family="paragraph">
      <loext:graphic-properties draw:fill="solid" draw:fill-color="#572c92"/>
    </style:style>
    <style:style style:name="P15" style:family="paragraph">
      <loext:graphic-properties draw:fill="solid" draw:fill-color="#8d89c0"/>
    </style:style>
    <style:style style:name="P16" style:family="paragraph">
      <loext:graphic-properties draw:fill="solid" draw:fill-color="#006328"/>
    </style:style>
    <style:style style:name="P17" style:family="paragraph">
      <loext:graphic-properties draw:fill="solid" draw:fill-color="#43ac5e"/>
    </style:style>
    <style:style style:name="P18" style:family="paragraph">
      <loext:graphic-properties draw:fill="solid" draw:fill-color="#aa1016"/>
    </style:style>
    <style:style style:name="P19" style:family="paragraph">
      <loext:graphic-properties draw:fill="solid" draw:fill-color="#e32f27"/>
    </style:style>
    <style:style style:name="P20" style:family="paragraph">
      <loext:graphic-properties draw:fill="solid" draw:fill-color="#56b567"/>
    </style:style>
    <style:style style:name="P21" style:family="paragraph">
      <loext:graphic-properties draw:fill="solid" draw:fill-color="#37a055"/>
    </style:style>
    <style:style style:name="P22" style:family="paragraph">
      <loext:graphic-properties draw:fill="solid" draw:fill-color="#3787c0"/>
    </style:style>
    <style:style style:name="P23" style:family="paragraph">
      <loext:graphic-properties draw:fill="solid" draw:fill-color="#63a8d3"/>
    </style:style>
    <style:style style:name="P24" style:family="paragraph">
      <loext:graphic-properties draw:fill="solid" draw:fill-color="#005321"/>
    </style:style>
    <style:style style:name="P25" style:family="paragraph">
      <loext:graphic-properties draw:fill="solid" draw:fill-color="#960b13"/>
    </style:style>
    <style:style style:name="P26" style:family="paragraph">
      <loext:graphic-properties draw:fill="solid" draw:fill-color="#b81419"/>
    </style:style>
    <style:style style:name="P27" style:family="paragraph">
      <loext:graphic-properties draw:fill="solid" draw:fill-color="#2b7bba"/>
    </style:style>
    <style:style style:name="P28" style:family="paragraph">
      <loext:graphic-properties draw:fill="solid" draw:fill-color="#1561a9"/>
    </style:style>
    <style:style style:name="P29" style:family="paragraph">
      <loext:graphic-properties draw:fill="solid" draw:fill-color="#f03d2d"/>
    </style:style>
    <style:style style:name="P30" style:family="paragraph">
      <loext:graphic-properties draw:fill="solid" draw:fill-color="#084990"/>
    </style:style>
    <style:style style:name="P31" style:family="paragraph">
      <loext:graphic-properties draw:fill="solid" draw:fill-color="#1e6db2"/>
    </style:style>
    <style:style style:name="P32" style:family="paragraph">
      <loext:graphic-properties draw:fill="solid" draw:fill-color="#470f84"/>
    </style:style>
    <style:style style:name="P33" style:family="paragraph">
      <loext:graphic-properties draw:fill="solid" draw:fill-color="#705eaa"/>
    </style:style>
    <style:style style:name="P34" style:family="paragraph">
      <loext:graphic-properties draw:fill="solid" draw:fill-color="#674ca1"/>
    </style:style>
    <style:style style:name="P35" style:family="paragraph">
      <loext:graphic-properties draw:fill="solid" draw:fill-color="#817ebb"/>
    </style:style>
    <style:style style:name="P36" style:family="paragraph">
      <loext:graphic-properties draw:fill="solid" draw:fill-color="#0b559f"/>
    </style:style>
    <style:style style:name="P37" style:family="paragraph">
      <loext:graphic-properties draw:fill="solid" draw:fill-color="#083c7d"/>
    </style:style>
    <style:style style:name="P38" style:family="paragraph">
      <loext:graphic-properties draw:fill="solid" draw:fill-color="#6abf71"/>
    </style:style>
    <style:style style:name="P39" style:family="paragraph">
      <loext:graphic-properties draw:fill="solid" draw:fill-color="#1f8742"/>
    </style:style>
    <style:style style:name="P40" style:family="paragraph">
      <loext:graphic-properties draw:fill="solid" draw:fill-color="#2c944c"/>
    </style:style>
    <style:style style:name="P41" style:family="paragraph">
      <loext:graphic-properties draw:fill="solid" draw:fill-color="#539ecd"/>
    </style:style>
    <style:style style:name="P42" style:family="paragraph">
      <loext:graphic-properties draw:fill="solid" draw:fill-color="#4493c7"/>
    </style:style>
    <style:style style:name="P43" style:family="paragraph">
      <style:text-properties fo:font-size="72pt" style:font-size-asian="72pt" style:font-size-complex="72pt"/>
    </style:style>
    <style:style style:name="P44" style:family="paragraph">
      <loext:graphic-properties draw:fill="none" draw:fill-color="#ffffff"/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922cm" svg:height="17.006cm" svg:x="4.876cm" svg:y="10.414cm" svg:viewBox="0 0 8923 17007" draw:points="0,17007 8923,17007 8923,0 0,0">
          <text:p/>
        </draw:polygon>
        <draw:path draw:style-name="gr2" draw:text-style-name="P2" draw:layer="layout" svg:width="0.789cm" svg:height="0.789cm" svg:x="12.66cm" svg:y="16.653cm" svg:viewBox="0 0 790 790" svg:d="M396 790c104 0 205-42 279-116s115-174 115-279c0-104-41-206-115-280s-175-115-279-115c-106 0-206 41-280 115s-116 176-116 280c0 105 42 205 116 279s174 116 280 116z">
          <text:p/>
        </draw:path>
        <draw:path draw:style-name="gr3" draw:text-style-name="P3" draw:layer="layout" svg:width="0.789cm" svg:height="0.788cm" svg:x="5.876cm" svg:y="12.993cm" svg:viewBox="0 0 790 789" svg:d="M395 789c105 0 205-41 279-115s116-174 116-279-42-205-116-279-174-116-279-116c-104 0-205 42-279 116-73 74-116 174-116 279s43 205 116 279c74 74 175 115 279 115z">
          <text:p/>
        </draw:path>
        <draw:path draw:style-name="gr3" draw:text-style-name="P3" draw:layer="layout" svg:width="0.789cm" svg:height="0.789cm" svg:x="6.269cm" svg:y="11.436cm" svg:viewBox="0 0 790 790" svg:d="M394 790c106 0 206-42 280-116s116-175 116-279c0-105-42-205-116-279s-174-116-280-116c-104 0-204 42-278 116s-116 174-116 279c0 104 42 205 116 279s174 116 278 116z">
          <text:p/>
        </draw:path>
        <draw:path draw:style-name="gr4" draw:text-style-name="P4" draw:layer="layout" svg:width="0.788cm" svg:height="0.789cm" svg:x="8.43cm" svg:y="19.901cm" svg:viewBox="0 0 789 790" svg:d="M394 790c105 0 205-42 280-116 74-74 115-174 115-279 0-104-41-206-115-280-75-74-175-115-280-115s-205 41-279 115-115 176-115 280c0 105 41 205 115 279s174 116 279 116z">
          <text:p/>
        </draw:path>
        <draw:path draw:style-name="gr3" draw:text-style-name="P3" draw:layer="layout" svg:width="0.789cm" svg:height="0.789cm" svg:x="5.648cm" svg:y="13.037cm" svg:viewBox="0 0 790 790" svg:d="M395 790c105 0 205-43 279-117 74-73 116-174 116-278 0-105-42-205-116-279s-174-116-279-116c-104 0-206 42-280 116s-115 174-115 279c0 104 41 205 115 278 74 74 176 117 280 117z">
          <text:p/>
        </draw:path>
        <draw:path draw:style-name="gr4" draw:text-style-name="P4" draw:layer="layout" svg:width="0.788cm" svg:height="0.789cm" svg:x="8.694cm" svg:y="18.961cm" svg:viewBox="0 0 789 790" svg:d="M395 790c105 0 205-42 279-116s115-174 115-279-41-206-115-280c-74-73-174-115-279-115-106 0-206 42-280 115-74 74-115 175-115 280s41 205 115 279 174 116 280 116z">
          <text:p/>
        </draw:path>
        <draw:path draw:style-name="gr3" draw:text-style-name="P3" draw:layer="layout" svg:width="0.789cm" svg:height="0.789cm" svg:x="5.225cm" svg:y="13.293cm" svg:viewBox="0 0 790 790" svg:d="M395 790c104 0 204-41 278-115 75-74 117-175 117-280s-42-205-117-279c-74-74-174-116-278-116-105 0-205 42-279 116s-116 174-116 279 42 206 116 280 174 115 279 115z">
          <text:p/>
        </draw:path>
        <draw:path draw:style-name="gr5" draw:text-style-name="P5" draw:layer="layout" svg:width="0.789cm" svg:height="0.788cm" svg:x="7.422cm" svg:y="23.317cm" svg:viewBox="0 0 790 789" svg:d="M396 789c104 0 205-41 279-116 74-74 115-174 115-279s-41-205-115-279-175-115-279-115c-105 0-205 41-279 115-75 74-117 174-117 279s42 205 117 279c74 75 174 116 279 116z">
          <text:p/>
        </draw:path>
        <draw:path draw:style-name="gr5" draw:text-style-name="P5" draw:layer="layout" svg:width="0.789cm" svg:height="0.789cm" svg:x="7.7cm" svg:y="23.024cm" svg:viewBox="0 0 790 790" svg:d="M394 790c105 0 206-42 280-116s116-174 116-279c0-104-42-206-116-280s-175-115-280-115c-104 0-204 41-278 115s-116 176-116 280c0 105 42 205 116 279s174 116 278 116z">
          <text:p/>
        </draw:path>
        <draw:path draw:style-name="gr5" draw:text-style-name="P5" draw:layer="layout" svg:width="0.789cm" svg:height="0.789cm" svg:x="8.35cm" svg:y="24.878cm" svg:viewBox="0 0 790 790" svg:d="M395 790c104 0 205-41 278-116 75-74 117-175 117-279 0-105-42-205-117-279-73-74-174-116-278-116-105 0-205 42-279 116s-116 174-116 279c0 104 42 205 116 279 74 75 174 116 279 116z">
          <text:p/>
        </draw:path>
        <draw:path draw:style-name="gr5" draw:text-style-name="P5" draw:layer="layout" svg:width="0.789cm" svg:height="0.789cm" svg:x="7.11cm" svg:y="22.961cm" svg:viewBox="0 0 790 790" svg:d="M395 790c105 0 205-42 279-116s116-174 116-279c0-104-42-206-116-280-74-73-174-115-279-115s-206 42-280 115c-74 74-115 176-115 280 0 105 41 205 115 279s175 116 280 116z">
          <text:p/>
        </draw:path>
        <draw:path draw:style-name="gr5" draw:text-style-name="P5" draw:layer="layout" svg:width="0.789cm" svg:height="0.789cm" svg:x="8.805cm" svg:y="25.419cm" svg:viewBox="0 0 790 790" svg:d="M396 790c104 0 205-41 279-115s115-175 115-279c0-105-41-206-115-280s-175-116-279-116c-105 0-206 42-280 116s-116 175-116 280c0 104 42 205 116 279s175 115 280 115z">
          <text:p/>
        </draw:path>
        <draw:path draw:style-name="gr5" draw:text-style-name="P5" draw:layer="layout" svg:width="0.789cm" svg:height="0.79cm" svg:x="9.557cm" svg:y="25.609cm" svg:viewBox="0 0 790 791" svg:d="M396 791c104 0 205-43 279-117s115-174 115-279c0-104-41-205-115-279s-175-116-279-116c-106 0-206 42-280 116s-116 175-116 279c0 105 42 205 116 279s174 117 280 117z">
          <text:p/>
        </draw:path>
        <draw:path draw:style-name="gr5" draw:text-style-name="P5" draw:layer="layout" svg:width="0.789cm" svg:height="0.789cm" svg:x="8.655cm" svg:y="24.707cm" svg:viewBox="0 0 790 790" svg:d="M394 790c106 0 206-42 280-116s116-174 116-279c0-104-42-204-116-278-74-75-174-117-280-117-104 0-205 42-279 117-74 74-115 174-115 278 0 105 41 205 115 279s175 116 279 116z">
          <text:p/>
        </draw:path>
        <draw:line draw:style-name="gr6" draw:text-style-name="P6" draw:layer="layout" svg:x1="4.876cm" svg:y1="27.42cm" svg:x2="4.876cm" svg:y2="10.414cm">
          <text:p/>
        </draw:line>
        <draw:line draw:style-name="gr6" draw:text-style-name="P6" draw:layer="layout" svg:x1="13.798cm" svg:y1="27.42cm" svg:x2="13.798cm" svg:y2="10.414cm">
          <text:p/>
        </draw:line>
        <draw:line draw:style-name="gr6" draw:text-style-name="P6" draw:layer="layout" svg:x1="4.876cm" svg:y1="27.42cm" svg:x2="13.798cm" svg:y2="27.42cm">
          <text:p/>
        </draw:line>
        <draw:line draw:style-name="gr6" draw:text-style-name="P6" draw:layer="layout" svg:x1="4.876cm" svg:y1="10.414cm" svg:x2="13.798cm" svg:y2="10.414cm">
          <text:p/>
        </draw:line>
        <draw:polygon draw:style-name="gr1" draw:text-style-name="P1" draw:layer="layout" svg:width="16.682cm" svg:height="15.088cm" svg:x="21.015cm" svg:y="11.373cm" svg:viewBox="0 0 16683 15089" draw:points="0,15089 16683,15089 16683,0 0,0">
          <text:p/>
        </draw:polygon>
        <draw:path draw:style-name="gr7" draw:text-style-name="P7" draw:layer="layout" svg:width="0.788cm" svg:height="0.789cm" svg:x="34.391cm" svg:y="15.122cm" svg:viewBox="0 0 789 790" svg:d="M394 790c105 0 205-42 279-116 75-73 116-174 116-278 0-105-41-206-116-280-74-74-174-116-279-116s-205 42-279 116-115 175-115 280c0 104 41 205 115 278 74 74 174 116 279 116z">
          <text:p/>
        </draw:path>
        <draw:path draw:style-name="gr7" draw:text-style-name="P7" draw:layer="layout" svg:width="0.789cm" svg:height="0.789cm" svg:x="32.214cm" svg:y="21.423cm" svg:viewBox="0 0 790 790" svg:d="M394 790c106 0 206-42 280-116s116-174 116-279c0-104-42-206-116-280s-174-115-280-115c-104 0-204 41-278 115s-116 176-116 280c0 105 42 205 116 279s174 116 278 116z">
          <text:p/>
        </draw:path>
        <draw:path draw:style-name="gr8" draw:text-style-name="P8" draw:layer="layout" svg:width="0.789cm" svg:height="0.788cm" svg:x="27.306cm" svg:y="21.09cm" svg:viewBox="0 0 790 789" svg:d="M395 789c104 0 205-41 280-115 74-74 115-175 115-280s-41-205-115-279c-75-74-176-115-280-115-105 0-205 41-279 115s-116 174-116 279 42 206 116 280 174 115 279 115z">
          <text:p/>
        </draw:path>
        <draw:path draw:style-name="gr8" draw:text-style-name="P8" draw:layer="layout" svg:width="0.789cm" svg:height="0.789cm" svg:x="24.685cm" svg:y="12.236cm" svg:viewBox="0 0 790 790" svg:d="M395 790c105 0 205-43 279-117s116-174 116-279c0-104-42-205-116-279-74-73-174-115-279-115-104 0-204 42-279 115-74 74-116 175-116 279 0 105 42 205 116 279 75 74 175 117 279 117z">
          <text:p/>
        </draw:path>
        <draw:path draw:style-name="gr8" draw:text-style-name="P8" draw:layer="layout" svg:width="0.789cm" svg:height="0.789cm" svg:x="26.668cm" svg:y="16.867cm" svg:viewBox="0 0 790 790" svg:d="M395 790c105 0 206-42 280-116s115-174 115-279c0-104-41-204-115-278-74-75-175-117-280-117s-205 42-279 117c-74 74-116 174-116 278 0 105 42 205 116 279s174 116 279 116z">
          <text:p/>
        </draw:path>
        <draw:path draw:style-name="gr7" draw:text-style-name="P7" draw:layer="layout" svg:width="0.789cm" svg:height="0.789cm" svg:x="35.031cm" svg:y="16.992cm" svg:viewBox="0 0 790 790" svg:d="M395 790c105 0 205-42 279-117 74-74 116-174 116-279 0-104-42-205-116-279s-174-115-279-115c-104 0-205 41-279 115s-116 175-116 279c0 105 42 205 116 279 74 75 175 117 279 117z">
          <text:p/>
        </draw:path>
        <draw:path draw:style-name="gr7" draw:text-style-name="P7" draw:layer="layout" svg:width="0.789cm" svg:height="0.789cm" svg:x="32.684cm" svg:y="16.389cm" svg:viewBox="0 0 790 790" svg:d="M395 790c105 0 205-42 279-116 74-73 116-175 116-279 0-105-42-205-116-279s-174-116-279-116c-104 0-204 42-278 116s-117 174-117 279c0 104 43 206 117 279 74 74 174 116 278 116z">
          <text:p/>
        </draw:path>
        <draw:path draw:style-name="gr8" draw:text-style-name="P8" draw:layer="layout" svg:width="0.789cm" svg:height="0.788cm" svg:x="29.337cm" svg:y="21.853cm" svg:viewBox="0 0 790 789" svg:d="M396 789c104 0 204-41 278-115 74-75 116-175 116-280s-42-205-116-279-174-115-278-115c-105 0-206 41-280 115s-116 174-116 279 42 205 116 280c74 74 175 115 280 115z">
          <text:p/>
        </draw:path>
        <draw:path draw:style-name="gr8" draw:text-style-name="P8" draw:layer="layout" svg:width="0.789cm" svg:height="0.789cm" svg:x="27.131cm" svg:y="23.762cm" svg:viewBox="0 0 790 790" svg:d="M395 790c105 0 205-42 279-116s116-174 116-278c0-105-42-206-116-280s-174-116-279-116c-104 0-205 42-279 116-75 74-116 175-116 280 0 104 41 204 116 278 74 74 175 116 279 116z">
          <text:p/>
        </draw:path>
        <draw:path draw:style-name="gr8" draw:text-style-name="P8" draw:layer="layout" svg:width="0.789cm" svg:height="0.789cm" svg:x="26.485cm" svg:y="16.298cm" svg:viewBox="0 0 790 790" svg:d="M395 790c104 0 205-41 279-115 75-75 116-176 116-280 0-105-41-205-116-279-74-74-175-116-279-116-105 0-205 42-279 116s-116 174-116 279c0 104 42 205 116 280 74 74 174 115 279 115z">
          <text:p/>
        </draw:path>
        <draw:path draw:style-name="gr7" draw:text-style-name="P7" draw:layer="layout" svg:width="0.789cm" svg:height="0.788cm" svg:x="31.645cm" svg:y="23.539cm" svg:viewBox="0 0 790 789" svg:d="M395 789c105 0 205-41 279-115s116-174 116-280c0-105-42-205-116-279s-174-115-279-115c-104 0-206 41-280 115s-115 174-115 279c0 106 41 206 115 280s176 115 280 115z">
          <text:p/>
        </draw:path>
        <draw:path draw:style-name="gr8" draw:text-style-name="P8" draw:layer="layout" svg:width="0.788cm" svg:height="0.788cm" svg:x="23.675cm" svg:y="14.739cm" svg:viewBox="0 0 789 789" svg:d="M395 789c105 0 205-41 279-115 74-75 115-175 115-280s-41-205-115-279-174-115-279-115c-106 0-206 41-280 115s-115 174-115 279 41 205 115 280c74 74 174 115 280 115z">
          <text:p/>
        </draw:path>
        <draw:path draw:style-name="gr8" draw:text-style-name="P8" draw:layer="layout" svg:width="0.789cm" svg:height="0.789cm" svg:x="29.096cm" svg:y="19.807cm" svg:viewBox="0 0 790 790" svg:d="M395 790c105 0 206-42 280-116s115-174 115-279c0-104-41-205-115-279s-175-116-280-116-205 42-279 116-116 175-116 279c0 105 42 205 116 279s174 116 279 116z">
          <text:p/>
        </draw:path>
        <draw:path draw:style-name="gr7" draw:text-style-name="P7" draw:layer="layout" svg:width="0.789cm" svg:height="0.789cm" svg:x="34.193cm" svg:y="23.476cm" svg:viewBox="0 0 790 790" svg:d="M395 790c105 0 205-42 279-116s116-175 116-280c0-104-42-204-116-278s-174-116-279-116c-104 0-205 42-279 116-75 74-116 174-116 278 0 105 41 206 116 280 74 74 175 116 279 116z">
          <text:p/>
        </draw:path>
        <draw:path draw:style-name="gr8" draw:text-style-name="P8" draw:layer="layout" svg:width="0.789cm" svg:height="0.789cm" svg:x="27.196cm" svg:y="22.77cm" svg:viewBox="0 0 790 790" svg:d="M395 790c104 0 205-41 279-115s116-175 116-280-42-205-116-279-175-116-279-116c-105 0-205 42-279 116s-116 174-116 279 42 206 116 280 174 115 279 115z">
          <text:p/>
        </draw:path>
        <draw:path draw:style-name="gr7" draw:text-style-name="P7" draw:layer="layout" svg:width="0.789cm" svg:height="0.788cm" svg:x="33.478cm" svg:y="15.692cm" svg:viewBox="0 0 790 789" svg:d="M396 789c105 0 205-41 279-115s115-174 115-280c0-105-41-205-115-279s-174-115-279-115-205 41-279 115-117 174-117 279c0 106 43 206 117 280s174 115 279 115z">
          <text:p/>
        </draw:path>
        <draw:path draw:style-name="gr7" draw:text-style-name="P7" draw:layer="layout" svg:width="0.789cm" svg:height="0.789cm" svg:x="34.27cm" svg:y="15.632cm" svg:viewBox="0 0 790 790" svg:d="M396 790c104 0 205-42 279-116s115-175 115-280c0-104-41-205-115-279s-175-115-279-115c-105 0-205 41-279 115s-117 175-117 279c0 105 43 206 117 280s174 116 279 116z">
          <text:p/>
        </draw:path>
        <draw:path draw:style-name="gr8" draw:text-style-name="P8" draw:layer="layout" svg:width="0.788cm" svg:height="0.789cm" svg:x="23.083cm" svg:y="13.874cm" svg:viewBox="0 0 789 790" svg:d="M395 790c105 0 205-42 279-117 74-74 115-174 115-279 0-104-41-205-115-279s-174-115-279-115-205 41-280 115c-74 74-115 175-115 279 0 105 41 205 115 279 75 75 175 117 280 117z">
          <text:p/>
        </draw:path>
        <draw:path draw:style-name="gr8" draw:text-style-name="P8" draw:layer="layout" svg:width="0.789cm" svg:height="0.789cm" svg:x="24.479cm" svg:y="12.351cm" svg:viewBox="0 0 790 790" svg:d="M396 790c104 0 205-42 279-116 74-75 115-175 115-280 0-104-41-205-115-279s-175-115-279-115c-106 0-206 41-280 115s-116 175-116 279c0 105 42 205 116 280 74 74 174 116 280 116z">
          <text:p/>
        </draw:path>
        <draw:path draw:style-name="gr8" draw:text-style-name="P8" draw:layer="layout" svg:width="0.789cm" svg:height="0.788cm" svg:x="29.067cm" svg:y="22.092cm" svg:viewBox="0 0 790 789" svg:d="M395 789c105 0 206-41 280-115s115-174 115-279c0-106-41-206-115-280s-175-115-280-115-205 41-279 115-116 174-116 280c0 105 42 205 116 279s174 115 279 115z">
          <text:p/>
        </draw:path>
        <draw:path draw:style-name="gr8" draw:text-style-name="P8" draw:layer="layout" svg:width="0.788cm" svg:height="0.789cm" svg:x="27.96cm" svg:y="19.401cm" svg:viewBox="0 0 789 790" svg:d="M395 790c105 0 205-42 279-117 74-74 115-174 115-279 0-104-41-205-115-279s-174-115-279-115-205 41-279 115-116 175-116 279c0 105 42 205 116 279 74 75 174 117 279 117z">
          <text:p/>
        </draw:path>
        <draw:path draw:style-name="gr7" draw:text-style-name="P7" draw:layer="layout" svg:width="0.789cm" svg:height="0.789cm" svg:x="35.736cm" svg:y="17.893cm" svg:viewBox="0 0 790 790" svg:d="M395 790c105 0 205-41 279-115 74-75 116-176 116-280 0-105-42-205-116-279s-174-116-279-116c-104 0-204 42-279 116-74 74-116 174-116 279 0 104 42 205 116 280 75 74 175 115 279 115z">
          <text:p/>
        </draw:path>
        <draw:path draw:style-name="gr8" draw:text-style-name="P8" draw:layer="layout" svg:width="0.789cm" svg:height="0.789cm" svg:x="26.395cm" svg:y="24.809cm" svg:viewBox="0 0 790 790" svg:d="M396 790c104 0 205-42 279-115 74-74 115-175 115-279 0-105-41-205-115-279s-175-117-279-117c-105 0-205 43-279 117s-117 174-117 279c0 104 43 205 117 279 74 73 174 115 279 115z">
          <text:p/>
        </draw:path>
        <draw:path draw:style-name="gr7" draw:text-style-name="P7" draw:layer="layout" svg:width="0.788cm" svg:height="0.789cm" svg:x="35.147cm" svg:y="23.613cm" svg:viewBox="0 0 789 790" svg:d="M394 790c105 0 205-41 279-115 75-74 116-175 116-280s-41-205-116-279c-74-74-174-116-279-116s-205 42-279 116-115 174-115 279 41 206 115 280 174 115 279 115z">
          <text:p/>
        </draw:path>
        <draw:path draw:style-name="gr8" draw:text-style-name="P8" draw:layer="layout" svg:width="0.789cm" svg:height="0.789cm" svg:x="24.256cm" svg:y="16.589cm" svg:viewBox="0 0 790 790" svg:d="M395 790c104 0 205-41 279-115s116-175 116-279c0-106-42-206-116-280s-175-116-279-116c-105 0-205 42-279 116s-116 174-116 280c0 104 42 205 116 279s174 115 279 115z">
          <text:p/>
        </draw:path>
        <draw:path draw:style-name="gr8" draw:text-style-name="P8" draw:layer="layout" svg:width="0.789cm" svg:height="0.789cm" svg:x="25.607cm" svg:y="13.655cm" svg:viewBox="0 0 790 790" svg:d="M396 790c105 0 205-42 279-116s115-174 115-279c0-104-41-205-115-280-74-74-174-115-279-115s-205 41-279 115c-74 75-117 176-117 280 0 105 43 205 117 279s174 116 279 116z">
          <text:p/>
        </draw:path>
        <draw:path draw:style-name="gr8" draw:text-style-name="P8" draw:layer="layout" svg:width="0.789cm" svg:height="0.788cm" svg:x="26.79cm" svg:y="14.111cm" svg:viewBox="0 0 790 789" svg:d="M395 789c105 0 206-41 280-115s115-174 115-280c0-105-41-205-115-279s-175-115-280-115-205 41-279 115-116 174-116 279c0 106 42 206 116 280s174 115 279 115z">
          <text:p/>
        </draw:path>
        <draw:path draw:style-name="gr7" draw:text-style-name="P7" draw:layer="layout" svg:width="0.789cm" svg:height="0.789cm" svg:x="33.412cm" svg:y="21.704cm" svg:viewBox="0 0 790 790" svg:d="M396 790c104 0 205-43 279-117 74-73 115-174 115-278 0-105-41-205-115-279s-175-116-279-116c-105 0-205 42-279 116-75 74-117 174-117 279 0 104 42 205 117 278 74 74 174 117 279 117z">
          <text:p/>
        </draw:path>
        <draw:path draw:style-name="gr8" draw:text-style-name="P8" draw:layer="layout" svg:width="0.789cm" svg:height="0.789cm" svg:x="28.559cm" svg:y="14.307cm" svg:viewBox="0 0 790 790" svg:d="M396 790c104 0 205-41 279-115 73-74 115-175 115-279 0-105-42-206-115-280-74-74-175-116-279-116-105 0-206 42-280 116s-116 175-116 280c0 104 42 205 116 279s175 115 280 115z">
          <text:p/>
        </draw:path>
        <draw:path draw:style-name="gr7" draw:text-style-name="P7" draw:layer="layout" svg:width="0.788cm" svg:height="0.789cm" svg:x="35.461cm" svg:y="22.121cm" svg:viewBox="0 0 789 790" svg:d="M395 790c105 0 205-41 279-115s115-175 115-279c0-106-41-206-115-280s-174-116-279-116c-106 0-206 42-280 116s-115 174-115 280c0 104 41 205 115 279s174 115 280 115z">
          <text:p/>
        </draw:path>
        <draw:path draw:style-name="gr7" draw:text-style-name="P7" draw:layer="layout" svg:width="0.789cm" svg:height="0.789cm" svg:x="34.405cm" svg:y="19.854cm" svg:viewBox="0 0 790 790" svg:d="M394 790c105 0 205-41 280-115 74-74 116-175 116-279 0-105-42-206-116-280-75-74-175-116-280-116-104 0-204 42-278 116s-116 175-116 280c0 104 42 205 116 279s174 115 278 115z">
          <text:p/>
        </draw:path>
        <draw:path draw:style-name="gr7" draw:text-style-name="P7" draw:layer="layout" svg:width="0.789cm" svg:height="0.789cm" svg:x="32.791cm" svg:y="19.834cm" svg:viewBox="0 0 790 790" svg:d="M394 790c105 0 205-42 279-116 75-74 117-174 117-279 0-104-42-206-117-280-74-74-174-115-279-115-104 0-205 41-279 115s-115 176-115 280c0 105 41 205 115 279s175 116 279 116z">
          <text:p/>
        </draw:path>
        <draw:path draw:style-name="gr7" draw:text-style-name="P7" draw:layer="layout" svg:width="0.789cm" svg:height="0.789cm" svg:x="34.254cm" svg:y="20.432cm" svg:viewBox="0 0 790 790" svg:d="M395 790c105 0 205-42 279-116s116-174 116-280c0-104-42-205-116-279s-174-115-279-115c-104 0-205 41-278 115-74 74-117 175-117 279 0 106 43 206 117 280 73 74 174 116 278 116z">
          <text:p/>
        </draw:path>
        <draw:path draw:style-name="gr7" draw:text-style-name="P7" draw:layer="layout" svg:width="0.789cm" svg:height="0.788cm" svg:x="33.554cm" svg:y="19.918cm" svg:viewBox="0 0 790 789" svg:d="M395 789c104 0 205-41 279-115 75-74 116-174 116-279s-41-205-116-280c-74-74-175-115-279-115-105 0-205 41-279 115-74 75-116 175-116 280s42 205 116 279 174 115 279 115z">
          <text:p/>
        </draw:path>
        <draw:path draw:style-name="gr7" draw:text-style-name="P7" draw:layer="layout" svg:width="0.789cm" svg:height="0.788cm" svg:x="33.378cm" svg:y="19.407cm" svg:viewBox="0 0 790 789" svg:d="M395 789c105 0 205-41 279-116 74-74 116-174 116-279s-42-205-116-279-174-115-279-115c-104 0-204 41-278 115-75 74-117 174-117 279s42 205 117 279c74 75 174 116 278 116z">
          <text:p/>
        </draw:path>
        <draw:path draw:style-name="gr8" draw:text-style-name="P8" draw:layer="layout" svg:width="0.789cm" svg:height="0.789cm" svg:x="22.01cm" svg:y="18.929cm" svg:viewBox="0 0 790 790" svg:d="M395 790c105 0 206-41 280-115s115-175 115-279c0-106-41-206-115-280s-175-116-280-116-205 42-279 116-116 174-116 280c0 104 42 205 116 279s174 115 279 115z">
          <text:p/>
        </draw:path>
        <draw:path draw:style-name="gr8" draw:text-style-name="P8" draw:layer="layout" svg:width="0.789cm" svg:height="0.789cm" svg:x="23.383cm" svg:y="19.228cm" svg:viewBox="0 0 790 790" svg:d="M394 790c105 0 205-42 280-116 74-74 116-174 116-279 0-104-42-205-116-279-75-75-175-116-280-116-104 0-204 41-278 116-74 74-116 175-116 279 0 105 42 205 116 279s174 116 278 116z">
          <text:p/>
        </draw:path>
        <draw:path draw:style-name="gr7" draw:text-style-name="P7" draw:layer="layout" svg:width="0.789cm" svg:height="0.789cm" svg:x="30.023cm" svg:y="16.544cm" svg:viewBox="0 0 790 790" svg:d="M396 790c105 0 205-41 279-115s115-175 115-280-41-205-115-279-174-116-279-116c-106 0-206 42-280 116s-116 174-116 279 42 206 116 280 174 115 280 115z">
          <text:p/>
        </draw:path>
        <draw:path draw:style-name="gr7" draw:text-style-name="P7" draw:layer="layout" svg:width="0.789cm" svg:height="0.788cm" svg:x="35.912cm" svg:y="22.169cm" svg:viewBox="0 0 790 789" svg:d="M395 789c104 0 205-41 279-115s116-174 116-279-42-206-116-280-175-115-279-115c-105 0-205 41-279 115s-116 175-116 280 42 205 116 279 174 115 279 115z">
          <text:p/>
        </draw:path>
        <draw:path draw:style-name="gr8" draw:text-style-name="P8" draw:layer="layout" svg:width="0.789cm" svg:height="0.789cm" svg:x="22.815cm" svg:y="17.279cm" svg:viewBox="0 0 790 790" svg:d="M395 790c105 0 205-42 279-116s116-174 116-280c0-104-42-205-116-279s-174-115-279-115-205 41-279 115-116 175-116 279c0 106 42 206 116 280s174 116 279 116z">
          <text:p/>
        </draw:path>
        <draw:path draw:style-name="gr7" draw:text-style-name="P7" draw:layer="layout" svg:width="0.789cm" svg:height="0.788cm" svg:x="32.247cm" svg:y="18.995cm" svg:viewBox="0 0 790 789" svg:d="M395 789c105 0 205-41 279-115s116-174 116-279c0-106-42-206-116-280s-174-115-279-115-205 41-279 115-116 174-116 280c0 105 42 205 116 279s174 115 279 115z">
          <text:p/>
        </draw:path>
        <draw:path draw:style-name="gr7" draw:text-style-name="P7" draw:layer="layout" svg:width="0.789cm" svg:height="0.789cm" svg:x="32.987cm" svg:y="20.439cm" svg:viewBox="0 0 790 790" svg:d="M395 790c104 0 206-42 280-116s115-174 115-280c0-104-41-204-115-278s-176-116-280-116c-105 0-205 42-279 116s-116 174-116 278c0 106 42 206 116 280s174 116 279 116z">
          <text:p/>
        </draw:path>
        <draw:path draw:style-name="gr7" draw:text-style-name="P7" draw:layer="layout" svg:width="0.789cm" svg:height="0.788cm" svg:x="31.72cm" svg:y="18.003cm" svg:viewBox="0 0 790 789" svg:d="M396 789c104 0 205-41 279-115s115-175 115-280-41-205-115-279-175-115-279-115c-105 0-206 41-280 115s-116 174-116 279 42 206 116 280 175 115 280 115z">
          <text:p/>
        </draw:path>
        <draw:path draw:style-name="gr7" draw:text-style-name="P7" draw:layer="layout" svg:width="0.789cm" svg:height="0.789cm" svg:x="29.492cm" svg:y="14.949cm" svg:viewBox="0 0 790 790" svg:d="M395 790c105 0 205-42 279-115 74-74 116-175 116-280s-42-205-116-279-174-116-279-116c-104 0-205 42-279 116-75 74-116 174-116 279s41 206 116 280c74 73 175 115 279 115z">
          <text:p/>
        </draw:path>
        <draw:path draw:style-name="gr8" draw:text-style-name="P8" draw:layer="layout" svg:width="0.789cm" svg:height="0.789cm" svg:x="24.126cm" svg:y="19.933cm" svg:viewBox="0 0 790 790" svg:d="M394 790c105 0 205-42 279-116 75-74 117-174 117-279 0-104-42-205-117-280-74-74-174-115-279-115-104 0-205 41-279 115-74 75-115 176-115 280 0 105 41 205 115 279s175 116 279 116z">
          <text:p/>
        </draw:path>
        <draw:path draw:style-name="gr7" draw:text-style-name="P7" draw:layer="layout" svg:width="0.788cm" svg:height="0.789cm" svg:x="29.619cm" svg:y="15.021cm" svg:viewBox="0 0 789 790" svg:d="M394 790c105 0 205-42 279-115 75-74 116-175 116-279 0-106-41-206-116-280-74-74-174-116-279-116s-205 42-279 116-115 174-115 280c0 104 41 205 115 279 74 73 174 115 279 115z">
          <text:p/>
        </draw:path>
        <draw:line draw:style-name="gr6" draw:text-style-name="P6" draw:layer="layout" svg:x1="21.015cm" svg:y1="26.461cm" svg:x2="21.015cm" svg:y2="11.373cm">
          <text:p/>
        </draw:line>
        <draw:line draw:style-name="gr6" draw:text-style-name="P6" draw:layer="layout" svg:x1="37.697cm" svg:y1="26.461cm" svg:x2="37.697cm" svg:y2="11.373cm">
          <text:p/>
        </draw:line>
        <draw:line draw:style-name="gr6" draw:text-style-name="P6" draw:layer="layout" svg:x1="21.015cm" svg:y1="26.461cm" svg:x2="37.697cm" svg:y2="26.461cm">
          <text:p/>
        </draw:line>
        <draw:line draw:style-name="gr6" draw:text-style-name="P6" draw:layer="layout" svg:x1="21.015cm" svg:y1="11.373cm" svg:x2="37.697cm" svg:y2="11.373cm">
          <text:p/>
        </draw:line>
        <draw:polygon draw:style-name="gr1" draw:text-style-name="P1" draw:layer="layout" svg:width="16.682cm" svg:height="10.578cm" svg:x="41.033cm" svg:y="13.628cm" svg:viewBox="0 0 16683 10579" draw:points="0,10579 16683,10579 16683,0 0,0">
          <text:p/>
        </draw:polygon>
        <draw:path draw:style-name="gr4" draw:text-style-name="P4" draw:layer="layout" svg:width="0.789cm" svg:height="0.789cm" svg:x="52.68cm" svg:y="19.192cm" svg:viewBox="0 0 790 790" svg:d="M394 790c105 0 206-41 280-115s116-175 116-279c0-105-42-205-116-279-74-75-175-117-280-117s-205 42-279 117c-74 74-115 174-115 279 0 104 41 205 115 279s174 115 279 115z">
          <text:p/>
        </draw:path>
        <draw:path draw:style-name="gr9" draw:text-style-name="P9" draw:layer="layout" svg:width="0.789cm" svg:height="0.789cm" svg:x="50.063cm" svg:y="21.394cm" svg:viewBox="0 0 790 790" svg:d="M395 790c105 0 205-42 279-116s116-174 116-279c0-104-42-206-116-280s-174-115-279-115-205 41-279 115-116 176-116 280c0 105 42 205 116 279s174 116 279 116z">
          <text:p/>
        </draw:path>
        <draw:path draw:style-name="gr4" draw:text-style-name="P4" draw:layer="layout" svg:width="0.789cm" svg:height="0.789cm" svg:x="52.112cm" svg:y="14.448cm" svg:viewBox="0 0 790 790" svg:d="M396 790c104 0 205-41 279-115 73-74 115-175 115-279 0-105-42-205-115-280-74-74-175-116-279-116-105 0-206 42-280 116-74 75-116 175-116 280 0 104 42 205 116 279s175 115 280 115z">
          <text:p/>
        </draw:path>
        <draw:path draw:style-name="gr9" draw:text-style-name="P9" draw:layer="layout" svg:width="0.789cm" svg:height="0.789cm" svg:x="45.84cm" svg:y="17.689cm" svg:viewBox="0 0 790 790" svg:d="M396 790c104 0 205-41 279-115s115-175 115-279c0-105-41-205-115-279s-175-117-279-117c-105 0-206 43-280 117s-116 174-116 279c0 104 42 205 116 279s175 115 280 115z">
          <text:p/>
        </draw:path>
        <draw:path draw:style-name="gr9" draw:text-style-name="P9" draw:layer="layout" svg:width="0.789cm" svg:height="0.789cm" svg:x="51.035cm" svg:y="16.06cm" svg:viewBox="0 0 790 790" svg:d="M394 790c105 0 206-42 280-116s116-174 116-279c0-104-42-205-116-279-74-75-175-116-280-116-104 0-205 41-279 116-73 74-115 175-115 279 0 105 42 205 115 279 74 74 175 116 279 116z">
          <text:p/>
        </draw:path>
        <draw:path draw:style-name="gr9" draw:text-style-name="P9" draw:layer="layout" svg:width="0.789cm" svg:height="0.789cm" svg:x="48.003cm" svg:y="14.884cm" svg:viewBox="0 0 790 790" svg:d="M394 790c106 0 206-42 280-116s116-174 116-280c0-104-42-205-116-279s-174-115-280-115c-104 0-205 41-279 115s-115 175-115 279c0 106 41 206 115 280s175 116 279 116z">
          <text:p/>
        </draw:path>
        <draw:path draw:style-name="gr9" draw:text-style-name="P9" draw:layer="layout" svg:width="0.789cm" svg:height="0.788cm" svg:x="47.806cm" svg:y="21.17cm" svg:viewBox="0 0 790 789" svg:d="M395 789c104 0 205-41 280-115 74-74 115-175 115-280s-41-205-115-279c-75-74-176-115-280-115-105 0-205 41-279 115s-116 174-116 279 42 206 116 280 174 115 279 115z">
          <text:p/>
        </draw:path>
        <draw:path draw:style-name="gr9" draw:text-style-name="P9" draw:layer="layout" svg:width="0.789cm" svg:height="0.789cm" svg:x="47.173cm" svg:y="21.325cm" svg:viewBox="0 0 790 790" svg:d="M394 790c105 0 206-41 280-115s116-175 116-279c0-106-42-206-116-280s-175-116-280-116c-104 0-205 42-278 116-74 74-116 174-116 280 0 104 42 205 116 279 73 74 174 115 278 115z">
          <text:p/>
        </draw:path>
        <draw:path draw:style-name="gr4" draw:text-style-name="P4" draw:layer="layout" svg:width="0.789cm" svg:height="0.789cm" svg:x="51.53cm" svg:y="16.296cm" svg:viewBox="0 0 790 790" svg:d="M396 790c105 0 205-42 279-115 74-75 115-176 115-280 0-105-41-205-115-279s-174-116-279-116-205 42-279 116c-75 74-117 174-117 279 0 104 42 205 117 280 74 73 174 115 279 115z">
          <text:p/>
        </draw:path>
        <draw:path draw:style-name="gr9" draw:text-style-name="P9" draw:layer="layout" svg:width="0.789cm" svg:height="0.789cm" svg:x="45.649cm" svg:y="14.115cm" svg:viewBox="0 0 790 790" svg:d="M394 790c106 0 206-42 280-116s116-174 116-279-42-205-116-279-174-116-280-116c-104 0-205 42-279 116s-115 174-115 279 41 205 115 279 175 116 279 116z">
          <text:p/>
        </draw:path>
        <draw:path draw:style-name="gr4" draw:text-style-name="P4" draw:layer="layout" svg:width="0.789cm" svg:height="0.789cm" svg:x="54.967cm" svg:y="19.772cm" svg:viewBox="0 0 790 790" svg:d="M395 790c104 0 206-41 280-115 73-74 115-175 115-279 0-106-42-206-115-280-74-74-176-116-280-116-105 0-205 42-279 116s-116 174-116 280c0 104 42 205 116 279s174 115 279 115z">
          <text:p/>
        </draw:path>
        <draw:path draw:style-name="gr9" draw:text-style-name="P9" draw:layer="layout" svg:width="0.789cm" svg:height="0.789cm" svg:x="44.857cm" svg:y="17.685cm" svg:viewBox="0 0 790 790" svg:d="M395 790c105 0 206-42 280-116s115-174 115-279c0-104-41-205-115-279-74-75-175-116-280-116s-205 41-279 116c-74 74-116 175-116 279 0 105 42 205 116 279s174 116 279 116z">
          <text:p/>
        </draw:path>
        <draw:path draw:style-name="gr9" draw:text-style-name="P9" draw:layer="layout" svg:width="0.789cm" svg:height="0.789cm" svg:x="44.888cm" svg:y="17.023cm" svg:viewBox="0 0 790 790" svg:d="M395 790c106 0 206-41 280-116 74-74 115-175 115-279 0-105-41-205-115-279s-174-116-280-116c-105 0-205 42-279 116s-116 174-116 279c0 104 42 205 116 279 74 75 174 116 279 116z">
          <text:p/>
        </draw:path>
        <draw:path draw:style-name="gr9" draw:text-style-name="P9" draw:layer="layout" svg:width="0.789cm" svg:height="0.789cm" svg:x="47.562cm" svg:y="16.201cm" svg:viewBox="0 0 790 790" svg:d="M395 790c105 0 205-42 279-117 74-74 116-174 116-279 0-104-42-205-116-279s-174-115-279-115c-104 0-205 41-279 115s-116 175-116 279c0 105 42 205 116 279 74 75 175 117 279 117z">
          <text:p/>
        </draw:path>
        <draw:path draw:style-name="gr4" draw:text-style-name="P4" draw:layer="layout" svg:width="0.789cm" svg:height="0.789cm" svg:x="51.175cm" svg:y="22.93cm" svg:viewBox="0 0 790 790" svg:d="M395 790c105 0 206-42 280-116s115-174 115-279-41-206-115-279c-74-74-175-116-280-116s-205 42-279 116c-74 73-116 174-116 279s42 205 116 279 174 116 279 116z">
          <text:p/>
        </draw:path>
        <draw:path draw:style-name="gr9" draw:text-style-name="P9" draw:layer="layout" svg:width="0.789cm" svg:height="0.789cm" svg:x="45.935cm" svg:y="20.105cm" svg:viewBox="0 0 790 790" svg:d="M395 790c105 0 205-43 279-116 74-74 116-175 116-279 0-105-42-205-116-279s-174-116-279-116c-104 0-205 42-280 116-74 74-115 174-115 279 0 104 41 205 115 279 75 73 176 116 280 116z">
          <text:p/>
        </draw:path>
        <draw:path draw:style-name="gr4" draw:text-style-name="P4" draw:layer="layout" svg:width="0.789cm" svg:height="0.789cm" svg:x="52.081cm" svg:y="17.749cm" svg:viewBox="0 0 790 790" svg:d="M396 790c104 0 205-42 279-116s115-175 115-279c0-105-41-205-115-279s-175-116-279-116c-106 0-206 42-280 116s-116 174-116 279c0 104 42 205 116 279s174 116 280 116z">
          <text:p/>
        </draw:path>
        <draw:path draw:style-name="gr4" draw:text-style-name="P4" draw:layer="layout" svg:width="0.789cm" svg:height="0.788cm" svg:x="50.772cm" svg:y="15.005cm" svg:viewBox="0 0 790 789" svg:d="M395 789c105 0 205-41 279-115s116-174 116-279c0-106-42-206-116-280s-174-115-279-115c-104 0-204 41-278 115-75 74-117 174-117 280 0 105 42 205 117 279 74 74 174 115 278 115z">
          <text:p/>
        </draw:path>
        <draw:path draw:style-name="gr4" draw:text-style-name="P4" draw:layer="layout" svg:width="0.789cm" svg:height="0.789cm" svg:x="55.931cm" svg:y="18.716cm" svg:viewBox="0 0 790 790" svg:d="M394 790c106 0 206-41 280-115s116-176 116-280c0-105-42-205-116-279s-174-116-280-116c-104 0-205 42-279 116s-115 174-115 279c0 104 41 206 115 280s175 115 279 115z">
          <text:p/>
        </draw:path>
        <draw:path draw:style-name="gr9" draw:text-style-name="P9" draw:layer="layout" svg:width="0.788cm" svg:height="0.789cm" svg:x="46.78cm" svg:y="15.269cm" svg:viewBox="0 0 789 790" svg:d="M395 790c105 0 205-42 279-116s115-174 115-279c0-104-41-205-115-279-74-75-174-116-279-116s-205 41-279 116c-75 74-116 175-116 279 0 105 41 205 116 279 74 74 174 116 279 116z">
          <text:p/>
        </draw:path>
        <draw:path draw:style-name="gr4" draw:text-style-name="P4" draw:layer="layout" svg:width="0.789cm" svg:height="0.789cm" svg:x="51.595cm" svg:y="18.858cm" svg:viewBox="0 0 790 790" svg:d="M395 790c105 0 205-41 279-115s116-175 116-280-42-205-116-279-174-116-279-116-205 42-279 116-116 174-116 279 42 206 116 280 174 115 279 115z">
          <text:p/>
        </draw:path>
        <draw:path draw:style-name="gr9" draw:text-style-name="P9" draw:layer="layout" svg:width="0.789cm" svg:height="0.789cm" svg:x="47.057cm" svg:y="16.599cm" svg:viewBox="0 0 790 790" svg:d="M394 790c105 0 205-42 280-116 74-74 116-174 116-279s-42-206-116-280c-75-74-175-115-280-115-104 0-205 41-279 115-73 74-115 175-115 280s42 205 115 279c74 74 175 116 279 116z">
          <text:p/>
        </draw:path>
        <draw:path draw:style-name="gr4" draw:text-style-name="P4" draw:layer="layout" svg:width="0.789cm" svg:height="0.789cm" svg:x="51.809cm" svg:y="14.802cm" svg:viewBox="0 0 790 790" svg:d="M395 790c104 0 206-41 280-115s115-176 115-280c0-105-41-205-115-279s-176-116-280-116c-105 0-205 42-279 116s-116 174-116 279c0 104 42 206 116 280s174 115 279 115z">
          <text:p/>
        </draw:path>
        <draw:path draw:style-name="gr9" draw:text-style-name="P9" draw:layer="layout" svg:width="0.789cm" svg:height="0.789cm" svg:x="48.88cm" svg:y="16.885cm" svg:viewBox="0 0 790 790" svg:d="M395 790c105 0 205-42 279-116s116-174 116-279c0-104-42-205-116-279s-174-116-279-116-206 42-280 116-115 175-115 279c0 105 41 205 115 279s175 116 280 116z">
          <text:p/>
        </draw:path>
        <draw:path draw:style-name="gr4" draw:text-style-name="P4" draw:layer="layout" svg:width="0.789cm" svg:height="0.788cm" svg:x="54.028cm" svg:y="16.983cm" svg:viewBox="0 0 790 789" svg:d="M394 789c105 0 205-41 279-116 75-74 117-174 117-279s-42-205-117-279c-74-74-174-115-279-115-104 0-205 41-279 115s-115 174-115 279 41 205 115 279c74 75 175 116 279 116z">
          <text:p/>
        </draw:path>
        <draw:path draw:style-name="gr9" draw:text-style-name="P9" draw:layer="layout" svg:width="0.789cm" svg:height="0.789cm" svg:x="49.93cm" svg:y="19.758cm" svg:viewBox="0 0 790 790" svg:d="M396 790c104 0 205-41 279-115s115-175 115-279c0-106-41-206-115-280s-175-116-279-116c-105 0-205 42-279 116-75 74-117 174-117 280 0 104 42 205 117 279 74 74 174 115 279 115z">
          <text:p/>
        </draw:path>
        <draw:path draw:style-name="gr9" draw:text-style-name="P9" draw:layer="layout" svg:width="0.789cm" svg:height="0.789cm" svg:x="45.426cm" svg:y="17.47cm" svg:viewBox="0 0 790 790" svg:d="M395 790c104 0 205-42 280-116 73-74 115-174 115-279 0-104-42-206-115-280-75-74-176-115-280-115-105 0-205 41-279 115s-116 176-116 280c0 105 42 205 116 279s174 116 279 116z">
          <text:p/>
        </draw:path>
        <draw:path draw:style-name="gr9" draw:text-style-name="P9" draw:layer="layout" svg:width="0.789cm" svg:height="0.789cm" svg:x="49.972cm" svg:y="17.107cm" svg:viewBox="0 0 790 790" svg:d="M396 790c105 0 205-42 279-115 74-75 115-176 115-280 0-105-41-205-115-279s-174-116-279-116-205 42-279 116c-75 74-117 174-117 279 0 104 42 205 117 280 74 73 174 115 279 115z">
          <text:p/>
        </draw:path>
        <draw:path draw:style-name="gr9" draw:text-style-name="P9" draw:layer="layout" svg:width="0.789cm" svg:height="0.789cm" svg:x="48.21cm" svg:y="18.412cm" svg:viewBox="0 0 790 790" svg:d="M395 790c105 0 205-42 279-116 74-73 116-174 116-278 0-105-42-205-116-279-74-75-174-117-279-117-104 0-206 42-280 117-74 74-115 174-115 279 0 104 41 205 115 278 74 74 176 116 280 116z">
          <text:p/>
        </draw:path>
        <draw:path draw:style-name="gr9" draw:text-style-name="P9" draw:layer="layout" svg:width="0.789cm" svg:height="0.789cm" svg:x="49.831cm" svg:y="18.068cm" svg:viewBox="0 0 790 790" svg:d="M395 790c105 0 205-41 279-115s116-175 116-280-42-205-116-279-174-116-279-116c-104 0-205 42-279 116s-116 174-116 279 42 206 116 280 175 115 279 115z">
          <text:p/>
        </draw:path>
        <draw:path draw:style-name="gr10" draw:text-style-name="P4" draw:layer="layout" svg:width="0.788cm" svg:height="0.788cm" svg:x="55.088cm" svg:y="17.606cm" svg:viewBox="0 0 789 789" svg:d="M394 789c106 0 206-41 280-115s115-174 115-279-41-205-115-280c-74-74-174-115-280-115-105 0-205 41-279 115-74 75-115 175-115 280s41 205 115 279 174 115 279 115z">
          <text:p/>
        </draw:path>
        <draw:path draw:style-name="gr11" draw:text-style-name="P6" draw:layer="layout" svg:width="0.788cm" svg:height="0.788cm" svg:x="55.088cm" svg:y="17.606cm" svg:viewBox="0 0 789 789" svg:d="M394 789c106 0 206-41 280-115s115-174 115-279-41-205-115-280c-74-74-174-115-280-115-105 0-205 41-279 115-74 75-115 175-115 280s41 205 115 279 174 115 279 115z">
          <text:p/>
        </draw:path>
        <draw:path draw:style-name="gr12" draw:text-style-name="P10" draw:layer="layout" svg:width="0.788cm" svg:height="0.789cm" svg:x="45.898cm" svg:y="21.916cm" svg:viewBox="0 0 789 790" svg:d="M395 790c105 0 205-42 279-116s115-175 115-280c0-104-41-204-115-278s-174-116-279-116-206 42-280 116-115 174-115 278c0 105 41 206 115 280s175 116 280 116z">
          <text:p/>
        </draw:path>
        <draw:path draw:style-name="gr9" draw:text-style-name="P9" draw:layer="layout" svg:width="0.788cm" svg:height="0.789cm" svg:x="47.461cm" svg:y="19.377cm" svg:viewBox="0 0 789 790" svg:d="M395 790c105 0 205-42 279-117 74-74 115-174 115-279 0-104-41-205-115-278-74-74-174-116-279-116s-206 42-280 116c-74 73-115 174-115 278 0 105 41 205 115 279 74 75 175 117 280 117z">
          <text:p/>
        </draw:path>
        <draw:path draw:style-name="gr4" draw:text-style-name="P4" draw:layer="layout" svg:width="0.789cm" svg:height="0.788cm" svg:x="55.002cm" svg:y="17.274cm" svg:viewBox="0 0 790 789" svg:d="M394 789c105 0 206-41 280-115s116-174 116-280c0-105-42-205-116-279s-175-115-280-115c-104 0-205 41-279 115s-115 174-115 279c0 106 41 206 115 280s175 115 279 115z">
          <text:p/>
        </draw:path>
        <draw:path draw:style-name="gr4" draw:text-style-name="P4" draw:layer="layout" svg:width="0.789cm" svg:height="0.788cm" svg:x="51.931cm" svg:y="19.968cm" svg:viewBox="0 0 790 789" svg:d="M395 789c106 0 206-41 280-115s115-174 115-279-41-205-115-280c-74-74-174-115-280-115-105 0-205 41-279 115-74 75-116 175-116 280s42 205 116 279 174 115 279 115z">
          <text:p/>
        </draw:path>
        <draw:path draw:style-name="gr9" draw:text-style-name="P9" draw:layer="layout" svg:width="0.789cm" svg:height="0.789cm" svg:x="49.323cm" svg:y="19.034cm" svg:viewBox="0 0 790 790" svg:d="M394 790c105 0 205-41 279-115 75-74 117-175 117-279 0-105-42-206-117-280-74-74-174-116-279-116-104 0-205 42-279 116s-115 175-115 280c0 104 41 205 115 279s175 115 279 115z">
          <text:p/>
        </draw:path>
        <draw:path draw:style-name="gr9" draw:text-style-name="P9" draw:layer="layout" svg:width="0.789cm" svg:height="0.788cm" svg:x="49.435cm" svg:y="19.288cm" svg:viewBox="0 0 790 789" svg:d="M394 789c105 0 205-41 280-115 74-74 116-174 116-279s-42-205-116-279c-75-74-175-116-280-116-104 0-205 42-279 116s-115 174-115 279 41 205 115 279 175 115 279 115z">
          <text:p/>
        </draw:path>
        <draw:path draw:style-name="gr9" draw:text-style-name="P9" draw:layer="layout" svg:width="0.788cm" svg:height="0.789cm" svg:x="47.211cm" svg:y="20.146cm" svg:viewBox="0 0 789 790" svg:d="M394 790c106 0 206-42 280-117 74-74 115-174 115-279s-41-205-115-279-174-115-280-115c-105 0-205 41-279 115s-115 174-115 279 41 205 115 279c74 75 174 117 279 117z">
          <text:p/>
        </draw:path>
        <draw:path draw:style-name="gr4" draw:text-style-name="P4" draw:layer="layout" svg:width="0.788cm" svg:height="0.789cm" svg:x="53.064cm" svg:y="18.683cm" svg:viewBox="0 0 789 790" svg:d="M395 790c105 0 205-41 279-115 74-75 115-176 115-280 0-105-41-205-115-279s-174-116-279-116-205 42-280 116c-74 74-115 174-115 279 0 104 41 205 115 280 75 74 175 115 280 115z">
          <text:p/>
        </draw:path>
        <draw:path draw:style-name="gr9" draw:text-style-name="P9" draw:layer="layout" svg:width="0.789cm" svg:height="0.789cm" svg:x="48.767cm" svg:y="16.282cm" svg:viewBox="0 0 790 790" svg:d="M394 790c106 0 206-42 280-116 74-75 116-175 116-280 0-104-42-204-116-278s-174-116-280-116c-104 0-205 42-279 116s-115 174-115 278c0 105 41 205 115 280 74 74 175 116 279 116z">
          <text:p/>
        </draw:path>
        <draw:path draw:style-name="gr4" draw:text-style-name="P4" draw:layer="layout" svg:width="0.789cm" svg:height="0.789cm" svg:x="55.057cm" svg:y="18.887cm" svg:viewBox="0 0 790 790" svg:d="M395 790c105 0 206-41 279-115 74-74 116-175 116-280s-42-205-116-279c-73-74-174-116-279-116s-205 42-279 116-116 174-116 279 42 206 116 280 174 115 279 115z">
          <text:p/>
        </draw:path>
        <draw:path draw:style-name="gr9" draw:text-style-name="P9" draw:layer="layout" svg:width="0.789cm" svg:height="0.789cm" svg:x="49.028cm" svg:y="19.801cm" svg:viewBox="0 0 790 790" svg:d="M396 790c104 0 204-42 278-116s116-174 116-279-42-206-116-280-174-115-278-115c-105 0-206 41-280 115s-116 175-116 280 42 205 116 279 175 116 280 116z">
          <text:p/>
        </draw:path>
        <draw:path draw:style-name="gr4" draw:text-style-name="P4" draw:layer="layout" svg:width="0.789cm" svg:height="0.788cm" svg:x="54.351cm" svg:y="19.776cm" svg:viewBox="0 0 790 789" svg:d="M395 789c105 0 206-41 280-115s115-174 115-279c0-106-41-206-115-280s-175-115-280-115-205 41-279 115-116 174-116 280c0 105 42 205 116 279s174 115 279 115z">
          <text:p/>
        </draw:path>
        <draw:path draw:style-name="gr4" draw:text-style-name="P4" draw:layer="layout" svg:width="0.789cm" svg:height="0.788cm" svg:x="53.352cm" svg:y="17.952cm" svg:viewBox="0 0 790 789" svg:d="M394 789c105 0 205-41 280-115 74-74 116-175 116-280s-42-205-116-279c-75-74-175-115-280-115-104 0-205 41-279 115s-115 174-115 279 41 206 115 280 175 115 279 115z">
          <text:p/>
        </draw:path>
        <draw:path draw:style-name="gr4" draw:text-style-name="P4" draw:layer="layout" svg:width="0.789cm" svg:height="0.789cm" svg:x="54.209cm" svg:y="19.775cm" svg:viewBox="0 0 790 790" svg:d="M395 790c104 0 206-42 280-116s115-174 115-279-41-206-115-280-176-115-280-115c-105 0-205 41-279 115s-116 175-116 280 42 205 116 279 174 116 279 116z">
          <text:p/>
        </draw:path>
        <draw:path draw:style-name="gr13" draw:text-style-name="P10" draw:layer="layout" svg:width="0.789cm" svg:height="0.789cm" svg:x="42.029cm" svg:y="18.112cm" svg:viewBox="0 0 790 790" svg:d="M395 790c105 0 205-42 279-116s116-174 116-280c0-104-42-205-116-279s-174-115-279-115c-104 0-204 41-279 115-74 74-116 175-116 279 0 106 42 206 116 280 75 74 175 116 279 116z">
          <text:p/>
        </draw:path>
        <draw:path draw:style-name="gr14" draw:text-style-name="P6" draw:layer="layout" svg:width="0.789cm" svg:height="0.789cm" svg:x="42.029cm" svg:y="18.112cm" svg:viewBox="0 0 790 790" svg:d="M395 790c105 0 205-42 279-116s116-174 116-280c0-104-42-205-116-279s-174-115-279-115c-104 0-204 41-279 115-74 74-116 175-116 279 0 106 42 206 116 280 75 74 175 116 279 116z">
          <text:p/>
        </draw:path>
        <draw:line draw:style-name="gr6" draw:text-style-name="P6" draw:layer="layout" svg:x1="41.033cm" svg:y1="24.206cm" svg:x2="41.033cm" svg:y2="13.628cm">
          <text:p/>
        </draw:line>
        <draw:line draw:style-name="gr6" draw:text-style-name="P6" draw:layer="layout" svg:x1="57.715cm" svg:y1="24.206cm" svg:x2="57.715cm" svg:y2="13.628cm">
          <text:p/>
        </draw:line>
        <draw:line draw:style-name="gr6" draw:text-style-name="P6" draw:layer="layout" svg:x1="41.033cm" svg:y1="24.206cm" svg:x2="57.715cm" svg:y2="24.206cm">
          <text:p/>
        </draw:line>
        <draw:line draw:style-name="gr6" draw:text-style-name="P6" draw:layer="layout" svg:x1="41.033cm" svg:y1="13.628cm" svg:x2="57.715cm" svg:y2="13.628cm">
          <text:p/>
        </draw:line>
        <draw:polygon draw:style-name="gr1" draw:text-style-name="P1" draw:layer="layout" svg:width="16.61cm" svg:height="17.006cm" svg:x="61.088cm" svg:y="10.414cm" svg:viewBox="0 0 16611 17007" draw:points="0,17007 16611,17007 16611,0 0,0">
          <text:p/>
        </draw:polygon>
        <draw:path draw:style-name="gr15" draw:text-style-name="P11" draw:layer="layout" svg:width="0.789cm" svg:height="0.789cm" svg:x="72.019cm" svg:y="25.458cm" svg:viewBox="0 0 790 790" svg:d="M396 790c104 0 205-42 279-116 74-73 115-174 115-278 0-105-41-205-115-280-74-74-175-116-279-116-105 0-205 42-279 116-75 75-117 175-117 280 0 104 42 205 117 278 74 74 174 116 279 116z">
          <text:p/>
        </draw:path>
        <draw:path draw:style-name="gr16" draw:text-style-name="P12" draw:layer="layout" svg:width="0.789cm" svg:height="0.789cm" svg:x="67.583cm" svg:y="24.54cm" svg:viewBox="0 0 790 790" svg:d="M395 790c104 0 206-42 279-116 74-73 116-174 116-278 0-105-42-206-116-280-73-74-175-116-279-116-105 0-205 42-279 116s-116 175-116 280c0 104 42 205 116 278 74 74 174 116 279 116z">
          <text:p/>
        </draw:path>
        <draw:path draw:style-name="gr15" draw:text-style-name="P11" draw:layer="layout" svg:width="0.789cm" svg:height="0.789cm" svg:x="75.919cm" svg:y="19.054cm" svg:viewBox="0 0 790 790" svg:d="M396 790c104 0 205-42 279-115 74-74 115-175 115-279 0-105-41-206-115-280s-175-116-279-116c-105 0-205 42-280 116-74 74-116 175-116 280 0 104 42 205 116 279 75 73 175 115 280 115z">
          <text:p/>
        </draw:path>
        <draw:path draw:style-name="gr15" draw:text-style-name="P11" draw:layer="layout" svg:width="0.789cm" svg:height="0.788cm" svg:x="74.866cm" svg:y="20.935cm" svg:viewBox="0 0 790 789" svg:d="M396 789c104 0 204-41 278-116 74-74 116-174 116-279s-42-205-116-279-174-115-278-115c-106 0-206 41-280 115s-116 174-116 279 42 205 116 279c74 75 174 116 280 116z">
          <text:p/>
        </draw:path>
        <draw:path draw:style-name="gr15" draw:text-style-name="P11" draw:layer="layout" svg:width="0.789cm" svg:height="0.789cm" svg:x="72.74cm" svg:y="24.25cm" svg:viewBox="0 0 790 790" svg:d="M395 790c105 0 205-41 279-115s116-176 116-280c0-105-42-205-116-279s-174-116-279-116c-104 0-205 42-280 116-74 74-115 174-115 279 0 104 41 206 115 280 75 74 176 115 280 115z">
          <text:p/>
        </draw:path>
        <draw:path draw:style-name="gr16" draw:text-style-name="P12" draw:layer="layout" svg:width="0.789cm" svg:height="0.789cm" svg:x="72.627cm" svg:y="25.115cm" svg:viewBox="0 0 790 790" svg:d="M396 790c104 0 205-42 279-116s115-174 115-280c0-104-41-205-115-278-74-74-175-116-279-116-105 0-206 42-280 116-74 73-116 174-116 278 0 106 42 206 116 280s175 116 280 116z">
          <text:p/>
        </draw:path>
        <draw:path draw:style-name="gr16" draw:text-style-name="P12" draw:layer="layout" svg:width="0.789cm" svg:height="0.789cm" svg:x="65.343cm" svg:y="21.758cm" svg:viewBox="0 0 790 790" svg:d="M394 790c106 0 206-42 280-117 74-74 116-174 116-279 0-104-42-205-116-279s-174-115-280-115c-104 0-205 41-279 115s-115 175-115 279c0 105 41 205 115 279 74 75 175 117 279 117z">
          <text:p/>
        </draw:path>
        <draw:path draw:style-name="gr16" draw:text-style-name="P12" draw:layer="layout" svg:width="0.789cm" svg:height="0.789cm" svg:x="63.112cm" svg:y="18.937cm" svg:viewBox="0 0 790 790" svg:d="M396 790c104 0 205-41 279-115s115-175 115-279c0-106-41-206-115-280s-175-116-279-116c-106 0-206 42-280 116s-116 174-116 280c0 104 42 205 116 279s174 115 280 115z">
          <text:p/>
        </draw:path>
        <draw:path draw:style-name="gr17" draw:text-style-name="P13" draw:layer="layout" svg:width="0.789cm" svg:height="0.789cm" svg:x="71.755cm" svg:y="11.436cm" svg:viewBox="0 0 790 790" svg:d="M396 790c104 0 204-42 278-116s116-175 116-279c0-105-42-205-116-279s-174-116-278-116c-106 0-206 42-280 116s-116 174-116 279c0 104 42 205 116 279s174 116 280 116z">
          <text:p/>
        </draw:path>
        <draw:path draw:style-name="gr15" draw:text-style-name="P11" draw:layer="layout" svg:width="0.789cm" svg:height="0.789cm" svg:x="72.276cm" svg:y="24.947cm" svg:viewBox="0 0 790 790" svg:d="M395 790c104 0 205-41 280-115 74-75 115-176 115-280 0-105-41-205-115-279-75-74-176-116-280-116-105 0-205 42-279 116s-116 174-116 279c0 104 42 205 116 280 74 74 174 115 279 115z">
          <text:p/>
        </draw:path>
        <draw:path draw:style-name="gr15" draw:text-style-name="P11" draw:layer="layout" svg:width="0.789cm" svg:height="0.79cm" svg:x="73.426cm" svg:y="25.609cm" svg:viewBox="0 0 790 791" svg:d="M396 791c104 0 205-43 279-117s115-174 115-279c0-104-41-205-115-279s-175-116-279-116c-105 0-206 42-280 116s-116 175-116 279c0 105 42 205 116 279s175 117 280 117z">
          <text:p/>
        </draw:path>
        <draw:path draw:style-name="gr15" draw:text-style-name="P11" draw:layer="layout" svg:width="0.789cm" svg:height="0.789cm" svg:x="74.454cm" svg:y="23.225cm" svg:viewBox="0 0 790 790" svg:d="M395 790c105 0 205-42 279-115 74-74 116-175 116-279 0-105-42-205-116-279s-174-117-279-117c-104 0-204 43-278 117s-117 174-117 279c0 104 43 205 117 279 74 73 174 115 278 115z">
          <text:p/>
        </draw:path>
        <draw:path draw:style-name="gr16" draw:text-style-name="P12" draw:layer="layout" svg:width="0.789cm" svg:height="0.789cm" svg:x="72.419cm" svg:y="24.095cm" svg:viewBox="0 0 790 790" svg:d="M395 790c105 0 206-42 280-117 73-74 115-174 115-279s-42-205-115-279c-74-74-175-115-280-115s-205 41-279 115-116 174-116 279 42 205 116 279c74 75 174 117 279 117z">
          <text:p/>
        </draw:path>
        <draw:path draw:style-name="gr16" draw:text-style-name="P12" draw:layer="layout" svg:width="0.789cm" svg:height="0.789cm" svg:x="62.078cm" svg:y="19.513cm" svg:viewBox="0 0 790 790" svg:d="M394 790c105 0 206-42 280-116s116-175 116-280c0-104-42-204-116-278s-175-116-280-116c-104 0-205 42-278 116-74 74-116 174-116 278 0 105 42 206 116 280 73 74 174 116 278 116z">
          <text:p/>
        </draw:path>
        <draw:path draw:style-name="gr15" draw:text-style-name="P11" draw:layer="layout" svg:width="0.788cm" svg:height="0.789cm" svg:x="71.742cm" svg:y="21.099cm" svg:viewBox="0 0 789 790" svg:d="M395 790c105 0 205-42 279-116s115-175 115-280c0-104-41-205-115-279-74-73-174-115-279-115-106 0-206 42-280 115-74 74-115 175-115 279 0 105 41 206 115 280s174 116 280 116z">
          <text:p/>
        </draw:path>
        <draw:path draw:style-name="gr15" draw:text-style-name="P11" draw:layer="layout" svg:width="0.789cm" svg:height="0.789cm" svg:x="69.893cm" svg:y="20.455cm" svg:viewBox="0 0 790 790" svg:d="M394 790c105 0 205-42 280-116 74-73 116-174 116-279s-42-205-116-279c-75-74-175-116-280-116-104 0-205 42-279 116s-115 174-115 279 41 206 115 279c74 74 175 116 279 116z">
          <text:p/>
        </draw:path>
        <draw:path draw:style-name="gr15" draw:text-style-name="P11" draw:layer="layout" svg:width="0.788cm" svg:height="0.789cm" svg:x="70.7cm" svg:y="21.424cm" svg:viewBox="0 0 789 790" svg:d="M394 790c105 0 205-41 280-115 74-74 115-175 115-279 0-105-41-206-115-280-75-74-175-116-280-116s-205 42-279 116-115 175-115 280c0 104 41 205 115 279s174 115 279 115z">
          <text:p/>
        </draw:path>
        <draw:path draw:style-name="gr15" draw:text-style-name="P11" draw:layer="layout" svg:width="0.788cm" svg:height="0.789cm" svg:x="68.456cm" svg:y="22.279cm" svg:viewBox="0 0 789 790" svg:d="M394 790c106 0 206-42 280-116s115-174 115-279c0-104-41-205-115-280-74-74-174-115-280-115-105 0-205 41-279 115-74 75-115 176-115 280 0 105 41 205 115 279s174 116 279 116z">
          <text:p/>
        </draw:path>
        <draw:path draw:style-name="gr15" draw:text-style-name="P11" draw:layer="layout" svg:width="0.789cm" svg:height="0.788cm" svg:x="68.141cm" svg:y="22.429cm" svg:viewBox="0 0 790 789" svg:d="M396 789c104 0 205-41 279-115s115-174 115-279-41-205-115-279-175-116-279-116c-105 0-205 42-279 116s-117 174-117 279 43 205 117 279 174 115 279 115z">
          <text:p/>
        </draw:path>
        <draw:path draw:style-name="gr15" draw:text-style-name="P11" draw:layer="layout" svg:width="0.788cm" svg:height="0.789cm" svg:x="68.275cm" svg:y="21.595cm" svg:viewBox="0 0 789 790" svg:d="M394 790c105 0 205-42 279-116 75-74 116-174 116-279 0-104-41-205-116-279-74-75-174-116-279-116s-205 41-279 116c-74 74-115 175-115 279 0 105 41 205 115 279s174 116 279 116z">
          <text:p/>
        </draw:path>
        <draw:path draw:style-name="gr15" draw:text-style-name="P11" draw:layer="layout" svg:width="0.789cm" svg:height="0.789cm" svg:x="73.136cm" svg:y="17.472cm" svg:viewBox="0 0 790 790" svg:d="M394 790c105 0 206-41 280-115s116-175 116-279c0-105-42-206-116-280s-175-116-280-116c-104 0-205 42-279 116s-115 175-115 280c0 104 41 205 115 279s175 115 279 115z">
          <text:p/>
        </draw:path>
        <draw:path draw:style-name="gr15" draw:text-style-name="P11" draw:layer="layout" svg:width="0.788cm" svg:height="0.789cm" svg:x="67.317cm" svg:y="23.431cm" svg:viewBox="0 0 789 790" svg:d="M395 790c105 0 205-42 279-116 74-75 115-175 115-280 0-104-41-205-115-279s-174-115-279-115-205 41-279 115c-75 74-116 175-116 279 0 105 41 205 116 280 74 74 174 116 279 116z">
          <text:p/>
        </draw:path>
        <draw:path draw:style-name="gr15" draw:text-style-name="P11" draw:layer="layout" svg:width="0.789cm" svg:height="0.789cm" svg:x="70.731cm" svg:y="19.963cm" svg:viewBox="0 0 790 790" svg:d="M395 790c104 0 205-42 279-116s116-174 116-279c0-104-42-205-116-280-74-74-175-115-279-115-105 0-205 41-279 115-74 75-116 176-116 280 0 105 42 205 116 279s174 116 279 116z">
          <text:p/>
        </draw:path>
        <draw:path draw:style-name="gr15" draw:text-style-name="P11" draw:layer="layout" svg:width="0.789cm" svg:height="0.789cm" svg:x="72.092cm" svg:y="19.993cm" svg:viewBox="0 0 790 790" svg:d="M395 790c105 0 205-41 279-115s116-175 116-279c0-105-42-205-116-279-74-75-174-117-279-117-104 0-205 42-279 117-74 74-116 174-116 279 0 104 42 205 116 279s175 115 279 115z">
          <text:p/>
        </draw:path>
        <draw:path draw:style-name="gr15" draw:text-style-name="P11" draw:layer="layout" svg:width="0.789cm" svg:height="0.788cm" svg:x="71.26cm" svg:y="20.435cm" svg:viewBox="0 0 790 789" svg:d="M395 789c105 0 205-41 279-115s116-174 116-280c0-105-42-205-116-279s-174-115-279-115c-104 0-205 41-279 115-75 74-116 174-116 279 0 106 41 206 116 280 74 74 175 115 279 115z">
          <text:p/>
        </draw:path>
        <draw:path draw:style-name="gr15" draw:text-style-name="P11" draw:layer="layout" svg:width="0.788cm" svg:height="0.789cm" svg:x="74.118cm" svg:y="17.177cm" svg:viewBox="0 0 789 790" svg:d="M395 790c105 0 205-42 279-116s115-175 115-280c0-104-41-205-115-279s-174-115-279-115c-106 0-206 41-280 115s-115 175-115 279c0 105 41 206 115 280s174 116 280 116z">
          <text:p/>
        </draw:path>
        <draw:path draw:style-name="gr15" draw:text-style-name="P11" draw:layer="layout" svg:width="0.789cm" svg:height="0.789cm" svg:x="73.137cm" svg:y="21.301cm" svg:viewBox="0 0 790 790" svg:d="M394 790c105 0 206-41 280-115s116-175 116-279c0-106-42-206-116-280s-175-116-280-116-205 42-279 116-115 174-115 280c0 104 41 205 115 279s174 115 279 115z">
          <text:p/>
        </draw:path>
        <draw:path draw:style-name="gr15" draw:text-style-name="P11" draw:layer="layout" svg:width="0.789cm" svg:height="0.789cm" svg:x="69.18cm" svg:y="21.049cm" svg:viewBox="0 0 790 790" svg:d="M394 790c105 0 206-42 280-116 74-75 116-175 116-279 0-105-42-205-116-279s-175-116-280-116c-104 0-205 42-279 116s-115 174-115 279c0 104 41 204 115 279 74 74 175 116 279 116z">
          <text:p/>
        </draw:path>
        <draw:line draw:style-name="gr6" draw:text-style-name="P6" draw:layer="layout" svg:x1="61.088cm" svg:y1="27.42cm" svg:x2="61.088cm" svg:y2="10.414cm">
          <text:p/>
        </draw:line>
        <draw:line draw:style-name="gr6" draw:text-style-name="P6" draw:layer="layout" svg:x1="77.698cm" svg:y1="27.42cm" svg:x2="77.698cm" svg:y2="10.414cm">
          <text:p/>
        </draw:line>
        <draw:line draw:style-name="gr6" draw:text-style-name="P6" draw:layer="layout" svg:x1="61.088cm" svg:y1="27.42cm" svg:x2="77.698cm" svg:y2="27.42cm">
          <text:p/>
        </draw:line>
        <draw:line draw:style-name="gr6" draw:text-style-name="P6" draw:layer="layout" svg:x1="61.088cm" svg:y1="10.414cm" svg:x2="77.698cm" svg:y2="10.414cm">
          <text:p/>
        </draw:line>
        <draw:polygon draw:style-name="gr1" draw:text-style-name="P1" draw:layer="layout" svg:width="9.578cm" svg:height="17.006cm" svg:x="84.623cm" svg:y="10.414cm" svg:viewBox="0 0 9579 17007" draw:points="0,17007 9579,17007 9579,0 0,0">
          <text:p/>
        </draw:polygon>
        <draw:path draw:style-name="gr18" draw:text-style-name="P14" draw:layer="layout" svg:width="0.789cm" svg:height="0.789cm" svg:x="89.384cm" svg:y="19.567cm" svg:viewBox="0 0 790 790" svg:d="M395 790c105 0 205-41 279-115s116-176 116-280c0-105-42-205-116-279s-174-116-279-116c-104 0-205 42-279 116-75 74-116 174-116 279 0 104 41 206 116 280 74 74 175 115 279 115z">
          <text:p/>
        </draw:path>
        <draw:path draw:style-name="gr18" draw:text-style-name="P14" draw:layer="layout" svg:width="0.789cm" svg:height="0.79cm" svg:x="89.478cm" svg:y="25.609cm" svg:viewBox="0 0 790 791" svg:d="M395 791c105 0 205-43 279-117 75-74 116-174 116-279 0-104-41-205-116-279-74-74-174-116-279-116s-205 42-279 116-116 175-116 279c0 105 42 205 116 279s174 117 279 117z">
          <text:p/>
        </draw:path>
        <draw:path draw:style-name="gr18" draw:text-style-name="P14" draw:layer="layout" svg:width="0.789cm" svg:height="0.789cm" svg:x="86.952cm" svg:y="23.197cm" svg:viewBox="0 0 790 790" svg:d="M395 790c105 0 205-42 279-116s116-174 116-278c0-105-42-205-116-279-74-75-174-117-279-117-104 0-205 42-280 117-74 74-115 174-115 279 0 104 41 204 115 278 75 74 176 116 280 116z">
          <text:p/>
        </draw:path>
        <draw:path draw:style-name="gr18" draw:text-style-name="P14" draw:layer="layout" svg:width="0.789cm" svg:height="0.789cm" svg:x="86.141cm" svg:y="21.801cm" svg:viewBox="0 0 790 790" svg:d="M395 790c105 0 205-42 279-116 74-75 116-175 116-280 0-104-42-205-116-279s-174-115-279-115c-104 0-205 41-280 115-74 74-115 175-115 279 0 105 41 205 115 280 75 74 176 116 280 116z">
          <text:p/>
        </draw:path>
        <draw:path draw:style-name="gr18" draw:text-style-name="P14" draw:layer="layout" svg:width="0.788cm" svg:height="0.789cm" svg:x="88.313cm" svg:y="25.056cm" svg:viewBox="0 0 789 790" svg:d="M395 790c105 0 205-42 279-116s115-175 115-280c0-104-41-205-115-279s-174-115-279-115c-106 0-206 41-280 115s-115 175-115 279c0 105 41 206 115 280s174 116 280 116z">
          <text:p/>
        </draw:path>
        <draw:path draw:style-name="gr18" draw:text-style-name="P14" draw:layer="layout" svg:width="0.789cm" svg:height="0.789cm" svg:x="89.605cm" svg:y="19.814cm" svg:viewBox="0 0 790 790" svg:d="M394 790c105 0 205-41 280-115 74-74 116-175 116-279 0-105-42-206-116-280-75-74-175-116-280-116-104 0-205 42-279 116s-115 175-115 280c0 104 41 205 115 279s175 115 279 115z">
          <text:p/>
        </draw:path>
        <draw:path draw:style-name="gr18" draw:text-style-name="P14" draw:layer="layout" svg:width="0.789cm" svg:height="0.789cm" svg:x="92.408cm" svg:y="21.744cm" svg:viewBox="0 0 790 790" svg:d="M396 790c104 0 205-42 279-117 74-74 115-174 115-279 0-104-41-205-115-279s-175-115-279-115c-105 0-205 41-280 115-74 74-116 175-116 279 0 105 42 205 116 279 75 75 175 117 280 117z">
          <text:p/>
        </draw:path>
        <draw:path draw:style-name="gr18" draw:text-style-name="P14" draw:layer="layout" svg:width="0.789cm" svg:height="0.789cm" svg:x="85.932cm" svg:y="19.984cm" svg:viewBox="0 0 790 790" svg:d="M396 790c104 0 205-42 279-116s115-174 115-279c0-104-41-204-115-278-74-75-175-117-279-117-106 0-206 42-280 117-74 74-116 174-116 278 0 105 42 205 116 279s174 116 280 116z">
          <text:p/>
        </draw:path>
        <draw:path draw:style-name="gr18" draw:text-style-name="P14" draw:layer="layout" svg:width="0.789cm" svg:height="0.789cm" svg:x="85.026cm" svg:y="21.368cm" svg:viewBox="0 0 790 790" svg:d="M395 790c105 0 206-42 280-115 74-74 115-175 115-279 0-106-41-206-115-280s-175-116-280-116-205 42-279 116-116 174-116 280c0 104 42 205 116 279 74 73 174 115 279 115z">
          <text:p/>
        </draw:path>
        <draw:path draw:style-name="gr18" draw:text-style-name="P14" draw:layer="layout" svg:width="0.789cm" svg:height="0.789cm" svg:x="85.284cm" svg:y="21.606cm" svg:viewBox="0 0 790 790" svg:d="M396 790c104 0 204-42 278-116s116-174 116-279c0-104-42-205-116-279-74-75-174-116-278-116-105 0-206 41-280 116-74 74-116 175-116 279 0 105 42 205 116 279s175 116 280 116z">
          <text:p/>
        </draw:path>
        <draw:path draw:style-name="gr18" draw:text-style-name="P14" draw:layer="layout" svg:width="0.789cm" svg:height="0.789cm" svg:x="89.56cm" svg:y="19.586cm" svg:viewBox="0 0 790 790" svg:d="M395 790c104 0 205-42 280-116 74-74 115-175 115-280 0-104-41-205-115-279-75-74-176-115-280-115-105 0-205 41-279 115s-116 175-116 279c0 105 42 206 116 280s174 116 279 116z">
          <text:p/>
        </draw:path>
        <draw:path draw:style-name="gr18" draw:text-style-name="P14" draw:layer="layout" svg:width="0.789cm" svg:height="0.789cm" svg:x="87.668cm" svg:y="18.435cm" svg:viewBox="0 0 790 790" svg:d="M395 790c105 0 205-41 279-115s116-175 116-279c0-105-42-205-116-279-74-75-174-117-279-117-104 0-206 42-280 117-74 74-115 174-115 279 0 104 41 205 115 279s176 115 280 115z">
          <text:p/>
        </draw:path>
        <draw:path draw:style-name="gr18" draw:text-style-name="P14" draw:layer="layout" svg:width="0.789cm" svg:height="0.789cm" svg:x="86.327cm" svg:y="20.21cm" svg:viewBox="0 0 790 790" svg:d="M395 790c104 0 205-42 279-116 75-75 116-175 116-280s-41-205-116-279c-74-74-175-115-279-115-105 0-205 41-279 115s-116 174-116 279 42 205 116 280c74 74 174 116 279 116z">
          <text:p/>
        </draw:path>
        <draw:path draw:style-name="gr18" draw:text-style-name="P14" draw:layer="layout" svg:width="0.788cm" svg:height="0.788cm" svg:x="89.744cm" svg:y="19.083cm" svg:viewBox="0 0 789 789" svg:d="M394 789c106 0 206-41 280-115s115-174 115-279-41-206-115-280-174-115-280-115c-105 0-205 41-279 115s-115 175-115 280 41 205 115 279 174 115 279 115z">
          <text:p/>
        </draw:path>
        <draw:path draw:style-name="gr18" draw:text-style-name="P14" draw:layer="layout" svg:width="0.789cm" svg:height="0.789cm" svg:x="88.082cm" svg:y="19.809cm" svg:viewBox="0 0 790 790" svg:d="M395 790c104 0 206-42 280-116 74-73 115-174 115-278 0-105-41-206-115-280s-176-116-280-116c-105 0-205 42-279 116s-116 175-116 280c0 104 42 205 116 278 74 74 174 116 279 116z">
          <text:p/>
        </draw:path>
        <draw:path draw:style-name="gr18" draw:text-style-name="P14" draw:layer="layout" svg:width="0.789cm" svg:height="0.789cm" svg:x="93.008cm" svg:y="20.931cm" svg:viewBox="0 0 790 790" svg:d="M396 790c104 0 204-42 278-117 74-74 116-174 116-279 0-104-42-205-116-279s-174-115-278-115c-106 0-206 41-280 115s-116 175-116 279c0 105 42 205 116 279 74 75 174 117 280 117z">
          <text:p/>
        </draw:path>
        <draw:path draw:style-name="gr18" draw:text-style-name="P14" draw:layer="layout" svg:width="0.789cm" svg:height="0.789cm" svg:x="87.491cm" svg:y="22.225cm" svg:viewBox="0 0 790 790" svg:d="M395 790c105 0 205-42 279-116s116-174 116-279c0-104-42-206-116-280s-174-115-279-115-206 41-280 115-115 176-115 280c0 105 41 205 115 279s175 116 280 116z">
          <text:p/>
        </draw:path>
        <draw:path draw:style-name="gr18" draw:text-style-name="P14" draw:layer="layout" svg:width="0.788cm" svg:height="0.789cm" svg:x="89.09cm" svg:y="22.524cm" svg:viewBox="0 0 789 790" svg:d="M395 790c105 0 205-42 279-117 74-74 115-174 115-279 0-104-41-205-115-279s-174-115-279-115c-106 0-206 41-280 115s-115 175-115 279c0 105 41 205 115 279 74 75 174 117 280 117z">
          <text:p/>
        </draw:path>
        <draw:path draw:style-name="gr18" draw:text-style-name="P14" draw:layer="layout" svg:width="0.789cm" svg:height="0.789cm" svg:x="86.804cm" svg:y="20.063cm" svg:viewBox="0 0 790 790" svg:d="M395 790c105 0 205-41 279-115s116-175 116-279c0-105-42-205-116-279s-174-117-279-117c-104 0-206 43-280 117s-115 174-115 279c0 104 41 205 115 279s176 115 280 115z">
          <text:p/>
        </draw:path>
        <draw:path draw:style-name="gr18" draw:text-style-name="P14" draw:layer="layout" svg:width="0.789cm" svg:height="0.789cm" svg:x="87.17cm" svg:y="22.264cm" svg:viewBox="0 0 790 790" svg:d="M394 790c105 0 205-42 279-116 75-74 117-174 117-279s-42-206-117-280c-74-74-174-115-279-115-104 0-205 41-279 115s-115 175-115 280 41 205 115 279 175 116 279 116z">
          <text:p/>
        </draw:path>
        <draw:path draw:style-name="gr18" draw:text-style-name="P14" draw:layer="layout" svg:width="0.789cm" svg:height="0.788cm" svg:x="90.665cm" svg:y="22.207cm" svg:viewBox="0 0 790 789" svg:d="M395 789c105 0 205-41 279-115s116-174 116-279-42-206-116-280-174-115-279-115-206 41-279 115c-74 74-116 175-116 280s42 205 116 279c73 74 174 115 279 115z">
          <text:p/>
        </draw:path>
        <draw:path draw:style-name="gr19" draw:text-style-name="P15" draw:layer="layout" svg:width="0.789cm" svg:height="0.789cm" svg:x="87.799cm" svg:y="13.499cm" svg:viewBox="0 0 790 790" svg:d="M395 790c105 0 205-42 279-116s116-174 116-279-42-206-116-280c-74-73-174-115-279-115-104 0-205 42-279 115-75 74-116 175-116 280s41 205 116 279c74 74 175 116 279 116z">
          <text:p/>
        </draw:path>
        <draw:path draw:style-name="gr18" draw:text-style-name="P14" draw:layer="layout" svg:width="0.789cm" svg:height="0.789cm" svg:x="91.215cm" svg:y="22.494cm" svg:viewBox="0 0 790 790" svg:d="M395 790c104 0 205-43 279-117s116-174 116-279c0-104-42-205-116-279s-175-115-279-115c-105 0-205 41-279 115s-116 175-116 279c0 105 42 205 116 279s174 117 279 117z">
          <text:p/>
        </draw:path>
        <draw:path draw:style-name="gr19" draw:text-style-name="P15" draw:layer="layout" svg:width="0.788cm" svg:height="0.789cm" svg:x="87.006cm" svg:y="11.436cm" svg:viewBox="0 0 789 790" svg:d="M395 790c105 0 205-42 279-116s115-175 115-279c0-105-41-205-115-279s-174-116-279-116-205 42-279 116c-75 74-116 174-116 279 0 104 41 205 116 279 74 74 174 116 279 116z">
          <text:p/>
        </draw:path>
        <draw:path draw:style-name="gr18" draw:text-style-name="P14" draw:layer="layout" svg:width="0.789cm" svg:height="0.788cm" svg:x="89.182cm" svg:y="22.804cm" svg:viewBox="0 0 790 789" svg:d="M396 789c104 0 205-41 279-115 73-74 115-174 115-280 0-105-42-205-115-279-74-74-175-115-279-115-105 0-206 41-280 115s-116 174-116 279c0 106 42 206 116 280s175 115 280 115z">
          <text:p/>
        </draw:path>
        <draw:path draw:style-name="gr19" draw:text-style-name="P15" draw:layer="layout" svg:width="0.789cm" svg:height="0.789cm" svg:x="85.833cm" svg:y="16.824cm" svg:viewBox="0 0 790 790" svg:d="M394 790c106 0 206-42 280-116s116-174 116-279c0-104-42-205-116-280-74-74-174-115-280-115-104 0-205 41-279 115-74 75-115 176-115 280 0 105 41 205 115 279s175 116 279 116z">
          <text:p/>
        </draw:path>
        <draw:path draw:style-name="gr18" draw:text-style-name="P14" draw:layer="layout" svg:width="0.789cm" svg:height="0.789cm" svg:x="89.215cm" svg:y="22.541cm" svg:viewBox="0 0 790 790" svg:d="M396 790c104 0 204-41 278-116 74-74 116-175 116-279 0-105-42-205-116-279s-174-116-278-116c-105 0-206 42-280 116s-116 174-116 279c0 104 42 205 116 279 74 75 175 116 280 116z">
          <text:p/>
        </draw:path>
        <draw:path draw:style-name="gr18" draw:text-style-name="P14" draw:layer="layout" svg:width="0.789cm" svg:height="0.789cm" svg:x="88.564cm" svg:y="22.881cm" svg:viewBox="0 0 790 790" svg:d="M395 790c105 0 205-42 279-115 74-74 116-175 116-279 0-106-42-206-116-280s-174-116-279-116c-104 0-205 42-279 116-75 74-116 174-116 280 0 104 41 205 116 279 74 73 175 115 279 115z">
          <text:p/>
        </draw:path>
        <draw:path draw:style-name="gr18" draw:text-style-name="P14" draw:layer="layout" svg:width="0.789cm" svg:height="0.789cm" svg:x="91.362cm" svg:y="21.616cm" svg:viewBox="0 0 790 790" svg:d="M395 790c105 0 206-42 280-116s115-174 115-279c0-104-41-205-115-279-74-75-175-116-280-116s-205 41-279 116c-74 74-116 175-116 279 0 105 42 205 116 279s174 116 279 116z">
          <text:p/>
        </draw:path>
        <draw:path draw:style-name="gr20" draw:text-style-name="P16" draw:layer="layout" svg:width="0.788cm" svg:height="0.789cm" svg:x="91.492cm" svg:y="16.395cm" svg:viewBox="0 0 789 790" svg:d="M395 790c105 0 205-42 279-116s115-175 115-280c0-104-41-205-115-279s-174-115-279-115c-106 0-206 41-280 115s-115 175-115 279c0 105 41 206 115 280s174 116 280 116z">
          <text:p/>
        </draw:path>
        <draw:path draw:style-name="gr20" draw:text-style-name="P16" draw:layer="layout" svg:width="0.789cm" svg:height="0.789cm" svg:x="89.81cm" svg:y="17.328cm" svg:viewBox="0 0 790 790" svg:d="M394 790c106 0 206-41 280-115s116-174 116-280c0-105-42-205-116-279s-174-116-280-116c-104 0-205 42-279 116-73 74-115 174-115 279 0 106 42 206 115 280 74 74 175 115 279 115z">
          <text:p/>
        </draw:path>
        <draw:path draw:style-name="gr21" draw:text-style-name="P17" draw:layer="layout" svg:width="0.789cm" svg:height="0.789cm" svg:x="85.532cm" svg:y="22.392cm" svg:viewBox="0 0 790 790" svg:d="M394 790c105 0 205-41 279-115s117-175 117-279c0-105-43-205-117-279-74-75-174-117-279-117-104 0-205 42-279 117-73 74-115 174-115 279 0 104 42 205 115 279 74 74 175 115 279 115z">
          <text:p/>
        </draw:path>
        <draw:line draw:style-name="gr6" draw:text-style-name="P6" draw:layer="layout" svg:x1="84.623cm" svg:y1="27.42cm" svg:x2="84.623cm" svg:y2="10.414cm">
          <text:p/>
        </draw:line>
        <draw:line draw:style-name="gr6" draw:text-style-name="P6" draw:layer="layout" svg:x1="94.201cm" svg:y1="27.42cm" svg:x2="94.201cm" svg:y2="10.414cm">
          <text:p/>
        </draw:line>
        <draw:line draw:style-name="gr6" draw:text-style-name="P6" draw:layer="layout" svg:x1="84.623cm" svg:y1="27.42cm" svg:x2="94.201cm" svg:y2="27.42cm">
          <text:p/>
        </draw:line>
        <draw:line draw:style-name="gr6" draw:text-style-name="P6" draw:layer="layout" svg:x1="84.623cm" svg:y1="10.414cm" svg:x2="94.201cm" svg:y2="10.414cm">
          <text:p/>
        </draw:line>
        <draw:polygon draw:style-name="gr1" draw:text-style-name="P1" draw:layer="layout" svg:width="16.682cm" svg:height="14.964cm" svg:x="101.089cm" svg:y="11.435cm" svg:viewBox="0 0 16683 14965" draw:points="0,14965 16683,14965 16683,0 0,0">
          <text:p/>
        </draw:polygon>
        <draw:path draw:style-name="gr22" draw:text-style-name="P18" draw:layer="layout" svg:width="0.789cm" svg:height="0.789cm" svg:x="113.864cm" svg:y="15.648cm" svg:viewBox="0 0 790 790" svg:d="M396 790c104 0 205-42 279-116s115-175 115-280c0-104-41-204-115-278s-175-116-279-116c-105 0-205 42-279 116s-117 174-117 278c0 105 43 206 117 280s174 116 279 116z">
          <text:p/>
        </draw:path>
        <draw:path draw:style-name="gr22" draw:text-style-name="P18" draw:layer="layout" svg:width="0.788cm" svg:height="0.788cm" svg:x="110.016cm" svg:y="24.758cm" svg:viewBox="0 0 789 789" svg:d="M394 789c105 0 205-41 279-115 75-74 116-174 116-279s-41-205-116-279c-74-75-174-116-279-116s-205 41-279 116c-74 74-115 174-115 279s41 205 115 279 174 115 279 115z">
          <text:p/>
        </draw:path>
        <draw:path draw:style-name="gr22" draw:text-style-name="P18" draw:layer="layout" svg:width="0.789cm" svg:height="0.789cm" svg:x="102.085cm" svg:y="17.076cm" svg:viewBox="0 0 790 790" svg:d="M394 790c105 0 205-42 279-116 74-75 117-175 117-280 0-104-43-205-117-278-74-74-174-116-279-116-104 0-205 42-279 116-73 73-115 174-115 278 0 105 42 205 115 280 74 74 175 116 279 116z">
          <text:p/>
        </draw:path>
        <draw:path draw:style-name="gr22" draw:text-style-name="P18" draw:layer="layout" svg:width="0.789cm" svg:height="0.789cm" svg:x="112.423cm" svg:y="18.819cm" svg:viewBox="0 0 790 790" svg:d="M395 790c105 0 205-42 280-116 74-74 115-174 115-280 0-104-41-205-115-279-75-74-175-115-280-115s-205 41-279 115-116 175-116 279c0 106 42 206 116 280s174 116 279 116z">
          <text:p/>
        </draw:path>
        <draw:path draw:style-name="gr22" draw:text-style-name="P18" draw:layer="layout" svg:width="0.788cm" svg:height="0.789cm" svg:x="105.356cm" svg:y="13.97cm" svg:viewBox="0 0 789 790" svg:d="M394 790c105 0 205-41 280-115 74-75 115-176 115-280 0-105-41-205-115-279-75-74-175-116-280-116s-205 42-279 116-115 174-115 279c0 104 41 205 115 280 74 74 174 115 279 115z">
          <text:p/>
        </draw:path>
        <draw:path draw:style-name="gr22" draw:text-style-name="P18" draw:layer="layout" svg:width="0.789cm" svg:height="0.789cm" svg:x="110.706cm" svg:y="13.235cm" svg:viewBox="0 0 790 790" svg:d="M395 790c105 0 205-42 279-116s116-175 116-280c0-104-42-205-116-279-74-73-174-115-279-115-104 0-205 42-279 115-74 74-116 175-116 279 0 105 42 206 116 280s175 116 279 116z">
          <text:p/>
        </draw:path>
        <draw:path draw:style-name="gr22" draw:text-style-name="P18" draw:layer="layout" svg:width="0.789cm" svg:height="0.789cm" svg:x="113.989cm" svg:y="16.845cm" svg:viewBox="0 0 790 790" svg:d="M395 790c104 0 205-42 280-116 73-73 115-174 115-278 0-105-42-205-115-279-75-75-176-117-280-117-105 0-205 42-279 117-74 74-116 174-116 279 0 104 42 205 116 278 74 74 174 116 279 116z">
          <text:p/>
        </draw:path>
        <draw:path draw:style-name="gr22" draw:text-style-name="P18" draw:layer="layout" svg:width="0.789cm" svg:height="0.788cm" svg:x="107.045cm" svg:y="12.993cm" svg:viewBox="0 0 790 789" svg:d="M394 789c105 0 206-41 280-115s116-174 116-279-42-205-116-279-175-116-280-116c-104 0-204 42-278 116s-116 174-116 279 42 205 116 279 174 115 278 115z">
          <text:p/>
        </draw:path>
        <draw:path draw:style-name="gr22" draw:text-style-name="P18" draw:layer="layout" svg:width="0.789cm" svg:height="0.789cm" svg:x="105.923cm" svg:y="21.044cm" svg:viewBox="0 0 790 790" svg:d="M395 790c105 0 205-42 279-116 74-75 116-175 116-280 0-104-42-205-116-278-74-74-174-116-279-116s-205 42-279 116c-75 73-116 174-116 278 0 105 41 205 116 280 74 74 174 116 279 116z">
          <text:p/>
        </draw:path>
        <draw:path draw:style-name="gr22" draw:text-style-name="P18" draw:layer="layout" svg:width="0.789cm" svg:height="0.789cm" svg:x="103.771cm" svg:y="21.272cm" svg:viewBox="0 0 790 790" svg:d="M394 790c105 0 205-42 280-116 74-74 116-174 116-280 0-104-42-204-116-278-75-74-175-116-280-116-104 0-204 42-278 116s-116 174-116 278c0 106 42 206 116 280s174 116 278 116z">
          <text:p/>
        </draw:path>
        <draw:path draw:style-name="gr22" draw:text-style-name="P18" draw:layer="layout" svg:width="0.789cm" svg:height="0.789cm" svg:x="103.395cm" svg:y="16.174cm" svg:viewBox="0 0 790 790" svg:d="M396 790c104 0 205-42 279-116s115-175 115-279c0-105-41-205-115-279s-175-116-279-116c-105 0-206 42-280 116s-116 174-116 279c0 104 42 205 116 279s175 116 280 116z">
          <text:p/>
        </draw:path>
        <draw:path draw:style-name="gr22" draw:text-style-name="P18" draw:layer="layout" svg:width="0.788cm" svg:height="0.789cm" svg:x="105.443cm" svg:y="12.458cm" svg:viewBox="0 0 789 790" svg:d="M394 790c105 0 206-42 280-116s115-175 115-280-41-205-115-279-175-115-280-115-205 41-279 115-115 174-115 279 41 206 115 280 174 116 279 116z">
          <text:p/>
        </draw:path>
        <draw:path draw:style-name="gr22" draw:text-style-name="P18" draw:layer="layout" svg:width="0.789cm" svg:height="0.789cm" svg:x="110.183cm" svg:y="12.287cm" svg:viewBox="0 0 790 790" svg:d="M395 790c104 0 206-41 280-116 74-74 115-174 115-279s-41-205-115-279-176-116-280-116c-105 0-205 42-279 116s-116 174-116 279 42 205 116 279c74 75 174 116 279 116z">
          <text:p/>
        </draw:path>
        <draw:path draw:style-name="gr22" draw:text-style-name="P18" draw:layer="layout" svg:width="0.789cm" svg:height="0.789cm" svg:x="106.776cm" svg:y="15.784cm" svg:viewBox="0 0 790 790" svg:d="M394 790c105 0 205-42 279-116s117-174 117-279-43-206-117-279c-74-74-174-116-279-116-104 0-204 42-278 116-74 73-116 174-116 279s42 205 116 279 174 116 278 116z">
          <text:p/>
        </draw:path>
        <draw:path draw:style-name="gr22" draw:text-style-name="P18" draw:layer="layout" svg:width="0.789cm" svg:height="0.788cm" svg:x="106.826cm" svg:y="15.705cm" svg:viewBox="0 0 790 789" svg:d="M394 789c105 0 205-41 279-115 75-74 117-174 117-280 0-105-42-205-117-279-74-74-174-115-279-115-104 0-205 41-279 115s-115 174-115 279c0 106 41 206 115 280s175 115 279 115z">
          <text:p/>
        </draw:path>
        <draw:path draw:style-name="gr22" draw:text-style-name="P18" draw:layer="layout" svg:width="0.789cm" svg:height="0.789cm" svg:x="106.549cm" svg:y="19.122cm" svg:viewBox="0 0 790 790" svg:d="M396 790c104 0 205-42 279-116s115-174 115-279c0-104-41-205-115-280-74-74-175-115-279-115-105 0-206 41-280 115-74 75-116 176-116 280 0 105 42 205 116 279s175 116 280 116z">
          <text:p/>
        </draw:path>
        <draw:path draw:style-name="gr22" draw:text-style-name="P18" draw:layer="layout" svg:width="0.789cm" svg:height="0.789cm" svg:x="104.91cm" svg:y="18.503cm" svg:viewBox="0 0 790 790" svg:d="M396 790c105 0 205-42 279-116s115-174 115-279c0-104-41-204-115-278s-174-117-279-117-206 43-280 117-116 174-116 278c0 105 42 205 116 279s175 116 280 116z">
          <text:p/>
        </draw:path>
        <draw:path draw:style-name="gr22" draw:text-style-name="P18" draw:layer="layout" svg:width="0.789cm" svg:height="0.788cm" svg:x="105.864cm" svg:y="18.443cm" svg:viewBox="0 0 790 789" svg:d="M396 789c104 0 204-41 278-115s116-174 116-279-42-205-116-279c-74-75-174-116-278-116-105 0-205 41-280 116-74 74-116 174-116 279s42 205 116 279c75 74 175 115 280 115z">
          <text:p/>
        </draw:path>
        <draw:path draw:style-name="gr22" draw:text-style-name="P18" draw:layer="layout" svg:width="0.788cm" svg:height="0.789cm" svg:x="109.449cm" svg:y="13.094cm" svg:viewBox="0 0 789 790" svg:d="M394 790c106 0 206-42 280-117 74-74 115-174 115-279 0-104-41-205-115-279s-174-115-280-115c-105 0-205 41-279 115s-115 175-115 279c0 105 41 205 115 279 74 75 174 117 279 117z">
          <text:p/>
        </draw:path>
        <draw:path draw:style-name="gr23" draw:text-style-name="P19" draw:layer="layout" svg:width="0.789cm" svg:height="0.789cm" svg:x="115.987cm" svg:y="23.016cm" svg:viewBox="0 0 790 790" svg:d="M395 790c105 0 205-41 279-115s116-174 116-279-42-206-116-280-174-116-279-116c-104 0-206 42-280 116s-115 175-115 280 41 205 115 279 176 115 280 115z">
          <text:p/>
        </draw:path>
        <draw:path draw:style-name="gr22" draw:text-style-name="P18" draw:layer="layout" svg:width="0.789cm" svg:height="0.789cm" svg:x="110.85cm" svg:y="16.72cm" svg:viewBox="0 0 790 790" svg:d="M394 790c105 0 205-42 280-116 74-74 116-174 116-279 0-104-42-206-116-280-75-74-175-115-280-115-104 0-204 41-278 115s-116 176-116 280c0 105 42 205 116 279s174 116 278 116z">
          <text:p/>
        </draw:path>
        <draw:path draw:style-name="gr22" draw:text-style-name="P18" draw:layer="layout" svg:width="0.789cm" svg:height="0.789cm" svg:x="108.08cm" svg:y="13.022cm" svg:viewBox="0 0 790 790" svg:d="M395 790c105 0 205-43 279-117s116-174 116-279c0-104-42-205-116-279s-174-115-279-115c-104 0-206 41-280 115s-115 175-115 279c0 105 41 205 115 279s176 117 280 117z">
          <text:p/>
        </draw:path>
        <draw:path draw:style-name="gr22" draw:text-style-name="P18" draw:layer="layout" svg:width="0.789cm" svg:height="0.789cm" svg:x="105.945cm" svg:y="19.646cm" svg:viewBox="0 0 790 790" svg:d="M396 790c104 0 204-42 278-116s116-174 116-280c0-104-42-205-116-279s-174-115-278-115c-105 0-205 41-279 115s-117 175-117 279c0 106 43 206 117 280s174 116 279 116z">
          <text:p/>
        </draw:path>
        <draw:path draw:style-name="gr22" draw:text-style-name="P18" draw:layer="layout" svg:width="0.788cm" svg:height="0.789cm" svg:x="106.485cm" svg:y="16.858cm" svg:viewBox="0 0 789 790" svg:d="M395 790c105 0 205-41 279-115s115-175 115-279c0-105-41-205-115-279-74-75-174-117-279-117s-206 42-280 117c-74 74-115 174-115 279 0 104 41 205 115 279s175 115 280 115z">
          <text:p/>
        </draw:path>
        <draw:path draw:style-name="gr22" draw:text-style-name="P18" draw:layer="layout" svg:width="0.789cm" svg:height="0.789cm" svg:x="106.47cm" svg:y="18.483cm" svg:viewBox="0 0 790 790" svg:d="M395 790c105 0 205-42 279-116s116-174 116-279c0-104-42-205-116-279s-174-116-279-116-205 42-279 116-116 175-116 279c0 105 42 205 116 279s174 116 279 116z">
          <text:p/>
        </draw:path>
        <draw:path draw:style-name="gr23" draw:text-style-name="P19" draw:layer="layout" svg:width="0.789cm" svg:height="0.789cm" svg:x="106.723cm" svg:y="20.606cm" svg:viewBox="0 0 790 790" svg:d="M395 790c105 0 205-42 279-116s116-174 116-279c0-104-42-205-116-279s-174-116-279-116c-104 0-204 42-278 116-75 74-117 175-117 279 0 105 42 205 117 279 74 74 174 116 278 116z">
          <text:p/>
        </draw:path>
        <draw:line draw:style-name="gr6" draw:text-style-name="P6" draw:layer="layout" svg:x1="101.089cm" svg:y1="26.399cm" svg:x2="101.089cm" svg:y2="11.435cm">
          <text:p/>
        </draw:line>
        <draw:line draw:style-name="gr6" draw:text-style-name="P6" draw:layer="layout" svg:x1="117.771cm" svg:y1="26.399cm" svg:x2="117.771cm" svg:y2="11.435cm">
          <text:p/>
        </draw:line>
        <draw:line draw:style-name="gr6" draw:text-style-name="P6" draw:layer="layout" svg:x1="101.089cm" svg:y1="26.399cm" svg:x2="117.771cm" svg:y2="26.399cm">
          <text:p/>
        </draw:line>
        <draw:line draw:style-name="gr6" draw:text-style-name="P6" draw:layer="layout" svg:x1="101.089cm" svg:y1="11.435cm" svg:x2="117.771cm" svg:y2="11.435cm">
          <text:p/>
        </draw:line>
        <draw:polygon draw:style-name="gr1" draw:text-style-name="P1" draw:layer="layout" svg:width="16.682cm" svg:height="15.63cm" svg:x="121.108cm" svg:y="11.102cm" svg:viewBox="0 0 16683 15631" draw:points="0,15631 16683,15631 16683,0 0,0">
          <text:p/>
        </draw:polygon>
        <draw:path draw:style-name="gr24" draw:text-style-name="P20" draw:layer="layout" svg:width="0.789cm" svg:height="0.789cm" svg:x="132.429cm" svg:y="12.01cm" svg:viewBox="0 0 790 790" svg:d="M396 790c104 0 205-42 279-116s115-174 115-279c0-104-41-205-115-279s-175-116-279-116c-106 0-206 42-280 116s-116 175-116 279c0 105 42 205 116 279s174 116 280 116z">
          <text:p/>
        </draw:path>
        <draw:path draw:style-name="gr24" draw:text-style-name="P20" draw:layer="layout" svg:width="0.789cm" svg:height="0.788cm" svg:x="133.658cm" svg:y="14.481cm" svg:viewBox="0 0 790 789" svg:d="M394 789c105 0 205-41 279-115 75-74 117-174 117-279s-42-205-117-279c-74-75-174-116-279-116-104 0-205 41-279 116-74 74-115 174-115 279s41 205 115 279 175 115 279 115z">
          <text:p/>
        </draw:path>
        <draw:path draw:style-name="gr24" draw:text-style-name="P20" draw:layer="layout" svg:width="0.789cm" svg:height="0.789cm" svg:x="132.662cm" svg:y="14.114cm" svg:viewBox="0 0 790 790" svg:d="M396 790c104 0 205-42 279-116s115-174 115-280c0-104-41-205-115-279s-175-115-279-115c-105 0-205 41-279 115-75 74-117 175-117 279 0 106 42 206 117 280 74 74 174 116 279 116z">
          <text:p/>
        </draw:path>
        <draw:path draw:style-name="gr24" draw:text-style-name="P20" draw:layer="layout" svg:width="0.789cm" svg:height="0.789cm" svg:x="133.344cm" svg:y="14.956cm" svg:viewBox="0 0 790 790" svg:d="M395 790c105 0 205-41 279-115s116-175 116-280-42-205-116-279-174-116-279-116c-104 0-206 42-280 116s-115 174-115 279 41 206 115 280 176 115 280 115z">
          <text:p/>
        </draw:path>
        <draw:path draw:style-name="gr24" draw:text-style-name="P20" draw:layer="layout" svg:width="0.789cm" svg:height="0.789cm" svg:x="132.04cm" svg:y="13.831cm" svg:viewBox="0 0 790 790" svg:d="M395 790c104 0 204-42 278-117 75-74 117-174 117-279 0-104-42-205-117-279-74-74-174-115-278-115-105 0-205 41-279 115s-116 175-116 279c0 105 42 205 116 279 74 75 174 117 279 117z">
          <text:p/>
        </draw:path>
        <draw:path draw:style-name="gr25" draw:text-style-name="P21" draw:layer="layout" svg:width="0.789cm" svg:height="0.789cm" svg:x="128.375cm" svg:y="14.359cm" svg:viewBox="0 0 790 790" svg:d="M395 790c105 0 206-41 280-115s115-175 115-279c0-105-41-206-115-280s-175-116-280-116-205 42-279 116-116 175-116 280c0 104 42 205 116 279s174 115 279 115z">
          <text:p/>
        </draw:path>
        <draw:path draw:style-name="gr25" draw:text-style-name="P21" draw:layer="layout" svg:width="0.789cm" svg:height="0.788cm" svg:x="130.361cm" svg:y="15.089cm" svg:viewBox="0 0 790 789" svg:d="M396 789c104 0 205-41 279-115 73-74 115-174 115-279s-42-206-115-280c-74-74-175-115-279-115-105 0-205 41-279 115-75 74-117 175-117 280s42 205 117 279c74 74 174 115 279 115z">
          <text:p/>
        </draw:path>
        <draw:path draw:style-name="gr15" draw:text-style-name="P11" draw:layer="layout" svg:width="0.788cm" svg:height="0.789cm" svg:x="122.104cm" svg:y="15.364cm" svg:viewBox="0 0 789 790" svg:d="M394 790c106 0 206-42 280-116s115-174 115-278c0-105-41-205-115-279s-174-117-280-117c-105 0-205 43-279 117s-115 174-115 279c0 104 41 204 115 278s174 116 279 116z">
          <text:p/>
        </draw:path>
        <draw:path draw:style-name="gr7" draw:text-style-name="P7" draw:layer="layout" svg:width="0.789cm" svg:height="0.789cm" svg:x="136.005cm" svg:y="25.035cm" svg:viewBox="0 0 790 790" svg:d="M395 790c104 0 205-42 279-116 75-74 116-175 116-279 0-105-41-205-116-279-74-74-175-116-279-116-105 0-205 42-279 116s-116 174-116 279c0 104 42 205 116 279s174 116 279 116z">
          <text:p/>
        </draw:path>
        <draw:path draw:style-name="gr25" draw:text-style-name="P21" draw:layer="layout" svg:width="0.789cm" svg:height="0.789cm" svg:x="130.573cm" svg:y="14.793cm" svg:viewBox="0 0 790 790" svg:d="M395 790c104 0 205-41 279-115s116-176 116-280c0-105-42-205-116-279s-175-116-279-116c-105 0-205 42-279 116s-116 174-116 279c0 104 42 206 116 280s174 115 279 115z">
          <text:p/>
        </draw:path>
        <draw:line draw:style-name="gr6" draw:text-style-name="P6" draw:layer="layout" svg:x1="121.108cm" svg:y1="26.732cm" svg:x2="121.108cm" svg:y2="11.102cm">
          <text:p/>
        </draw:line>
        <draw:line draw:style-name="gr6" draw:text-style-name="P6" draw:layer="layout" svg:x1="137.79cm" svg:y1="26.732cm" svg:x2="137.79cm" svg:y2="11.102cm">
          <text:p/>
        </draw:line>
        <draw:line draw:style-name="gr6" draw:text-style-name="P6" draw:layer="layout" svg:x1="121.108cm" svg:y1="26.732cm" svg:x2="137.79cm" svg:y2="26.732cm">
          <text:p/>
        </draw:line>
        <draw:line draw:style-name="gr6" draw:text-style-name="P6" draw:layer="layout" svg:x1="121.108cm" svg:y1="11.102cm" svg:x2="137.79cm" svg:y2="11.102cm">
          <text:p/>
        </draw:line>
        <draw:polygon draw:style-name="gr1" draw:text-style-name="P1" draw:layer="layout" svg:width="15.071cm" svg:height="17.006cm" svg:x="141.932cm" svg:y="10.414cm" svg:viewBox="0 0 15072 17007" draw:points="0,17007 15072,17007 15072,0 0,0">
          <text:p/>
        </draw:polygon>
        <draw:path draw:style-name="gr26" draw:text-style-name="P22" draw:layer="layout" svg:width="0.789cm" svg:height="0.789cm" svg:x="144.679cm" svg:y="13.056cm" svg:viewBox="0 0 790 790" svg:d="M395 790c104 0 205-42 279-117 74-74 116-174 116-279 0-104-42-205-116-279s-175-115-279-115c-105 0-205 41-279 115s-116 175-116 279c0 105 42 205 116 279 74 75 174 117 279 117z">
          <text:p/>
        </draw:path>
        <draw:path draw:style-name="gr27" draw:text-style-name="P6" draw:layer="layout" svg:width="0.789cm" svg:height="0.789cm" svg:x="144.679cm" svg:y="13.056cm" svg:viewBox="0 0 790 790" svg:d="M395 790c104 0 205-42 279-117 74-74 116-174 116-279 0-104-42-205-116-279s-175-115-279-115c-105 0-205 41-279 115s-116 175-116 279c0 105 42 205 116 279 74 75 174 117 279 117z">
          <text:p/>
        </draw:path>
        <draw:path draw:style-name="gr28" draw:text-style-name="P22" draw:layer="layout" svg:width="0.788cm" svg:height="0.789cm" svg:x="149.959cm" svg:y="18.556cm" svg:viewBox="0 0 789 790" svg:d="M395 790c105 0 205-43 279-117s115-174 115-279c0-104-41-205-115-279s-174-115-279-115-205 41-280 115c-74 74-115 175-115 279 0 105 41 205 115 279 75 74 175 117 280 117z">
          <text:p/>
        </draw:path>
        <draw:path draw:style-name="gr28" draw:text-style-name="P22" draw:layer="layout" svg:width="0.788cm" svg:height="0.789cm" svg:x="155.353cm" svg:y="19.138cm" svg:viewBox="0 0 789 790" svg:d="M395 790c105 0 205-42 279-116s115-174 115-279c0-104-41-205-115-280-74-74-174-115-279-115s-206 41-280 115c-74 75-115 176-115 280 0 105 41 205 115 279s175 116 280 116z">
          <text:p/>
        </draw:path>
        <draw:path draw:style-name="gr28" draw:text-style-name="P22" draw:layer="layout" svg:width="0.789cm" svg:height="0.788cm" svg:x="146.175cm" svg:y="18.734cm" svg:viewBox="0 0 790 789" svg:d="M395 789c104 0 205-41 279-115s116-175 116-280-42-205-116-279-175-115-279-115c-105 0-205 41-279 115s-116 174-116 279 42 206 116 280 174 115 279 115z">
          <text:p/>
        </draw:path>
        <draw:path draw:style-name="gr28" draw:text-style-name="P22" draw:layer="layout" svg:width="0.789cm" svg:height="0.789cm" svg:x="147.154cm" svg:y="16.21cm" svg:viewBox="0 0 790 790" svg:d="M394 790c105 0 206-41 280-116 74-74 116-174 116-279s-42-205-116-279-175-116-280-116c-104 0-205 42-279 116s-115 174-115 279 41 205 115 279c74 75 175 116 279 116z">
          <text:p/>
        </draw:path>
        <draw:path draw:style-name="gr28" draw:text-style-name="P22" draw:layer="layout" svg:width="0.788cm" svg:height="0.79cm" svg:x="150.437cm" svg:y="25.609cm" svg:viewBox="0 0 789 791" svg:d="M394 791c106 0 206-43 280-117s115-174 115-279c0-104-41-205-115-279s-174-116-280-116c-105 0-205 42-279 116s-115 175-115 279c0 105 41 205 115 279s174 117 279 117z">
          <text:p/>
        </draw:path>
        <draw:path draw:style-name="gr28" draw:text-style-name="P22" draw:layer="layout" svg:width="0.789cm" svg:height="0.789cm" svg:x="145.724cm" svg:y="16.658cm" svg:viewBox="0 0 790 790" svg:d="M394 790c106 0 206-42 280-116s116-174 116-279c0-104-42-206-116-280s-174-115-280-115c-104 0-205 41-279 115s-115 176-115 280c0 105 41 205 115 279s175 116 279 116z">
          <text:p/>
        </draw:path>
        <draw:path draw:style-name="gr28" draw:text-style-name="P22" draw:layer="layout" svg:width="0.789cm" svg:height="0.789cm" svg:x="142.794cm" svg:y="18.269cm" svg:viewBox="0 0 790 790" svg:d="M395 790c105 0 205-42 279-116s116-174 116-279c0-104-42-206-116-280s-174-115-279-115c-104 0-206 41-280 115s-115 176-115 280c0 105 41 205 115 279s176 116 280 116z">
          <text:p/>
        </draw:path>
        <draw:path draw:style-name="gr28" draw:text-style-name="P22" draw:layer="layout" svg:width="0.789cm" svg:height="0.789cm" svg:x="152.839cm" svg:y="20.942cm" svg:viewBox="0 0 790 790" svg:d="M394 790c106 0 206-42 280-117 74-74 116-174 116-279 0-104-42-205-116-279s-174-115-280-115c-104 0-205 41-279 115s-115 175-115 279c0 105 41 205 115 279 74 75 175 117 279 117z">
          <text:p/>
        </draw:path>
        <draw:path draw:style-name="gr28" draw:text-style-name="P22" draw:layer="layout" svg:width="0.789cm" svg:height="0.788cm" svg:x="145.227cm" svg:y="13.209cm" svg:viewBox="0 0 790 789" svg:d="M395 789c105 0 205-41 279-115s116-175 116-280-42-205-116-279-174-115-279-115c-104 0-204 41-279 115-74 74-116 174-116 279s42 206 116 280c75 74 175 115 279 115z">
          <text:p/>
        </draw:path>
        <draw:path draw:style-name="gr28" draw:text-style-name="P22" draw:layer="layout" svg:width="0.789cm" svg:height="0.789cm" svg:x="153.527cm" svg:y="23.463cm" svg:viewBox="0 0 790 790" svg:d="M394 790c105 0 206-41 280-115s116-176 116-280c0-105-42-205-116-279s-175-116-280-116c-104 0-205 42-278 116-74 74-116 174-116 279 0 104 42 206 116 280 73 74 174 115 278 115z">
          <text:p/>
        </draw:path>
        <draw:path draw:style-name="gr28" draw:text-style-name="P22" draw:layer="layout" svg:width="0.789cm" svg:height="0.789cm" svg:x="145.784cm" svg:y="14.276cm" svg:viewBox="0 0 790 790" svg:d="M395 790c105 0 205-42 279-116 74-73 116-174 116-278 0-106-42-206-116-280s-174-116-279-116-206 42-280 116-115 174-115 280c0 104 41 205 115 278 74 74 175 116 280 116z">
          <text:p/>
        </draw:path>
        <draw:path draw:style-name="gr28" draw:text-style-name="P22" draw:layer="layout" svg:width="0.789cm" svg:height="0.789cm" svg:x="146.075cm" svg:y="15.086cm" svg:viewBox="0 0 790 790" svg:d="M395 790c105 0 205-41 279-115s116-175 116-279c0-105-42-206-116-280s-174-116-279-116c-104 0-204 42-278 116-75 74-117 175-117 280 0 104 42 205 117 279 74 74 174 115 278 115z">
          <text:p/>
        </draw:path>
        <draw:path draw:style-name="gr28" draw:text-style-name="P22" draw:layer="layout" svg:width="0.789cm" svg:height="0.789cm" svg:x="145.208cm" svg:y="16.166cm" svg:viewBox="0 0 790 790" svg:d="M396 790c104 0 205-42 278-116 74-74 116-175 116-279 0-105-42-205-116-279-73-74-174-116-278-116-105 0-205 42-280 116-74 74-116 174-116 279 0 104 42 205 116 279 75 74 175 116 280 116z">
          <text:p/>
        </draw:path>
        <draw:path draw:style-name="gr28" draw:text-style-name="P22" draw:layer="layout" svg:width="0.789cm" svg:height="0.788cm" svg:x="146.259cm" svg:y="22.974cm" svg:viewBox="0 0 790 789" svg:d="M394 789c105 0 205-41 279-115 75-74 117-174 117-279s-42-206-117-280c-74-74-174-115-279-115-104 0-205 41-279 115s-115 175-115 280 41 205 115 279 175 115 279 115z">
          <text:p/>
        </draw:path>
        <draw:path draw:style-name="gr28" draw:text-style-name="P22" draw:layer="layout" svg:width="0.789cm" svg:height="0.789cm" svg:x="143.553cm" svg:y="20.471cm" svg:viewBox="0 0 790 790" svg:d="M395 790c105 0 205-42 279-116s116-174 116-280c0-104-42-204-116-278s-174-116-279-116c-104 0-206 42-280 116s-115 174-115 278c0 106 41 206 115 280s176 116 280 116z">
          <text:p/>
        </draw:path>
        <draw:path draw:style-name="gr28" draw:text-style-name="P22" draw:layer="layout" svg:width="0.789cm" svg:height="0.788cm" svg:x="145.938cm" svg:y="19.291cm" svg:viewBox="0 0 790 789" svg:d="M396 789c104 0 204-41 278-115s116-174 116-279-42-205-116-279-174-116-278-116c-105 0-206 42-280 116s-116 174-116 279 42 205 116 279 175 115 280 115z">
          <text:p/>
        </draw:path>
        <draw:path draw:style-name="gr28" draw:text-style-name="P22" draw:layer="layout" svg:width="0.788cm" svg:height="0.789cm" svg:x="147.906cm" svg:y="18.038cm" svg:viewBox="0 0 789 790" svg:d="M394 790c105 0 205-42 280-116 74-74 115-174 115-280 0-104-41-205-115-279-75-74-175-115-280-115s-205 41-279 115-115 175-115 279c0 106 41 206 115 280s174 116 279 116z">
          <text:p/>
        </draw:path>
        <draw:path draw:style-name="gr28" draw:text-style-name="P22" draw:layer="layout" svg:width="0.788cm" svg:height="0.789cm" svg:x="150.726cm" svg:y="16.319cm" svg:viewBox="0 0 789 790" svg:d="M395 790c105 0 205-41 279-115 74-75 115-176 115-280 0-105-41-205-115-279s-174-116-279-116-205 42-280 116c-74 74-115 174-115 279 0 104 41 205 115 280 75 74 175 115 280 115z">
          <text:p/>
        </draw:path>
        <draw:path draw:style-name="gr28" draw:text-style-name="P22" draw:layer="layout" svg:width="0.789cm" svg:height="0.788cm" svg:x="145.08cm" svg:y="21.791cm" svg:viewBox="0 0 790 789" svg:d="M396 789c104 0 205-41 279-115 74-75 115-175 115-280s-41-205-115-279-175-115-279-115c-106 0-206 41-280 115s-116 174-116 279 42 205 116 280c74 74 174 115 280 115z">
          <text:p/>
        </draw:path>
        <draw:path draw:style-name="gr28" draw:text-style-name="P22" draw:layer="layout" svg:width="0.788cm" svg:height="0.789cm" svg:x="145.116cm" svg:y="21.172cm" svg:viewBox="0 0 789 790" svg:d="M395 790c105 0 205-42 279-116s115-174 115-280c0-104-41-205-115-279s-174-115-279-115-206 41-280 115-115 175-115 279c0 106 41 206 115 280s175 116 280 116z">
          <text:p/>
        </draw:path>
        <draw:path draw:style-name="gr29" draw:text-style-name="P23" draw:layer="layout" svg:width="0.789cm" svg:height="0.789cm" svg:x="154.352cm" svg:y="11.436cm" svg:viewBox="0 0 790 790" svg:d="M394 790c106 0 206-42 280-116s116-175 116-279c0-105-42-205-116-279s-174-116-280-116c-104 0-205 42-278 116-74 74-116 174-116 279 0 104 42 205 116 279 73 74 174 116 278 116z">
          <text:p/>
        </draw:path>
        <draw:path draw:style-name="gr28" draw:text-style-name="P22" draw:layer="layout" svg:width="0.789cm" svg:height="0.789cm" svg:x="152.809cm" svg:y="19.05cm" svg:viewBox="0 0 790 790" svg:d="M394 790c106 0 206-42 280-116s116-174 116-279c0-104-42-206-116-280s-174-115-280-115c-104 0-205 41-278 115-74 74-116 176-116 280 0 105 42 205 116 279 73 74 174 116 278 116z">
          <text:p/>
        </draw:path>
        <draw:path draw:style-name="gr29" draw:text-style-name="P23" draw:layer="layout" svg:width="0.789cm" svg:height="0.789cm" svg:x="153.622cm" svg:y="13.244cm" svg:viewBox="0 0 790 790" svg:d="M394 790c106 0 206-41 280-115s116-176 116-280c0-105-42-205-116-279s-174-116-280-116c-104 0-205 42-279 116s-115 174-115 279c0 104 41 206 115 280s175 115 279 115z">
          <text:p/>
        </draw:path>
        <draw:path draw:style-name="gr28" draw:text-style-name="P22" draw:layer="layout" svg:width="0.789cm" svg:height="0.789cm" svg:x="148.303cm" svg:y="24.285cm" svg:viewBox="0 0 790 790" svg:d="M395 790c105 0 205-41 279-115s116-176 116-280c0-105-42-205-116-279s-174-116-279-116c-104 0-206 42-280 116s-115 174-115 279c0 104 41 206 115 280s176 115 280 115z">
          <text:p/>
        </draw:path>
        <draw:path draw:style-name="gr29" draw:text-style-name="P23" draw:layer="layout" svg:width="0.789cm" svg:height="0.788cm" svg:x="150.464cm" svg:y="17.634cm" svg:viewBox="0 0 790 789" svg:d="M394 789c106 0 206-41 280-115s116-174 116-279-42-205-116-279c-74-75-174-116-280-116-104 0-205 41-279 116-74 74-115 174-115 279s41 205 115 279 175 115 279 115z">
          <text:p/>
        </draw:path>
        <draw:path draw:style-name="gr28" draw:text-style-name="P22" draw:layer="layout" svg:width="0.789cm" svg:height="0.789cm" svg:x="152.179cm" svg:y="17.297cm" svg:viewBox="0 0 790 790" svg:d="M396 790c104 0 205-42 279-116s115-174 115-280c0-104-41-205-115-279s-175-115-279-115c-106 0-206 41-280 115s-116 175-116 279c0 106 42 206 116 280s174 116 280 116z">
          <text:p/>
        </draw:path>
        <draw:path draw:style-name="gr28" draw:text-style-name="P22" draw:layer="layout" svg:width="0.789cm" svg:height="0.789cm" svg:x="150.483cm" svg:y="19.158cm" svg:viewBox="0 0 790 790" svg:d="M394 790c106 0 206-42 280-116s116-174 116-278c0-105-42-205-116-280-74-74-174-116-280-116-104 0-205 42-278 116-74 75-116 175-116 280 0 104 42 204 116 278 73 74 174 116 278 116z">
          <text:p/>
        </draw:path>
        <draw:line draw:style-name="gr6" draw:text-style-name="P6" draw:layer="layout" svg:x1="141.932cm" svg:y1="27.42cm" svg:x2="141.932cm" svg:y2="10.414cm">
          <text:p/>
        </draw:line>
        <draw:line draw:style-name="gr6" draw:text-style-name="P6" draw:layer="layout" svg:x1="157.003cm" svg:y1="27.42cm" svg:x2="157.003cm" svg:y2="10.414cm">
          <text:p/>
        </draw:line>
        <draw:line draw:style-name="gr6" draw:text-style-name="P6" draw:layer="layout" svg:x1="141.932cm" svg:y1="27.42cm" svg:x2="157.003cm" svg:y2="27.42cm">
          <text:p/>
        </draw:line>
        <draw:line draw:style-name="gr6" draw:text-style-name="P6" draw:layer="layout" svg:x1="141.932cm" svg:y1="10.414cm" svg:x2="157.003cm" svg:y2="10.414cm">
          <text:p/>
        </draw:line>
        <draw:polygon draw:style-name="gr1" draw:text-style-name="P1" draw:layer="layout" svg:width="16.682cm" svg:height="12.886cm" svg:x="161.145cm" svg:y="12.474cm" svg:viewBox="0 0 16683 12887" draw:points="0,12887 16683,12887 16683,0 0,0">
          <text:p/>
        </draw:polygon>
        <draw:path draw:style-name="gr19" draw:text-style-name="P15" draw:layer="layout" svg:width="0.789cm" svg:height="0.789cm" svg:x="162.455cm" svg:y="22.713cm" svg:viewBox="0 0 790 790" svg:d="M395 790c105 0 205-42 279-116s116-175 116-279c0-105-42-205-116-279s-174-116-279-116c-104 0-206 42-279 116-74 74-116 174-116 279 0 104 42 205 116 279 73 74 175 116 279 116z">
          <text:p/>
        </draw:path>
        <draw:path draw:style-name="gr19" draw:text-style-name="P15" draw:layer="layout" svg:width="0.788cm" svg:height="0.788cm" svg:x="162.362cm" svg:y="22.664cm" svg:viewBox="0 0 789 789" svg:d="M395 789c105 0 205-41 279-115s115-175 115-280-41-205-115-279-174-115-279-115c-106 0-206 41-280 115s-115 174-115 279 41 206 115 280 174 115 280 115z">
          <text:p/>
        </draw:path>
        <draw:path draw:style-name="gr19" draw:text-style-name="P15" draw:layer="layout" svg:width="0.789cm" svg:height="0.789cm" svg:x="162.307cm" svg:y="22.257cm" svg:viewBox="0 0 790 790" svg:d="M394 790c106 0 206-42 280-116s116-174 116-279c0-104-42-206-116-280s-174-115-280-115c-104 0-205 41-279 115s-115 176-115 280c0 105 41 205 115 279s175 116 279 116z">
          <text:p/>
        </draw:path>
        <draw:path draw:style-name="gr19" draw:text-style-name="P15" draw:layer="layout" svg:width="0.789cm" svg:height="0.789cm" svg:x="162.141cm" svg:y="22.603cm" svg:viewBox="0 0 790 790" svg:d="M394 790c105 0 206-42 280-116 74-75 116-175 116-280 0-104-42-204-116-278s-175-116-280-116c-104 0-205 42-279 116s-115 174-115 278c0 105 41 205 115 280 74 74 175 116 279 116z">
          <text:p/>
        </draw:path>
        <draw:path draw:style-name="gr19" draw:text-style-name="P15" draw:layer="layout" svg:width="0.789cm" svg:height="0.788cm" svg:x="163.208cm" svg:y="23.754cm" svg:viewBox="0 0 790 789" svg:d="M395 789c105 0 205-41 279-115s116-174 116-279-42-206-116-280-174-115-279-115-206 41-279 115c-74 74-116 175-116 280s42 205 116 279c73 74 174 115 279 115z">
          <text:p/>
        </draw:path>
        <draw:path draw:style-name="gr19" draw:text-style-name="P15" draw:layer="layout" svg:width="0.789cm" svg:height="0.789cm" svg:x="162.711cm" svg:y="23.05cm" svg:viewBox="0 0 790 790" svg:d="M396 790c104 0 205-41 279-115s115-175 115-279c0-105-41-206-115-280s-175-116-279-116c-105 0-205 42-279 116s-117 175-117 280c0 104 43 205 117 279s174 115 279 115z">
          <text:p/>
        </draw:path>
        <draw:path draw:style-name="gr19" draw:text-style-name="P15" draw:layer="layout" svg:width="0.789cm" svg:height="0.789cm" svg:x="162.329cm" svg:y="22.396cm" svg:viewBox="0 0 790 790" svg:d="M396 790c104 0 205-42 279-116s115-174 115-279c0-104-41-205-115-278-74-75-175-117-279-117-106 0-206 42-280 117-74 73-116 174-116 278 0 105 42 205 116 279s174 116 280 116z">
          <text:p/>
        </draw:path>
        <draw:path draw:style-name="gr19" draw:text-style-name="P15" draw:layer="layout" svg:width="0.788cm" svg:height="0.789cm" svg:x="162.363cm" svg:y="22.485cm" svg:viewBox="0 0 789 790" svg:d="M395 790c105 0 205-43 279-117s115-174 115-278c0-105-41-205-115-279s-174-116-279-116c-106 0-206 42-280 116s-115 174-115 279c0 104 41 204 115 278s174 117 280 117z">
          <text:p/>
        </draw:path>
        <draw:path draw:style-name="gr19" draw:text-style-name="P15" draw:layer="layout" svg:width="0.789cm" svg:height="0.789cm" svg:x="162.901cm" svg:y="22.54cm" svg:viewBox="0 0 790 790" svg:d="M395 790c104 0 205-42 280-117 74-74 115-174 115-279 0-104-41-205-115-279-75-74-176-115-280-115-105 0-205 41-279 115s-116 175-116 279c0 105 42 205 116 279 74 75 174 117 279 117z">
          <text:p/>
        </draw:path>
        <draw:path draw:style-name="gr2" draw:text-style-name="P2" draw:layer="layout" svg:width="0.789cm" svg:height="0.789cm" svg:x="176.043cm" svg:y="13.153cm" svg:viewBox="0 0 790 790" svg:d="M395 790c105 0 205-41 279-115 74-75 116-176 116-280 0-105-42-205-116-279s-174-116-279-116c-104 0-205 42-279 116-75 74-116 174-116 279 0 104 41 205 116 280 74 74 175 115 279 115z">
          <text:p/>
        </draw:path>
        <draw:path draw:style-name="gr19" draw:text-style-name="P15" draw:layer="layout" svg:width="0.789cm" svg:height="0.789cm" svg:x="163.374cm" svg:y="23.179cm" svg:viewBox="0 0 790 790" svg:d="M395 790c105 0 205-42 279-116s116-174 116-279c0-104-42-205-116-279-74-75-174-116-279-116s-205 41-280 116c-74 74-115 175-115 279 0 105 41 205 115 279 75 74 175 116 280 116z">
          <text:p/>
        </draw:path>
        <draw:path draw:style-name="gr19" draw:text-style-name="P15" draw:layer="layout" svg:width="0.789cm" svg:height="0.789cm" svg:x="162.684cm" svg:y="22.245cm" svg:viewBox="0 0 790 790" svg:d="M395 790c105 0 205-42 279-116s116-174 116-279c0-104-42-206-116-280-74-73-174-115-279-115-104 0-205 42-279 115-74 74-116 176-116 280 0 105 42 205 116 279s175 116 279 116z">
          <text:p/>
        </draw:path>
        <draw:path draw:style-name="gr19" draw:text-style-name="P15" draw:layer="layout" svg:width="0.789cm" svg:height="0.789cm" svg:x="162.762cm" svg:y="23.566cm" svg:viewBox="0 0 790 790" svg:d="M394 790c105 0 205-42 279-116s117-174 117-280c0-104-43-205-117-279s-174-115-279-115c-104 0-205 41-279 115s-115 175-115 279c0 106 41 206 115 280s175 116 279 116z">
          <text:p/>
        </draw:path>
        <draw:path draw:style-name="gr19" draw:text-style-name="P15" draw:layer="layout" svg:width="0.789cm" svg:height="0.789cm" svg:x="162.26cm" svg:y="23.212cm" svg:viewBox="0 0 790 790" svg:d="M394 790c106 0 206-42 280-116s116-174 116-279c0-104-42-205-116-279s-174-116-280-116c-104 0-205 42-278 116-74 74-116 175-116 279 0 105 42 205 116 279 73 74 174 116 278 116z">
          <text:p/>
        </draw:path>
        <draw:path draw:style-name="gr19" draw:text-style-name="P15" draw:layer="layout" svg:width="0.789cm" svg:height="0.789cm" svg:x="162.71cm" svg:y="23.892cm" svg:viewBox="0 0 790 790" svg:d="M395 790c105 0 205-42 279-116s116-174 116-279c0-104-42-205-116-280-74-74-174-115-279-115-104 0-205 41-279 115-74 75-116 176-116 280 0 105 42 205 116 279s175 116 279 116z">
          <text:p/>
        </draw:path>
        <draw:path draw:style-name="gr19" draw:text-style-name="P15" draw:layer="layout" svg:width="0.789cm" svg:height="0.789cm" svg:x="162.475cm" svg:y="22.505cm" svg:viewBox="0 0 790 790" svg:d="M395 790c105 0 205-41 279-116 74-74 116-175 116-279 0-105-42-205-116-279s-174-116-279-116c-104 0-205 42-279 116s-116 174-116 279c0 104 42 205 116 279 74 75 175 116 279 116z">
          <text:p/>
        </draw:path>
        <draw:path draw:style-name="gr19" draw:text-style-name="P15" draw:layer="layout" svg:width="0.789cm" svg:height="0.789cm" svg:x="163.293cm" svg:y="21.796cm" svg:viewBox="0 0 790 790" svg:d="M395 790c105 0 205-42 279-115 74-75 116-176 116-280 0-105-42-205-116-279s-174-116-279-116c-104 0-206 42-280 116s-115 174-115 279c0 104 41 205 115 280 74 73 176 115 280 115z">
          <text:p/>
        </draw:path>
        <draw:path draw:style-name="gr19" draw:text-style-name="P15" draw:layer="layout" svg:width="0.788cm" svg:height="0.789cm" svg:x="162.374cm" svg:y="23.098cm" svg:viewBox="0 0 789 790" svg:d="M395 790c105 0 205-42 279-116s115-174 115-279c0-104-41-204-115-279-74-74-174-116-279-116-106 0-206 42-280 116-74 75-115 175-115 279 0 105 41 205 115 279s174 116 280 116z">
          <text:p/>
        </draw:path>
        <draw:path draw:style-name="gr19" draw:text-style-name="P15" draw:layer="layout" svg:width="0.789cm" svg:height="0.789cm" svg:x="163.172cm" svg:y="21.681cm" svg:viewBox="0 0 790 790" svg:d="M396 790c104 0 205-43 279-117 73-74 115-174 115-279 0-104-42-205-115-279-74-74-175-115-279-115-106 0-206 41-280 115s-116 175-116 279c0 105 42 205 116 279s174 117 280 117z">
          <text:p/>
        </draw:path>
        <draw:path draw:style-name="gr19" draw:text-style-name="P15" draw:layer="layout" svg:width="0.789cm" svg:height="0.789cm" svg:x="162.554cm" svg:y="23.713cm" svg:viewBox="0 0 790 790" svg:d="M396 790c104 0 204-42 278-116s116-174 116-279-42-206-116-280-174-115-278-115c-105 0-205 41-280 115-74 74-116 175-116 280s42 205 116 279c75 74 175 116 280 116z">
          <text:p/>
        </draw:path>
        <draw:path draw:style-name="gr19" draw:text-style-name="P15" draw:layer="layout" svg:width="0.789cm" svg:height="0.789cm" svg:x="163.42cm" svg:y="21.896cm" svg:viewBox="0 0 790 790" svg:d="M395 790c105 0 205-41 279-115s116-176 116-280c0-105-42-205-116-279s-174-116-279-116c-104 0-205 42-279 116-75 74-116 174-116 279 0 104 41 206 116 280 74 74 175 115 279 115z">
          <text:p/>
        </draw:path>
        <draw:path draw:style-name="gr19" draw:text-style-name="P15" draw:layer="layout" svg:width="0.789cm" svg:height="0.789cm" svg:x="163.023cm" svg:y="23.839cm" svg:viewBox="0 0 790 790" svg:d="M395 790c105 0 206-42 280-116s115-174 115-279c0-104-41-206-115-280s-175-115-280-115-205 41-279 115-116 176-116 280c0 105 42 205 116 279s174 116 279 116z">
          <text:p/>
        </draw:path>
        <draw:path draw:style-name="gr19" draw:text-style-name="P15" draw:layer="layout" svg:width="0.789cm" svg:height="0.789cm" svg:x="162.231cm" svg:y="23.404cm" svg:viewBox="0 0 790 790" svg:d="M394 790c106 0 206-42 280-115 74-75 116-176 116-280 0-105-42-205-116-279s-174-116-280-116c-104 0-205 42-279 116s-115 174-115 279c0 104 41 205 115 280 74 73 175 115 279 115z">
          <text:p/>
        </draw:path>
        <draw:path draw:style-name="gr19" draw:text-style-name="P15" draw:layer="layout" svg:width="0.789cm" svg:height="0.789cm" svg:x="163.112cm" svg:y="21.724cm" svg:viewBox="0 0 790 790" svg:d="M395 790c105 0 206-42 280-117 74-74 115-174 115-279 0-104-41-205-115-279s-175-115-280-115-205 41-279 115-116 175-116 279c0 105 42 205 116 279 74 75 174 117 279 117z">
          <text:p/>
        </draw:path>
        <draw:line draw:style-name="gr6" draw:text-style-name="P6" draw:layer="layout" svg:x1="161.145cm" svg:y1="25.36cm" svg:x2="161.145cm" svg:y2="12.474cm">
          <text:p/>
        </draw:line>
        <draw:line draw:style-name="gr6" draw:text-style-name="P6" draw:layer="layout" svg:x1="177.827cm" svg:y1="25.36cm" svg:x2="177.827cm" svg:y2="12.474cm">
          <text:p/>
        </draw:line>
        <draw:line draw:style-name="gr6" draw:text-style-name="P6" draw:layer="layout" svg:x1="161.145cm" svg:y1="25.36cm" svg:x2="177.827cm" svg:y2="25.36cm">
          <text:p/>
        </draw:line>
        <draw:line draw:style-name="gr6" draw:text-style-name="P6" draw:layer="layout" svg:x1="161.145cm" svg:y1="12.474cm" svg:x2="177.827cm" svg:y2="12.474cm">
          <text:p/>
        </draw:line>
        <draw:polygon draw:style-name="gr1" draw:text-style-name="P1" draw:layer="layout" svg:width="13.674cm" svg:height="17.006cm" svg:x="182.668cm" svg:y="10.414cm" svg:viewBox="0 0 13675 17007" draw:points="0,17007 13675,17007 13675,0 0,0">
          <text:p/>
        </draw:polygon>
        <draw:path draw:style-name="gr30" draw:text-style-name="P24" draw:layer="layout" svg:width="0.789cm" svg:height="0.789cm" svg:x="189.88cm" svg:y="13.415cm" svg:viewBox="0 0 790 790" svg:d="M394 790c106 0 206-42 280-116s116-174 116-279-42-206-116-280-174-115-280-115c-104 0-205 41-278 115-74 74-116 175-116 280s42 205 116 279c73 74 174 116 278 116z">
          <text:p/>
        </draw:path>
        <draw:path draw:style-name="gr31" draw:text-style-name="P6" draw:layer="layout" svg:width="0.789cm" svg:height="0.789cm" svg:x="189.88cm" svg:y="13.415cm" svg:viewBox="0 0 790 790" svg:d="M394 790c106 0 206-42 280-116s116-174 116-279-42-206-116-280-174-115-280-115c-104 0-205 41-278 115-74 74-116 175-116 280s42 205 116 279c73 74 174 116 278 116z">
          <text:p/>
        </draw:path>
        <draw:path draw:style-name="gr4" draw:text-style-name="P4" draw:layer="layout" svg:width="0.788cm" svg:height="0.789cm" svg:x="192.594cm" svg:y="25.304cm" svg:viewBox="0 0 789 790" svg:d="M395 790c105 0 205-42 279-116s115-174 115-279-41-206-115-280-174-115-279-115-205 41-279 115c-75 74-116 175-116 280s41 205 116 279c74 74 174 116 279 116z">
          <text:p/>
        </draw:path>
        <draw:path draw:style-name="gr32" draw:text-style-name="P24" draw:layer="layout" svg:width="0.789cm" svg:height="0.789cm" svg:x="190.507cm" svg:y="13.803cm" svg:viewBox="0 0 790 790" svg:d="M395 790c104 0 206-43 280-117s115-174 115-279c0-104-41-205-115-279s-176-115-280-115c-105 0-205 41-279 115s-116 175-116 279c0 105 42 205 116 279s174 117 279 117z">
          <text:p/>
        </draw:path>
        <draw:path draw:style-name="gr32" draw:text-style-name="P24" draw:layer="layout" svg:width="0.789cm" svg:height="0.789cm" svg:x="184.07cm" svg:y="13.879cm" svg:viewBox="0 0 790 790" svg:d="M395 790c104 0 205-42 279-117 75-74 116-174 116-279 0-104-41-205-116-279-74-74-175-115-279-115-105 0-205 41-279 115s-116 175-116 279c0 105 42 205 116 279 74 75 174 117 279 117z">
          <text:p/>
        </draw:path>
        <draw:path draw:style-name="gr4" draw:text-style-name="P4" draw:layer="layout" svg:width="0.789cm" svg:height="0.789cm" svg:x="193.964cm" svg:y="24.989cm" svg:viewBox="0 0 790 790" svg:d="M395 790c105 0 205-42 279-116 74-75 116-175 116-280 0-104-42-205-116-279s-174-115-279-115c-104 0-205 41-279 115s-116 175-116 279c0 105 42 205 116 280 74 74 175 116 279 116z">
          <text:p/>
        </draw:path>
        <draw:path draw:style-name="gr10" draw:text-style-name="P4" draw:layer="layout" svg:width="0.789cm" svg:height="0.789cm" svg:x="192.475cm" svg:y="19.774cm" svg:viewBox="0 0 790 790" svg:d="M395 790c105 0 205-42 279-116s116-174 116-278c0-106-42-206-116-280s-174-116-279-116c-104 0-206 42-280 116s-115 174-115 280c0 104 41 204 115 278s176 116 280 116z">
          <text:p/>
        </draw:path>
        <draw:path draw:style-name="gr11" draw:text-style-name="P6" draw:layer="layout" svg:width="0.789cm" svg:height="0.789cm" svg:x="192.475cm" svg:y="19.774cm" svg:viewBox="0 0 790 790" svg:d="M395 790c105 0 205-42 279-116s116-174 116-278c0-106-42-206-116-280s-174-116-279-116c-104 0-206 42-280 116s-115 174-115 280c0 104 41 204 115 278s176 116 280 116z">
          <text:p/>
        </draw:path>
        <draw:path draw:style-name="gr32" draw:text-style-name="P24" draw:layer="layout" svg:width="0.789cm" svg:height="0.789cm" svg:x="188.971cm" svg:y="15.586cm" svg:viewBox="0 0 790 790" svg:d="M394 790c105 0 206-41 280-115s116-176 116-280c0-105-42-205-116-279s-175-116-280-116c-104 0-205 42-279 116s-115 174-115 279c0 104 41 206 115 280s175 115 279 115z">
          <text:p/>
        </draw:path>
        <draw:path draw:style-name="gr4" draw:text-style-name="P4" draw:layer="layout" svg:width="0.789cm" svg:height="0.789cm" svg:x="194.808cm" svg:y="22.648cm" svg:viewBox="0 0 790 790" svg:d="M395 790c105 0 205-41 279-115s116-176 116-280c0-105-42-205-116-279s-174-116-279-116c-104 0-206 42-280 116s-115 174-115 279c0 104 41 206 115 280s176 115 280 115z">
          <text:p/>
        </draw:path>
        <draw:path draw:style-name="gr32" draw:text-style-name="P24" draw:layer="layout" svg:width="0.789cm" svg:height="0.789cm" svg:x="189.145cm" svg:y="14.201cm" svg:viewBox="0 0 790 790" svg:d="M395 790c105 0 205-42 279-116s116-174 116-279c0-106-42-206-116-280s-174-115-279-115-205 41-279 115-116 174-116 280c0 105 42 205 116 279s174 116 279 116z">
          <text:p/>
        </draw:path>
        <draw:path draw:style-name="gr32" draw:text-style-name="P24" draw:layer="layout" svg:width="0.789cm" svg:height="0.789cm" svg:x="190.68cm" svg:y="13.723cm" svg:viewBox="0 0 790 790" svg:d="M394 790c106 0 206-42 280-116s116-174 116-279c0-104-42-205-116-278-74-75-174-117-280-117-104 0-205 42-279 117-73 73-115 174-115 278 0 105 42 205 115 279 74 74 175 116 279 116z">
          <text:p/>
        </draw:path>
        <draw:path draw:style-name="gr32" draw:text-style-name="P24" draw:layer="layout" svg:width="0.789cm" svg:height="0.788cm" svg:x="183.413cm" svg:y="14.582cm" svg:viewBox="0 0 790 789" svg:d="M395 789c104 0 205-42 279-116s116-174 116-279-42-205-116-279-175-115-279-115c-105 0-205 41-279 115s-116 174-116 279 42 205 116 279 174 116 279 116z">
          <text:p/>
        </draw:path>
        <draw:path draw:style-name="gr32" draw:text-style-name="P24" draw:layer="layout" svg:width="0.789cm" svg:height="0.789cm" svg:x="186.635cm" svg:y="15.36cm" svg:viewBox="0 0 790 790" svg:d="M395 790c104 0 206-41 280-115s115-175 115-279c0-105-41-205-115-279s-176-117-280-117c-105 0-205 43-279 117s-116 174-116 279c0 104 42 205 116 279s174 115 279 115z">
          <text:p/>
        </draw:path>
        <draw:path draw:style-name="gr32" draw:text-style-name="P24" draw:layer="layout" svg:width="0.789cm" svg:height="0.789cm" svg:x="186.546cm" svg:y="16.548cm" svg:viewBox="0 0 790 790" svg:d="M394 790c105 0 205-42 280-115 74-74 116-175 116-279 0-106-42-206-116-280-75-74-175-116-280-116-104 0-205 42-279 116s-115 174-115 280c0 104 41 205 115 279 74 73 175 115 279 115z">
          <text:p/>
        </draw:path>
        <draw:path draw:style-name="gr32" draw:text-style-name="P24" draw:layer="layout" svg:width="0.788cm" svg:height="0.789cm" svg:x="187.424cm" svg:y="16.154cm" svg:viewBox="0 0 789 790" svg:d="M394 790c105 0 206-43 280-117s115-174 115-279c0-104-41-205-115-279s-175-115-280-115-205 41-279 115-115 175-115 279c0 105 41 205 115 279s174 117 279 117z">
          <text:p/>
        </draw:path>
        <draw:path draw:style-name="gr4" draw:text-style-name="P4" draw:layer="layout" svg:width="0.789cm" svg:height="0.79cm" svg:x="190.256cm" svg:y="25.609cm" svg:viewBox="0 0 790 791" svg:d="M396 791c104 0 205-43 279-117 73-74 115-174 115-279 0-104-42-205-115-279-74-74-175-116-279-116-105 0-205 42-279 116-75 74-117 175-117 279 0 105 42 205 117 279 74 74 174 117 279 117z">
          <text:p/>
        </draw:path>
        <draw:path draw:style-name="gr32" draw:text-style-name="P24" draw:layer="layout" svg:width="0.789cm" svg:height="0.789cm" svg:x="190.499cm" svg:y="15.992cm" svg:viewBox="0 0 790 790" svg:d="M395 790c104 0 205-42 279-116s116-174 116-278c0-105-42-205-116-280-74-74-175-116-279-116-105 0-205 42-279 116-74 75-116 175-116 280 0 104 42 204 116 278s174 116 279 116z">
          <text:p/>
        </draw:path>
        <draw:path draw:style-name="gr32" draw:text-style-name="P24" draw:layer="layout" svg:width="0.789cm" svg:height="0.789cm" svg:x="185.574cm" svg:y="14.668cm" svg:viewBox="0 0 790 790" svg:d="M395 790c104 0 205-42 279-117 74-74 116-174 116-279s-42-205-116-279-175-115-279-115c-105 0-205 41-279 115s-116 174-116 279 42 205 116 279c74 75 174 117 279 117z">
          <text:p/>
        </draw:path>
        <draw:path draw:style-name="gr32" draw:text-style-name="P24" draw:layer="layout" svg:width="0.789cm" svg:height="0.789cm" svg:x="185.206cm" svg:y="14.672cm" svg:viewBox="0 0 790 790" svg:d="M395 790c105 0 205-42 279-117 74-74 116-174 116-279 0-104-42-205-116-279s-174-115-279-115-206 41-280 115-115 175-115 279c0 105 41 205 115 279 74 75 175 117 280 117z">
          <text:p/>
        </draw:path>
        <draw:path draw:style-name="gr32" draw:text-style-name="P24" draw:layer="layout" svg:width="0.789cm" svg:height="0.789cm" svg:x="187.617cm" svg:y="17.705cm" svg:viewBox="0 0 790 790" svg:d="M395 790c105 0 205-41 279-115s116-175 116-279c0-105-42-205-116-279s-174-117-279-117c-106 0-206 43-280 117s-115 174-115 279c0 104 41 205 115 279s174 115 280 115z">
          <text:p/>
        </draw:path>
        <draw:path draw:style-name="gr32" draw:text-style-name="P24" draw:layer="layout" svg:width="0.789cm" svg:height="0.789cm" svg:x="186.657cm" svg:y="13.987cm" svg:viewBox="0 0 790 790" svg:d="M395 790c105 0 206-42 280-116s115-175 115-280c0-104-41-205-115-279s-175-115-280-115-205 41-279 115-116 175-116 279c0 105 42 206 116 280s174 116 279 116z">
          <text:p/>
        </draw:path>
        <draw:path draw:style-name="gr32" draw:text-style-name="P24" draw:layer="layout" svg:width="0.789cm" svg:height="0.789cm" svg:x="188.995cm" svg:y="15.819cm" svg:viewBox="0 0 790 790" svg:d="M395 790c105 0 206-42 280-116s115-174 115-279-41-205-115-279-175-116-280-116-205 42-279 116-116 174-116 279 42 205 116 279 174 116 279 116z">
          <text:p/>
        </draw:path>
        <draw:path draw:style-name="gr32" draw:text-style-name="P24" draw:layer="layout" svg:width="0.789cm" svg:height="0.789cm" svg:x="187.388cm" svg:y="11.436cm" svg:viewBox="0 0 790 790" svg:d="M395 790c104 0 206-42 280-116s115-175 115-279c0-105-41-205-115-279s-176-116-280-116c-105 0-205 42-279 116s-116 174-116 279c0 104 42 205 116 279s174 116 279 116z">
          <text:p/>
        </draw:path>
        <draw:path draw:style-name="gr32" draw:text-style-name="P24" draw:layer="layout" svg:width="0.789cm" svg:height="0.789cm" svg:x="185.096cm" svg:y="13.875cm" svg:viewBox="0 0 790 790" svg:d="M394 790c106 0 206-42 280-117 74-74 116-174 116-279 0-104-42-205-116-279s-174-115-280-115c-104 0-204 41-278 115s-116 175-116 279c0 105 42 205 116 279 74 75 174 117 278 117z">
          <text:p/>
        </draw:path>
        <draw:path draw:style-name="gr32" draw:text-style-name="P24" draw:layer="layout" svg:width="0.789cm" svg:height="0.789cm" svg:x="184.446cm" svg:y="14.501cm" svg:viewBox="0 0 790 790" svg:d="M396 790c104 0 205-42 279-116s115-174 115-279c0-104-41-205-115-279s-175-116-279-116c-106 0-206 42-280 116s-116 175-116 279c0 105 42 205 116 279s174 116 280 116z">
          <text:p/>
        </draw:path>
        <draw:path draw:style-name="gr32" draw:text-style-name="P24" draw:layer="layout" svg:width="0.789cm" svg:height="0.789cm" svg:x="185.313cm" svg:y="14.699cm" svg:viewBox="0 0 790 790" svg:d="M395 790c105 0 205-42 279-116 74-75 116-175 116-280 0-104-42-205-116-279s-174-115-279-115c-104 0-206 41-280 115s-115 175-115 279c0 105 41 205 115 280 74 74 176 116 280 116z">
          <text:p/>
        </draw:path>
        <draw:path draw:style-name="gr32" draw:text-style-name="P24" draw:layer="layout" svg:width="0.789cm" svg:height="0.789cm" svg:x="189.17cm" svg:y="15.73cm" svg:viewBox="0 0 790 790" svg:d="M396 790c104 0 205-41 279-115s115-175 115-280-41-205-115-279-175-116-279-116c-106 0-206 42-280 116s-116 174-116 279 42 206 116 280 174 115 280 115z">
          <text:p/>
        </draw:path>
        <draw:path draw:style-name="gr32" draw:text-style-name="P24" draw:layer="layout" svg:width="0.789cm" svg:height="0.788cm" svg:x="188.801cm" svg:y="16.668cm" svg:viewBox="0 0 790 789" svg:d="M395 789c104 0 205-41 279-115 75-74 116-174 116-279s-41-206-116-280c-74-74-175-115-279-115-105 0-205 41-279 115s-116 175-116 280 42 205 116 279 174 115 279 115z">
          <text:p/>
        </draw:path>
        <draw:path draw:style-name="gr32" draw:text-style-name="P24" draw:layer="layout" svg:width="0.789cm" svg:height="0.789cm" svg:x="186.319cm" svg:y="12.584cm" svg:viewBox="0 0 790 790" svg:d="M395 790c105 0 205-42 279-116s116-174 116-280c0-104-42-205-116-279s-174-115-279-115c-104 0-205 41-279 115-75 74-116 175-116 279 0 106 41 206 116 280 74 74 175 116 279 116z">
          <text:p/>
        </draw:path>
        <draw:path draw:style-name="gr32" draw:text-style-name="P24" draw:layer="layout" svg:width="0.789cm" svg:height="0.789cm" svg:x="186.723cm" svg:y="12.483cm" svg:viewBox="0 0 790 790" svg:d="M394 790c106 0 206-41 280-115s116-176 116-280c0-105-42-205-116-279s-174-116-280-116c-104 0-205 42-279 116s-115 174-115 279c0 104 41 206 115 280s175 115 279 115z">
          <text:p/>
        </draw:path>
        <draw:path draw:style-name="gr32" draw:text-style-name="P24" draw:layer="layout" svg:width="0.789cm" svg:height="0.789cm" svg:x="187.628cm" svg:y="13.377cm" svg:viewBox="0 0 790 790" svg:d="M396 790c104 0 205-42 279-116s115-174 115-280c0-104-41-205-115-279s-175-115-279-115c-106 0-206 41-280 115s-116 175-116 279c0 106 42 206 116 280s174 116 280 116z">
          <text:p/>
        </draw:path>
        <draw:line draw:style-name="gr6" draw:text-style-name="P6" draw:layer="layout" svg:x1="182.668cm" svg:y1="27.42cm" svg:x2="182.668cm" svg:y2="10.414cm">
          <text:p/>
        </draw:line>
        <draw:line draw:style-name="gr6" draw:text-style-name="P6" draw:layer="layout" svg:x1="196.342cm" svg:y1="27.42cm" svg:x2="196.342cm" svg:y2="10.414cm">
          <text:p/>
        </draw:line>
        <draw:line draw:style-name="gr6" draw:text-style-name="P6" draw:layer="layout" svg:x1="182.668cm" svg:y1="27.42cm" svg:x2="196.342cm" svg:y2="27.42cm">
          <text:p/>
        </draw:line>
        <draw:line draw:style-name="gr6" draw:text-style-name="P6" draw:layer="layout" svg:x1="182.668cm" svg:y1="10.414cm" svg:x2="196.342cm" svg:y2="10.414cm">
          <text:p/>
        </draw:line>
        <draw:polygon draw:style-name="gr1" draw:text-style-name="P1" draw:layer="layout" svg:width="12.872cm" svg:height="17.007cm" svg:x="2.901cm" svg:y="30.822cm" svg:viewBox="0 0 12873 17008" draw:points="0,17008 12873,17008 12873,0 0,0">
          <text:p/>
        </draw:polygon>
        <draw:path draw:style-name="gr33" draw:text-style-name="P25" draw:layer="layout" svg:width="0.789cm" svg:height="0.789cm" svg:x="14.306cm" svg:y="46.017cm" svg:viewBox="0 0 790 790" svg:d="M395 790c105 0 205-42 279-116 74-73 116-174 116-278 0-105-42-205-116-279-74-75-174-117-279-117-104 0-206 42-280 117-74 74-115 174-115 279 0 104 41 205 115 278 74 74 176 116 280 116z">
          <text:p/>
        </draw:path>
        <draw:path draw:style-name="gr23" draw:text-style-name="P19" draw:layer="layout" svg:width="0.788cm" svg:height="0.789cm" svg:x="4.573cm" svg:y="37.104cm" svg:viewBox="0 0 789 790" svg:d="M394 790c105 0 206-42 280-116 74-73 115-174 115-278 0-106-41-206-115-280s-175-116-280-116-205 42-279 116-115 174-115 280c0 104 41 205 115 278 74 74 174 116 279 116z">
          <text:p/>
        </draw:path>
        <draw:path draw:style-name="gr23" draw:text-style-name="P19" draw:layer="layout" svg:width="0.789cm" svg:height="0.788cm" svg:x="5.878cm" svg:y="37.736cm" svg:viewBox="0 0 790 789" svg:d="M396 789c104 0 205-41 279-115s115-174 115-280c0-105-41-205-115-279s-175-115-279-115c-105 0-205 41-279 115s-117 174-117 279c0 106 43 206 117 280s174 115 279 115z">
          <text:p/>
        </draw:path>
        <draw:path draw:style-name="gr23" draw:text-style-name="P19" draw:layer="layout" svg:width="0.789cm" svg:height="0.789cm" svg:x="9.555cm" svg:y="37.49cm" svg:viewBox="0 0 790 790" svg:d="M396 790c104 0 205-42 279-117 74-74 115-174 115-279 0-104-41-205-115-278-74-74-175-116-279-116-106 0-206 42-280 116-74 73-116 174-116 278 0 105 42 205 116 279 74 75 174 117 280 117z">
          <text:p/>
        </draw:path>
        <draw:path draw:style-name="gr23" draw:text-style-name="P19" draw:layer="layout" svg:width="0.789cm" svg:height="0.789cm" svg:x="4.695cm" svg:y="36.834cm" svg:viewBox="0 0 790 790" svg:d="M394 790c106 0 206-42 280-116s116-175 116-280c0-104-42-205-116-279s-174-115-280-115c-104 0-205 41-279 115-73 74-115 175-115 279 0 105 42 206 115 280 74 74 175 116 279 116z">
          <text:p/>
        </draw:path>
        <draw:path draw:style-name="gr23" draw:text-style-name="P19" draw:layer="layout" svg:width="0.789cm" svg:height="0.789cm" svg:x="8.566cm" svg:y="35.165cm" svg:viewBox="0 0 790 790" svg:d="M395 790c105 0 206-42 280-117 74-74 115-174 115-279 0-104-41-204-115-278s-175-116-280-116-205 42-279 116-116 174-116 278c0 105 42 205 116 279 74 75 174 117 279 117z">
          <text:p/>
        </draw:path>
        <draw:path draw:style-name="gr23" draw:text-style-name="P19" draw:layer="layout" svg:width="0.789cm" svg:height="0.789cm" svg:x="7.253cm" svg:y="38.565cm" svg:viewBox="0 0 790 790" svg:d="M395 790c105 0 205-41 279-115s116-175 116-280-42-205-116-279-174-116-279-116c-104 0-206 42-279 116-74 74-116 174-116 279s42 206 116 280c73 74 175 115 279 115z">
          <text:p/>
        </draw:path>
        <draw:path draw:style-name="gr23" draw:text-style-name="P19" draw:layer="layout" svg:width="0.789cm" svg:height="0.788cm" svg:x="9.684cm" svg:y="34.568cm" svg:viewBox="0 0 790 789" svg:d="M396 789c104 0 205-41 278-115 74-74 116-174 116-280 0-105-42-205-116-279-73-74-174-115-278-115-105 0-205 41-280 115-74 74-116 174-116 279 0 106 42 206 116 280 75 74 175 115 280 115z">
          <text:p/>
        </draw:path>
        <draw:path draw:style-name="gr23" draw:text-style-name="P19" draw:layer="layout" svg:width="0.789cm" svg:height="0.788cm" svg:x="6.877cm" svg:y="37.844cm" svg:viewBox="0 0 790 789" svg:d="M395 789c104 0 205-41 280-115 74-74 115-174 115-279 0-106-41-206-115-280-75-74-176-115-280-115-105 0-205 41-279 115s-116 174-116 280c0 105 42 205 116 279s174 115 279 115z">
          <text:p/>
        </draw:path>
        <draw:path draw:style-name="gr23" draw:text-style-name="P19" draw:layer="layout" svg:width="0.789cm" svg:height="0.788cm" svg:x="9.512cm" svg:y="35.188cm" svg:viewBox="0 0 790 789" svg:d="M395 789c105 0 205-41 279-115 74-75 116-175 116-280s-42-205-116-279-174-115-279-115-206 41-280 115-115 174-115 279 41 205 115 280c74 74 175 115 280 115z">
          <text:p/>
        </draw:path>
        <draw:path draw:style-name="gr23" draw:text-style-name="P19" draw:layer="layout" svg:width="0.789cm" svg:height="0.789cm" svg:x="9.788cm" svg:y="33.814cm" svg:viewBox="0 0 790 790" svg:d="M395 790c105 0 205-42 279-116s116-174 116-280c0-104-42-205-116-279-74-73-174-115-279-115-104 0-205 42-279 115-74 74-116 175-116 279 0 106 42 206 116 280s175 116 279 116z">
          <text:p/>
        </draw:path>
        <draw:path draw:style-name="gr23" draw:text-style-name="P19" draw:layer="layout" svg:width="0.789cm" svg:height="0.789cm" svg:x="11.705cm" svg:y="40.165cm" svg:viewBox="0 0 790 790" svg:d="M395 790c104 0 206-42 280-116s115-174 115-279-41-205-115-279-176-116-280-116c-105 0-205 42-279 116s-116 174-116 279 42 205 116 279 174 116 279 116z">
          <text:p/>
        </draw:path>
        <draw:path draw:style-name="gr23" draw:text-style-name="P19" draw:layer="layout" svg:width="0.789cm" svg:height="0.789cm" svg:x="8.24cm" svg:y="33.428cm" svg:viewBox="0 0 790 790" svg:d="M396 790c104 0 205-42 279-116s115-174 115-279c0-104-41-205-115-279s-175-116-279-116c-105 0-205 42-279 116s-117 175-117 279c0 105 43 205 117 279s174 116 279 116z">
          <text:p/>
        </draw:path>
        <draw:path draw:style-name="gr23" draw:text-style-name="P19" draw:layer="layout" svg:width="0.789cm" svg:height="0.788cm" svg:x="9.95cm" svg:y="39.98cm" svg:viewBox="0 0 790 789" svg:d="M394 789c105 0 205-41 279-115 75-75 117-175 117-280s-42-205-117-279c-74-74-174-115-279-115-104 0-205 41-279 115s-115 174-115 279 41 205 115 280c74 74 175 115 279 115z">
          <text:p/>
        </draw:path>
        <draw:path draw:style-name="gr23" draw:text-style-name="P19" draw:layer="layout" svg:width="0.789cm" svg:height="0.789cm" svg:x="8.308cm" svg:y="33.202cm" svg:viewBox="0 0 790 790" svg:d="M394 790c105 0 205-42 279-116 74-73 117-174 117-278 0-105-43-206-117-280s-174-116-279-116c-104 0-205 42-279 116s-115 175-115 280c0 104 41 205 115 278 74 74 175 116 279 116z">
          <text:p/>
        </draw:path>
        <draw:path draw:style-name="gr23" draw:text-style-name="P19" draw:layer="layout" svg:width="0.789cm" svg:height="0.789cm" svg:x="3.579cm" svg:y="35.725cm" svg:viewBox="0 0 790 790" svg:d="M395 790c104 0 205-42 279-116s116-174 116-279c0-104-42-205-116-280-74-74-175-115-279-115-105 0-205 41-279 115-74 75-116 176-116 280 0 105 42 205 116 279s174 116 279 116z">
          <text:p/>
        </draw:path>
        <draw:path draw:style-name="gr23" draw:text-style-name="P19" draw:layer="layout" svg:width="0.789cm" svg:height="0.789cm" svg:x="7.977cm" svg:y="38.758cm" svg:viewBox="0 0 790 790" svg:d="M396 790c104 0 205-42 279-116s115-174 115-279c0-104-41-206-115-280s-175-115-279-115c-106 0-206 41-280 115s-116 176-116 280c0 105 42 205 116 279s174 116 280 116z">
          <text:p/>
        </draw:path>
        <draw:path draw:style-name="gr23" draw:text-style-name="P19" draw:layer="layout" svg:width="0.789cm" svg:height="0.789cm" svg:x="8.328cm" svg:y="32.733cm" svg:viewBox="0 0 790 790" svg:d="M395 790c104 0 205-43 278-117 75-74 117-174 117-278 0-105-42-205-117-279-73-74-174-116-278-116-105 0-205 42-279 116s-116 174-116 279c0 104 42 204 116 278s174 117 279 117z">
          <text:p/>
        </draw:path>
        <draw:path draw:style-name="gr34" draw:text-style-name="P19" draw:layer="layout" svg:width="0.789cm" svg:height="0.788cm" svg:x="8.578cm" svg:y="32.313cm" svg:viewBox="0 0 790 789" svg:d="M395 789c105 0 206-41 280-115s115-174 115-279c0-106-41-206-115-280s-175-115-280-115-205 41-279 115-116 174-116 280c0 105 42 205 116 279s174 115 279 115z">
          <text:p/>
        </draw:path>
        <draw:path draw:style-name="gr35" draw:text-style-name="P6" draw:layer="layout" svg:width="0.789cm" svg:height="0.788cm" svg:x="8.578cm" svg:y="32.313cm" svg:viewBox="0 0 790 789" svg:d="M395 789c105 0 206-41 280-115s115-174 115-279c0-106-41-206-115-280s-175-115-280-115-205 41-279 115-116 174-116 280c0 105 42 205 116 279s174 115 279 115z">
          <text:p/>
        </draw:path>
        <draw:path draw:style-name="gr23" draw:text-style-name="P19" draw:layer="layout" svg:width="0.789cm" svg:height="0.789cm" svg:x="4.963cm" svg:y="37.396cm" svg:viewBox="0 0 790 790" svg:d="M396 790c104 0 205-42 279-116s115-174 115-279c0-104-41-205-115-279s-175-116-279-116c-105 0-205 42-280 116-74 74-116 175-116 279 0 105 42 205 116 279 75 74 175 116 280 116z">
          <text:p/>
        </draw:path>
        <draw:path draw:style-name="gr23" draw:text-style-name="P19" draw:layer="layout" svg:width="0.789cm" svg:height="0.789cm" svg:x="6.438cm" svg:y="31.845cm" svg:viewBox="0 0 790 790" svg:d="M396 790c104 0 205-42 279-116s115-174 115-279-41-205-115-279c-74-75-175-116-279-116-105 0-206 41-280 116-74 74-116 174-116 279s42 205 116 279 175 116 280 116z">
          <text:p/>
        </draw:path>
        <draw:path draw:style-name="gr23" draw:text-style-name="P19" draw:layer="layout" svg:width="0.789cm" svg:height="0.789cm" svg:x="11.617cm" svg:y="38.221cm" svg:viewBox="0 0 790 790" svg:d="M394 790c105 0 206-43 280-117s116-174 116-279c0-104-42-205-116-279-74-73-175-115-280-115-104 0-205 42-279 115-74 74-115 175-115 279 0 105 41 205 115 279s175 117 279 117z">
          <text:p/>
        </draw:path>
        <draw:path draw:style-name="gr23" draw:text-style-name="P19" draw:layer="layout" svg:width="0.789cm" svg:height="0.789cm" svg:x="10.258cm" svg:y="35.429cm" svg:viewBox="0 0 790 790" svg:d="M395 790c105 0 205-42 279-116s116-174 116-280c0-104-42-205-116-279s-174-115-279-115-206 41-280 115-115 175-115 279c0 106 41 206 115 280s175 116 280 116z">
          <text:p/>
        </draw:path>
        <draw:path draw:style-name="gr23" draw:text-style-name="P19" draw:layer="layout" svg:width="0.789cm" svg:height="0.789cm" svg:x="8.844cm" svg:y="38.298cm" svg:viewBox="0 0 790 790" svg:d="M395 790c105 0 205-42 279-117 74-74 116-174 116-279s-42-205-116-279-174-115-279-115c-104 0-206 41-280 115s-115 174-115 279 41 205 115 279c74 75 176 117 280 117z">
          <text:p/>
        </draw:path>
        <draw:line draw:style-name="gr6" draw:text-style-name="P6" draw:layer="layout" svg:x1="2.901cm" svg:y1="47.829cm" svg:x2="2.901cm" svg:y2="30.822cm">
          <text:p/>
        </draw:line>
        <draw:line draw:style-name="gr6" draw:text-style-name="P6" draw:layer="layout" svg:x1="15.773cm" svg:y1="47.829cm" svg:x2="15.773cm" svg:y2="30.822cm">
          <text:p/>
        </draw:line>
        <draw:line draw:style-name="gr6" draw:text-style-name="P6" draw:layer="layout" svg:x1="2.901cm" svg:y1="47.829cm" svg:x2="15.773cm" svg:y2="47.829cm">
          <text:p/>
        </draw:line>
        <draw:line draw:style-name="gr6" draw:text-style-name="P6" draw:layer="layout" svg:x1="2.901cm" svg:y1="30.822cm" svg:x2="15.773cm" svg:y2="30.822cm">
          <text:p/>
        </draw:line>
        <draw:polygon draw:style-name="gr1" draw:text-style-name="P1" draw:layer="layout" svg:width="11.803cm" svg:height="17.007cm" svg:x="23.454cm" svg:y="30.822cm" svg:viewBox="0 0 11804 17008" draw:points="0,17008 11804,17008 11804,0 0,0">
          <text:p/>
        </draw:polygon>
        <draw:path draw:style-name="gr36" draw:text-style-name="P26" draw:layer="layout" svg:width="0.79cm" svg:height="0.789cm" svg:x="31.125cm" svg:y="42.171cm" svg:viewBox="0 0 791 790" svg:d="M396 790c104 0 204-43 278-117s117-174 117-278c0-105-43-205-117-279s-174-116-278-116c-105 0-205 42-279 116s-117 174-117 279c0 104 43 204 117 278s174 117 279 117z">
          <text:p/>
        </draw:path>
        <draw:path draw:style-name="gr36" draw:text-style-name="P26" draw:layer="layout" svg:width="0.788cm" svg:height="0.789cm" svg:x="29.811cm" svg:y="32.381cm" svg:viewBox="0 0 789 790" svg:d="M394 790c105 0 206-42 280-116 74-73 115-174 115-278 0-106-41-206-115-280s-175-116-280-116-205 42-279 116-115 174-115 280c0 104 41 205 115 278 74 74 174 116 279 116z">
          <text:p/>
        </draw:path>
        <draw:path draw:style-name="gr36" draw:text-style-name="P26" draw:layer="layout" svg:width="0.789cm" svg:height="0.788cm" svg:x="30.909cm" svg:y="45.49cm" svg:viewBox="0 0 790 789" svg:d="M395 789c105 0 205-41 279-115 74-75 116-175 116-280s-42-205-116-279-174-115-279-115c-104 0-206 41-280 115s-115 174-115 279 41 205 115 280c74 74 176 115 280 115z">
          <text:p/>
        </draw:path>
        <draw:path draw:style-name="gr36" draw:text-style-name="P26" draw:layer="layout" svg:width="0.789cm" svg:height="0.788cm" svg:x="31.168cm" svg:y="45.477cm" svg:viewBox="0 0 790 789" svg:d="M394 789c105 0 205-41 279-115 75-75 117-175 117-280s-42-205-117-279c-74-74-174-115-279-115-104 0-205 41-279 115s-115 174-115 279 41 205 115 280c74 74 175 115 279 115z">
          <text:p/>
        </draw:path>
        <draw:path draw:style-name="gr36" draw:text-style-name="P26" draw:layer="layout" svg:width="0.789cm" svg:height="0.789cm" svg:x="29.184cm" svg:y="32.972cm" svg:viewBox="0 0 790 790" svg:d="M396 790c104 0 204-42 278-116s116-175 116-280c0-104-42-204-116-278s-174-116-278-116c-106 0-206 42-280 116s-116 174-116 278c0 105 42 206 116 280s174 116 280 116z">
          <text:p/>
        </draw:path>
        <draw:path draw:style-name="gr36" draw:text-style-name="P26" draw:layer="layout" svg:width="0.789cm" svg:height="0.789cm" svg:x="29.89cm" svg:y="32.007cm" svg:viewBox="0 0 790 790" svg:d="M395 790c105 0 206-42 280-117 73-73 115-174 115-278 0-105-42-205-115-279-74-74-175-116-280-116s-205 42-279 116-116 174-116 279c0 104 42 205 116 278 74 75 174 117 279 117z">
          <text:p/>
        </draw:path>
        <draw:path draw:style-name="gr36" draw:text-style-name="P26" draw:layer="layout" svg:width="0.789cm" svg:height="0.789cm" svg:x="31.372cm" svg:y="35.062cm" svg:viewBox="0 0 790 790" svg:d="M395 790c104 0 206-42 279-116 74-74 116-174 116-279 0-104-42-205-116-278-73-74-175-117-279-117-105 0-205 43-279 117-74 73-116 174-116 278 0 105 42 205 116 279s174 116 279 116z">
          <text:p/>
        </draw:path>
        <draw:path draw:style-name="gr36" draw:text-style-name="P26" draw:layer="layout" svg:width="0.789cm" svg:height="0.789cm" svg:x="31.876cm" svg:y="46.017cm" svg:viewBox="0 0 790 790" svg:d="M396 790c104 0 205-42 279-116 73-73 115-174 115-278 0-105-42-205-115-279-74-75-175-117-279-117-105 0-205 42-279 117-74 74-117 174-117 279 0 104 43 205 117 278 74 74 174 116 279 116z">
          <text:p/>
        </draw:path>
        <draw:path draw:style-name="gr36" draw:text-style-name="P26" draw:layer="layout" svg:width="0.789cm" svg:height="0.789cm" svg:x="30.014cm" svg:y="44.301cm" svg:viewBox="0 0 790 790" svg:d="M396 790c104 0 204-42 278-116s116-174 116-279c0-104-42-206-116-280s-174-115-278-115c-106 0-206 41-280 115s-116 176-116 280c0 105 42 205 116 279s174 116 280 116z">
          <text:p/>
        </draw:path>
        <draw:path draw:style-name="gr36" draw:text-style-name="P26" draw:layer="layout" svg:width="0.788cm" svg:height="0.789cm" svg:x="30.604cm" svg:y="45.653cm" svg:viewBox="0 0 789 790" svg:d="M394 790c105 0 206-41 280-115s115-175 115-280-41-205-115-279-175-116-280-116-205 42-279 116-115 174-115 279 41 206 115 280 174 115 279 115z">
          <text:p/>
        </draw:path>
        <draw:path draw:style-name="gr36" draw:text-style-name="P26" draw:layer="layout" svg:width="0.788cm" svg:height="0.789cm" svg:x="28.835cm" svg:y="33.023cm" svg:viewBox="0 0 789 790" svg:d="M394 790c105 0 205-42 279-116 75-74 116-174 116-280 0-104-41-205-116-279-74-74-174-115-279-115s-205 41-279 115-115 175-115 279c0 106 41 206 115 280s174 116 279 116z">
          <text:p/>
        </draw:path>
        <draw:path draw:style-name="gr36" draw:text-style-name="P26" draw:layer="layout" svg:width="0.789cm" svg:height="0.789cm" svg:x="29.702cm" svg:y="31.845cm" svg:viewBox="0 0 790 790" svg:d="M395 790c104 0 205-42 280-116 74-74 115-174 115-279s-41-205-115-279c-75-75-176-116-280-116-105 0-205 41-279 116-74 74-116 174-116 279s42 205 116 279 174 116 279 116z">
          <text:p/>
        </draw:path>
        <draw:path draw:style-name="gr36" draw:text-style-name="P26" draw:layer="layout" svg:width="0.789cm" svg:height="0.789cm" svg:x="30.66cm" svg:y="40.266cm" svg:viewBox="0 0 790 790" svg:d="M394 790c106 0 206-42 280-116s116-174 116-279-42-205-116-279-174-116-280-116c-104 0-205 42-279 116s-115 174-115 279 41 205 115 279 175 116 279 116z">
          <text:p/>
        </draw:path>
        <draw:path draw:style-name="gr36" draw:text-style-name="P26" draw:layer="layout" svg:width="0.789cm" svg:height="0.789cm" svg:x="31.975cm" svg:y="41.28cm" svg:viewBox="0 0 790 790" svg:d="M394 790c105 0 205-41 279-115 75-74 117-175 117-279 0-105-42-205-117-279-74-75-174-117-279-117-104 0-205 42-279 117-74 74-115 174-115 279 0 104 41 205 115 279s175 115 279 115z">
          <text:p/>
        </draw:path>
        <draw:path draw:style-name="gr36" draw:text-style-name="P26" draw:layer="layout" svg:width="0.789cm" svg:height="0.789cm" svg:x="24.043cm" svg:y="33.788cm" svg:viewBox="0 0 790 790" svg:d="M395 790c104 0 205-41 279-115s116-175 116-280-42-205-116-279-175-116-279-116c-105 0-205 42-279 116s-116 174-116 279 42 206 116 280 174 115 279 115z">
          <text:p/>
        </draw:path>
        <draw:path draw:style-name="gr36" draw:text-style-name="P26" draw:layer="layout" svg:width="0.789cm" svg:height="0.789cm" svg:x="32.974cm" svg:y="35.053cm" svg:viewBox="0 0 790 790" svg:d="M394 790c105 0 206-42 280-116s116-174 116-279c0-104-42-205-116-279s-175-116-280-116-205 42-279 116-115 175-115 279c0 105 41 205 115 279s174 116 279 116z">
          <text:p/>
        </draw:path>
        <draw:path draw:style-name="gr36" draw:text-style-name="P26" draw:layer="layout" svg:width="0.789cm" svg:height="0.789cm" svg:x="31.577cm" svg:y="41.608cm" svg:viewBox="0 0 790 790" svg:d="M396 790c104 0 205-42 279-115 74-74 115-176 115-280 0-105-41-205-115-279s-175-116-279-116c-106 0-206 42-280 116s-116 174-116 279c0 104 42 206 116 280 74 73 174 115 280 115z">
          <text:p/>
        </draw:path>
        <draw:path draw:style-name="gr36" draw:text-style-name="P26" draw:layer="layout" svg:width="0.789cm" svg:height="0.789cm" svg:x="29.798cm" svg:y="38.733cm" svg:viewBox="0 0 790 790" svg:d="M395 790c104 0 205-42 279-116s116-174 116-279c0-104-42-206-116-280s-175-115-279-115c-105 0-205 41-279 115s-116 176-116 280c0 105 42 205 116 279s174 116 279 116z">
          <text:p/>
        </draw:path>
        <draw:path draw:style-name="gr36" draw:text-style-name="P26" draw:layer="layout" svg:width="0.789cm" svg:height="0.789cm" svg:x="28.771cm" svg:y="41.064cm" svg:viewBox="0 0 790 790" svg:d="M395 790c104 0 205-42 279-116s116-174 116-279-42-206-116-280c-74-73-175-115-279-115-105 0-205 42-279 115-74 74-116 175-116 280s42 205 116 279 174 116 279 116z">
          <text:p/>
        </draw:path>
        <draw:path draw:style-name="gr36" draw:text-style-name="P26" draw:layer="layout" svg:width="0.789cm" svg:height="0.789cm" svg:x="33.879cm" svg:y="36.866cm" svg:viewBox="0 0 790 790" svg:d="M395 790c105 0 206-42 280-115 74-74 115-176 115-280 0-105-41-205-115-279s-175-116-280-116-205 42-279 116-116 174-116 279c0 104 42 206 116 280 74 73 174 115 279 115z">
          <text:p/>
        </draw:path>
        <draw:path draw:style-name="gr36" draw:text-style-name="P26" draw:layer="layout" svg:width="0.789cm" svg:height="0.789cm" svg:x="31.147cm" svg:y="40.05cm" svg:viewBox="0 0 790 790" svg:d="M394 790c105 0 205-42 279-116 74-73 117-175 117-279 0-105-43-205-117-279s-174-116-279-116c-104 0-205 42-278 116-74 74-116 174-116 279 0 104 42 206 116 279 73 74 174 116 278 116z">
          <text:p/>
        </draw:path>
        <draw:path draw:style-name="gr36" draw:text-style-name="P26" draw:layer="layout" svg:width="0.789cm" svg:height="0.789cm" svg:x="30.761cm" svg:y="38.196cm" svg:viewBox="0 0 790 790" svg:d="M395 790c105 0 205-41 279-115s116-175 116-279c0-105-42-205-116-279s-174-117-279-117-206 43-280 117-115 174-115 279c0 104 41 205 115 279s175 115 280 115z">
          <text:p/>
        </draw:path>
        <draw:path draw:style-name="gr36" draw:text-style-name="P26" draw:layer="layout" svg:width="0.789cm" svg:height="0.789cm" svg:x="31.857cm" svg:y="38.881cm" svg:viewBox="0 0 790 790" svg:d="M395 790c105 0 205-42 279-116s116-174 116-279c0-104-42-205-116-280-74-74-174-115-279-115-104 0-205 41-279 115-75 75-116 176-116 280 0 105 41 205 116 279 74 74 175 116 279 116z">
          <text:p/>
        </draw:path>
        <draw:path draw:style-name="gr36" draw:text-style-name="P26" draw:layer="layout" svg:width="0.789cm" svg:height="0.788cm" svg:x="29.544cm" svg:y="39.441cm" svg:viewBox="0 0 790 789" svg:d="M395 789c105 0 205-41 279-115s116-174 116-279c0-106-42-206-116-280s-174-115-279-115c-104 0-205 41-278 115-74 74-117 174-117 280 0 105 43 205 117 279 73 74 174 115 278 115z">
          <text:p/>
        </draw:path>
        <draw:line draw:style-name="gr6" draw:text-style-name="P6" draw:layer="layout" svg:x1="23.454cm" svg:y1="47.829cm" svg:x2="23.454cm" svg:y2="30.822cm">
          <text:p/>
        </draw:line>
        <draw:line draw:style-name="gr6" draw:text-style-name="P6" draw:layer="layout" svg:x1="35.257cm" svg:y1="47.829cm" svg:x2="35.257cm" svg:y2="30.822cm">
          <text:p/>
        </draw:line>
        <draw:line draw:style-name="gr6" draw:text-style-name="P6" draw:layer="layout" svg:x1="23.454cm" svg:y1="47.829cm" svg:x2="35.257cm" svg:y2="47.829cm">
          <text:p/>
        </draw:line>
        <draw:line draw:style-name="gr6" draw:text-style-name="P6" draw:layer="layout" svg:x1="23.454cm" svg:y1="30.822cm" svg:x2="35.257cm" svg:y2="30.822cm">
          <text:p/>
        </draw:line>
        <draw:polygon draw:style-name="gr1" draw:text-style-name="P1" draw:layer="layout" svg:width="14.501cm" svg:height="17.007cm" svg:x="42.124cm" svg:y="30.822cm" svg:viewBox="0 0 14502 17008" draw:points="0,17008 14502,17008 14502,0 0,0">
          <text:p/>
        </draw:polygon>
        <draw:path draw:style-name="gr37" draw:text-style-name="P27" draw:layer="layout" svg:width="0.789cm" svg:height="0.789cm" svg:x="46.924cm" svg:y="34.317cm" svg:viewBox="0 0 790 790" svg:d="M395 790c104 0 205-43 279-117 74-73 116-174 116-278 0-105-42-205-116-279s-175-116-279-116c-105 0-205 42-279 116s-116 174-116 279c0 104 42 205 116 278 74 74 174 117 279 117z">
          <text:p/>
        </draw:path>
        <draw:path draw:style-name="gr37" draw:text-style-name="P27" draw:layer="layout" svg:width="0.789cm" svg:height="0.789cm" svg:x="44.144cm" svg:y="37.901cm" svg:viewBox="0 0 790 790" svg:d="M396 790c104 0 205-41 279-115 73-74 115-175 115-279 0-106-42-206-115-280-74-74-175-116-279-116-106 0-206 42-280 116s-116 174-116 280c0 104 42 205 116 279s174 115 280 115z">
          <text:p/>
        </draw:path>
        <draw:path draw:style-name="gr37" draw:text-style-name="P27" draw:layer="layout" svg:width="0.789cm" svg:height="0.789cm" svg:x="51.337cm" svg:y="35.416cm" svg:viewBox="0 0 790 790" svg:d="M396 790c104 0 204-42 278-116 74-73 116-174 116-279s-42-205-116-279-174-116-278-116c-105 0-206 42-280 116s-116 174-116 279 42 206 116 279c74 74 175 116 280 116z">
          <text:p/>
        </draw:path>
        <draw:path draw:style-name="gr38" draw:text-style-name="P28" draw:layer="layout" svg:width="0.789cm" svg:height="0.789cm" svg:x="44.068cm" svg:y="36.916cm" svg:viewBox="0 0 790 790" svg:d="M395 790c105 0 206-42 279-116 74-74 116-175 116-280 0-104-42-204-116-278-73-74-174-116-279-116s-205 42-279 116-116 174-116 278c0 105 42 206 116 280s174 116 279 116z">
          <text:p/>
        </draw:path>
        <draw:path draw:style-name="gr37" draw:text-style-name="P27" draw:layer="layout" svg:width="0.788cm" svg:height="0.789cm" svg:x="44.18cm" svg:y="39.475cm" svg:viewBox="0 0 789 790" svg:d="M395 790c105 0 205-42 279-115 74-74 115-175 115-279 0-106-41-206-115-280s-174-116-279-116c-106 0-206 42-280 116s-115 174-115 280c0 104 41 205 115 279 74 73 174 115 280 115z">
          <text:p/>
        </draw:path>
        <draw:path draw:style-name="gr37" draw:text-style-name="P27" draw:layer="layout" svg:width="0.789cm" svg:height="0.789cm" svg:x="52.76cm" svg:y="38.218cm" svg:viewBox="0 0 790 790" svg:d="M395 790c105 0 205-43 279-117s116-174 116-279c0-104-42-204-116-278s-174-116-279-116-205 42-279 116-116 174-116 278c0 105 42 205 116 279s174 117 279 117z">
          <text:p/>
        </draw:path>
        <draw:path draw:style-name="gr37" draw:text-style-name="P27" draw:layer="layout" svg:width="0.789cm" svg:height="0.789cm" svg:x="51.819cm" svg:y="37.527cm" svg:viewBox="0 0 790 790" svg:d="M395 790c104 0 206-42 280-117 74-74 115-174 115-279 0-104-41-204-115-278s-176-116-280-116c-105 0-205 42-279 116s-116 174-116 278c0 105 42 205 116 279 74 75 174 117 279 117z">
          <text:p/>
        </draw:path>
        <draw:path draw:style-name="gr38" draw:text-style-name="P28" draw:layer="layout" svg:width="0.789cm" svg:height="0.789cm" svg:x="54.204cm" svg:y="42.442cm" svg:viewBox="0 0 790 790" svg:d="M395 790c104 0 206-41 280-115s115-176 115-280c0-105-41-205-115-279s-176-116-280-116c-105 0-205 42-279 116s-116 174-116 279c0 104 42 206 116 280s174 115 279 115z">
          <text:p/>
        </draw:path>
        <draw:path draw:style-name="gr37" draw:text-style-name="P27" draw:layer="layout" svg:width="0.789cm" svg:height="0.789cm" svg:x="51.061cm" svg:y="37.279cm" svg:viewBox="0 0 790 790" svg:d="M395 790c104 0 206-42 280-116 74-73 115-174 115-278 0-105-41-205-115-280-74-74-176-116-280-116-105 0-205 42-279 116-74 75-116 175-116 280 0 104 42 205 116 278 74 74 174 116 279 116z">
          <text:p/>
        </draw:path>
        <draw:path draw:style-name="gr37" draw:text-style-name="P27" draw:layer="layout" svg:width="0.788cm" svg:height="0.789cm" svg:x="47.199cm" svg:y="31.845cm" svg:viewBox="0 0 789 790" svg:d="M394 790c106 0 206-42 280-116s115-174 115-279-41-205-115-279c-74-75-174-116-280-116-105 0-205 41-279 116-74 74-115 174-115 279s41 205 115 279 174 116 279 116z">
          <text:p/>
        </draw:path>
        <draw:path draw:style-name="gr37" draw:text-style-name="P27" draw:layer="layout" svg:width="0.789cm" svg:height="0.789cm" svg:x="52.643cm" svg:y="44.834cm" svg:viewBox="0 0 790 790" svg:d="M395 790c104 0 206-42 280-116s115-174 115-280c0-104-41-205-115-279s-176-115-280-115c-105 0-205 41-279 115s-116 175-116 279c0 106 42 206 116 280s174 116 279 116z">
          <text:p/>
        </draw:path>
        <draw:path draw:style-name="gr38" draw:text-style-name="P28" draw:layer="layout" svg:width="0.789cm" svg:height="0.789cm" svg:x="51.667cm" svg:y="39.729cm" svg:viewBox="0 0 790 790" svg:d="M394 790c105 0 205-42 279-115 75-74 117-175 117-279 0-105-42-205-117-279-74-75-174-117-279-117-104 0-205 42-279 117-74 74-115 174-115 279 0 104 41 205 115 279 74 73 175 115 279 115z">
          <text:p/>
        </draw:path>
        <draw:path draw:style-name="gr38" draw:text-style-name="P28" draw:layer="layout" svg:width="0.789cm" svg:height="0.789cm" svg:x="45.676cm" svg:y="40.595cm" svg:viewBox="0 0 790 790" svg:d="M395 790c105 0 206-42 280-116 73-74 115-175 115-279 0-105-42-205-115-279-74-74-175-116-280-116s-205 42-279 116-116 174-116 279c0 104 42 205 116 279s174 116 279 116z">
          <text:p/>
        </draw:path>
        <draw:path draw:style-name="gr37" draw:text-style-name="P27" draw:layer="layout" svg:width="0.789cm" svg:height="0.789cm" svg:x="42.938cm" svg:y="40.839cm" svg:viewBox="0 0 790 790" svg:d="M395 790c105 0 205-42 279-116s116-175 116-280c0-104-42-205-116-279s-174-115-279-115c-104 0-204 41-278 115s-117 175-117 279c0 105 43 206 117 280s174 116 278 116z">
          <text:p/>
        </draw:path>
        <draw:path draw:style-name="gr37" draw:text-style-name="P27" draw:layer="layout" svg:width="0.789cm" svg:height="0.789cm" svg:x="48.323cm" svg:y="37.812cm" svg:viewBox="0 0 790 790" svg:d="M396 790c104 0 204-42 278-116s116-174 116-280c0-104-42-205-116-278-74-74-174-116-278-116-105 0-205 42-280 116-74 73-116 174-116 278 0 106 42 206 116 280 75 74 175 116 280 116z">
          <text:p/>
        </draw:path>
        <draw:path draw:style-name="gr38" draw:text-style-name="P28" draw:layer="layout" svg:width="0.789cm" svg:height="0.789cm" svg:x="52.928cm" svg:y="38.037cm" svg:viewBox="0 0 790 790" svg:d="M396 790c104 0 205-42 279-116s115-174 115-279c0-104-41-205-115-280-74-74-175-115-279-115-105 0-206 41-280 115-74 75-116 176-116 280 0 105 42 205 116 279s175 116 280 116z">
          <text:p/>
        </draw:path>
        <draw:path draw:style-name="gr38" draw:text-style-name="P28" draw:layer="layout" svg:width="0.789cm" svg:height="0.789cm" svg:x="55.022cm" svg:y="44.926cm" svg:viewBox="0 0 790 790" svg:d="M394 790c105 0 206-42 280-115 74-74 116-175 116-279 0-106-42-206-116-280s-175-116-280-116c-104 0-205 42-279 116s-115 174-115 280c0 104 41 205 115 279 74 73 175 115 279 115z">
          <text:p/>
        </draw:path>
        <draw:path draw:style-name="gr37" draw:text-style-name="P27" draw:layer="layout" svg:width="0.789cm" svg:height="0.789cm" svg:x="50.367cm" svg:y="39.006cm" svg:viewBox="0 0 790 790" svg:d="M394 790c106 0 206-43 280-117 74-73 116-174 116-278 0-105-42-205-116-279s-174-116-280-116c-104 0-205 42-278 116-74 74-116 174-116 279 0 104 42 205 116 278 73 74 174 117 278 117z">
          <text:p/>
        </draw:path>
        <draw:path draw:style-name="gr38" draw:text-style-name="P28" draw:layer="layout" svg:width="0.789cm" svg:height="0.788cm" svg:x="45.887cm" svg:y="38.763cm" svg:viewBox="0 0 790 789" svg:d="M396 789c104 0 205-41 278-115 74-74 116-174 116-279s-42-206-116-280c-73-74-174-115-278-115-105 0-206 41-280 115s-116 175-116 280 42 205 116 279 175 115 280 115z">
          <text:p/>
        </draw:path>
        <draw:path draw:style-name="gr37" draw:text-style-name="P27" draw:layer="layout" svg:width="0.788cm" svg:height="0.789cm" svg:x="45.106cm" svg:y="37.637cm" svg:viewBox="0 0 789 790" svg:d="M395 790c105 0 205-42 279-116s115-175 115-280c0-104-41-205-115-279s-174-115-279-115-206 41-280 115-115 175-115 279c0 105 41 206 115 280s175 116 280 116z">
          <text:p/>
        </draw:path>
        <draw:path draw:style-name="gr38" draw:text-style-name="P28" draw:layer="layout" svg:width="0.789cm" svg:height="0.789cm" svg:x="45.001cm" svg:y="42.082cm" svg:viewBox="0 0 790 790" svg:d="M395 790c105 0 205-42 279-115 74-74 116-175 116-279 0-105-42-205-116-279-74-75-174-117-279-117s-206 42-280 117c-73 74-115 174-115 279 0 104 42 205 115 279 74 73 175 115 280 115z">
          <text:p/>
        </draw:path>
        <draw:path draw:style-name="gr37" draw:text-style-name="P27" draw:layer="layout" svg:width="0.789cm" svg:height="0.789cm" svg:x="53.092cm" svg:y="36.03cm" svg:viewBox="0 0 790 790" svg:d="M396 790c104 0 205-42 279-116 74-75 115-175 115-280 0-104-41-205-115-279-74-73-175-115-279-115-105 0-205 42-279 115-75 74-117 175-117 279 0 105 42 205 117 280 74 74 174 116 279 116z">
          <text:p/>
        </draw:path>
        <draw:path draw:style-name="gr37" draw:text-style-name="P27" draw:layer="layout" svg:width="0.789cm" svg:height="0.789cm" svg:x="45.836cm" svg:y="33.182cm" svg:viewBox="0 0 790 790" svg:d="M395 790c105 0 205-42 279-116s116-174 116-279-42-206-116-280c-74-73-174-115-279-115-104 0-206 42-280 115-74 74-115 175-115 280s41 205 115 279 176 116 280 116z">
          <text:p/>
        </draw:path>
        <draw:path draw:style-name="gr37" draw:text-style-name="P27" draw:layer="layout" svg:width="0.788cm" svg:height="0.789cm" svg:x="47.157cm" svg:y="33.772cm" svg:viewBox="0 0 789 790" svg:d="M394 790c105 0 206-42 280-116 74-73 115-175 115-279 0-105-41-205-115-279s-175-116-280-116-205 42-279 116-115 174-115 279c0 104 41 206 115 279 74 74 174 116 279 116z">
          <text:p/>
        </draw:path>
        <draw:path draw:style-name="gr37" draw:text-style-name="P27" draw:layer="layout" svg:width="0.789cm" svg:height="0.789cm" svg:x="46.527cm" svg:y="34.311cm" svg:viewBox="0 0 790 790" svg:d="M395 790c105 0 205-43 279-117s116-174 116-279c0-104-42-205-116-279s-174-115-279-115c-106 0-206 41-280 115s-115 175-115 279c0 105 41 205 115 279s174 117 280 117z">
          <text:p/>
        </draw:path>
        <draw:path draw:style-name="gr38" draw:text-style-name="P28" draw:layer="layout" svg:width="0.789cm" svg:height="0.789cm" svg:x="50.088cm" svg:y="42.362cm" svg:viewBox="0 0 790 790" svg:d="M394 790c105 0 205-42 279-116 75-74 117-175 117-280 0-104-42-205-117-279-74-74-174-115-279-115s-205 41-279 115-115 175-115 279c0 105 41 206 115 280s174 116 279 116z">
          <text:p/>
        </draw:path>
        <draw:path draw:style-name="gr38" draw:text-style-name="P28" draw:layer="layout" svg:width="0.789cm" svg:height="0.789cm" svg:x="53.148cm" svg:y="35.496cm" svg:viewBox="0 0 790 790" svg:d="M396 790c104 0 205-41 279-115 73-74 115-174 115-279 0-106-42-206-115-280-74-74-175-116-279-116-105 0-205 42-279 116s-117 174-117 280c0 105 43 205 117 279s174 115 279 115z">
          <text:p/>
        </draw:path>
        <draw:path draw:style-name="gr38" draw:text-style-name="P28" draw:layer="layout" svg:width="0.789cm" svg:height="0.789cm" svg:x="48.372cm" svg:y="42.825cm" svg:viewBox="0 0 790 790" svg:d="M396 790c104 0 205-42 279-116s115-174 115-279c0-104-41-205-115-280-74-74-175-115-279-115-105 0-205 41-279 115-75 75-117 176-117 280 0 105 42 205 117 279 74 74 174 116 279 116z">
          <text:p/>
        </draw:path>
        <draw:path draw:style-name="gr38" draw:text-style-name="P28" draw:layer="layout" svg:width="0.789cm" svg:height="0.789cm" svg:x="53.713cm" svg:y="41.371cm" svg:viewBox="0 0 790 790" svg:d="M396 790c104 0 205-43 279-117s115-174 115-278c0-105-41-205-115-279s-175-116-279-116c-105 0-206 42-280 116s-116 174-116 279c0 104 42 204 116 278s175 117 280 117z">
          <text:p/>
        </draw:path>
        <draw:path draw:style-name="gr37" draw:text-style-name="P27" draw:layer="layout" svg:width="0.789cm" svg:height="0.789cm" svg:x="51.746cm" svg:y="36.058cm" svg:viewBox="0 0 790 790" svg:d="M394 790c105 0 205-42 280-116 74-74 116-175 116-280s-42-205-116-279c-75-74-175-115-280-115-104 0-205 41-279 115s-115 174-115 279 41 206 115 280 175 116 279 116z">
          <text:p/>
        </draw:path>
        <draw:path draw:style-name="gr38" draw:text-style-name="P28" draw:layer="layout" svg:width="0.789cm" svg:height="0.788cm" svg:x="51.318cm" svg:y="42.558cm" svg:viewBox="0 0 790 789" svg:d="M395 789c105 0 205-41 279-115s116-174 116-279c0-106-42-206-116-280s-174-115-279-115-205 41-279 115-116 174-116 280c0 105 42 205 116 279s174 115 279 115z">
          <text:p/>
        </draw:path>
        <draw:path draw:style-name="gr38" draw:text-style-name="P28" draw:layer="layout" svg:width="0.788cm" svg:height="0.789cm" svg:x="49.187cm" svg:y="43.8cm" svg:viewBox="0 0 789 790" svg:d="M395 790c105 0 205-41 279-116 74-74 115-175 115-279 0-105-41-205-115-279s-174-116-279-116-205 42-279 116c-75 74-116 174-116 279 0 104 41 205 116 279 74 75 174 116 279 116z">
          <text:p/>
        </draw:path>
        <draw:path draw:style-name="gr37" draw:text-style-name="P27" draw:layer="layout" svg:width="0.789cm" svg:height="0.789cm" svg:x="49.184cm" svg:y="40.769cm" svg:viewBox="0 0 790 790" svg:d="M396 790c104 0 205-42 279-116 74-75 115-175 115-280 0-104-41-205-115-278-74-74-175-116-279-116-105 0-205 42-279 116-75 73-117 174-117 278 0 105 42 205 117 280 74 74 174 116 279 116z">
          <text:p/>
        </draw:path>
        <draw:path draw:style-name="gr37" draw:text-style-name="P27" draw:layer="layout" svg:width="0.789cm" svg:height="0.788cm" svg:x="45.646cm" svg:y="36.293cm" svg:viewBox="0 0 790 789" svg:d="M395 789c105 0 206-41 280-115s115-174 115-279c0-106-41-206-115-280s-175-115-280-115-205 41-279 115-116 174-116 280c0 105 42 205 116 279s174 115 279 115z">
          <text:p/>
        </draw:path>
        <draw:path draw:style-name="gr38" draw:text-style-name="P28" draw:layer="layout" svg:width="0.789cm" svg:height="0.789cm" svg:x="49.332cm" svg:y="46.017cm" svg:viewBox="0 0 790 790" svg:d="M395 790c104 0 205-42 279-116 75-73 116-174 116-278 0-105-41-205-116-279-74-75-175-117-279-117-105 0-205 42-279 117-74 74-116 174-116 279 0 104 42 205 116 278 74 74 174 116 279 116z">
          <text:p/>
        </draw:path>
        <draw:path draw:style-name="gr37" draw:text-style-name="P27" draw:layer="layout" svg:width="0.789cm" svg:height="0.789cm" svg:x="47.846cm" svg:y="42.652cm" svg:viewBox="0 0 790 790" svg:d="M395 790c104 0 205-42 280-116 74-74 115-174 115-279s-41-206-115-280c-75-74-176-115-280-115-105 0-205 41-279 115s-116 175-116 280 42 205 116 279 174 116 279 116z">
          <text:p/>
        </draw:path>
        <draw:path draw:style-name="gr38" draw:text-style-name="P28" draw:layer="layout" svg:width="0.789cm" svg:height="0.789cm" svg:x="48.069cm" svg:y="43.38cm" svg:viewBox="0 0 790 790" svg:d="M395 790c105 0 205-41 279-115s116-175 116-279c0-106-42-206-116-280s-174-116-279-116-205 42-279 116-116 174-116 280c0 104 42 205 116 279s174 115 279 115z">
          <text:p/>
        </draw:path>
        <draw:path draw:style-name="gr38" draw:text-style-name="P28" draw:layer="layout" svg:width="0.789cm" svg:height="0.789cm" svg:x="49.504cm" svg:y="43.631cm" svg:viewBox="0 0 790 790" svg:d="M394 790c105 0 206-42 280-116s116-174 116-279-42-205-116-279c-74-75-175-116-280-116-104 0-205 41-279 116-74 74-115 174-115 279s41 205 115 279 175 116 279 116z">
          <text:p/>
        </draw:path>
        <draw:path draw:style-name="gr37" draw:text-style-name="P27" draw:layer="layout" svg:width="0.789cm" svg:height="0.789cm" svg:x="49.342cm" svg:y="36.167cm" svg:viewBox="0 0 790 790" svg:d="M395 790c104 0 205-42 279-115 75-74 116-175 116-280s-41-205-116-279c-74-74-175-116-279-116-105 0-205 42-279 116s-116 174-116 279 42 206 116 280c74 73 174 115 279 115z">
          <text:p/>
        </draw:path>
        <draw:path draw:style-name="gr37" draw:text-style-name="P27" draw:layer="layout" svg:width="0.789cm" svg:height="0.789cm" svg:x="50.31cm" svg:y="36.599cm" svg:viewBox="0 0 790 790" svg:d="M395 790c104 0 206-41 280-115 73-74 115-175 115-279 0-105-42-205-115-279-74-75-176-117-280-117-105 0-205 42-279 117-74 74-116 174-116 279 0 104 42 205 116 279s174 115 279 115z">
          <text:p/>
        </draw:path>
        <draw:path draw:style-name="gr38" draw:text-style-name="P28" draw:layer="layout" svg:width="0.789cm" svg:height="0.789cm" svg:x="50.144cm" svg:y="33.674cm" svg:viewBox="0 0 790 790" svg:d="M394 790c105 0 205-42 279-116 75-75 117-175 117-280 0-104-42-205-117-279-74-74-174-115-279-115-104 0-204 41-278 115s-116 175-116 279c0 105 42 205 116 280 74 74 174 116 278 116z">
          <text:p/>
        </draw:path>
        <draw:path draw:style-name="gr37" draw:text-style-name="P27" draw:layer="layout" svg:width="0.789cm" svg:height="0.789cm" svg:x="47.65cm" svg:y="32.221cm" svg:viewBox="0 0 790 790" svg:d="M396 790c104 0 205-41 279-115s115-175 115-280-41-205-115-279-175-116-279-116c-105 0-205 42-279 116s-117 174-117 279 43 206 117 280 174 115 279 115z">
          <text:p/>
        </draw:path>
        <draw:path draw:style-name="gr38" draw:text-style-name="P28" draw:layer="layout" svg:width="0.789cm" svg:height="0.789cm" svg:x="46.286cm" svg:y="37.66cm" svg:viewBox="0 0 790 790" svg:d="M394 790c105 0 205-41 280-115 74-74 116-176 116-280 0-105-42-205-116-279-75-74-175-116-280-116-104 0-205 42-279 116s-115 174-115 279c0 104 41 206 115 280s175 115 279 115z">
          <text:p/>
        </draw:path>
        <draw:line draw:style-name="gr6" draw:text-style-name="P6" draw:layer="layout" svg:x1="42.124cm" svg:y1="47.829cm" svg:x2="42.124cm" svg:y2="30.822cm">
          <text:p/>
        </draw:line>
        <draw:line draw:style-name="gr6" draw:text-style-name="P6" draw:layer="layout" svg:x1="56.625cm" svg:y1="47.829cm" svg:x2="56.625cm" svg:y2="30.822cm">
          <text:p/>
        </draw:line>
        <draw:line draw:style-name="gr6" draw:text-style-name="P6" draw:layer="layout" svg:x1="42.124cm" svg:y1="47.829cm" svg:x2="56.625cm" svg:y2="47.829cm">
          <text:p/>
        </draw:line>
        <draw:line draw:style-name="gr6" draw:text-style-name="P6" draw:layer="layout" svg:x1="42.124cm" svg:y1="30.822cm" svg:x2="56.625cm" svg:y2="30.822cm">
          <text:p/>
        </draw:line>
        <draw:polygon draw:style-name="gr1" draw:text-style-name="P1" draw:layer="layout" svg:width="16.682cm" svg:height="9.587cm" svg:x="61.052cm" svg:y="34.532cm" svg:viewBox="0 0 16683 9588" draw:points="0,9588 16683,9588 16683,0 0,0">
          <text:p/>
        </draw:polygon>
        <draw:path draw:style-name="gr39" draw:text-style-name="P29" draw:layer="layout" svg:width="0.789cm" svg:height="0.789cm" svg:x="62.189cm" svg:y="36.058cm" svg:viewBox="0 0 790 790" svg:d="M395 790c105 0 206-42 280-116s115-175 115-279c0-105-41-205-115-279s-175-116-280-116-205 42-279 116-116 174-116 279c0 104 42 205 116 279s174 116 279 116z">
          <text:p/>
        </draw:path>
        <draw:path draw:style-name="gr39" draw:text-style-name="P29" draw:layer="layout" svg:width="0.789cm" svg:height="0.788cm" svg:x="62.83cm" svg:y="37.443cm" svg:viewBox="0 0 790 789" svg:d="M394 789c105 0 205-42 280-116 74-74 116-174 116-279s-42-205-116-279c-75-74-175-115-280-115-104 0-204 41-278 115s-116 174-116 279 42 205 116 279 174 116 278 116z">
          <text:p/>
        </draw:path>
        <draw:path draw:style-name="gr39" draw:text-style-name="P29" draw:layer="layout" svg:width="0.789cm" svg:height="0.789cm" svg:x="62.048cm" svg:y="34.936cm" svg:viewBox="0 0 790 790" svg:d="M394 790c105 0 206-41 280-115s116-175 116-279c0-105-42-205-116-280-74-74-175-116-280-116s-205 42-279 116c-74 75-115 175-115 280 0 104 41 205 115 279s174 115 279 115z">
          <text:p/>
        </draw:path>
        <draw:path draw:style-name="gr39" draw:text-style-name="P29" draw:layer="layout" svg:width="0.789cm" svg:height="0.789cm" svg:x="62.473cm" svg:y="36.372cm" svg:viewBox="0 0 790 790" svg:d="M395 790c105 0 205-41 279-115s116-175 116-279c0-105-42-206-116-280s-174-116-279-116c-104 0-205 42-280 116-74 74-115 175-115 280 0 104 41 205 115 279 75 74 176 115 280 115z">
          <text:p/>
        </draw:path>
        <draw:path draw:style-name="gr15" draw:text-style-name="P11" draw:layer="layout" svg:width="0.789cm" svg:height="0.788cm" svg:x="75.908cm" svg:y="42.926cm" svg:viewBox="0 0 790 789" svg:d="M396 789c104 0 205-41 279-115s115-174 115-279-41-205-115-279-175-116-279-116c-105 0-205 42-280 116-74 74-116 174-116 279s42 205 116 279c75 74 175 115 280 115z">
          <text:p/>
        </draw:path>
        <draw:path draw:style-name="gr15" draw:text-style-name="P11" draw:layer="layout" svg:width="0.789cm" svg:height="0.789cm" svg:x="71.377cm" svg:y="40.841cm" svg:viewBox="0 0 790 790" svg:d="M394 790c105 0 205-41 279-115 75-74 117-176 117-280 0-105-42-205-117-279-74-74-174-116-279-116-104 0-205 42-279 116s-115 174-115 279c0 104 41 206 115 280s175 115 279 115z">
          <text:p/>
        </draw:path>
        <draw:path draw:style-name="gr5" draw:text-style-name="P5" draw:layer="layout" svg:width="0.788cm" svg:height="0.789cm" svg:x="75.95cm" svg:y="37.788cm" svg:viewBox="0 0 789 790" svg:d="M395 790c105 0 205-42 279-116 74-73 115-174 115-279s-41-205-115-279-174-116-279-116-205 42-279 116c-75 74-116 174-116 279s41 206 116 279c74 74 174 116 279 116z">
          <text:p/>
        </draw:path>
        <draw:path draw:style-name="gr15" draw:text-style-name="P11" draw:layer="layout" svg:width="0.789cm" svg:height="0.789cm" svg:x="69.573cm" svg:y="41.874cm" svg:viewBox="0 0 790 790" svg:d="M395 790c105 0 205-41 279-115s116-175 116-279c0-105-42-206-116-280s-174-116-279-116c-104 0-205 42-280 116-74 74-115 175-115 280 0 104 41 205 115 279 75 74 176 115 280 115z">
          <text:p/>
        </draw:path>
        <draw:line draw:style-name="gr6" draw:text-style-name="P6" draw:layer="layout" svg:x1="61.052cm" svg:y1="44.119cm" svg:x2="61.052cm" svg:y2="34.532cm">
          <text:p/>
        </draw:line>
        <draw:line draw:style-name="gr6" draw:text-style-name="P6" draw:layer="layout" svg:x1="77.734cm" svg:y1="44.119cm" svg:x2="77.734cm" svg:y2="34.532cm">
          <text:p/>
        </draw:line>
        <draw:line draw:style-name="gr6" draw:text-style-name="P6" draw:layer="layout" svg:x1="61.052cm" svg:y1="44.119cm" svg:x2="77.734cm" svg:y2="44.119cm">
          <text:p/>
        </draw:line>
        <draw:line draw:style-name="gr6" draw:text-style-name="P6" draw:layer="layout" svg:x1="61.052cm" svg:y1="34.532cm" svg:x2="77.734cm" svg:y2="34.532cm">
          <text:p/>
        </draw:line>
        <draw:polygon draw:style-name="gr1" draw:text-style-name="P1" draw:layer="layout" svg:width="11.959cm" svg:height="17.007cm" svg:x="83.432cm" svg:y="30.822cm" svg:viewBox="0 0 11960 17008" draw:points="0,17008 11960,17008 11960,0 0,0">
          <text:p/>
        </draw:polygon>
        <draw:path draw:style-name="gr12" draw:text-style-name="P10" draw:layer="layout" svg:width="0.789cm" svg:height="0.789cm" svg:x="85.587cm" svg:y="33.664cm" svg:viewBox="0 0 790 790" svg:d="M394 790c105 0 205-42 279-116 75-75 117-175 117-279 0-105-42-205-117-279-74-74-174-116-279-116-104 0-205 42-279 116s-115 174-115 279c0 104 41 204 115 279 74 74 175 116 279 116z">
          <text:p/>
        </draw:path>
        <draw:path draw:style-name="gr17" draw:text-style-name="P13" draw:layer="layout" svg:width="0.789cm" svg:height="0.789cm" svg:x="84.83cm" svg:y="46.017cm" svg:viewBox="0 0 790 790" svg:d="M395 790c104 0 204-42 279-116 74-73 116-174 116-278 0-105-42-205-116-279-75-75-175-117-279-117-105 0-205 42-279 117-74 74-116 174-116 279 0 104 42 205 116 278 74 74 174 116 279 116z">
          <text:p/>
        </draw:path>
        <draw:path draw:style-name="gr12" draw:text-style-name="P10" draw:layer="layout" svg:width="0.789cm" svg:height="0.789cm" svg:x="85.217cm" svg:y="37.194cm" svg:viewBox="0 0 790 790" svg:d="M396 790c104 0 205-41 279-115s115-175 115-279c0-105-41-206-115-280s-175-116-279-116c-105 0-206 42-280 116s-116 175-116 280c0 104 42 205 116 279s175 115 280 115z">
          <text:p/>
        </draw:path>
        <draw:path draw:style-name="gr13" draw:text-style-name="P10" draw:layer="layout" svg:width="0.789cm" svg:height="0.789cm" svg:x="88.44cm" svg:y="38.646cm" svg:viewBox="0 0 790 790" svg:d="M396 790c104 0 205-42 279-116s115-174 115-279-41-206-115-280-175-115-279-115c-105 0-206 41-280 115s-116 175-116 280 42 205 116 279 175 116 280 116z">
          <text:p/>
        </draw:path>
        <draw:path draw:style-name="gr14" draw:text-style-name="P6" draw:layer="layout" svg:width="0.789cm" svg:height="0.789cm" svg:x="88.44cm" svg:y="38.646cm" svg:viewBox="0 0 790 790" svg:d="M396 790c104 0 205-42 279-116s115-174 115-279-41-206-115-280-175-115-279-115c-105 0-206 41-280 115s-116 175-116 280 42 205 116 279 175 116 280 116z">
          <text:p/>
        </draw:path>
        <draw:path draw:style-name="gr12" draw:text-style-name="P10" draw:layer="layout" svg:width="0.789cm" svg:height="0.789cm" svg:x="89.335cm" svg:y="34.3cm" svg:viewBox="0 0 790 790" svg:d="M396 790c104 0 205-43 279-117s115-174 115-279c0-104-41-205-115-279s-175-115-279-115c-105 0-205 41-279 115-75 74-117 175-117 279 0 105 42 205 117 279 74 74 174 117 279 117z">
          <text:p/>
        </draw:path>
        <draw:path draw:style-name="gr12" draw:text-style-name="P10" draw:layer="layout" svg:width="0.789cm" svg:height="0.789cm" svg:x="87.475cm" svg:y="37.194cm" svg:viewBox="0 0 790 790" svg:d="M396 790c104 0 205-42 279-116s115-174 115-279c0-104-41-206-115-280s-175-115-279-115c-106 0-206 41-280 115s-116 176-116 280c0 105 42 205 116 279s174 116 280 116z">
          <text:p/>
        </draw:path>
        <draw:path draw:style-name="gr12" draw:text-style-name="P10" draw:layer="layout" svg:width="0.789cm" svg:height="0.789cm" svg:x="92.445cm" svg:y="37.652cm" svg:viewBox="0 0 790 790" svg:d="M396 790c104 0 205-41 279-115s115-176 115-280c0-105-41-205-115-279s-175-116-279-116c-105 0-205 42-280 116-74 74-116 174-116 279 0 104 42 206 116 280 75 74 175 115 280 115z">
          <text:p/>
        </draw:path>
        <draw:path draw:style-name="gr12" draw:text-style-name="P10" draw:layer="layout" svg:width="0.789cm" svg:height="0.789cm" svg:x="90.045cm" svg:y="37.766cm" svg:viewBox="0 0 790 790" svg:d="M396 790c104 0 204-42 278-116s116-174 116-280c0-104-42-205-116-279s-174-115-278-115c-105 0-205 41-280 115-74 74-116 175-116 279 0 106 42 206 116 280 75 74 175 116 280 116z">
          <text:p/>
        </draw:path>
        <draw:path draw:style-name="gr12" draw:text-style-name="P10" draw:layer="layout" svg:width="0.789cm" svg:height="0.789cm" svg:x="87.525cm" svg:y="39.694cm" svg:viewBox="0 0 790 790" svg:d="M395 790c105 0 205-42 279-116s116-174 116-279c0-104-42-204-116-278-74-75-174-117-279-117s-206 42-280 117c-74 74-115 174-115 278 0 105 41 205 115 279s175 116 280 116z">
          <text:p/>
        </draw:path>
        <draw:path draw:style-name="gr12" draw:text-style-name="P10" draw:layer="layout" svg:width="0.789cm" svg:height="0.788cm" svg:x="84.034cm" svg:y="35.243cm" svg:viewBox="0 0 790 789" svg:d="M395 789c104 0 205-41 279-115 75-75 116-175 116-280s-41-205-116-279c-74-74-175-115-279-115-105 0-205 41-279 115s-116 174-116 279 42 205 116 280c74 74 174 115 279 115z">
          <text:p/>
        </draw:path>
        <draw:path draw:style-name="gr12" draw:text-style-name="P10" draw:layer="layout" svg:width="0.789cm" svg:height="0.789cm" svg:x="87.184cm" svg:y="39.036cm" svg:viewBox="0 0 790 790" svg:d="M394 790c105 0 205-43 279-117 75-74 117-174 117-279 0-104-42-205-117-279-74-74-174-115-279-115-104 0-205 41-279 115s-115 175-115 279c0 105 41 205 115 279s175 117 279 117z">
          <text:p/>
        </draw:path>
        <draw:path draw:style-name="gr12" draw:text-style-name="P10" draw:layer="layout" svg:width="0.789cm" svg:height="0.789cm" svg:x="88.707cm" svg:y="35.854cm" svg:viewBox="0 0 790 790" svg:d="M395 790c104 0 205-43 279-117 75-74 116-174 116-279 0-104-41-205-116-279-74-74-175-115-279-115-105 0-205 41-279 115s-116 175-116 279c0 105 42 205 116 279s174 117 279 117z">
          <text:p/>
        </draw:path>
        <draw:path draw:style-name="gr12" draw:text-style-name="P10" draw:layer="layout" svg:width="0.789cm" svg:height="0.789cm" svg:x="84.174cm" svg:y="38.912cm" svg:viewBox="0 0 790 790" svg:d="M394 790c105 0 206-42 280-116s116-174 116-279c0-104-42-205-116-279-74-75-175-116-280-116-104 0-205 41-279 116-74 74-115 175-115 279 0 105 41 205 115 279s175 116 279 116z">
          <text:p/>
        </draw:path>
        <draw:path draw:style-name="gr12" draw:text-style-name="P10" draw:layer="layout" svg:width="0.789cm" svg:height="0.789cm" svg:x="90.364cm" svg:y="40.851cm" svg:viewBox="0 0 790 790" svg:d="M395 790c104 0 205-42 280-116 74-74 115-175 115-280 0-104-41-204-115-278-75-74-176-116-280-116-105 0-205 42-279 116s-116 174-116 278c0 105 42 206 116 280s174 116 279 116z">
          <text:p/>
        </draw:path>
        <draw:path draw:style-name="gr12" draw:text-style-name="P10" draw:layer="layout" svg:width="0.789cm" svg:height="0.789cm" svg:x="89.217cm" svg:y="31.968cm" svg:viewBox="0 0 790 790" svg:d="M396 790c104 0 205-42 279-117 74-74 115-174 115-279 0-104-41-204-115-278s-175-116-279-116c-105 0-206 42-280 116s-116 174-116 278c0 105 42 205 116 279 74 75 175 117 280 117z">
          <text:p/>
        </draw:path>
        <draw:path draw:style-name="gr12" draw:text-style-name="P10" draw:layer="layout" svg:width="0.789cm" svg:height="0.789cm" svg:x="88.004cm" svg:y="38.679cm" svg:viewBox="0 0 790 790" svg:d="M395 790c104 0 205-42 280-116 74-74 115-174 115-279s-41-206-115-280c-75-74-176-115-280-115-105 0-205 41-279 115s-116 175-116 280 42 205 116 279 174 116 279 116z">
          <text:p/>
        </draw:path>
        <draw:path draw:style-name="gr12" draw:text-style-name="P10" draw:layer="layout" svg:width="0.788cm" svg:height="0.789cm" svg:x="85.397cm" svg:y="34.242cm" svg:viewBox="0 0 789 790" svg:d="M395 790c105 0 205-41 279-115s115-175 115-279c0-105-41-205-115-279s-174-117-279-117-205 43-279 117c-75 74-116 174-116 279 0 104 41 205 116 279 74 74 174 115 279 115z">
          <text:p/>
        </draw:path>
        <draw:path draw:style-name="gr12" draw:text-style-name="P10" draw:layer="layout" svg:width="0.789cm" svg:height="0.789cm" svg:x="86.139cm" svg:y="36.57cm" svg:viewBox="0 0 790 790" svg:d="M396 790c104 0 205-41 279-115s115-175 115-279c0-105-41-205-115-279-74-75-175-117-279-117-105 0-205 42-280 117-74 74-116 174-116 279 0 104 42 205 116 279 75 74 175 115 280 115z">
          <text:p/>
        </draw:path>
        <draw:path draw:style-name="gr12" draw:text-style-name="P10" draw:layer="layout" svg:width="0.789cm" svg:height="0.789cm" svg:x="89.789cm" svg:y="38.93cm" svg:viewBox="0 0 790 790" svg:d="M394 790c106 0 206-42 280-115 74-74 116-175 116-279 0-105-42-205-116-279-74-75-174-117-280-117-104 0-205 42-279 117-73 74-115 174-115 279 0 104 42 205 115 279 74 73 175 115 279 115z">
          <text:p/>
        </draw:path>
        <draw:path draw:style-name="gr12" draw:text-style-name="P10" draw:layer="layout" svg:width="0.789cm" svg:height="0.789cm" svg:x="88.72cm" svg:y="33.482cm" svg:viewBox="0 0 790 790" svg:d="M395 790c104 0 205-41 279-115 75-74 116-175 116-279 0-105-41-205-116-279-74-74-175-117-279-117-105 0-205 43-279 117s-116 174-116 279c0 104 42 205 116 279s174 115 279 115z">
          <text:p/>
        </draw:path>
        <draw:path draw:style-name="gr12" draw:text-style-name="P10" draw:layer="layout" svg:width="0.789cm" svg:height="0.789cm" svg:x="87.617cm" svg:y="37.213cm" svg:viewBox="0 0 790 790" svg:d="M396 790c104 0 204-41 278-115s116-175 116-279c0-105-42-206-116-280s-174-116-278-116c-105 0-206 42-280 116s-116 175-116 280c0 104 42 205 116 279s175 115 280 115z">
          <text:p/>
        </draw:path>
        <draw:path draw:style-name="gr12" draw:text-style-name="P10" draw:layer="layout" svg:width="0.789cm" svg:height="0.789cm" svg:x="94cm" svg:y="39.089cm" svg:viewBox="0 0 790 790" svg:d="M396 790c104 0 205-41 278-116 74-74 116-175 116-279 0-105-42-205-116-279-73-74-174-116-278-116-105 0-205 42-280 116-74 74-116 174-116 279 0 104 42 205 116 279 75 75 175 116 280 116z">
          <text:p/>
        </draw:path>
        <draw:path draw:style-name="gr12" draw:text-style-name="P10" draw:layer="layout" svg:width="0.789cm" svg:height="0.789cm" svg:x="84.919cm" svg:y="34.687cm" svg:viewBox="0 0 790 790" svg:d="M394 790c105 0 206-42 280-116s116-174 116-279-42-206-116-280-175-115-280-115c-104 0-205 41-279 115s-115 175-115 280 41 205 115 279 175 116 279 116z">
          <text:p/>
        </draw:path>
        <draw:path draw:style-name="gr12" draw:text-style-name="P10" draw:layer="layout" svg:width="0.789cm" svg:height="0.789cm" svg:x="87.514cm" svg:y="31.845cm" svg:viewBox="0 0 790 790" svg:d="M396 790c104 0 204-42 278-116s116-174 116-279-42-205-116-279c-74-75-174-116-278-116-106 0-206 41-280 116-74 74-116 174-116 279s42 205 116 279 174 116 280 116z">
          <text:p/>
        </draw:path>
        <draw:line draw:style-name="gr6" draw:text-style-name="P6" draw:layer="layout" svg:x1="83.432cm" svg:y1="47.829cm" svg:x2="83.432cm" svg:y2="30.822cm">
          <text:p/>
        </draw:line>
        <draw:line draw:style-name="gr6" draw:text-style-name="P6" draw:layer="layout" svg:x1="95.391cm" svg:y1="47.829cm" svg:x2="95.391cm" svg:y2="30.822cm">
          <text:p/>
        </draw:line>
        <draw:line draw:style-name="gr6" draw:text-style-name="P6" draw:layer="layout" svg:x1="83.432cm" svg:y1="47.829cm" svg:x2="95.391cm" svg:y2="47.829cm">
          <text:p/>
        </draw:line>
        <draw:line draw:style-name="gr6" draw:text-style-name="P6" draw:layer="layout" svg:x1="83.432cm" svg:y1="30.822cm" svg:x2="95.391cm" svg:y2="30.822cm">
          <text:p/>
        </draw:line>
        <draw:polygon draw:style-name="gr1" draw:text-style-name="P1" draw:layer="layout" svg:width="16.682cm" svg:height="11.058cm" svg:x="101.089cm" svg:y="33.796cm" svg:viewBox="0 0 16683 11059" draw:points="0,11059 16683,11059 16683,0 0,0">
          <text:p/>
        </draw:polygon>
        <draw:path draw:style-name="gr16" draw:text-style-name="P12" draw:layer="layout" svg:width="0.789cm" svg:height="0.789cm" svg:x="115.021cm" svg:y="37.144cm" svg:viewBox="0 0 790 790" svg:d="M395 790c105 0 206-42 280-116s115-174 115-279c0-104-41-206-115-280s-175-115-280-115-205 41-279 115-116 176-116 280c0 105 42 205 116 279s174 116 279 116z">
          <text:p/>
        </draw:path>
        <draw:path draw:style-name="gr16" draw:text-style-name="P12" draw:layer="layout" svg:width="0.789cm" svg:height="0.789cm" svg:x="112.487cm" svg:y="35.245cm" svg:viewBox="0 0 790 790" svg:d="M395 790c104 0 205-42 279-115 74-75 116-176 116-280 0-105-42-205-116-279s-175-116-279-116c-105 0-205 42-279 116s-116 174-116 279c0 104 42 205 116 280 74 73 174 115 279 115z">
          <text:p/>
        </draw:path>
        <draw:path draw:style-name="gr16" draw:text-style-name="P12" draw:layer="layout" svg:width="0.789cm" svg:height="0.789cm" svg:x="107.977cm" svg:y="38.485cm" svg:viewBox="0 0 790 790" svg:d="M395 790c105 0 205-41 279-115s116-176 116-280c0-105-42-205-116-279s-174-116-279-116-206 42-280 116-115 174-115 279c0 104 41 206 115 280s175 115 280 115z">
          <text:p/>
        </draw:path>
        <draw:path draw:style-name="gr16" draw:text-style-name="P12" draw:layer="layout" svg:width="0.789cm" svg:height="0.789cm" svg:x="109.746cm" svg:y="35.182cm" svg:viewBox="0 0 790 790" svg:d="M395 790c105 0 205-41 279-115 74-75 116-176 116-280 0-105-42-205-116-279s-174-116-279-116c-104 0-205 42-280 116-74 74-115 174-115 279 0 104 41 205 115 280 75 74 176 115 280 115z">
          <text:p/>
        </draw:path>
        <draw:path draw:style-name="gr16" draw:text-style-name="P12" draw:layer="layout" svg:width="0.789cm" svg:height="0.789cm" svg:x="111.763cm" svg:y="38.447cm" svg:viewBox="0 0 790 790" svg:d="M395 790c104 0 206-42 280-116s115-175 115-280c0-104-41-205-115-279s-176-115-280-115c-105 0-205 41-279 115s-116 175-116 279c0 105 42 206 116 280s174 116 279 116z">
          <text:p/>
        </draw:path>
        <draw:path draw:style-name="gr16" draw:text-style-name="P12" draw:layer="layout" svg:width="0.789cm" svg:height="0.789cm" svg:x="102.085cm" svg:y="38.611cm" svg:viewBox="0 0 790 790" svg:d="M394 790c105 0 205-42 279-116s117-174 117-280c0-104-43-205-117-279s-174-115-279-115c-104 0-205 41-279 115-73 74-115 175-115 279 0 106 42 206 115 280 74 74 175 116 279 116z">
          <text:p/>
        </draw:path>
        <draw:path draw:style-name="gr16" draw:text-style-name="P12" draw:layer="layout" svg:width="0.789cm" svg:height="0.788cm" svg:x="115.987cm" svg:y="35.083cm" svg:viewBox="0 0 790 789" svg:d="M395 789c105 0 205-42 279-116s116-174 116-279-42-205-116-279-174-115-279-115c-104 0-206 41-280 115s-115 174-115 279 41 205 115 279 176 116 280 116z">
          <text:p/>
        </draw:path>
        <draw:path draw:style-name="gr16" draw:text-style-name="P12" draw:layer="layout" svg:width="0.789cm" svg:height="0.789cm" svg:x="109.225cm" svg:y="41.194cm" svg:viewBox="0 0 790 790" svg:d="M394 790c105 0 205-42 279-116 75-74 117-174 117-279 0-104-42-205-117-280-74-74-174-115-279-115-104 0-204 41-278 115-74 75-116 176-116 280 0 105 42 205 116 279s174 116 278 116z">
          <text:p/>
        </draw:path>
        <draw:path draw:style-name="gr16" draw:text-style-name="P12" draw:layer="layout" svg:width="0.789cm" svg:height="0.789cm" svg:x="113.924cm" svg:y="36.172cm" svg:viewBox="0 0 790 790" svg:d="M395 790c104 0 205-41 279-115 75-74 116-175 116-280s-41-205-116-279c-74-74-175-116-279-116-105 0-205 42-279 116s-116 174-116 279 42 206 116 280 174 115 279 115z">
          <text:p/>
        </draw:path>
        <draw:path draw:style-name="gr16" draw:text-style-name="P12" draw:layer="layout" svg:width="0.789cm" svg:height="0.788cm" svg:x="105.959cm" svg:y="34.324cm" svg:viewBox="0 0 790 789" svg:d="M395 789c105 0 205-41 279-116 74-74 116-174 116-279s-42-205-116-279-174-115-279-115c-104 0-205 41-279 115s-116 174-116 279 42 205 116 279c74 75 175 116 279 116z">
          <text:p/>
        </draw:path>
        <draw:path draw:style-name="gr16" draw:text-style-name="P12" draw:layer="layout" svg:width="0.789cm" svg:height="0.789cm" svg:x="111.427cm" svg:y="43.538cm" svg:viewBox="0 0 790 790" svg:d="M396 790c105 0 205-41 279-115s115-175 115-279c0-105-41-206-115-280s-174-116-279-116-205 42-279 116c-75 74-117 175-117 280 0 104 42 205 117 279 74 74 174 115 279 115z">
          <text:p/>
        </draw:path>
        <draw:path draw:style-name="gr16" draw:text-style-name="P12" draw:layer="layout" svg:width="0.789cm" svg:height="0.789cm" svg:x="107.932cm" svg:y="35.445cm" svg:viewBox="0 0 790 790" svg:d="M394 790c106 0 206-42 280-116s116-174 116-279-42-205-116-279-174-116-280-116c-104 0-205 42-279 116s-115 174-115 279 41 205 115 279 175 116 279 116z">
          <text:p/>
        </draw:path>
        <draw:path draw:style-name="gr16" draw:text-style-name="P12" draw:layer="layout" svg:width="0.789cm" svg:height="0.789cm" svg:x="104.47cm" svg:y="36.931cm" svg:viewBox="0 0 790 790" svg:d="M394 790c105 0 205-41 279-115 75-74 117-175 117-280s-42-205-117-279c-74-74-174-116-279-116-104 0-205 42-278 116-74 74-116 174-116 279s42 206 116 280c73 74 174 115 278 115z">
          <text:p/>
        </draw:path>
        <draw:path draw:style-name="gr16" draw:text-style-name="P12" draw:layer="layout" svg:width="0.789cm" svg:height="0.788cm" svg:x="110.766cm" svg:y="36.942cm" svg:viewBox="0 0 790 789" svg:d="M394 789c105 0 205-41 279-115 75-74 117-174 117-280 0-105-42-205-117-279-74-74-174-115-279-115s-205 41-279 115-115 174-115 279c0 106 41 206 115 280s174 115 279 115z">
          <text:p/>
        </draw:path>
        <draw:path draw:style-name="gr16" draw:text-style-name="P12" draw:layer="layout" svg:width="0.789cm" svg:height="0.789cm" svg:x="104.693cm" svg:y="35.044cm" svg:viewBox="0 0 790 790" svg:d="M394 790c105 0 206-42 280-116s116-174 116-279c0-104-42-205-116-278-74-74-175-117-280-117-104 0-205 43-278 117-74 73-116 174-116 278 0 105 42 205 116 279 73 74 174 116 278 116z">
          <text:p/>
        </draw:path>
        <draw:path draw:style-name="gr16" draw:text-style-name="P12" draw:layer="layout" svg:width="0.789cm" svg:height="0.789cm" svg:x="110.569cm" svg:y="41.181cm" svg:viewBox="0 0 790 790" svg:d="M396 790c104 0 204-42 278-116s116-174 116-279c0-104-42-205-116-280-74-74-174-115-278-115-105 0-205 41-280 115-74 75-116 176-116 280 0 105 42 205 116 279 75 74 175 116 280 116z">
          <text:p/>
        </draw:path>
        <draw:path draw:style-name="gr16" draw:text-style-name="P12" draw:layer="layout" svg:width="0.789cm" svg:height="0.788cm" svg:x="108.336cm" svg:y="37.702cm" svg:viewBox="0 0 790 789" svg:d="M396 789c104 0 205-41 278-115 74-74 116-175 116-280s-42-205-116-279c-73-74-174-115-278-115-105 0-205 41-279 115s-117 174-117 279 43 206 117 280 174 115 279 115z">
          <text:p/>
        </draw:path>
        <draw:path draw:style-name="gr16" draw:text-style-name="P12" draw:layer="layout" svg:width="0.789cm" svg:height="0.789cm" svg:x="105.031cm" svg:y="36.949cm" svg:viewBox="0 0 790 790" svg:d="M396 790c104 0 204-42 278-116s116-174 116-280c0-104-42-205-116-279s-174-115-278-115c-105 0-205 41-280 115-74 74-116 175-116 279 0 106 42 206 116 280 75 74 175 116 280 116z">
          <text:p/>
        </draw:path>
        <draw:line draw:style-name="gr6" draw:text-style-name="P6" draw:layer="layout" svg:x1="101.089cm" svg:y1="44.854cm" svg:x2="101.089cm" svg:y2="33.796cm">
          <text:p/>
        </draw:line>
        <draw:line draw:style-name="gr6" draw:text-style-name="P6" draw:layer="layout" svg:x1="117.771cm" svg:y1="44.854cm" svg:x2="117.771cm" svg:y2="33.796cm">
          <text:p/>
        </draw:line>
        <draw:line draw:style-name="gr6" draw:text-style-name="P6" draw:layer="layout" svg:x1="101.089cm" svg:y1="44.854cm" svg:x2="117.771cm" svg:y2="44.854cm">
          <text:p/>
        </draw:line>
        <draw:line draw:style-name="gr6" draw:text-style-name="P6" draw:layer="layout" svg:x1="101.089cm" svg:y1="33.796cm" svg:x2="117.771cm" svg:y2="33.796cm">
          <text:p/>
        </draw:line>
        <draw:polygon draw:style-name="gr1" draw:text-style-name="P1" draw:layer="layout" svg:width="11.724cm" svg:height="17.007cm" svg:x="123.587cm" svg:y="30.822cm" svg:viewBox="0 0 11725 17008" draw:points="0,17008 11725,17008 11725,0 0,0">
          <text:p/>
        </draw:polygon>
        <draw:path draw:style-name="gr40" draw:text-style-name="P30" draw:layer="layout" svg:width="0.789cm" svg:height="0.789cm" svg:x="131.104cm" svg:y="44.786cm" svg:viewBox="0 0 790 790" svg:d="M396 790c104 0 204-42 278-116s116-175 116-280c0-104-42-204-116-278s-174-116-278-116c-105 0-205 42-279 116-75 74-117 174-117 278 0 105 42 206 117 280 74 74 174 116 279 116z">
          <text:p/>
        </draw:path>
        <draw:path draw:style-name="gr41" draw:text-style-name="P31" draw:layer="layout" svg:width="0.789cm" svg:height="0.788cm" svg:x="131.703cm" svg:y="45.07cm" svg:viewBox="0 0 790 789" svg:d="M395 789c105 0 205-41 279-115s116-174 116-279-42-206-116-280-174-115-279-115c-104 0-206 41-280 115s-115 175-115 280 41 205 115 279 176 115 280 115z">
          <text:p/>
        </draw:path>
        <draw:path draw:style-name="gr38" draw:text-style-name="P28" draw:layer="layout" svg:width="0.788cm" svg:height="0.789cm" svg:x="125.284cm" svg:y="38.621cm" svg:viewBox="0 0 789 790" svg:d="M394 790c106 0 206-41 280-115s115-175 115-279c0-106-41-206-115-280s-174-116-280-116c-105 0-205 42-279 116s-115 174-115 280c0 104 41 205 115 279s174 115 279 115z">
          <text:p/>
        </draw:path>
        <draw:path draw:style-name="gr40" draw:text-style-name="P30" draw:layer="layout" svg:width="0.789cm" svg:height="0.788cm" svg:x="132.362cm" svg:y="40.797cm" svg:viewBox="0 0 790 789" svg:d="M394 789c106 0 206-41 280-115s116-175 116-280-42-205-116-279-174-115-280-115c-104 0-205 41-279 115-73 74-115 174-115 279s42 206 115 280c74 74 175 115 279 115z">
          <text:p/>
        </draw:path>
        <draw:path draw:style-name="gr37" draw:text-style-name="P27" draw:layer="layout" svg:width="0.789cm" svg:height="0.789cm" svg:x="124.17cm" svg:y="31.845cm" svg:viewBox="0 0 790 790" svg:d="M394 790c105 0 205-42 279-116 75-74 117-174 117-279s-42-205-117-279c-74-75-174-116-279-116-104 0-205 41-279 116-74 74-115 174-115 279s41 205 115 279 175 116 279 116z">
          <text:p/>
        </draw:path>
        <draw:path draw:style-name="gr41" draw:text-style-name="P31" draw:layer="layout" svg:width="0.789cm" svg:height="0.789cm" svg:x="130.121cm" svg:y="43.22cm" svg:viewBox="0 0 790 790" svg:d="M395 790c105 0 205-42 279-116s116-175 116-280c0-104-42-205-116-279s-174-115-279-115c-106 0-206 41-280 115s-115 175-115 279c0 105 41 206 115 280s174 116 280 116z">
          <text:p/>
        </draw:path>
        <draw:path draw:style-name="gr38" draw:text-style-name="P28" draw:layer="layout" svg:width="0.789cm" svg:height="0.789cm" svg:x="126.611cm" svg:y="41.16cm" svg:viewBox="0 0 790 790" svg:d="M394 790c105 0 205-42 280-116 74-74 116-174 116-279 0-104-42-205-116-279-75-74-175-116-280-116-104 0-205 42-279 116-73 74-115 175-115 279 0 105 42 205 115 279 74 74 175 116 279 116z">
          <text:p/>
        </draw:path>
        <draw:path draw:style-name="gr41" draw:text-style-name="P31" draw:layer="layout" svg:width="0.789cm" svg:height="0.789cm" svg:x="129.083cm" svg:y="44.353cm" svg:viewBox="0 0 790 790" svg:d="M395 790c104 0 206-42 280-116s115-174 115-279c0-104-41-205-115-280-74-74-176-115-280-115-105 0-205 41-279 115-74 75-116 176-116 280 0 105 42 205 116 279s174 116 279 116z">
          <text:p/>
        </draw:path>
        <draw:path draw:style-name="gr40" draw:text-style-name="P30" draw:layer="layout" svg:width="0.789cm" svg:height="0.789cm" svg:x="131.749cm" svg:y="41.548cm" svg:viewBox="0 0 790 790" svg:d="M396 790c104 0 205-42 278-116 74-75 116-175 116-280 0-104-42-205-116-279-73-74-174-115-278-115-105 0-206 41-280 115s-116 175-116 279c0 105 42 205 116 280 74 74 175 116 280 116z">
          <text:p/>
        </draw:path>
        <draw:path draw:style-name="gr41" draw:text-style-name="P31" draw:layer="layout" svg:width="0.789cm" svg:height="0.788cm" svg:x="133.625cm" svg:y="40.856cm" svg:viewBox="0 0 790 789" svg:d="M395 789c104 0 205-41 279-115 75-74 116-175 116-280s-41-205-116-279c-74-74-175-115-279-115-105 0-205 41-279 115s-116 174-116 279 42 206 116 280 174 115 279 115z">
          <text:p/>
        </draw:path>
        <draw:path draw:style-name="gr38" draw:text-style-name="P28" draw:layer="layout" svg:width="0.789cm" svg:height="0.788cm" svg:x="127.136cm" svg:y="34.546cm" svg:viewBox="0 0 790 789" svg:d="M396 789c104 0 204-41 278-115s116-175 116-280-42-205-116-279-174-115-278-115c-105 0-205 41-280 115-74 74-116 174-116 279s42 206 116 280c75 74 175 115 280 115z">
          <text:p/>
        </draw:path>
        <draw:path draw:style-name="gr41" draw:text-style-name="P31" draw:layer="layout" svg:width="0.789cm" svg:height="0.789cm" svg:x="126.296cm" svg:y="37.749cm" svg:viewBox="0 0 790 790" svg:d="M395 790c105 0 205-42 279-116s116-174 116-280c0-104-42-205-116-279s-174-115-279-115c-104 0-205 41-280 115-74 74-115 175-115 279 0 106 41 206 115 280 75 74 176 116 280 116z">
          <text:p/>
        </draw:path>
        <draw:path draw:style-name="gr40" draw:text-style-name="P30" draw:layer="layout" svg:width="0.789cm" svg:height="0.789cm" svg:x="129.22cm" svg:y="43.987cm" svg:viewBox="0 0 790 790" svg:d="M395 790c105 0 206-42 280-116s115-175 115-280c0-104-41-205-115-278-74-74-175-116-280-116s-205 42-279 116c-74 73-116 174-116 278 0 105 42 206 116 280s174 116 279 116z">
          <text:p/>
        </draw:path>
        <draw:path draw:style-name="gr41" draw:text-style-name="P31" draw:layer="layout" svg:width="0.789cm" svg:height="0.789cm" svg:x="130.088cm" svg:y="42.466cm" svg:viewBox="0 0 790 790" svg:d="M396 790c104 0 205-42 279-116s115-174 115-280c0-104-41-205-115-279s-175-115-279-115c-106 0-206 41-280 115s-116 175-116 279c0 106 42 206 116 280s174 116 280 116z">
          <text:p/>
        </draw:path>
        <draw:path draw:style-name="gr41" draw:text-style-name="P31" draw:layer="layout" svg:width="0.789cm" svg:height="0.789cm" svg:x="130.999cm" svg:y="40.037cm" svg:viewBox="0 0 790 790" svg:d="M396 790c104 0 205-42 279-116 74-73 115-175 115-279 0-105-41-205-115-279s-175-116-279-116c-105 0-206 42-280 116s-116 174-116 279c0 104 42 206 116 279 74 74 175 116 280 116z">
          <text:p/>
        </draw:path>
        <draw:path draw:style-name="gr40" draw:text-style-name="P30" draw:layer="layout" svg:width="0.789cm" svg:height="0.789cm" svg:x="129.94cm" svg:y="44.346cm" svg:viewBox="0 0 790 790" svg:d="M394 790c106 0 206-42 280-116s116-174 116-279c0-104-42-205-116-280-74-73-174-115-280-115-104 0-205 42-279 115-74 75-115 176-115 280 0 105 41 205 115 279s175 116 279 116z">
          <text:p/>
        </draw:path>
        <draw:path draw:style-name="gr40" draw:text-style-name="P30" draw:layer="layout" svg:width="0.789cm" svg:height="0.789cm" svg:x="132.262cm" svg:y="42.298cm" svg:viewBox="0 0 790 790" svg:d="M395 790c104 0 206-41 280-115 74-75 115-176 115-280 0-105-41-205-115-279s-176-116-280-116c-105 0-205 42-279 116s-116 174-116 279c0 104 42 205 116 280 74 74 174 115 279 115z">
          <text:p/>
        </draw:path>
        <draw:path draw:style-name="gr41" draw:text-style-name="P31" draw:layer="layout" svg:width="0.789cm" svg:height="0.789cm" svg:x="130.3cm" svg:y="46.017cm" svg:viewBox="0 0 790 790" svg:d="M396 790c104 0 205-42 279-116 74-73 115-174 115-278 0-105-41-205-115-279-74-75-175-117-279-117-105 0-205 42-279 117-75 74-117 174-117 279 0 104 42 205 117 278 74 74 174 116 279 116z">
          <text:p/>
        </draw:path>
        <draw:path draw:style-name="gr40" draw:text-style-name="P30" draw:layer="layout" svg:width="0.789cm" svg:height="0.789cm" svg:x="129.158cm" svg:y="43.028cm" svg:viewBox="0 0 790 790" svg:d="M395 790c105 0 206-42 280-117 74-74 115-174 115-279 0-104-41-205-115-279s-175-115-280-115-205 41-279 115-116 175-116 279c0 105 42 205 116 279 74 75 174 117 279 117z">
          <text:p/>
        </draw:path>
        <draw:path draw:style-name="gr41" draw:text-style-name="P31" draw:layer="layout" svg:width="0.789cm" svg:height="0.789cm" svg:x="127.093cm" svg:y="42.84cm" svg:viewBox="0 0 790 790" svg:d="M395 790c105 0 205-42 279-116s116-174 116-279c0-104-42-205-116-279-74-75-174-116-279-116-104 0-205 41-280 116-74 74-115 175-115 279 0 105 41 205 115 279 75 74 176 116 280 116z">
          <text:p/>
        </draw:path>
        <draw:path draw:style-name="gr40" draw:text-style-name="P30" draw:layer="layout" svg:width="0.789cm" svg:height="0.788cm" svg:x="129.561cm" svg:y="44.494cm" svg:viewBox="0 0 790 789" svg:d="M396 789c104 0 204-41 278-115s116-174 116-279-42-205-116-279-174-116-278-116c-105 0-205 42-279 116-75 74-117 174-117 279s42 205 117 279c74 74 174 115 279 115z">
          <text:p/>
        </draw:path>
        <draw:path draw:style-name="gr40" draw:text-style-name="P30" draw:layer="layout" svg:width="0.789cm" svg:height="0.789cm" svg:x="132.383cm" svg:y="38.899cm" svg:viewBox="0 0 790 790" svg:d="M394 790c106 0 206-42 280-116s116-174 116-278c0-105-42-205-116-279-74-75-174-117-280-117-104 0-205 42-279 117-74 74-115 174-115 279 0 104 41 204 115 278s175 116 279 116z">
          <text:p/>
        </draw:path>
        <draw:path draw:style-name="gr40" draw:text-style-name="P30" draw:layer="layout" svg:width="0.789cm" svg:height="0.789cm" svg:x="133.476cm" svg:y="39.638cm" svg:viewBox="0 0 790 790" svg:d="M395 790c105 0 205-42 279-116s116-174 116-279c0-104-42-205-116-280-74-74-174-115-279-115-104 0-205 41-279 115-75 75-116 176-116 280 0 105 41 205 116 279 74 74 175 116 279 116z">
          <text:p/>
        </draw:path>
        <draw:path draw:style-name="gr41" draw:text-style-name="P31" draw:layer="layout" svg:width="0.788cm" svg:height="0.788cm" svg:x="130.673cm" svg:y="42.522cm" svg:viewBox="0 0 789 789" svg:d="M394 789c105 0 206-41 280-115s115-174 115-280c0-105-41-205-115-279s-175-115-280-115-205 41-279 115-115 174-115 279c0 106 41 206 115 280s174 115 279 115z">
          <text:p/>
        </draw:path>
        <draw:path draw:style-name="gr38" draw:text-style-name="P28" draw:layer="layout" svg:width="0.789cm" svg:height="0.789cm" svg:x="125.601cm" svg:y="38.982cm" svg:viewBox="0 0 790 790" svg:d="M395 790c105 0 205-41 279-115s116-175 116-279c0-105-42-205-116-279s-174-117-279-117c-104 0-204 43-278 117-75 74-117 174-117 279 0 104 42 205 117 279 74 74 174 115 278 115z">
          <text:p/>
        </draw:path>
        <draw:path draw:style-name="gr41" draw:text-style-name="P31" draw:layer="layout" svg:width="0.788cm" svg:height="0.788cm" svg:x="133.393cm" svg:y="40.559cm" svg:viewBox="0 0 789 789" svg:d="M395 789c105 0 205-41 279-115s115-174 115-279-41-205-115-279-174-116-279-116-205 42-280 116c-74 74-115 174-115 279s41 205 115 279c75 74 175 115 280 115z">
          <text:p/>
        </draw:path>
        <draw:path draw:style-name="gr38" draw:text-style-name="P28" draw:layer="layout" svg:width="0.789cm" svg:height="0.789cm" svg:x="133.034cm" svg:y="41.34cm" svg:viewBox="0 0 790 790" svg:d="M395 790c104 0 206-42 280-116 74-73 115-174 115-278 0-105-41-205-115-279s-176-117-280-117c-105 0-205 43-279 117s-116 174-116 279c0 104 42 205 116 278 74 74 174 116 279 116z">
          <text:p/>
        </draw:path>
        <draw:path draw:style-name="gr38" draw:text-style-name="P28" draw:layer="layout" svg:width="0.789cm" svg:height="0.789cm" svg:x="126.126cm" svg:y="38.46cm" svg:viewBox="0 0 790 790" svg:d="M396 790c104 0 205-41 279-115s115-175 115-280-41-205-115-279-175-116-279-116c-106 0-206 42-280 116s-116 174-116 279 42 206 116 280 174 115 280 115z">
          <text:p/>
        </draw:path>
        <draw:path draw:style-name="gr42" draw:text-style-name="P31" draw:layer="layout" svg:width="0.789cm" svg:height="0.789cm" svg:x="133.766cm" svg:y="42.035cm" svg:viewBox="0 0 790 790" svg:d="M394 790c105 0 206-42 280-116s116-174 116-278c0-105-42-205-116-280-74-74-175-116-280-116-104 0-205 42-279 116-74 75-115 175-115 280 0 104 41 204 115 278s175 116 279 116z">
          <text:p/>
        </draw:path>
        <draw:path draw:style-name="gr43" draw:text-style-name="P6" draw:layer="layout" svg:width="0.789cm" svg:height="0.789cm" svg:x="133.766cm" svg:y="42.035cm" svg:viewBox="0 0 790 790" svg:d="M394 790c105 0 206-42 280-116s116-174 116-278c0-105-42-205-116-280-74-74-175-116-280-116-104 0-205 42-279 116-74 75-115 175-115 280 0 104 41 204 115 278s175 116 279 116z">
          <text:p/>
        </draw:path>
        <draw:path draw:style-name="gr41" draw:text-style-name="P31" draw:layer="layout" svg:width="0.789cm" svg:height="0.789cm" svg:x="132.099cm" svg:y="44.689cm" svg:viewBox="0 0 790 790" svg:d="M394 790c105 0 205-42 279-116 75-75 117-175 117-280 0-104-42-204-117-278-74-74-174-116-279-116-104 0-204 42-278 116s-116 174-116 278c0 105 42 205 116 280 74 74 174 116 278 116z">
          <text:p/>
        </draw:path>
        <draw:path draw:style-name="gr41" draw:text-style-name="P31" draw:layer="layout" svg:width="0.789cm" svg:height="0.788cm" svg:x="127.453cm" svg:y="41.379cm" svg:viewBox="0 0 790 789" svg:d="M395 789c104 0 206-42 280-116s115-174 115-279-41-205-115-279-176-115-280-115c-105 0-205 41-279 115s-116 174-116 279 42 205 116 279 174 116 279 116z">
          <text:p/>
        </draw:path>
        <draw:path draw:style-name="gr40" draw:text-style-name="P30" draw:layer="layout" svg:width="0.789cm" svg:height="0.789cm" svg:x="129.777cm" svg:y="39.752cm" svg:viewBox="0 0 790 790" svg:d="M395 790c104 0 205-42 280-116 74-74 115-174 115-279 0-104-41-205-115-279-75-73-176-116-280-116-105 0-205 43-279 116-74 74-116 175-116 279 0 105 42 205 116 279s174 116 279 116z">
          <text:p/>
        </draw:path>
        <draw:path draw:style-name="gr41" draw:text-style-name="P31" draw:layer="layout" svg:width="0.789cm" svg:height="0.789cm" svg:x="128.57cm" svg:y="43.597cm" svg:viewBox="0 0 790 790" svg:d="M396 790c104 0 205-42 278-116 74-74 116-174 116-279 0-104-42-204-116-279-73-74-174-116-278-116-105 0-206 42-280 116-74 75-116 175-116 279 0 105 42 205 116 279s175 116 280 116z">
          <text:p/>
        </draw:path>
        <draw:path draw:style-name="gr40" draw:text-style-name="P30" draw:layer="layout" svg:width="0.789cm" svg:height="0.788cm" svg:x="129.938cm" svg:y="38.996cm" svg:viewBox="0 0 790 789" svg:d="M395 789c105 0 206-41 279-115 74-74 116-174 116-279s-42-205-116-279c-73-74-174-116-279-116s-205 42-279 116-116 174-116 279 42 205 116 279 174 115 279 115z">
          <text:p/>
        </draw:path>
        <draw:path draw:style-name="gr41" draw:text-style-name="P31" draw:layer="layout" svg:width="0.789cm" svg:height="0.789cm" svg:x="129.018cm" svg:y="38.494cm" svg:viewBox="0 0 790 790" svg:d="M395 790c104 0 205-42 280-116 74-74 115-175 115-280 0-104-41-205-115-278-75-74-176-116-280-116-105 0-205 42-279 116-74 73-116 174-116 278 0 105 42 206 116 280s174 116 279 116z">
          <text:p/>
        </draw:path>
        <draw:path draw:style-name="gr41" draw:text-style-name="P31" draw:layer="layout" svg:width="0.788cm" svg:height="0.788cm" svg:x="133.613cm" svg:y="43.634cm" svg:viewBox="0 0 789 789" svg:d="M394 789c105 0 205-41 279-115 75-74 116-174 116-279s-41-205-116-279c-74-75-174-116-279-116s-205 41-279 116c-74 74-115 174-115 279s41 205 115 279 174 115 279 115z">
          <text:p/>
        </draw:path>
        <draw:path draw:style-name="gr40" draw:text-style-name="P30" draw:layer="layout" svg:width="0.789cm" svg:height="0.789cm" svg:x="133.034cm" svg:y="43.712cm" svg:viewBox="0 0 790 790" svg:d="M394 790c105 0 206-42 280-116s116-174 116-279c0-104-42-204-116-278s-175-117-280-117c-104 0-205 43-278 117-74 74-116 174-116 278 0 105 42 205 116 279 73 74 174 116 278 116z">
          <text:p/>
        </draw:path>
        <draw:path draw:style-name="gr41" draw:text-style-name="P31" draw:layer="layout" svg:width="0.789cm" svg:height="0.789cm" svg:x="128.255cm" svg:y="40.889cm" svg:viewBox="0 0 790 790" svg:d="M395 790c104 0 206-42 279-115 74-74 116-175 116-280s-42-205-116-279c-73-74-175-116-279-116-105 0-205 42-279 116s-116 174-116 279 42 206 116 280c74 73 174 115 279 115z">
          <text:p/>
        </draw:path>
        <draw:path draw:style-name="gr40" draw:text-style-name="P30" draw:layer="layout" svg:width="0.788cm" svg:height="0.789cm" svg:x="133.746cm" svg:y="43.434cm" svg:viewBox="0 0 789 790" svg:d="M394 790c105 0 205-42 280-116 74-73 115-174 115-278 0-106-41-206-115-280-75-74-175-116-280-116s-205 42-279 116-115 174-115 280c0 104 41 205 115 278 74 74 174 116 279 116z">
          <text:p/>
        </draw:path>
        <draw:path draw:style-name="gr40" draw:text-style-name="P30" draw:layer="layout" svg:width="0.789cm" svg:height="0.789cm" svg:x="128.937cm" svg:y="44.186cm" svg:viewBox="0 0 790 790" svg:d="M395 790c104 0 205-42 279-116 75-74 116-174 116-279s-41-206-116-279c-74-74-175-116-279-116-105 0-205 42-279 116-74 73-116 174-116 279s42 205 116 279 174 116 279 116z">
          <text:p/>
        </draw:path>
        <draw:path draw:style-name="gr40" draw:text-style-name="P30" draw:layer="layout" svg:width="0.789cm" svg:height="0.788cm" svg:x="132.905cm" svg:y="42.997cm" svg:viewBox="0 0 790 789" svg:d="M394 789c105 0 205-41 280-116 74-74 116-174 116-279s-42-205-116-279c-75-74-175-115-280-115-104 0-205 41-278 115-74 74-116 174-116 279s42 205 116 279c73 75 174 116 278 116z">
          <text:p/>
        </draw:path>
        <draw:path draw:style-name="gr40" draw:text-style-name="P30" draw:layer="layout" svg:width="0.789cm" svg:height="0.789cm" svg:x="132.651cm" svg:y="45.14cm" svg:viewBox="0 0 790 790" svg:d="M396 790c104 0 205-42 279-116 74-73 115-174 115-278 0-105-41-205-115-280-74-74-175-116-279-116-105 0-205 42-280 116-74 75-116 175-116 280 0 104 42 205 116 278 75 74 175 116 280 116z">
          <text:p/>
        </draw:path>
        <draw:path draw:style-name="gr40" draw:text-style-name="P30" draw:layer="layout" svg:width="0.789cm" svg:height="0.789cm" svg:x="130.296cm" svg:y="42.644cm" svg:viewBox="0 0 790 790" svg:d="M395 790c105 0 205-42 279-116s116-174 116-279-42-206-116-280-174-115-279-115c-104 0-205 41-280 115-74 74-115 175-115 280s41 205 115 279c75 74 176 116 280 116z">
          <text:p/>
        </draw:path>
        <draw:path draw:style-name="gr40" draw:text-style-name="P30" draw:layer="layout" svg:width="0.789cm" svg:height="0.789cm" svg:x="128.773cm" svg:y="40.571cm" svg:viewBox="0 0 790 790" svg:d="M396 790c104 0 204-42 278-116s116-174 116-279-42-205-116-279-174-116-278-116c-105 0-205 42-279 116-75 74-117 174-117 279s42 205 117 279c74 74 174 116 279 116z">
          <text:p/>
        </draw:path>
        <draw:path draw:style-name="gr41" draw:text-style-name="P31" draw:layer="layout" svg:width="0.789cm" svg:height="0.789cm" svg:x="129.358cm" svg:y="38.046cm" svg:viewBox="0 0 790 790" svg:d="M396 790c104 0 205-42 279-115 73-74 115-175 115-279 0-105-42-205-115-280-74-74-175-116-279-116-105 0-206 42-280 116-74 75-116 175-116 280 0 104 42 205 116 279 74 73 175 115 280 115z">
          <text:p/>
        </draw:path>
        <draw:path draw:style-name="gr40" draw:text-style-name="P30" draw:layer="layout" svg:width="0.788cm" svg:height="0.789cm" svg:x="127.251cm" svg:y="41.173cm" svg:viewBox="0 0 789 790" svg:d="M395 790c105 0 205-42 279-116s115-174 115-279c0-104-41-205-115-279s-174-116-279-116-205 42-279 116-116 175-116 279c0 105 42 205 116 279s174 116 279 116z">
          <text:p/>
        </draw:path>
        <draw:path draw:style-name="gr40" draw:text-style-name="P30" draw:layer="layout" svg:width="0.789cm" svg:height="0.788cm" svg:x="133.284cm" svg:y="43.539cm" svg:viewBox="0 0 790 789" svg:d="M396 789c104 0 205-41 279-115s115-174 115-279-41-206-115-280-175-115-279-115c-105 0-206 41-280 115s-116 175-116 280 42 205 116 279 175 115 280 115z">
          <text:p/>
        </draw:path>
        <draw:path draw:style-name="gr40" draw:text-style-name="P30" draw:layer="layout" svg:width="0.789cm" svg:height="0.789cm" svg:x="129.727cm" svg:y="45.481cm" svg:viewBox="0 0 790 790" svg:d="M395 790c104 0 205-42 279-116 75-75 116-175 116-280 0-104-41-205-116-279-74-74-175-115-279-115-105 0-205 41-279 115s-116 175-116 279c0 105 42 205 116 280 74 74 174 116 279 116z">
          <text:p/>
        </draw:path>
        <draw:path draw:style-name="gr41" draw:text-style-name="P31" draw:layer="layout" svg:width="0.789cm" svg:height="0.789cm" svg:x="130.479cm" svg:y="38.792cm" svg:viewBox="0 0 790 790" svg:d="M394 790c105 0 205-41 279-115 75-74 117-174 117-279s-42-206-117-280c-74-74-174-116-279-116-104 0-205 42-279 116s-115 175-115 280 41 205 115 279 175 115 279 115z">
          <text:p/>
        </draw:path>
        <draw:path draw:style-name="gr40" draw:text-style-name="P30" draw:layer="layout" svg:width="0.789cm" svg:height="0.789cm" svg:x="131.896cm" svg:y="42.44cm" svg:viewBox="0 0 790 790" svg:d="M395 790c105 0 205-42 279-116s116-175 116-280c0-104-42-205-116-279s-174-115-279-115c-104 0-204 41-278 115-75 74-117 175-117 279 0 105 42 206 117 280 74 74 174 116 278 116z">
          <text:p/>
        </draw:path>
        <draw:path draw:style-name="gr41" draw:text-style-name="P31" draw:layer="layout" svg:width="0.789cm" svg:height="0.789cm" svg:x="133.939cm" svg:y="42.64cm" svg:viewBox="0 0 790 790" svg:d="M395 790c105 0 206-41 280-115s115-175 115-279c0-106-41-206-115-280s-175-116-280-116-205 42-279 116-116 174-116 280c0 104 42 205 116 279s174 115 279 115z">
          <text:p/>
        </draw:path>
        <draw:path draw:style-name="gr40" draw:text-style-name="P30" draw:layer="layout" svg:width="0.789cm" svg:height="0.788cm" svg:x="130.172cm" svg:y="40.117cm" svg:viewBox="0 0 790 789" svg:d="M396 789c104 0 205-41 279-115s115-174 115-280c0-105-41-205-115-279s-175-115-279-115c-105 0-206 41-280 115s-116 174-116 279c0 106 42 206 116 280s175 115 280 115z">
          <text:p/>
        </draw:path>
        <draw:path draw:style-name="gr41" draw:text-style-name="P31" draw:layer="layout" svg:width="0.788cm" svg:height="0.788cm" svg:x="128.431cm" svg:y="42.522cm" svg:viewBox="0 0 789 789" svg:d="M394 789c106 0 206-41 280-115s115-174 115-280c0-105-41-205-115-279s-174-115-280-115c-105 0-205 41-279 115s-115 174-115 279c0 106 41 206 115 280s174 115 279 115z">
          <text:p/>
        </draw:path>
        <draw:path draw:style-name="gr41" draw:text-style-name="P31" draw:layer="layout" svg:width="0.789cm" svg:height="0.789cm" svg:x="127.699cm" svg:y="42.138cm" svg:viewBox="0 0 790 790" svg:d="M395 790c105 0 205-41 279-115s116-175 116-279c0-105-42-205-116-279s-174-117-279-117-206 43-280 117-115 174-115 279c0 104 41 205 115 279s175 115 280 115z">
          <text:p/>
        </draw:path>
        <draw:path draw:style-name="gr40" draw:text-style-name="P30" draw:layer="layout" svg:width="0.789cm" svg:height="0.789cm" svg:x="131.081cm" svg:y="39.202cm" svg:viewBox="0 0 790 790" svg:d="M395 790c105 0 205-42 279-116s116-175 116-280c0-104-42-204-116-278s-174-116-279-116c-104 0-205 42-280 116-74 74-115 174-115 278 0 105 41 206 115 280 75 74 176 116 280 116z">
          <text:p/>
        </draw:path>
        <draw:path draw:style-name="gr41" draw:text-style-name="P31" draw:layer="layout" svg:width="0.789cm" svg:height="0.789cm" svg:x="130.351cm" svg:y="39.868cm" svg:viewBox="0 0 790 790" svg:d="M396 790c104 0 205-42 279-117 74-74 115-174 115-279 0-104-41-205-115-278-74-74-175-116-279-116-105 0-205 42-279 116-75 73-117 174-117 278 0 105 42 205 117 279 74 75 174 117 279 117z">
          <text:p/>
        </draw:path>
        <draw:path draw:style-name="gr41" draw:text-style-name="P31" draw:layer="layout" svg:width="0.789cm" svg:height="0.789cm" svg:x="131.655cm" svg:y="44.731cm" svg:viewBox="0 0 790 790" svg:d="M396 790c104 0 205-42 279-116s115-175 115-280c0-104-41-205-115-279s-175-115-279-115c-106 0-206 41-280 115s-116 175-116 279c0 105 42 206 116 280s174 116 280 116z">
          <text:p/>
        </draw:path>
        <draw:line draw:style-name="gr6" draw:text-style-name="P6" draw:layer="layout" svg:x1="123.587cm" svg:y1="47.829cm" svg:x2="123.587cm" svg:y2="30.822cm">
          <text:p/>
        </draw:line>
        <draw:line draw:style-name="gr6" draw:text-style-name="P6" draw:layer="layout" svg:x1="135.311cm" svg:y1="47.829cm" svg:x2="135.311cm" svg:y2="30.822cm">
          <text:p/>
        </draw:line>
        <draw:line draw:style-name="gr6" draw:text-style-name="P6" draw:layer="layout" svg:x1="123.587cm" svg:y1="47.829cm" svg:x2="135.311cm" svg:y2="47.829cm">
          <text:p/>
        </draw:line>
        <draw:line draw:style-name="gr6" draw:text-style-name="P6" draw:layer="layout" svg:x1="123.587cm" svg:y1="30.822cm" svg:x2="135.311cm" svg:y2="30.822cm">
          <text:p/>
        </draw:line>
        <draw:polygon draw:style-name="gr1" draw:text-style-name="P1" draw:layer="layout" svg:width="15.673cm" svg:height="17.007cm" svg:x="141.631cm" svg:y="30.822cm" svg:viewBox="0 0 15674 17008" draw:points="0,17008 15674,17008 15674,0 0,0">
          <text:p/>
        </draw:polygon>
        <draw:path draw:style-name="gr39" draw:text-style-name="P29" draw:layer="layout" svg:width="0.789cm" svg:height="0.789cm" svg:x="154.879cm" svg:y="37.57cm" svg:viewBox="0 0 790 790" svg:d="M394 790c105 0 205-42 279-116 74-75 117-175 117-280 0-104-43-205-117-279s-174-115-279-115c-104 0-205 41-278 115-74 74-116 175-116 279 0 105 42 205 116 280 73 74 174 116 278 116z">
          <text:p/>
        </draw:path>
        <draw:path draw:style-name="gr39" draw:text-style-name="P29" draw:layer="layout" svg:width="0.789cm" svg:height="0.789cm" svg:x="155.604cm" svg:y="37.586cm" svg:viewBox="0 0 790 790" svg:d="M395 790c105 0 205-42 279-116 74-75 116-175 116-280 0-104-42-205-116-279s-174-115-279-115c-104 0-205 41-279 115s-116 175-116 279c0 105 42 205 116 280 74 74 175 116 279 116z">
          <text:p/>
        </draw:path>
        <draw:path draw:style-name="gr39" draw:text-style-name="P29" draw:layer="layout" svg:width="0.789cm" svg:height="0.789cm" svg:x="152.526cm" svg:y="33.791cm" svg:viewBox="0 0 790 790" svg:d="M395 790c104 0 205-42 279-116 75-74 116-174 116-280 0-104-41-204-116-278-74-74-175-116-279-116-105 0-205 42-279 116s-116 174-116 278c0 106 42 206 116 280s174 116 279 116z">
          <text:p/>
        </draw:path>
        <draw:path draw:style-name="gr39" draw:text-style-name="P29" draw:layer="layout" svg:width="0.789cm" svg:height="0.789cm" svg:x="153.586cm" svg:y="31.845cm" svg:viewBox="0 0 790 790" svg:d="M395 790c105 0 206-42 280-116 73-74 115-174 115-279s-42-205-115-279c-74-75-175-116-280-116s-205 41-279 116c-74 74-116 174-116 279s42 205 116 279 174 116 279 116z">
          <text:p/>
        </draw:path>
        <draw:path draw:style-name="gr39" draw:text-style-name="P29" draw:layer="layout" svg:width="0.789cm" svg:height="0.788cm" svg:x="154.119cm" svg:y="32.765cm" svg:viewBox="0 0 790 789" svg:d="M394 789c105 0 205-41 279-116 75-74 117-174 117-279s-42-205-117-279c-74-74-174-115-279-115-104 0-205 41-279 115s-115 174-115 279 41 205 115 279c74 75 175 116 279 116z">
          <text:p/>
        </draw:path>
        <draw:path draw:style-name="gr39" draw:text-style-name="P29" draw:layer="layout" svg:width="0.788cm" svg:height="0.789cm" svg:x="142.543cm" svg:y="46.017cm" svg:viewBox="0 0 789 790" svg:d="M394 790c106 0 206-42 280-116 74-73 115-174 115-278 0-105-41-205-115-279-74-75-174-117-280-117-105 0-205 42-279 117-74 74-115 174-115 279 0 104 41 205 115 278 74 74 174 116 279 116z">
          <text:p/>
        </draw:path>
        <draw:path draw:style-name="gr39" draw:text-style-name="P29" draw:layer="layout" svg:width="0.789cm" svg:height="0.789cm" svg:x="149.949cm" svg:y="37.863cm" svg:viewBox="0 0 790 790" svg:d="M395 790c105 0 205-42 279-116s116-174 116-279-42-206-116-280c-74-73-174-115-279-115-104 0-205 42-280 115-74 74-115 175-115 280s41 205 115 279c75 74 176 116 280 116z">
          <text:p/>
        </draw:path>
        <draw:path draw:style-name="gr39" draw:text-style-name="P29" draw:layer="layout" svg:width="0.789cm" svg:height="0.789cm" svg:x="154.702cm" svg:y="31.976cm" svg:viewBox="0 0 790 790" svg:d="M395 790c105 0 205-42 279-117 74-74 116-174 116-279 0-104-42-205-116-279s-174-115-279-115c-104 0-205 41-280 115-74 74-115 175-115 279 0 105 41 205 115 279 75 75 176 117 280 117z">
          <text:p/>
        </draw:path>
        <draw:path draw:style-name="gr39" draw:text-style-name="P29" draw:layer="layout" svg:width="0.789cm" svg:height="0.789cm" svg:x="155.112cm" svg:y="35.954cm" svg:viewBox="0 0 790 790" svg:d="M394 790c105 0 206-42 280-117 74-74 116-174 116-279 0-104-42-204-116-278s-175-116-280-116c-104 0-205 42-279 116s-115 174-115 278c0 105 41 205 115 279 74 75 175 117 279 117z">
          <text:p/>
        </draw:path>
        <draw:path draw:style-name="gr39" draw:text-style-name="P29" draw:layer="layout" svg:width="0.789cm" svg:height="0.789cm" svg:x="151.569cm" svg:y="38.418cm" svg:viewBox="0 0 790 790" svg:d="M396 790c104 0 205-42 279-116s115-175 115-279c0-105-41-205-115-279s-175-116-279-116c-105 0-205 42-280 116-74 74-116 174-116 279 0 104 42 205 116 279 75 74 175 116 280 116z">
          <text:p/>
        </draw:path>
        <draw:path draw:style-name="gr39" draw:text-style-name="P29" draw:layer="layout" svg:width="0.789cm" svg:height="0.789cm" svg:x="152.033cm" svg:y="38.293cm" svg:viewBox="0 0 790 790" svg:d="M395 790c105 0 206-41 280-116 74-74 115-175 115-279 0-105-41-205-115-279s-175-116-280-116-205 42-279 116-116 174-116 279c0 104 42 205 116 279 74 75 174 116 279 116z">
          <text:p/>
        </draw:path>
        <draw:path draw:style-name="gr39" draw:text-style-name="P29" draw:layer="layout" svg:width="0.789cm" svg:height="0.789cm" svg:x="152.092cm" svg:y="38.044cm" svg:viewBox="0 0 790 790" svg:d="M395 790c105 0 205-42 279-116s116-174 116-278c0-105-42-205-116-280-74-74-174-116-279-116s-206 42-280 116c-74 75-115 175-115 280 0 104 41 204 115 278s175 116 280 116z">
          <text:p/>
        </draw:path>
        <draw:path draw:style-name="gr39" draw:text-style-name="P29" draw:layer="layout" svg:width="0.788cm" svg:height="0.789cm" svg:x="147.711cm" svg:y="38.281cm" svg:viewBox="0 0 789 790" svg:d="M395 790c105 0 205-42 279-117 74-74 115-174 115-279 0-104-41-205-115-279s-174-115-279-115-205 41-279 115-116 175-116 279c0 105 42 205 116 279 74 75 174 117 279 117z">
          <text:p/>
        </draw:path>
        <draw:path draw:style-name="gr39" draw:text-style-name="P29" draw:layer="layout" svg:width="0.789cm" svg:height="0.789cm" svg:x="150.162cm" svg:y="31.945cm" svg:viewBox="0 0 790 790" svg:d="M395 790c104 0 205-43 279-117 75-74 116-174 116-279 0-104-41-205-116-279-74-74-175-115-279-115-105 0-205 41-279 115s-116 175-116 279c0 105 42 205 116 279s174 117 279 117z">
          <text:p/>
        </draw:path>
        <draw:path draw:style-name="gr39" draw:text-style-name="P29" draw:layer="layout" svg:width="0.789cm" svg:height="0.788cm" svg:x="153.81cm" svg:y="41.344cm" svg:viewBox="0 0 790 789" svg:d="M395 789c105 0 205-41 279-115s116-174 116-279-42-205-116-279-174-116-279-116c-104 0-206 42-279 116-74 74-116 174-116 279s42 205 116 279c73 74 175 115 279 115z">
          <text:p/>
        </draw:path>
        <draw:path draw:style-name="gr39" draw:text-style-name="P29" draw:layer="layout" svg:width="0.789cm" svg:height="0.789cm" svg:x="150.007cm" svg:y="38.907cm" svg:viewBox="0 0 790 790" svg:d="M396 790c104 0 205-42 279-116s115-174 115-279c0-104-41-205-115-278-74-75-175-117-279-117-105 0-205 42-279 117-75 73-117 174-117 278 0 105 42 205 117 279 74 74 174 116 279 116z">
          <text:p/>
        </draw:path>
        <draw:path draw:style-name="gr39" draw:text-style-name="P29" draw:layer="layout" svg:width="0.789cm" svg:height="0.789cm" svg:x="148.15cm" svg:y="35.704cm" svg:viewBox="0 0 790 790" svg:d="M396 790c104 0 205-41 279-115s115-175 115-279c0-105-41-205-115-280-74-74-175-116-279-116-106 0-206 42-280 116-74 75-116 175-116 280 0 104 42 205 116 279s174 115 280 115z">
          <text:p/>
        </draw:path>
        <draw:path draw:style-name="gr39" draw:text-style-name="P29" draw:layer="layout" svg:width="0.788cm" svg:height="0.789cm" svg:x="148.96cm" svg:y="35.624cm" svg:viewBox="0 0 789 790" svg:d="M395 790c105 0 205-42 279-116s115-174 115-279c0-104-41-206-115-280s-174-115-279-115c-106 0-206 41-280 115s-115 176-115 280c0 105 41 205 115 279s174 116 280 116z">
          <text:p/>
        </draw:path>
        <draw:line draw:style-name="gr6" draw:text-style-name="P6" draw:layer="layout" svg:x1="141.631cm" svg:y1="47.829cm" svg:x2="141.631cm" svg:y2="30.822cm">
          <text:p/>
        </draw:line>
        <draw:line draw:style-name="gr6" draw:text-style-name="P6" draw:layer="layout" svg:x1="157.304cm" svg:y1="47.829cm" svg:x2="157.304cm" svg:y2="30.822cm">
          <text:p/>
        </draw:line>
        <draw:line draw:style-name="gr6" draw:text-style-name="P6" draw:layer="layout" svg:x1="141.631cm" svg:y1="47.829cm" svg:x2="157.304cm" svg:y2="47.829cm">
          <text:p/>
        </draw:line>
        <draw:line draw:style-name="gr6" draw:text-style-name="P6" draw:layer="layout" svg:x1="141.631cm" svg:y1="30.822cm" svg:x2="157.304cm" svg:y2="30.822cm">
          <text:p/>
        </draw:line>
        <draw:polygon draw:style-name="gr1" draw:text-style-name="P1" draw:layer="layout" svg:width="12.036cm" svg:height="17.007cm" svg:x="163.468cm" svg:y="30.822cm" svg:viewBox="0 0 12037 17008" draw:points="0,17008 12037,17008 12037,0 0,0">
          <text:p/>
        </draw:polygon>
        <draw:path draw:style-name="gr2" draw:text-style-name="P2" draw:layer="layout" svg:width="0.789cm" svg:height="0.788cm" svg:x="166.868cm" svg:y="43.274cm" svg:viewBox="0 0 790 789" svg:d="M394 789c105 0 206-41 280-115s116-174 116-280c0-105-42-205-116-279s-175-115-280-115c-104 0-205 41-279 115s-115 174-115 279c0 106 41 206 115 280s175 115 279 115z">
          <text:p/>
        </draw:path>
        <draw:path draw:style-name="gr2" draw:text-style-name="P2" draw:layer="layout" svg:width="0.789cm" svg:height="0.789cm" svg:x="169.809cm" svg:y="35.573cm" svg:viewBox="0 0 790 790" svg:d="M395 790c105 0 205-41 279-115s116-175 116-279c0-105-42-206-116-280s-174-116-279-116c-104 0-205 42-279 116s-116 175-116 280c0 104 42 205 116 279s175 115 279 115z">
          <text:p/>
        </draw:path>
        <draw:path draw:style-name="gr2" draw:text-style-name="P2" draw:layer="layout" svg:width="0.789cm" svg:height="0.789cm" svg:x="170.341cm" svg:y="41.81cm" svg:viewBox="0 0 790 790" svg:d="M396 790c104 0 205-42 279-116s115-174 115-279-41-206-115-280-175-115-279-115c-105 0-206 41-280 115s-116 175-116 280 42 205 116 279 175 116 280 116z">
          <text:p/>
        </draw:path>
        <draw:path draw:style-name="gr2" draw:text-style-name="P2" draw:layer="layout" svg:width="0.789cm" svg:height="0.789cm" svg:x="168.758cm" svg:y="38.892cm" svg:viewBox="0 0 790 790" svg:d="M396 790c104 0 204-42 278-116s116-174 116-279c0-104-42-205-116-279-74-75-174-116-278-116-105 0-206 41-280 116-74 74-116 175-116 279 0 105 42 205 116 279s175 116 280 116z">
          <text:p/>
        </draw:path>
        <draw:path draw:style-name="gr2" draw:text-style-name="P2" draw:layer="layout" svg:width="0.789cm" svg:height="0.789cm" svg:x="169.694cm" svg:y="34.426cm" svg:viewBox="0 0 790 790" svg:d="M395 790c105 0 205-42 279-116 74-75 116-175 116-280 0-104-42-205-116-279-74-73-174-115-279-115-104 0-205 42-280 115-74 74-115 175-115 279 0 105 41 205 115 280 75 74 176 116 280 116z">
          <text:p/>
        </draw:path>
        <draw:path draw:style-name="gr2" draw:text-style-name="P2" draw:layer="layout" svg:width="0.789cm" svg:height="0.789cm" svg:x="168.42cm" svg:y="42.387cm" svg:viewBox="0 0 790 790" svg:d="M394 790c105 0 205-42 280-116 74-74 116-175 116-280 0-104-42-205-116-279-75-74-175-115-280-115-104 0-205 41-279 115s-115 175-115 279c0 105 41 206 115 280s175 116 279 116z">
          <text:p/>
        </draw:path>
        <draw:path draw:style-name="gr2" draw:text-style-name="P2" draw:layer="layout" svg:width="0.789cm" svg:height="0.789cm" svg:x="166.155cm" svg:y="45.98cm" svg:viewBox="0 0 790 790" svg:d="M395 790c104 0 206-42 280-116s115-174 115-279c0-104-41-205-115-280-74-74-176-115-280-115-105 0-205 41-279 115-74 75-116 176-116 280 0 105 42 205 116 279s174 116 279 116z">
          <text:p/>
        </draw:path>
        <draw:path draw:style-name="gr2" draw:text-style-name="P2" draw:layer="layout" svg:width="0.789cm" svg:height="0.789cm" svg:x="171.091cm" svg:y="33.178cm" svg:viewBox="0 0 790 790" svg:d="M395 790c105 0 205-42 279-116s116-174 116-279-42-205-116-279-174-116-279-116-205 42-279 116-116 174-116 279 42 205 116 279 174 116 279 116z">
          <text:p/>
        </draw:path>
        <draw:path draw:style-name="gr2" draw:text-style-name="P2" draw:layer="layout" svg:width="0.789cm" svg:height="0.789cm" svg:x="171.217cm" svg:y="34.835cm" svg:viewBox="0 0 790 790" svg:d="M395 790c105 0 205-42 279-116s116-174 116-278c0-105-42-206-116-280s-174-116-279-116c-104 0-205 42-280 116-74 74-115 175-115 280 0 104 41 204 115 278 75 74 176 116 280 116z">
          <text:p/>
        </draw:path>
        <draw:path draw:style-name="gr2" draw:text-style-name="P2" draw:layer="layout" svg:width="0.789cm" svg:height="0.788cm" svg:x="170.35cm" svg:y="35.5cm" svg:viewBox="0 0 790 789" svg:d="M396 789c104 0 205-41 279-115s115-174 115-279c0-106-41-206-115-280s-175-115-279-115c-105 0-206 41-280 115s-116 174-116 280c0 105 42 205 116 279s175 115 280 115z">
          <text:p/>
        </draw:path>
        <draw:path draw:style-name="gr2" draw:text-style-name="P2" draw:layer="layout" svg:width="0.789cm" svg:height="0.789cm" svg:x="167.8cm" svg:y="35.112cm" svg:viewBox="0 0 790 790" svg:d="M395 790c105 0 206-42 280-117 74-74 115-174 115-279 0-104-41-205-115-279s-175-115-280-115-205 41-279 115-116 175-116 279c0 105 42 205 116 279 74 75 174 117 279 117z">
          <text:p/>
        </draw:path>
        <draw:path draw:style-name="gr2" draw:text-style-name="P2" draw:layer="layout" svg:width="0.789cm" svg:height="0.789cm" svg:x="167.588cm" svg:y="37.145cm" svg:viewBox="0 0 790 790" svg:d="M394 790c105 0 205-41 280-115 74-74 116-175 116-279 0-105-42-206-116-280-75-74-175-116-280-116-104 0-205 42-279 116s-115 175-115 280c0 104 41 205 115 279s175 115 279 115z">
          <text:p/>
        </draw:path>
        <draw:path draw:style-name="gr2" draw:text-style-name="P2" draw:layer="layout" svg:width="0.789cm" svg:height="0.789cm" svg:x="172.99cm" svg:y="42.386cm" svg:viewBox="0 0 790 790" svg:d="M394 790c105 0 205-42 279-116s117-175 117-280c0-104-43-205-117-279s-174-115-279-115c-104 0-204 41-278 115s-116 175-116 279c0 105 42 206 116 280s174 116 278 116z">
          <text:p/>
        </draw:path>
        <draw:path draw:style-name="gr2" draw:text-style-name="P2" draw:layer="layout" svg:width="0.789cm" svg:height="0.789cm" svg:x="171.173cm" svg:y="45.167cm" svg:viewBox="0 0 790 790" svg:d="M396 790c104 0 205-42 279-116s115-174 115-278c0-105-41-205-115-280-74-74-175-116-279-116-105 0-206 42-280 116-74 75-116 175-116 280 0 104 42 204 116 278s175 116 280 116z">
          <text:p/>
        </draw:path>
        <draw:path draw:style-name="gr2" draw:text-style-name="P2" draw:layer="layout" svg:width="0.789cm" svg:height="0.788cm" svg:x="174.107cm" svg:y="39.105cm" svg:viewBox="0 0 790 789" svg:d="M394 789c106 0 206-41 280-116 74-74 116-174 116-279s-42-205-116-279-174-115-280-115c-104 0-205 41-279 115s-115 174-115 279 41 205 115 279c74 75 175 116 279 116z">
          <text:p/>
        </draw:path>
        <draw:path draw:style-name="gr2" draw:text-style-name="P2" draw:layer="layout" svg:width="0.789cm" svg:height="0.789cm" svg:x="164.077cm" svg:y="35.101cm" svg:viewBox="0 0 790 790" svg:d="M395 790c105 0 205-43 279-117s116-174 116-279c0-104-42-204-116-278s-174-116-279-116c-104 0-206 42-280 116s-115 174-115 278c0 105 41 205 115 279s176 117 280 117z">
          <text:p/>
        </draw:path>
        <draw:path draw:style-name="gr2" draw:text-style-name="P2" draw:layer="layout" svg:width="0.789cm" svg:height="0.789cm" svg:x="165.766cm" svg:y="33.537cm" svg:viewBox="0 0 790 790" svg:d="M395 790c105 0 205-42 279-117 74-74 116-174 116-279 0-104-42-205-116-279s-174-115-279-115-205 41-279 115c-75 74-116 175-116 279 0 105 41 205 116 279 74 75 174 117 279 117z">
          <text:p/>
        </draw:path>
        <draw:path draw:style-name="gr2" draw:text-style-name="P2" draw:layer="layout" svg:width="0.788cm" svg:height="0.789cm" svg:x="168.358cm" svg:y="44.962cm" svg:viewBox="0 0 789 790" svg:d="M394 790c105 0 205-42 280-116 74-74 115-174 115-279s-41-206-115-280c-75-74-175-115-280-115s-205 41-279 115-115 175-115 280 41 205 115 279 174 116 279 116z">
          <text:p/>
        </draw:path>
        <draw:path draw:style-name="gr2" draw:text-style-name="P2" draw:layer="layout" svg:width="0.789cm" svg:height="0.789cm" svg:x="172.957cm" svg:y="43.588cm" svg:viewBox="0 0 790 790" svg:d="M396 790c104 0 205-42 279-116s115-174 115-279c0-104-41-205-115-279s-175-116-279-116c-105 0-205 42-279 116s-117 175-117 279c0 105 43 205 117 279s174 116 279 116z">
          <text:p/>
        </draw:path>
        <draw:path draw:style-name="gr2" draw:text-style-name="P2" draw:layer="layout" svg:width="0.788cm" svg:height="0.789cm" svg:x="171.011cm" svg:y="36.753cm" svg:viewBox="0 0 789 790" svg:d="M395 790c105 0 205-41 279-116 74-74 115-174 115-279s-41-205-115-279-174-116-279-116c-106 0-206 42-280 116s-115 174-115 279 41 205 115 279c74 75 174 116 280 116z">
          <text:p/>
        </draw:path>
        <draw:path draw:style-name="gr44" draw:text-style-name="P2" draw:layer="layout" svg:width="0.789cm" svg:height="0.789cm" svg:x="173.323cm" svg:y="41.884cm" svg:viewBox="0 0 790 790" svg:d="M394 790c106 0 206-41 280-115s116-175 116-279c0-105-42-206-116-280s-174-116-280-116c-104 0-205 42-279 116s-115 175-115 280c0 104 41 205 115 279s175 115 279 115z">
          <text:p/>
        </draw:path>
        <draw:path draw:style-name="gr45" draw:text-style-name="P6" draw:layer="layout" svg:width="0.789cm" svg:height="0.789cm" svg:x="173.323cm" svg:y="41.884cm" svg:viewBox="0 0 790 790" svg:d="M394 790c106 0 206-41 280-115s116-175 116-279c0-105-42-206-116-280s-174-116-280-116c-104 0-205 42-279 116s-115 175-115 280c0 104 41 205 115 279s175 115 279 115z">
          <text:p/>
        </draw:path>
        <draw:path draw:style-name="gr2" draw:text-style-name="P2" draw:layer="layout" svg:width="0.789cm" svg:height="0.789cm" svg:x="168.878cm" svg:y="46.017cm" svg:viewBox="0 0 790 790" svg:d="M395 790c105 0 205-42 279-116 74-73 116-174 116-278 0-105-42-205-116-279-74-75-174-117-279-117-104 0-205 42-280 117-74 74-115 174-115 279 0 104 41 205 115 278 75 74 176 116 280 116z">
          <text:p/>
        </draw:path>
        <draw:path draw:style-name="gr2" draw:text-style-name="P2" draw:layer="layout" svg:width="0.789cm" svg:height="0.789cm" svg:x="168.965cm" svg:y="42.593cm" svg:viewBox="0 0 790 790" svg:d="M395 790c105 0 205-41 279-115s116-175 116-279c0-106-42-206-116-280s-174-116-279-116c-104 0-205 42-279 116-75 74-116 174-116 280 0 104 41 205 116 279 74 74 175 115 279 115z">
          <text:p/>
        </draw:path>
        <draw:path draw:style-name="gr2" draw:text-style-name="P2" draw:layer="layout" svg:width="0.789cm" svg:height="0.789cm" svg:x="167.094cm" svg:y="31.845cm" svg:viewBox="0 0 790 790" svg:d="M395 790c105 0 205-42 279-116s116-174 116-279-42-205-116-279c-74-75-174-116-279-116s-206 41-280 116c-74 74-115 174-115 279s41 205 115 279 175 116 280 116z">
          <text:p/>
        </draw:path>
        <draw:line draw:style-name="gr6" draw:text-style-name="P6" draw:layer="layout" svg:x1="163.468cm" svg:y1="47.829cm" svg:x2="163.468cm" svg:y2="30.822cm">
          <text:p/>
        </draw:line>
        <draw:line draw:style-name="gr6" draw:text-style-name="P6" draw:layer="layout" svg:x1="175.504cm" svg:y1="47.829cm" svg:x2="175.504cm" svg:y2="30.822cm">
          <text:p/>
        </draw:line>
        <draw:line draw:style-name="gr6" draw:text-style-name="P6" draw:layer="layout" svg:x1="163.468cm" svg:y1="47.829cm" svg:x2="175.504cm" svg:y2="47.829cm">
          <text:p/>
        </draw:line>
        <draw:line draw:style-name="gr6" draw:text-style-name="P6" draw:layer="layout" svg:x1="163.468cm" svg:y1="30.822cm" svg:x2="175.504cm" svg:y2="30.822cm">
          <text:p/>
        </draw:line>
        <draw:polygon draw:style-name="gr1" draw:text-style-name="P1" draw:layer="layout" svg:width="12.724cm" svg:height="17.007cm" svg:x="183.143cm" svg:y="30.822cm" svg:viewBox="0 0 12725 17008" draw:points="0,17008 12725,17008 12725,0 0,0">
          <text:p/>
        </draw:polygon>
        <draw:path draw:style-name="gr46" draw:text-style-name="P32" draw:layer="layout" svg:width="0.788cm" svg:height="0.788cm" svg:x="193.538cm" svg:y="42.196cm" svg:viewBox="0 0 789 789" svg:d="M394 789c105 0 205-42 279-116 75-74 116-174 116-279s-41-205-116-279c-74-74-174-115-279-115s-205 41-279 115-115 174-115 279 41 205 115 279 174 116 279 116z">
          <text:p/>
        </draw:path>
        <draw:path draw:style-name="gr46" draw:text-style-name="P32" draw:layer="layout" svg:width="0.789cm" svg:height="0.789cm" svg:x="187.247cm" svg:y="34.9cm" svg:viewBox="0 0 790 790" svg:d="M394 790c105 0 205-42 279-116 75-74 117-174 117-278 0-105-42-205-117-280-74-74-174-116-279-116-104 0-205 42-279 116-74 75-115 175-115 280 0 104 41 204 115 278s175 116 279 116z">
          <text:p/>
        </draw:path>
        <draw:path draw:style-name="gr46" draw:text-style-name="P32" draw:layer="layout" svg:width="0.789cm" svg:height="0.789cm" svg:x="183.809cm" svg:y="33.515cm" svg:viewBox="0 0 790 790" svg:d="M395 790c105 0 205-43 279-117s116-174 116-279c0-104-42-205-116-279s-174-115-279-115c-104 0-205 41-280 115-73 74-115 175-115 279 0 105 42 205 115 279 75 74 176 117 280 117z">
          <text:p/>
        </draw:path>
        <draw:path draw:style-name="gr46" draw:text-style-name="P32" draw:layer="layout" svg:width="0.789cm" svg:height="0.788cm" svg:x="190.788cm" svg:y="39.939cm" svg:viewBox="0 0 790 789" svg:d="M396 789c104 0 205-41 279-115 74-75 115-175 115-280s-41-205-115-279-175-115-279-115c-106 0-206 41-280 115s-116 174-116 279 42 205 116 280c74 74 174 115 280 115z">
          <text:p/>
        </draw:path>
        <draw:path draw:style-name="gr46" draw:text-style-name="P32" draw:layer="layout" svg:width="0.789cm" svg:height="0.788cm" svg:x="186.327cm" svg:y="35.959cm" svg:viewBox="0 0 790 789" svg:d="M395 789c105 0 205-41 279-116 74-74 116-174 116-279s-42-205-116-279-174-115-279-115c-104 0-205 41-279 115s-116 174-116 279 42 205 116 279c74 75 175 116 279 116z">
          <text:p/>
        </draw:path>
        <draw:path draw:style-name="gr46" draw:text-style-name="P32" draw:layer="layout" svg:width="0.789cm" svg:height="0.789cm" svg:x="190.414cm" svg:y="37.824cm" svg:viewBox="0 0 790 790" svg:d="M395 790c104 0 205-42 279-116 75-74 116-174 116-278 0-106-41-206-116-280-74-74-175-116-279-116-105 0-205 42-279 116s-116 174-116 280c0 104 42 204 116 278s174 116 279 116z">
          <text:p/>
        </draw:path>
        <draw:path draw:style-name="gr46" draw:text-style-name="P32" draw:layer="layout" svg:width="0.789cm" svg:height="0.789cm" svg:x="189.054cm" svg:y="37.359cm" svg:viewBox="0 0 790 790" svg:d="M395 790c105 0 205-41 279-115s116-175 116-279c0-105-42-205-116-279-74-75-174-117-279-117s-205 42-279 117c-74 74-116 174-116 279 0 104 42 205 116 279s174 115 279 115z">
          <text:p/>
        </draw:path>
        <draw:path draw:style-name="gr46" draw:text-style-name="P32" draw:layer="layout" svg:width="0.788cm" svg:height="0.789cm" svg:x="184.509cm" svg:y="31.845cm" svg:viewBox="0 0 789 790" svg:d="M395 790c105 0 205-42 279-116s115-174 115-279-41-205-115-279c-74-75-174-116-279-116s-206 41-280 116c-74 74-115 174-115 279s41 205 115 279 175 116 280 116z">
          <text:p/>
        </draw:path>
        <draw:path draw:style-name="gr46" draw:text-style-name="P32" draw:layer="layout" svg:width="0.789cm" svg:height="0.789cm" svg:x="186.631cm" svg:y="33.256cm" svg:viewBox="0 0 790 790" svg:d="M395 790c104 0 206-42 280-116s115-174 115-279c0-104-41-206-115-280s-176-115-280-115c-105 0-205 41-279 115s-116 176-116 280c0 105 42 205 116 279s174 116 279 116z">
          <text:p/>
        </draw:path>
        <draw:path draw:style-name="gr46" draw:text-style-name="P32" draw:layer="layout" svg:width="0.789cm" svg:height="0.789cm" svg:x="191.631cm" svg:y="46.017cm" svg:viewBox="0 0 790 790" svg:d="M395 790c105 0 205-42 279-116 74-73 116-174 116-278 0-105-42-205-116-279-74-75-174-117-279-117-104 0-206 42-280 117-74 74-115 174-115 279 0 104 41 205 115 278 74 74 176 116 280 116z">
          <text:p/>
        </draw:path>
        <draw:path draw:style-name="gr46" draw:text-style-name="P32" draw:layer="layout" svg:width="0.789cm" svg:height="0.789cm" svg:x="191.55cm" svg:y="38.384cm" svg:viewBox="0 0 790 790" svg:d="M395 790c105 0 205-42 279-116s116-175 116-279c0-105-42-205-116-279s-174-116-279-116-206 42-280 116-115 174-115 279c0 104 41 205 115 279s175 116 280 116z">
          <text:p/>
        </draw:path>
        <draw:path draw:style-name="gr46" draw:text-style-name="P32" draw:layer="layout" svg:width="0.789cm" svg:height="0.788cm" svg:x="192.993cm" svg:y="40.93cm" svg:viewBox="0 0 790 789" svg:d="M395 789c105 0 206-41 280-115s115-174 115-280c0-105-41-205-115-279s-175-115-280-115-205 41-279 115-116 174-116 279c0 106 42 206 116 280s174 115 279 115z">
          <text:p/>
        </draw:path>
        <draw:path draw:style-name="gr46" draw:text-style-name="P32" draw:layer="layout" svg:width="0.789cm" svg:height="0.789cm" svg:x="194.028cm" svg:y="39.224cm" svg:viewBox="0 0 790 790" svg:d="M395 790c105 0 205-41 279-115s116-176 116-280c0-105-42-205-116-279s-174-116-279-116c-104 0-206 42-280 116-73 74-115 174-115 279 0 104 42 206 115 280 74 74 176 115 280 115z">
          <text:p/>
        </draw:path>
        <draw:path draw:style-name="gr46" draw:text-style-name="P32" draw:layer="layout" svg:width="0.789cm" svg:height="0.789cm" svg:x="187.528cm" svg:y="42.14cm" svg:viewBox="0 0 790 790" svg:d="M395 790c105 0 206-41 280-115s115-175 115-279c0-105-41-205-115-279s-175-117-280-117-205 43-279 117-116 174-116 279c0 104 42 205 116 279s174 115 279 115z">
          <text:p/>
        </draw:path>
        <draw:path draw:style-name="gr46" draw:text-style-name="P32" draw:layer="layout" svg:width="0.789cm" svg:height="0.789cm" svg:x="187.582cm" svg:y="40.161cm" svg:viewBox="0 0 790 790" svg:d="M396 790c104 0 204-42 278-116s116-174 116-280c0-104-42-204-116-278s-174-116-278-116c-106 0-206 42-280 116s-116 174-116 278c0 106 42 206 116 280s174 116 280 116z">
          <text:p/>
        </draw:path>
        <draw:path draw:style-name="gr46" draw:text-style-name="P32" draw:layer="layout" svg:width="0.789cm" svg:height="0.789cm" svg:x="194.412cm" svg:y="40.272cm" svg:viewBox="0 0 790 790" svg:d="M394 790c105 0 205-42 280-116 74-74 116-174 116-279s-42-206-116-280c-75-74-175-115-280-115-104 0-205 41-279 115-73 74-115 175-115 280s42 205 115 279c74 74 175 116 279 116z">
          <text:p/>
        </draw:path>
        <draw:path draw:style-name="gr46" draw:text-style-name="P32" draw:layer="layout" svg:width="0.789cm" svg:height="0.789cm" svg:x="188.267cm" svg:y="41.492cm" svg:viewBox="0 0 790 790" svg:d="M394 790c106 0 206-41 280-115 74-75 116-176 116-280 0-105-42-205-116-279s-174-116-280-116c-104 0-205 42-279 116s-115 174-115 279c0 104 41 205 115 280 74 74 175 115 279 115z">
          <text:p/>
        </draw:path>
        <draw:path draw:style-name="gr46" draw:text-style-name="P32" draw:layer="layout" svg:width="0.789cm" svg:height="0.789cm" svg:x="188.292cm" svg:y="40.637cm" svg:viewBox="0 0 790 790" svg:d="M395 790c105 0 206-42 279-117 74-74 116-174 116-279 0-104-42-205-116-278-73-74-174-116-279-116s-205 42-279 116c-74 73-116 174-116 278 0 105 42 205 116 279 74 75 174 117 279 117z">
          <text:p/>
        </draw:path>
        <draw:path draw:style-name="gr46" draw:text-style-name="P32" draw:layer="layout" svg:width="0.789cm" svg:height="0.788cm" svg:x="192.272cm" svg:y="39.845cm" svg:viewBox="0 0 790 789" svg:d="M396 789c104 0 205-41 278-116 74-74 116-174 116-279s-42-205-116-279c-73-74-174-115-278-115-106 0-206 41-280 115s-116 174-116 279 42 205 116 279c74 75 174 116 280 116z">
          <text:p/>
        </draw:path>
        <draw:path draw:style-name="gr47" draw:text-style-name="P32" draw:layer="layout" svg:width="0.788cm" svg:height="0.789cm" svg:x="186.534cm" svg:y="41.116cm" svg:viewBox="0 0 789 790" svg:d="M394 790c105 0 205-41 280-115 74-74 115-175 115-279 0-105-41-206-115-280-75-74-175-116-280-116s-205 42-279 116-115 175-115 280c0 104 41 205 115 279s174 115 279 115z">
          <text:p/>
        </draw:path>
        <draw:path draw:style-name="gr48" draw:text-style-name="P6" draw:layer="layout" svg:width="0.788cm" svg:height="0.789cm" svg:x="186.534cm" svg:y="41.116cm" svg:viewBox="0 0 789 790" svg:d="M394 790c105 0 205-41 280-115 74-74 115-175 115-279 0-105-41-206-115-280-75-74-175-116-280-116s-205 42-279 116-115 175-115 280c0 104 41 205 115 279s174 115 279 115z">
          <text:p/>
        </draw:path>
        <draw:path draw:style-name="gr46" draw:text-style-name="P32" draw:layer="layout" svg:width="0.789cm" svg:height="0.789cm" svg:x="189.827cm" svg:y="37.161cm" svg:viewBox="0 0 790 790" svg:d="M394 790c106 0 206-42 280-116s116-174 116-279c0-104-42-206-116-280s-174-115-280-115c-104 0-205 41-279 115s-115 176-115 280c0 105 41 205 115 279s175 116 279 116z">
          <text:p/>
        </draw:path>
        <draw:path draw:style-name="gr46" draw:text-style-name="P32" draw:layer="layout" svg:width="0.789cm" svg:height="0.788cm" svg:x="187.756cm" svg:y="42.646cm" svg:viewBox="0 0 790 789" svg:d="M396 789c104 0 205-41 279-115s115-174 115-279c0-106-41-206-115-280s-175-115-279-115c-105 0-205 41-280 115-74 74-116 174-116 280 0 105 42 205 116 279 75 74 175 115 280 115z">
          <text:p/>
        </draw:path>
        <draw:path draw:style-name="gr46" draw:text-style-name="P32" draw:layer="layout" svg:width="0.788cm" svg:height="0.789cm" svg:x="186.531cm" svg:y="41.232cm" svg:viewBox="0 0 789 790" svg:d="M394 790c105 0 205-41 280-115 74-74 115-175 115-279 0-105-41-205-115-280-75-74-175-116-280-116s-205 42-279 116c-74 75-115 175-115 280 0 104 41 205 115 279s174 115 279 115z">
          <text:p/>
        </draw:path>
        <draw:path draw:style-name="gr46" draw:text-style-name="P32" draw:layer="layout" svg:width="0.789cm" svg:height="0.789cm" svg:x="186.412cm" svg:y="42.634cm" svg:viewBox="0 0 790 790" svg:d="M394 790c105 0 205-42 279-116 75-74 117-174 117-278 0-106-42-206-117-280-74-74-174-116-279-116-104 0-204 42-278 116s-116 174-116 280c0 104 42 204 116 278s174 116 278 116z">
          <text:p/>
        </draw:path>
        <draw:line draw:style-name="gr6" draw:text-style-name="P6" draw:layer="layout" svg:x1="183.143cm" svg:y1="47.829cm" svg:x2="183.143cm" svg:y2="30.822cm">
          <text:p/>
        </draw:line>
        <draw:line draw:style-name="gr6" draw:text-style-name="P6" draw:layer="layout" svg:x1="195.867cm" svg:y1="47.829cm" svg:x2="195.867cm" svg:y2="30.822cm">
          <text:p/>
        </draw:line>
        <draw:line draw:style-name="gr6" draw:text-style-name="P6" draw:layer="layout" svg:x1="183.143cm" svg:y1="47.829cm" svg:x2="195.867cm" svg:y2="47.829cm">
          <text:p/>
        </draw:line>
        <draw:line draw:style-name="gr6" draw:text-style-name="P6" draw:layer="layout" svg:x1="183.143cm" svg:y1="30.822cm" svg:x2="195.867cm" svg:y2="30.822cm">
          <text:p/>
        </draw:line>
        <draw:polygon draw:style-name="gr1" draw:text-style-name="P1" draw:layer="layout" svg:width="15.102cm" svg:height="17.007cm" svg:x="1.786cm" svg:y="51.23cm" svg:viewBox="0 0 15103 17008" draw:points="0,17008 15103,17008 15103,0 0,0">
          <text:p/>
        </draw:polygon>
        <draw:path draw:style-name="gr39" draw:text-style-name="P29" draw:layer="layout" svg:width="0.789cm" svg:height="0.789cm" svg:x="14.706cm" svg:y="52.253cm" svg:viewBox="0 0 790 790" svg:d="M395 790c104 0 205-42 280-116 74-74 115-174 115-279 0-104-41-204-115-279-75-74-176-116-280-116-105 0-205 42-279 116-74 75-116 175-116 279 0 105 42 205 116 279s174 116 279 116z">
          <text:p/>
        </draw:path>
        <draw:path draw:style-name="gr39" draw:text-style-name="P29" draw:layer="layout" svg:width="0.789cm" svg:height="0.789cm" svg:x="15.235cm" svg:y="53.023cm" svg:viewBox="0 0 790 790" svg:d="M396 790c104 0 205-42 279-116s115-174 115-278c0-105-41-205-115-280-74-74-175-116-279-116-105 0-205 42-280 116-74 75-116 175-116 280 0 104 42 204 116 278 75 74 175 116 280 116z">
          <text:p/>
        </draw:path>
        <draw:path draw:style-name="gr39" draw:text-style-name="P29" draw:layer="layout" svg:width="0.789cm" svg:height="0.789cm" svg:x="12.579cm" svg:y="56.813cm" svg:viewBox="0 0 790 790" svg:d="M395 790c105 0 205-42 279-116s116-174 116-279-42-205-116-279-174-116-279-116-205 42-279 116-116 174-116 279 42 205 116 279 174 116 279 116z">
          <text:p/>
        </draw:path>
        <draw:path draw:style-name="gr20" draw:text-style-name="P16" draw:layer="layout" svg:width="0.789cm" svg:height="0.789cm" svg:x="2.65cm" svg:y="66.425cm" svg:viewBox="0 0 790 790" svg:d="M395 790c105 0 205-41 279-115s116-174 116-279-42-205-116-280c-74-74-174-116-279-116-104 0-205 42-278 116-75 75-117 175-117 280s42 205 117 279c73 74 174 115 278 115z">
          <text:p/>
        </draw:path>
        <draw:path draw:style-name="gr29" draw:text-style-name="P23" draw:layer="layout" svg:width="0.788cm" svg:height="0.789cm" svg:x="7.015cm" svg:y="65.569cm" svg:viewBox="0 0 789 790" svg:d="M394 790c106 0 206-42 280-116s115-174 115-279c0-104-41-205-115-279s-174-116-280-116c-105 0-205 42-279 116s-115 175-115 279c0 105 41 205 115 279s174 116 279 116z">
          <text:p/>
        </draw:path>
        <draw:path draw:style-name="gr29" draw:text-style-name="P23" draw:layer="layout" svg:width="0.788cm" svg:height="0.789cm" svg:x="7.946cm" svg:y="64.345cm" svg:viewBox="0 0 789 790" svg:d="M395 790c105 0 205-41 279-115 74-75 115-176 115-280 0-105-41-205-115-279s-174-116-279-116c-106 0-206 42-280 116s-115 174-115 279c0 104 41 205 115 280 74 74 174 115 280 115z">
          <text:p/>
        </draw:path>
        <draw:line draw:style-name="gr6" draw:text-style-name="P6" draw:layer="layout" svg:x1="1.786cm" svg:y1="68.237cm" svg:x2="1.786cm" svg:y2="51.23cm">
          <text:p/>
        </draw:line>
        <draw:line draw:style-name="gr6" draw:text-style-name="P6" draw:layer="layout" svg:x1="16.888cm" svg:y1="68.237cm" svg:x2="16.888cm" svg:y2="51.23cm">
          <text:p/>
        </draw:line>
        <draw:line draw:style-name="gr6" draw:text-style-name="P6" draw:layer="layout" svg:x1="1.786cm" svg:y1="68.237cm" svg:x2="16.888cm" svg:y2="68.237cm">
          <text:p/>
        </draw:line>
        <draw:line draw:style-name="gr6" draw:text-style-name="P6" draw:layer="layout" svg:x1="1.786cm" svg:y1="51.23cm" svg:x2="16.888cm" svg:y2="51.23cm">
          <text:p/>
        </draw:line>
        <draw:polygon draw:style-name="gr1" draw:text-style-name="P1" draw:layer="layout" svg:width="11.479cm" svg:height="17.007cm" svg:x="23.616cm" svg:y="51.23cm" svg:viewBox="0 0 11480 17008" draw:points="0,17008 11480,17008 11480,0 0,0">
          <text:p/>
        </draw:polygon>
        <draw:path draw:style-name="gr8" draw:text-style-name="P8" draw:layer="layout" svg:width="0.789cm" svg:height="0.789cm" svg:x="31.17cm" svg:y="64.039cm" svg:viewBox="0 0 790 790" svg:d="M395 790c104 0 205-42 279-116 75-74 116-174 116-279 0-104-41-205-116-280-74-74-175-115-279-115-105 0-205 41-279 115-74 75-116 176-116 280 0 105 42 205 116 279s174 116 279 116z">
          <text:p/>
        </draw:path>
        <draw:path draw:style-name="gr49" draw:text-style-name="P33" draw:layer="layout" svg:width="0.789cm" svg:height="0.789cm" svg:x="25.34cm" svg:y="55.752cm" svg:viewBox="0 0 790 790" svg:d="M396 790c104 0 205-41 279-115s115-175 115-280-41-205-115-279-175-116-279-116c-105 0-206 42-280 116s-116 174-116 279 42 206 116 280 175 115 280 115z">
          <text:p/>
        </draw:path>
        <draw:path draw:style-name="gr50" draw:text-style-name="P6" draw:layer="layout" svg:width="0.789cm" svg:height="0.789cm" svg:x="25.34cm" svg:y="55.752cm" svg:viewBox="0 0 790 790" svg:d="M396 790c104 0 205-41 279-115s115-175 115-280-41-205-115-279-175-116-279-116c-105 0-206 42-280 116s-116 174-116 279 42 206 116 280 175 115 280 115z">
          <text:p/>
        </draw:path>
        <draw:path draw:style-name="gr51" draw:text-style-name="P33" draw:layer="layout" svg:width="0.789cm" svg:height="0.789cm" svg:x="32.026cm" svg:y="58.092cm" svg:viewBox="0 0 790 790" svg:d="M395 790c104 0 205-42 279-116 75-75 116-175 116-280 0-104-41-204-116-278-74-74-175-116-279-116-105 0-205 42-279 116s-116 174-116 278c0 105 42 205 116 280 74 74 174 116 279 116z">
          <text:p/>
        </draw:path>
        <draw:path draw:style-name="gr51" draw:text-style-name="P33" draw:layer="layout" svg:width="0.789cm" svg:height="0.788cm" svg:x="28.584cm" svg:y="56.643cm" svg:viewBox="0 0 790 789" svg:d="M395 789c105 0 205-41 279-115s116-174 116-280c0-105-42-205-116-279s-174-115-279-115-205 41-280 115c-74 74-115 174-115 279 0 106 41 206 115 280 75 74 175 115 280 115z">
          <text:p/>
        </draw:path>
        <draw:path draw:style-name="gr8" draw:text-style-name="P8" draw:layer="layout" svg:width="0.789cm" svg:height="0.789cm" svg:x="29.751cm" svg:y="63.118cm" svg:viewBox="0 0 790 790" svg:d="M394 790c105 0 206-42 280-116s116-174 116-279-42-205-116-279-175-116-280-116c-104 0-205 42-279 116s-115 174-115 279 41 205 115 279 175 116 279 116z">
          <text:p/>
        </draw:path>
        <draw:path draw:style-name="gr51" draw:text-style-name="P33" draw:layer="layout" svg:width="0.789cm" svg:height="0.788cm" svg:x="24.178cm" svg:y="55.354cm" svg:viewBox="0 0 790 789" svg:d="M395 789c104 0 205-41 280-115 74-74 115-174 115-279s-41-206-115-280c-75-74-176-115-280-115-105 0-205 41-279 115s-116 175-116 280 42 205 116 279 174 115 279 115z">
          <text:p/>
        </draw:path>
        <draw:path draw:style-name="gr51" draw:text-style-name="P33" draw:layer="layout" svg:width="0.789cm" svg:height="0.789cm" svg:x="30.244cm" svg:y="56.18cm" svg:viewBox="0 0 790 790" svg:d="M396 790c104 0 205-41 279-115s115-175 115-279c0-105-41-205-115-280-74-74-175-116-279-116-105 0-205 42-279 116-75 75-117 175-117 280 0 104 42 205 117 279 74 74 174 115 279 115z">
          <text:p/>
        </draw:path>
        <draw:path draw:style-name="gr51" draw:text-style-name="P33" draw:layer="layout" svg:width="0.789cm" svg:height="0.789cm" svg:x="32.413cm" svg:y="58.845cm" svg:viewBox="0 0 790 790" svg:d="M395 790c105 0 205-42 279-116s116-175 116-279c0-105-42-205-116-279s-174-116-279-116c-104 0-206 42-280 116s-115 174-115 279c0 104 41 205 115 279s176 116 280 116z">
          <text:p/>
        </draw:path>
        <draw:path draw:style-name="gr51" draw:text-style-name="P33" draw:layer="layout" svg:width="0.789cm" svg:height="0.789cm" svg:x="27.024cm" svg:y="62.756cm" svg:viewBox="0 0 790 790" svg:d="M395 790c105 0 205-41 279-116 74-74 116-175 116-279 0-105-42-205-116-279s-174-116-279-116c-104 0-205 42-280 116-74 74-115 174-115 279 0 104 41 205 115 279 75 75 176 116 280 116z">
          <text:p/>
        </draw:path>
        <draw:path draw:style-name="gr51" draw:text-style-name="P33" draw:layer="layout" svg:width="0.789cm" svg:height="0.789cm" svg:x="32.834cm" svg:y="61.744cm" svg:viewBox="0 0 790 790" svg:d="M395 790c104 0 205-41 280-115 74-74 115-174 115-279s-41-205-115-279c-75-75-176-117-280-117-105 0-205 42-279 117-74 74-116 174-116 279s42 205 116 279 174 115 279 115z">
          <text:p/>
        </draw:path>
        <draw:path draw:style-name="gr51" draw:text-style-name="P33" draw:layer="layout" svg:width="0.789cm" svg:height="0.789cm" svg:x="26.972cm" svg:y="54.57cm" svg:viewBox="0 0 790 790" svg:d="M396 790c104 0 205-41 279-115 73-74 115-175 115-279 0-105-42-206-115-280-74-74-175-116-279-116-105 0-206 42-280 116s-116 175-116 280c0 104 42 205 116 279s175 115 280 115z">
          <text:p/>
        </draw:path>
        <draw:path draw:style-name="gr8" draw:text-style-name="P8" draw:layer="layout" svg:width="0.789cm" svg:height="0.789cm" svg:x="30.374cm" svg:y="66.425cm" svg:viewBox="0 0 790 790" svg:d="M394 790c105 0 205-41 279-115s117-174 117-279-43-205-117-280c-74-74-174-116-279-116-104 0-204 42-278 116-74 75-116 175-116 280s42 205 116 279 174 115 278 115z">
          <text:p/>
        </draw:path>
        <draw:path draw:style-name="gr51" draw:text-style-name="P33" draw:layer="layout" svg:width="0.789cm" svg:height="0.789cm" svg:x="30.979cm" svg:y="61.609cm" svg:viewBox="0 0 790 790" svg:d="M396 790c104 0 204-41 278-115s116-175 116-279c0-105-42-206-116-280s-174-116-278-116c-105 0-205 42-280 116-74 74-116 175-116 280 0 104 42 205 116 279 75 74 175 115 280 115z">
          <text:p/>
        </draw:path>
        <draw:path draw:style-name="gr8" draw:text-style-name="P8" draw:layer="layout" svg:width="0.788cm" svg:height="0.789cm" svg:x="31.366cm" svg:y="64.27cm" svg:viewBox="0 0 789 790" svg:d="M394 790c105 0 206-42 280-117 74-74 115-174 115-279 0-104-41-205-115-279s-175-115-280-115-205 41-279 115-115 175-115 279c0 105 41 205 115 279 74 75 174 117 279 117z">
          <text:p/>
        </draw:path>
        <draw:path draw:style-name="gr51" draw:text-style-name="P33" draw:layer="layout" svg:width="0.789cm" svg:height="0.789cm" svg:x="33.566cm" svg:y="60.05cm" svg:viewBox="0 0 790 790" svg:d="M394 790c105 0 205-42 279-116 75-74 117-174 117-279 0-104-42-206-117-280-74-73-174-115-279-115-104 0-204 42-278 115-74 74-116 176-116 280 0 105 42 205 116 279s174 116 278 116z">
          <text:p/>
        </draw:path>
        <draw:path draw:style-name="gr51" draw:text-style-name="P33" draw:layer="layout" svg:width="0.789cm" svg:height="0.789cm" svg:x="31.643cm" svg:y="59.467cm" svg:viewBox="0 0 790 790" svg:d="M396 790c104 0 205-42 279-116s115-174 115-279c0-104-41-205-115-279s-175-116-279-116c-105 0-206 42-280 116s-116 175-116 279c0 105 42 205 116 279s175 116 280 116z">
          <text:p/>
        </draw:path>
        <draw:path draw:style-name="gr51" draw:text-style-name="P33" draw:layer="layout" svg:width="0.789cm" svg:height="0.789cm" svg:x="28.587cm" svg:y="60.487cm" svg:viewBox="0 0 790 790" svg:d="M396 790c104 0 205-41 279-115s115-175 115-280-41-205-115-279-175-116-279-116c-105 0-205 42-280 116-74 74-116 174-116 279s42 206 116 280c75 74 175 115 280 115z">
          <text:p/>
        </draw:path>
        <draw:path draw:style-name="gr51" draw:text-style-name="P33" draw:layer="layout" svg:width="0.788cm" svg:height="0.789cm" svg:x="29.184cm" svg:y="60.78cm" svg:viewBox="0 0 789 790" svg:d="M395 790c105 0 205-41 279-115s115-175 115-279c0-105-41-206-115-280s-174-116-279-116c-106 0-206 42-280 116s-115 175-115 280c0 104 41 205 115 279s174 115 280 115z">
          <text:p/>
        </draw:path>
        <draw:path draw:style-name="gr51" draw:text-style-name="P33" draw:layer="layout" svg:width="0.789cm" svg:height="0.789cm" svg:x="28.897cm" svg:y="61.079cm" svg:viewBox="0 0 790 790" svg:d="M395 790c104 0 205-43 280-117 74-74 115-174 115-278 0-105-41-205-115-279-75-74-176-116-280-116-105 0-205 42-279 116s-116 174-116 279c0 104 42 204 116 278s174 117 279 117z">
          <text:p/>
        </draw:path>
        <draw:path draw:style-name="gr51" draw:text-style-name="P33" draw:layer="layout" svg:width="0.789cm" svg:height="0.789cm" svg:x="32.625cm" svg:y="58.564cm" svg:viewBox="0 0 790 790" svg:d="M395 790c105 0 205-42 279-116s116-174 116-279c0-104-42-205-116-280-74-74-174-115-279-115-104 0-205 41-279 115-75 75-116 176-116 280 0 105 41 205 116 279 74 74 175 116 279 116z">
          <text:p/>
        </draw:path>
        <draw:path draw:style-name="gr51" draw:text-style-name="P33" draw:layer="layout" svg:width="0.789cm" svg:height="0.789cm" svg:x="32.58cm" svg:y="61.572cm" svg:viewBox="0 0 790 790" svg:d="M396 790c104 0 205-41 279-115s115-175 115-279c0-105-41-206-115-280s-175-116-279-116c-105 0-205 42-280 116-74 74-116 175-116 280 0 104 42 205 116 279 75 74 175 115 280 115z">
          <text:p/>
        </draw:path>
        <draw:path draw:style-name="gr51" draw:text-style-name="P33" draw:layer="layout" svg:width="0.788cm" svg:height="0.789cm" svg:x="29.314cm" svg:y="60.804cm" svg:viewBox="0 0 789 790" svg:d="M395 790c105 0 205-41 279-115s115-175 115-279c0-105-41-206-115-280s-174-116-279-116-206 42-280 116-115 175-115 280c0 104 41 205 115 279s175 115 280 115z">
          <text:p/>
        </draw:path>
        <draw:path draw:style-name="gr51" draw:text-style-name="P33" draw:layer="layout" svg:width="0.789cm" svg:height="0.789cm" svg:x="27.771cm" svg:y="61cm" svg:viewBox="0 0 790 790" svg:d="M395 790c105 0 205-42 279-116s116-174 116-279c0-104-42-205-116-279-74-75-174-116-279-116-104 0-206 41-279 116-74 74-116 175-116 279 0 105 42 205 116 279 73 74 175 116 279 116z">
          <text:p/>
        </draw:path>
        <draw:path draw:style-name="gr51" draw:text-style-name="P33" draw:layer="layout" svg:width="0.789cm" svg:height="0.789cm" svg:x="28.069cm" svg:y="56.582cm" svg:viewBox="0 0 790 790" svg:d="M395 790c104 0 205-42 279-116 75-74 116-175 116-279 0-105-41-205-116-279-74-74-175-116-279-116-105 0-205 42-279 116s-116 174-116 279c0 104 42 205 116 279s174 116 279 116z">
          <text:p/>
        </draw:path>
        <draw:path draw:style-name="gr51" draw:text-style-name="P33" draw:layer="layout" svg:width="0.789cm" svg:height="0.789cm" svg:x="28.664cm" svg:y="62.275cm" svg:viewBox="0 0 790 790" svg:d="M395 790c105 0 205-42 279-116s116-174 116-279-42-206-116-280-174-115-279-115c-104 0-205 41-279 115-75 74-116 175-116 280s41 205 116 279c74 74 175 116 279 116z">
          <text:p/>
        </draw:path>
        <draw:path draw:style-name="gr51" draw:text-style-name="P33" draw:layer="layout" svg:width="0.789cm" svg:height="0.789cm" svg:x="33.744cm" svg:y="60.852cm" svg:viewBox="0 0 790 790" svg:d="M395 790c104 0 206-42 280-116s115-174 115-279c0-104-41-205-115-279s-176-116-280-116c-105 0-205 42-279 116s-116 175-116 279c0 105 42 205 116 279s174 116 279 116z">
          <text:p/>
        </draw:path>
        <draw:path draw:style-name="gr51" draw:text-style-name="P33" draw:layer="layout" svg:width="0.789cm" svg:height="0.789cm" svg:x="27.549cm" svg:y="59.511cm" svg:viewBox="0 0 790 790" svg:d="M394 790c106 0 206-42 280-116s116-174 116-279-42-205-116-279-174-116-280-116c-104 0-205 42-279 116s-115 174-115 279 41 205 115 279 175 116 279 116z">
          <text:p/>
        </draw:path>
        <draw:path draw:style-name="gr51" draw:text-style-name="P33" draw:layer="layout" svg:width="0.789cm" svg:height="0.789cm" svg:x="32.138cm" svg:y="53.926cm" svg:viewBox="0 0 790 790" svg:d="M395 790c104 0 206-42 280-116s115-174 115-279c0-104-41-205-115-279-74-75-176-116-280-116-105 0-205 41-279 116-74 74-116 175-116 279 0 105 42 205 116 279s174 116 279 116z">
          <text:p/>
        </draw:path>
        <draw:path draw:style-name="gr51" draw:text-style-name="P33" draw:layer="layout" svg:width="0.789cm" svg:height="0.789cm" svg:x="30.558cm" svg:y="52.253cm" svg:viewBox="0 0 790 790" svg:d="M394 790c105 0 206-42 280-116s116-174 116-279c0-104-42-204-116-279-74-74-175-116-280-116-104 0-205 42-279 116-73 75-115 175-115 279 0 105 42 205 115 279 74 74 175 116 279 116z">
          <text:p/>
        </draw:path>
        <draw:path draw:style-name="gr51" draw:text-style-name="P33" draw:layer="layout" svg:width="0.789cm" svg:height="0.789cm" svg:x="27.583cm" svg:y="61.637cm" svg:viewBox="0 0 790 790" svg:d="M396 790c104 0 205-42 279-116 73-74 115-174 115-279 0-104-42-206-115-280-74-73-175-115-279-115-106 0-206 42-280 115-74 74-116 176-116 280 0 105 42 205 116 279s174 116 280 116z">
          <text:p/>
        </draw:path>
        <draw:line draw:style-name="gr6" draw:text-style-name="P6" draw:layer="layout" svg:x1="23.616cm" svg:y1="68.237cm" svg:x2="23.616cm" svg:y2="51.23cm">
          <text:p/>
        </draw:line>
        <draw:line draw:style-name="gr6" draw:text-style-name="P6" draw:layer="layout" svg:x1="35.095cm" svg:y1="68.237cm" svg:x2="35.095cm" svg:y2="51.23cm">
          <text:p/>
        </draw:line>
        <draw:line draw:style-name="gr6" draw:text-style-name="P6" draw:layer="layout" svg:x1="23.616cm" svg:y1="68.237cm" svg:x2="35.095cm" svg:y2="68.237cm">
          <text:p/>
        </draw:line>
        <draw:line draw:style-name="gr6" draw:text-style-name="P6" draw:layer="layout" svg:x1="23.616cm" svg:y1="51.23cm" svg:x2="35.095cm" svg:y2="51.23cm">
          <text:p/>
        </draw:line>
        <draw:polygon draw:style-name="gr1" draw:text-style-name="P1" draw:layer="layout" svg:width="16.682cm" svg:height="16.452cm" svg:x="41.033cm" svg:y="51.508cm" svg:viewBox="0 0 16683 16453" draw:points="0,16453 16683,16453 16683,0 0,0">
          <text:p/>
        </draw:polygon>
        <draw:path draw:style-name="gr17" draw:text-style-name="P13" draw:layer="layout" svg:width="0.789cm" svg:height="0.789cm" svg:x="55.931cm" svg:y="65.647cm" svg:viewBox="0 0 790 790" svg:d="M394 790c106 0 206-42 280-116s116-174 116-279c0-104-42-205-116-280-74-74-174-115-280-115-104 0-205 41-279 115-74 75-115 176-115 280 0 105 41 205 115 279s175 116 279 116z">
          <text:p/>
        </draw:path>
        <draw:path draw:style-name="gr17" draw:text-style-name="P13" draw:layer="layout" svg:width="0.789cm" svg:height="0.788cm" svg:x="51.809cm" svg:y="63.283cm" svg:viewBox="0 0 790 789" svg:d="M394 789c105 0 206-41 280-115s116-174 116-279-42-205-116-280c-74-74-175-115-280-115-104 0-205 41-279 115-74 75-115 175-115 280s41 205 115 279 175 115 279 115z">
          <text:p/>
        </draw:path>
        <draw:path draw:style-name="gr17" draw:text-style-name="P13" draw:layer="layout" svg:width="0.789cm" svg:height="0.789cm" svg:x="42.816cm" svg:y="59.042cm" svg:viewBox="0 0 790 790" svg:d="M396 790c104 0 205-42 278-116 74-74 116-174 116-280 0-104-42-205-116-279-73-73-174-115-278-115-105 0-205 42-280 115-74 74-116 175-116 279 0 106 42 206 116 280 75 74 175 116 280 116z">
          <text:p/>
        </draw:path>
        <draw:path draw:style-name="gr16" draw:text-style-name="P12" draw:layer="layout" svg:width="0.789cm" svg:height="0.789cm" svg:x="42.029cm" svg:y="66.001cm" svg:viewBox="0 0 790 790" svg:d="M395 790c105 0 205-42 279-116s116-175 116-280c0-104-42-205-116-279s-174-115-279-115c-104 0-204 41-279 115-74 74-116 175-116 279 0 105 42 206 116 280 75 74 175 116 279 116z">
          <text:p/>
        </draw:path>
        <draw:path draw:style-name="gr17" draw:text-style-name="P13" draw:layer="layout" svg:width="0.788cm" svg:height="0.789cm" svg:x="46.348cm" svg:y="61.448cm" svg:viewBox="0 0 789 790" svg:d="M394 790c105 0 206-41 280-115s115-175 115-280-41-205-115-279-175-116-280-116-205 42-279 116-115 174-115 279 41 206 115 280 174 115 279 115z">
          <text:p/>
        </draw:path>
        <draw:path draw:style-name="gr17" draw:text-style-name="P13" draw:layer="layout" svg:width="0.789cm" svg:height="0.789cm" svg:x="55.48cm" svg:y="63.196cm" svg:viewBox="0 0 790 790" svg:d="M395 790c105 0 205-41 279-115s116-175 116-279c0-105-42-206-116-280s-174-116-279-116c-104 0-205 42-279 116-75 74-116 175-116 280 0 104 41 205 116 279 74 74 175 115 279 115z">
          <text:p/>
        </draw:path>
        <draw:path draw:style-name="gr17" draw:text-style-name="P13" draw:layer="layout" svg:width="0.789cm" svg:height="0.789cm" svg:x="43.748cm" svg:y="60.816cm" svg:viewBox="0 0 790 790" svg:d="M395 790c104 0 205-42 278-116 74-73 117-174 117-278 0-105-43-206-117-280-73-74-174-116-278-116-105 0-205 42-279 116s-116 175-116 280c0 104 42 205 116 278 74 74 174 116 279 116z">
          <text:p/>
        </draw:path>
        <draw:path draw:style-name="gr17" draw:text-style-name="P13" draw:layer="layout" svg:width="0.789cm" svg:height="0.789cm" svg:x="48.749cm" svg:y="52.484cm" svg:viewBox="0 0 790 790" svg:d="M394 790c105 0 206-41 280-116 74-74 116-175 116-279 0-105-42-205-116-279s-175-116-280-116c-104 0-205 42-279 116-73 74-115 174-115 279 0 104 42 205 115 279 74 75 175 116 279 116z">
          <text:p/>
        </draw:path>
        <draw:path draw:style-name="gr17" draw:text-style-name="P13" draw:layer="layout" svg:width="0.789cm" svg:height="0.788cm" svg:x="49.438cm" svg:y="64.723cm" svg:viewBox="0 0 790 789" svg:d="M394 789c105 0 205-41 280-115 74-74 116-174 116-279s-42-206-116-280c-75-74-175-115-280-115-104 0-205 41-279 115s-115 175-115 280 41 205 115 279 175 115 279 115z">
          <text:p/>
        </draw:path>
        <draw:path draw:style-name="gr17" draw:text-style-name="P13" draw:layer="layout" svg:width="0.789cm" svg:height="0.789cm" svg:x="46.761cm" svg:y="59.567cm" svg:viewBox="0 0 790 790" svg:d="M396 790c105 0 205-41 279-116 74-74 115-175 115-279 0-105-41-205-115-279s-174-116-279-116-205 42-280 116c-74 74-116 174-116 279 0 104 42 205 116 279 75 75 175 116 280 116z">
          <text:p/>
        </draw:path>
        <draw:path draw:style-name="gr17" draw:text-style-name="P13" draw:layer="layout" svg:width="0.789cm" svg:height="0.789cm" svg:x="51.282cm" svg:y="63.364cm" svg:viewBox="0 0 790 790" svg:d="M395 790c105 0 205-42 279-116 74-73 116-174 116-278 0-105-42-205-116-279-74-75-174-117-279-117s-206 42-280 117c-74 74-115 174-115 279 0 104 41 205 115 278 74 74 175 116 280 116z">
          <text:p/>
        </draw:path>
        <draw:path draw:style-name="gr17" draw:text-style-name="P13" draw:layer="layout" svg:width="0.788cm" svg:height="0.789cm" svg:x="46.019cm" svg:y="59.862cm" svg:viewBox="0 0 789 790" svg:d="M395 790c105 0 205-41 279-115s115-175 115-280-41-205-115-279-174-116-279-116-205 42-279 116c-75 74-116 174-116 279s41 206 116 280c74 74 174 115 279 115z">
          <text:p/>
        </draw:path>
        <draw:path draw:style-name="gr17" draw:text-style-name="P13" draw:layer="layout" svg:width="0.788cm" svg:height="0.789cm" svg:x="43.054cm" svg:y="62.752cm" svg:viewBox="0 0 789 790" svg:d="M394 790c105 0 205-42 279-117 75-74 116-174 116-279 0-104-41-204-116-278-74-74-174-116-279-116s-205 42-279 116-115 174-115 278c0 105 41 205 115 279 74 75 174 117 279 117z">
          <text:p/>
        </draw:path>
        <draw:path draw:style-name="gr17" draw:text-style-name="P13" draw:layer="layout" svg:width="0.789cm" svg:height="0.789cm" svg:x="42.346cm" svg:y="56.515cm" svg:viewBox="0 0 790 790" svg:d="M395 790c104 0 206-41 280-115 74-75 115-176 115-280 0-105-41-205-115-279s-176-116-280-116c-105 0-205 42-279 116s-116 174-116 279c0 104 42 205 116 280 74 74 174 115 279 115z">
          <text:p/>
        </draw:path>
        <draw:path draw:style-name="gr17" draw:text-style-name="P13" draw:layer="layout" svg:width="0.789cm" svg:height="0.789cm" svg:x="50.667cm" svg:y="60.561cm" svg:viewBox="0 0 790 790" svg:d="M396 790c104 0 205-42 278-115 74-74 116-176 116-280 0-105-42-205-116-279-73-74-174-116-278-116-105 0-205 42-280 116-74 74-116 174-116 279 0 104 42 206 116 280 75 73 175 115 280 115z">
          <text:p/>
        </draw:path>
        <draw:path draw:style-name="gr17" draw:text-style-name="P13" draw:layer="layout" svg:width="0.789cm" svg:height="0.789cm" svg:x="44.479cm" svg:y="64.123cm" svg:viewBox="0 0 790 790" svg:d="M395 790c105 0 205-42 279-116s116-174 116-279c0-104-42-205-116-279-74-75-174-116-279-116-104 0-205 41-279 116-75 74-116 175-116 279 0 105 41 205 116 279 74 74 175 116 279 116z">
          <text:p/>
        </draw:path>
        <draw:path draw:style-name="gr17" draw:text-style-name="P13" draw:layer="layout" svg:width="0.789cm" svg:height="0.789cm" svg:x="49.373cm" svg:y="61.266cm" svg:viewBox="0 0 790 790" svg:d="M395 790c104 0 205-42 280-116 74-74 115-175 115-280 0-104-41-205-115-279-75-74-176-115-280-115-105 0-205 41-279 115s-116 175-116 279c0 105 42 206 116 280s174 116 279 116z">
          <text:p/>
        </draw:path>
        <draw:path draw:style-name="gr17" draw:text-style-name="P13" draw:layer="layout" svg:width="0.789cm" svg:height="0.789cm" svg:x="50.181cm" svg:y="62.427cm" svg:viewBox="0 0 790 790" svg:d="M394 790c105 0 205-42 280-116 74-74 116-174 116-279s-42-206-116-280c-75-74-175-115-280-115-104 0-205 41-279 115s-115 175-115 280 41 205 115 279 175 116 279 116z">
          <text:p/>
        </draw:path>
        <draw:path draw:style-name="gr17" draw:text-style-name="P13" draw:layer="layout" svg:width="0.788cm" svg:height="0.789cm" svg:x="46.179cm" svg:y="66.194cm" svg:viewBox="0 0 789 790" svg:d="M394 790c105 0 205-41 279-115 75-74 116-175 116-279 0-106-41-206-116-280-74-74-174-116-279-116s-205 42-279 116-115 174-115 280c0 104 41 205 115 279s174 115 279 115z">
          <text:p/>
        </draw:path>
        <draw:path draw:style-name="gr17" draw:text-style-name="P13" draw:layer="layout" svg:width="0.789cm" svg:height="0.789cm" svg:x="42.432cm" svg:y="60.209cm" svg:viewBox="0 0 790 790" svg:d="M395 790c104 0 206-41 280-115s115-175 115-279c0-105-41-205-115-279-74-75-176-117-280-117-105 0-205 42-279 117-74 74-116 174-116 279 0 104 42 205 116 279s174 115 279 115z">
          <text:p/>
        </draw:path>
        <draw:path draw:style-name="gr17" draw:text-style-name="P13" draw:layer="layout" svg:width="0.789cm" svg:height="0.789cm" svg:x="52.705cm" svg:y="63.445cm" svg:viewBox="0 0 790 790" svg:d="M395 790c105 0 206-42 280-116s115-175 115-279c0-105-41-205-115-279s-175-116-280-116-205 42-279 116-116 174-116 279c0 104 42 205 116 279s174 116 279 116z">
          <text:p/>
        </draw:path>
        <draw:path draw:style-name="gr17" draw:text-style-name="P13" draw:layer="layout" svg:width="0.789cm" svg:height="0.789cm" svg:x="50.238cm" svg:y="60.283cm" svg:viewBox="0 0 790 790" svg:d="M395 790c104 0 206-42 280-116s115-175 115-279c0-105-41-205-115-279s-176-116-280-116c-105 0-205 42-279 116s-116 174-116 279c0 104 42 205 116 279s174 116 279 116z">
          <text:p/>
        </draw:path>
        <draw:path draw:style-name="gr17" draw:text-style-name="P13" draw:layer="layout" svg:width="0.789cm" svg:height="0.789cm" svg:x="50.297cm" svg:y="61.249cm" svg:viewBox="0 0 790 790" svg:d="M395 790c104 0 206-42 280-116s115-175 115-279c0-105-41-205-115-279s-176-116-280-116c-105 0-205 42-279 116s-116 174-116 279c0 104 42 205 116 279s174 116 279 116z">
          <text:p/>
        </draw:path>
        <draw:path draw:style-name="gr17" draw:text-style-name="P13" draw:layer="layout" svg:width="0.789cm" svg:height="0.788cm" svg:x="46.857cm" svg:y="64.179cm" svg:viewBox="0 0 790 789" svg:d="M396 789c104 0 205-41 279-115s115-174 115-279-41-205-115-279c-74-75-175-116-279-116-105 0-205 41-279 116-74 74-117 174-117 279s43 205 117 279 174 115 279 115z">
          <text:p/>
        </draw:path>
        <draw:line draw:style-name="gr6" draw:text-style-name="P6" draw:layer="layout" svg:x1="41.033cm" svg:y1="67.96cm" svg:x2="41.033cm" svg:y2="51.508cm">
          <text:p/>
        </draw:line>
        <draw:line draw:style-name="gr6" draw:text-style-name="P6" draw:layer="layout" svg:x1="57.715cm" svg:y1="67.96cm" svg:x2="57.715cm" svg:y2="51.508cm">
          <text:p/>
        </draw:line>
        <draw:line draw:style-name="gr6" draw:text-style-name="P6" draw:layer="layout" svg:x1="41.033cm" svg:y1="67.96cm" svg:x2="57.715cm" svg:y2="67.96cm">
          <text:p/>
        </draw:line>
        <draw:line draw:style-name="gr6" draw:text-style-name="P6" draw:layer="layout" svg:x1="41.033cm" svg:y1="51.508cm" svg:x2="57.715cm" svg:y2="51.508cm">
          <text:p/>
        </draw:line>
        <draw:polygon draw:style-name="gr1" draw:text-style-name="P1" draw:layer="layout" svg:width="14.298cm" svg:height="17.007cm" svg:x="62.244cm" svg:y="51.23cm" svg:viewBox="0 0 14299 17008" draw:points="0,17008 14299,17008 14299,0 0,0">
          <text:p/>
        </draw:polygon>
        <draw:path draw:style-name="gr52" draw:text-style-name="P34" draw:layer="layout" svg:width="0.788cm" svg:height="0.789cm" svg:x="63.194cm" svg:y="59.996cm" svg:viewBox="0 0 789 790" svg:d="M395 790c105 0 205-42 279-116s115-174 115-279c0-104-41-205-115-279s-174-116-279-116-206 42-280 116-115 175-115 279c0 105 41 205 115 279s175 116 280 116z">
          <text:p/>
        </draw:path>
        <draw:path draw:style-name="gr52" draw:text-style-name="P34" draw:layer="layout" svg:width="0.789cm" svg:height="0.789cm" svg:x="73.092cm" svg:y="54.183cm" svg:viewBox="0 0 790 790" svg:d="M395 790c104 0 206-42 280-116 73-74 115-175 115-280 0-104-42-205-115-279-74-74-176-115-280-115-105 0-205 41-279 115s-116 175-116 279c0 105 42 206 116 280s174 116 279 116z">
          <text:p/>
        </draw:path>
        <draw:path draw:style-name="gr52" draw:text-style-name="P34" draw:layer="layout" svg:width="0.789cm" svg:height="0.789cm" svg:x="73.776cm" svg:y="53.858cm" svg:viewBox="0 0 790 790" svg:d="M394 790c105 0 205-42 279-116 75-74 117-174 117-279 0-104-42-205-117-279-74-74-174-116-279-116-104 0-205 42-279 116-73 74-115 175-115 279 0 105 42 205 115 279 74 74 175 116 279 116z">
          <text:p/>
        </draw:path>
        <draw:path draw:style-name="gr52" draw:text-style-name="P34" draw:layer="layout" svg:width="0.789cm" svg:height="0.789cm" svg:x="63.476cm" svg:y="60.018cm" svg:viewBox="0 0 790 790" svg:d="M395 790c104 0 205-42 278-116 75-74 117-174 117-279 0-104-42-206-117-280-73-74-174-115-278-115-105 0-205 41-279 115s-116 176-116 280c0 105 42 205 116 279s174 116 279 116z">
          <text:p/>
        </draw:path>
        <draw:path draw:style-name="gr52" draw:text-style-name="P34" draw:layer="layout" svg:width="0.789cm" svg:height="0.789cm" svg:x="63.988cm" svg:y="58.813cm" svg:viewBox="0 0 790 790" svg:d="M396 790c104 0 205-42 279-117 74-73 115-174 115-278 0-105-41-205-115-279s-175-116-279-116c-105 0-206 42-280 116s-116 174-116 279c0 104 42 205 116 278 74 75 175 117 280 117z">
          <text:p/>
        </draw:path>
        <draw:path draw:style-name="gr52" draw:text-style-name="P34" draw:layer="layout" svg:width="0.789cm" svg:height="0.789cm" svg:x="74.956cm" svg:y="66.425cm" svg:viewBox="0 0 790 790" svg:d="M395 790c105 0 205-41 279-115s116-174 116-279-42-205-116-280c-74-74-174-116-279-116s-206 42-280 116c-74 75-115 175-115 280s41 205 115 279 175 115 280 115z">
          <text:p/>
        </draw:path>
        <draw:path draw:style-name="gr52" draw:text-style-name="P34" draw:layer="layout" svg:width="0.788cm" svg:height="0.789cm" svg:x="71.737cm" svg:y="54.615cm" svg:viewBox="0 0 789 790" svg:d="M395 790c105 0 205-41 279-115s115-175 115-279c0-105-41-205-115-280-74-74-174-116-279-116-106 0-206 42-280 116-74 75-115 175-115 280 0 104 41 205 115 279s174 115 280 115z">
          <text:p/>
        </draw:path>
        <draw:path draw:style-name="gr52" draw:text-style-name="P34" draw:layer="layout" svg:width="0.789cm" svg:height="0.788cm" svg:x="73.59cm" svg:y="55.132cm" svg:viewBox="0 0 790 789" svg:d="M395 789c105 0 205-41 279-115s116-174 116-280c0-105-42-205-116-279s-174-115-279-115-205 41-279 115c-75 74-116 174-116 279 0 106 41 206 116 280 74 74 174 115 279 115z">
          <text:p/>
        </draw:path>
        <draw:path draw:style-name="gr52" draw:text-style-name="P34" draw:layer="layout" svg:width="0.789cm" svg:height="0.789cm" svg:x="68.529cm" svg:y="53.061cm" svg:viewBox="0 0 790 790" svg:d="M395 790c105 0 206-42 280-116s115-174 115-279c0-104-41-205-115-279s-175-116-280-116-205 42-279 116-116 175-116 279c0 105 42 205 116 279s174 116 279 116z">
          <text:p/>
        </draw:path>
        <draw:path draw:style-name="gr52" draw:text-style-name="P34" draw:layer="layout" svg:width="0.789cm" svg:height="0.788cm" svg:x="67.464cm" svg:y="65.276cm" svg:viewBox="0 0 790 789" svg:d="M394 789c105 0 205-41 279-115 75-74 117-175 117-280s-42-205-117-279c-74-74-174-115-279-115s-205 41-279 115-115 174-115 279 41 206 115 280 174 115 279 115z">
          <text:p/>
        </draw:path>
        <draw:path draw:style-name="gr52" draw:text-style-name="P34" draw:layer="layout" svg:width="0.789cm" svg:height="0.788cm" svg:x="73.432cm" svg:y="55.138cm" svg:viewBox="0 0 790 789" svg:d="M396 789c104 0 205-41 279-115s115-174 115-280c0-105-41-205-115-279s-175-115-279-115c-105 0-206 41-280 115s-116 174-116 279c0 106 42 206 116 280s175 115 280 115z">
          <text:p/>
        </draw:path>
        <draw:path draw:style-name="gr52" draw:text-style-name="P34" draw:layer="layout" svg:width="0.789cm" svg:height="0.789cm" svg:x="63.939cm" svg:y="57.517cm" svg:viewBox="0 0 790 790" svg:d="M395 790c105 0 205-41 279-115s116-175 116-280-42-205-116-279-174-116-279-116c-104 0-206 42-280 116s-115 174-115 279 41 206 115 280 176 115 280 115z">
          <text:p/>
        </draw:path>
        <draw:path draw:style-name="gr52" draw:text-style-name="P34" draw:layer="layout" svg:width="0.789cm" svg:height="0.788cm" svg:x="63.041cm" svg:y="58.958cm" svg:viewBox="0 0 790 789" svg:d="M396 789c104 0 205-41 279-115s115-175 115-280-41-205-115-279-175-115-279-115c-106 0-206 41-280 115s-116 174-116 279 42 206 116 280 174 115 280 115z">
          <text:p/>
        </draw:path>
        <draw:path draw:style-name="gr52" draw:text-style-name="P34" draw:layer="layout" svg:width="0.789cm" svg:height="0.788cm" svg:x="66.559cm" svg:y="53.964cm" svg:viewBox="0 0 790 789" svg:d="M395 789c105 0 205-41 279-115s116-174 116-279-42-205-116-279-174-116-279-116c-104 0-205 42-279 116s-116 174-116 279 42 205 116 279 175 115 279 115z">
          <text:p/>
        </draw:path>
        <draw:path draw:style-name="gr52" draw:text-style-name="P34" draw:layer="layout" svg:width="0.789cm" svg:height="0.789cm" svg:x="66.398cm" svg:y="54.96cm" svg:viewBox="0 0 790 790" svg:d="M395 790c105 0 205-41 279-115s116-176 116-280c0-105-42-205-116-279s-174-116-279-116c-104 0-205 42-280 116-74 74-115 174-115 279 0 104 41 206 115 280 75 74 176 115 280 115z">
          <text:p/>
        </draw:path>
        <draw:path draw:style-name="gr52" draw:text-style-name="P34" draw:layer="layout" svg:width="0.789cm" svg:height="0.789cm" svg:x="70.076cm" svg:y="52.253cm" svg:viewBox="0 0 790 790" svg:d="M395 790c105 0 206-42 280-116s115-174 115-279c0-104-41-204-115-279-74-74-175-116-280-116s-205 42-279 116c-74 75-116 175-116 279 0 105 42 205 116 279s174 116 279 116z">
          <text:p/>
        </draw:path>
        <draw:path draw:style-name="gr52" draw:text-style-name="P34" draw:layer="layout" svg:width="0.789cm" svg:height="0.788cm" svg:x="71.238cm" svg:y="58.331cm" svg:viewBox="0 0 790 789" svg:d="M395 789c105 0 205-41 279-115s116-174 116-279c0-106-42-206-116-280s-174-115-279-115c-104 0-205 41-279 115-75 74-116 174-116 280 0 105 41 205 116 279 74 74 175 115 279 115z">
          <text:p/>
        </draw:path>
        <draw:path draw:style-name="gr52" draw:text-style-name="P34" draw:layer="layout" svg:width="0.789cm" svg:height="0.789cm" svg:x="71.239cm" svg:y="61.869cm" svg:viewBox="0 0 790 790" svg:d="M395 790c105 0 205-42 279-116s116-175 116-279c0-105-42-205-116-279s-174-116-279-116c-104 0-205 42-279 116-75 74-116 174-116 279 0 104 41 205 116 279 74 74 175 116 279 116z">
          <text:p/>
        </draw:path>
        <draw:path draw:style-name="gr52" draw:text-style-name="P34" draw:layer="layout" svg:width="0.788cm" svg:height="0.788cm" svg:x="67.672cm" svg:y="58.396cm" svg:viewBox="0 0 789 789" svg:d="M394 789c106 0 206-41 280-115s115-174 115-279c0-106-41-206-115-280s-174-115-280-115c-105 0-205 41-279 115s-115 174-115 280c0 105 41 205 115 279s174 115 279 115z">
          <text:p/>
        </draw:path>
        <draw:path draw:style-name="gr52" draw:text-style-name="P34" draw:layer="layout" svg:width="0.789cm" svg:height="0.789cm" svg:x="71.034cm" svg:y="60.124cm" svg:viewBox="0 0 790 790" svg:d="M396 790c104 0 205-42 279-116s115-174 115-279c0-104-41-205-115-280-74-74-175-115-279-115-105 0-206 41-280 115-74 75-116 176-116 280 0 105 42 205 116 279s175 116 280 116z">
          <text:p/>
        </draw:path>
        <draw:path draw:style-name="gr52" draw:text-style-name="P34" draw:layer="layout" svg:width="0.788cm" svg:height="0.789cm" svg:x="70.963cm" svg:y="63.844cm" svg:viewBox="0 0 789 790" svg:d="M395 790c105 0 205-41 279-115s115-175 115-279c0-106-41-206-115-280s-174-116-279-116c-106 0-206 42-280 116s-115 174-115 280c0 104 41 205 115 279s174 115 280 115z">
          <text:p/>
        </draw:path>
        <draw:path draw:style-name="gr52" draw:text-style-name="P34" draw:layer="layout" svg:width="0.789cm" svg:height="0.788cm" svg:x="67.645cm" svg:y="56.83cm" svg:viewBox="0 0 790 789" svg:d="M394 789c105 0 206-41 280-115s116-174 116-279c0-106-42-206-116-280s-175-115-280-115c-104 0-205 41-279 115-73 74-115 174-115 280 0 105 42 205 115 279 74 74 175 115 279 115z">
          <text:p/>
        </draw:path>
        <draw:path draw:style-name="gr52" draw:text-style-name="P34" draw:layer="layout" svg:width="0.789cm" svg:height="0.788cm" svg:x="68.27cm" svg:y="54.89cm" svg:viewBox="0 0 790 789" svg:d="M394 789c105 0 205-41 279-115 75-75 117-175 117-280s-42-205-117-279c-74-74-174-115-279-115-104 0-205 41-278 115-74 74-116 174-116 279s42 205 116 280c73 74 174 115 278 115z">
          <text:p/>
        </draw:path>
        <draw:path draw:style-name="gr52" draw:text-style-name="P34" draw:layer="layout" svg:width="0.789cm" svg:height="0.789cm" svg:x="71.733cm" svg:y="60.997cm" svg:viewBox="0 0 790 790" svg:d="M396 790c104 0 205-41 279-115s115-175 115-279c0-105-41-205-115-279-74-75-175-117-279-117-106 0-206 42-280 117-74 74-116 174-116 279 0 104 42 205 116 279s174 115 280 115z">
          <text:p/>
        </draw:path>
        <draw:path draw:style-name="gr52" draw:text-style-name="P34" draw:layer="layout" svg:width="0.789cm" svg:height="0.789cm" svg:x="66.834cm" svg:y="58.21cm" svg:viewBox="0 0 790 790" svg:d="M394 790c105 0 206-41 280-115s116-175 116-280-42-205-116-279-175-116-280-116c-104 0-205 42-278 116-74 74-116 174-116 279s42 206 116 280c73 74 174 115 278 115z">
          <text:p/>
        </draw:path>
        <draw:path draw:style-name="gr52" draw:text-style-name="P34" draw:layer="layout" svg:width="0.789cm" svg:height="0.789cm" svg:x="70.689cm" svg:y="62.178cm" svg:viewBox="0 0 790 790" svg:d="M395 790c104 0 205-42 280-116 74-74 115-174 115-280 0-104-41-205-115-279-75-74-176-115-280-115-105 0-205 41-279 115s-116 175-116 279c0 106 42 206 116 280s174 116 279 116z">
          <text:p/>
        </draw:path>
        <draw:line draw:style-name="gr6" draw:text-style-name="P6" draw:layer="layout" svg:x1="62.244cm" svg:y1="68.237cm" svg:x2="62.244cm" svg:y2="51.23cm">
          <text:p/>
        </draw:line>
        <draw:line draw:style-name="gr6" draw:text-style-name="P6" draw:layer="layout" svg:x1="76.542cm" svg:y1="68.237cm" svg:x2="76.542cm" svg:y2="51.23cm">
          <text:p/>
        </draw:line>
        <draw:line draw:style-name="gr6" draw:text-style-name="P6" draw:layer="layout" svg:x1="62.244cm" svg:y1="68.237cm" svg:x2="76.542cm" svg:y2="68.237cm">
          <text:p/>
        </draw:line>
        <draw:line draw:style-name="gr6" draw:text-style-name="P6" draw:layer="layout" svg:x1="62.244cm" svg:y1="51.23cm" svg:x2="76.542cm" svg:y2="51.23cm">
          <text:p/>
        </draw:line>
        <draw:polygon draw:style-name="gr1" draw:text-style-name="P1" draw:layer="layout" svg:width="13.201cm" svg:height="17.007cm" svg:x="82.811cm" svg:y="51.23cm" svg:viewBox="0 0 13202 17008" draw:points="0,17008 13202,17008 13202,0 0,0">
          <text:p/>
        </draw:polygon>
        <draw:path draw:style-name="gr53" draw:text-style-name="P35" draw:layer="layout" svg:width="0.788cm" svg:height="0.789cm" svg:x="91.3cm" svg:y="63.067cm" svg:viewBox="0 0 789 790" svg:d="M394 790c105 0 206-42 280-116 74-73 115-174 115-278 0-106-41-206-115-280s-175-116-280-116-205 42-279 116-115 174-115 280c0 104 41 205 115 278 74 74 174 116 279 116z">
          <text:p/>
        </draw:path>
        <draw:path draw:style-name="gr53" draw:text-style-name="P35" draw:layer="layout" svg:width="0.788cm" svg:height="0.788cm" svg:x="91.13cm" svg:y="61.612cm" svg:viewBox="0 0 789 789" svg:d="M394 789c105 0 205-41 280-115 74-74 115-174 115-279s-41-206-115-280c-75-74-175-115-280-115s-205 41-279 115-115 175-115 280 41 205 115 279 174 115 279 115z">
          <text:p/>
        </draw:path>
        <draw:path draw:style-name="gr53" draw:text-style-name="P35" draw:layer="layout" svg:width="0.789cm" svg:height="0.788cm" svg:x="89.756cm" svg:y="62.76cm" svg:viewBox="0 0 790 789" svg:d="M395 789c105 0 206-41 280-116 74-74 115-174 115-279s-41-205-115-279-175-115-280-115-205 41-279 115-116 174-116 279 42 205 116 279c74 75 174 116 279 116z">
          <text:p/>
        </draw:path>
        <draw:path draw:style-name="gr53" draw:text-style-name="P35" draw:layer="layout" svg:width="0.789cm" svg:height="0.788cm" svg:x="87.695cm" svg:y="58.92cm" svg:viewBox="0 0 790 789" svg:d="M395 789c105 0 205-41 279-115s116-175 116-280-42-205-116-279-174-115-279-115c-104 0-205 41-280 115-74 74-115 174-115 279s41 206 115 280c75 74 176 115 280 115z">
          <text:p/>
        </draw:path>
        <draw:path draw:style-name="gr53" draw:text-style-name="P35" draw:layer="layout" svg:width="0.789cm" svg:height="0.789cm" svg:x="88.773cm" svg:y="61.654cm" svg:viewBox="0 0 790 790" svg:d="M394 790c105 0 205-42 280-115 74-74 116-175 116-279 0-105-42-206-116-280-75-74-175-116-280-116-104 0-205 42-279 116s-115 175-115 280c0 104 41 205 115 279 74 73 175 115 279 115z">
          <text:p/>
        </draw:path>
        <draw:path draw:style-name="gr53" draw:text-style-name="P35" draw:layer="layout" svg:width="0.789cm" svg:height="0.788cm" svg:x="86.457cm" svg:y="60.054cm" svg:viewBox="0 0 790 789" svg:d="M395 789c104 0 205-41 280-115 74-74 115-174 115-279s-41-206-115-280c-75-74-176-115-280-115-105 0-205 41-279 115s-116 175-116 280 42 205 116 279 174 115 279 115z">
          <text:p/>
        </draw:path>
        <draw:path draw:style-name="gr53" draw:text-style-name="P35" draw:layer="layout" svg:width="0.789cm" svg:height="0.789cm" svg:x="89.159cm" svg:y="60.466cm" svg:viewBox="0 0 790 790" svg:d="M395 790c105 0 205-42 279-116 74-75 116-175 116-280 0-104-42-205-116-278-74-74-174-116-279-116-104 0-206 42-280 116-74 73-115 174-115 278 0 105 41 205 115 280 74 74 176 116 280 116z">
          <text:p/>
        </draw:path>
        <draw:path draw:style-name="gr53" draw:text-style-name="P35" draw:layer="layout" svg:width="0.789cm" svg:height="0.789cm" svg:x="91.174cm" svg:y="58.389cm" svg:viewBox="0 0 790 790" svg:d="M394 790c105 0 205-42 280-116 74-74 116-174 116-279s-42-206-116-280c-75-74-175-115-280-115-104 0-205 41-279 115s-115 175-115 280 41 205 115 279 175 116 279 116z">
          <text:p/>
        </draw:path>
        <draw:path draw:style-name="gr53" draw:text-style-name="P35" draw:layer="layout" svg:width="0.789cm" svg:height="0.789cm" svg:x="91.502cm" svg:y="55.156cm" svg:viewBox="0 0 790 790" svg:d="M395 790c105 0 205-41 279-115s116-175 116-280-42-205-116-279-174-116-279-116-206 42-280 116-115 174-115 279 41 206 115 280 175 115 280 115z">
          <text:p/>
        </draw:path>
        <draw:path draw:style-name="gr53" draw:text-style-name="P35" draw:layer="layout" svg:width="0.789cm" svg:height="0.789cm" svg:x="93.717cm" svg:y="57.82cm" svg:viewBox="0 0 790 790" svg:d="M394 790c106 0 206-42 280-116s116-174 116-279c0-104-42-205-116-279s-174-116-280-116c-104 0-204 42-278 116s-116 175-116 279c0 105 42 205 116 279s174 116 278 116z">
          <text:p/>
        </draw:path>
        <draw:path draw:style-name="gr53" draw:text-style-name="P35" draw:layer="layout" svg:width="0.789cm" svg:height="0.789cm" svg:x="90.66cm" svg:y="60.266cm" svg:viewBox="0 0 790 790" svg:d="M395 790c105 0 205-42 279-116s116-174 116-278c0-105-42-205-116-279s-174-117-279-117-205 43-279 117-116 174-116 279c0 104 42 204 116 278s174 116 279 116z">
          <text:p/>
        </draw:path>
        <draw:path draw:style-name="gr53" draw:text-style-name="P35" draw:layer="layout" svg:width="0.789cm" svg:height="0.788cm" svg:x="90.252cm" svg:y="59.73cm" svg:viewBox="0 0 790 789" svg:d="M395 789c104 0 205-41 279-115 73-74 116-175 116-280s-43-205-116-279c-74-74-175-115-279-115-105 0-205 41-279 115s-116 174-116 279 42 206 116 280 174 115 279 115z">
          <text:p/>
        </draw:path>
        <draw:path draw:style-name="gr53" draw:text-style-name="P35" draw:layer="layout" svg:width="0.789cm" svg:height="0.789cm" svg:x="94.449cm" svg:y="58.015cm" svg:viewBox="0 0 790 790" svg:d="M394 790c105 0 206-42 280-117 74-74 116-174 116-279 0-104-42-205-116-279s-175-115-280-115c-104 0-205 41-278 115-74 74-116 175-116 279 0 105 42 205 116 279 73 75 174 117 278 117z">
          <text:p/>
        </draw:path>
        <draw:path draw:style-name="gr53" draw:text-style-name="P35" draw:layer="layout" svg:width="0.789cm" svg:height="0.789cm" svg:x="94.272cm" svg:y="64.53cm" svg:viewBox="0 0 790 790" svg:d="M394 790c105 0 205-42 279-116 75-74 117-174 117-280 0-104-42-205-117-279-74-74-174-115-279-115-104 0-204 41-278 115s-116 175-116 279c0 106 42 206 116 280s174 116 278 116z">
          <text:p/>
        </draw:path>
        <draw:path draw:style-name="gr53" draw:text-style-name="P35" draw:layer="layout" svg:width="0.789cm" svg:height="0.789cm" svg:x="92.552cm" svg:y="53.142cm" svg:viewBox="0 0 790 790" svg:d="M396 790c104 0 205-42 279-116s115-174 115-279c0-104-41-205-115-279-74-75-175-116-279-116-105 0-205 41-279 116-74 74-117 175-117 279 0 105 43 205 117 279s174 116 279 116z">
          <text:p/>
        </draw:path>
        <draw:path draw:style-name="gr53" draw:text-style-name="P35" draw:layer="layout" svg:width="0.788cm" svg:height="0.789cm" svg:x="93.764cm" svg:y="53.635cm" svg:viewBox="0 0 789 790" svg:d="M394 790c106 0 206-42 280-116s115-174 115-279-41-206-115-280-174-115-280-115c-105 0-205 41-279 115s-115 175-115 280 41 205 115 279 174 116 279 116z">
          <text:p/>
        </draw:path>
        <draw:path draw:style-name="gr53" draw:text-style-name="P35" draw:layer="layout" svg:width="0.789cm" svg:height="0.789cm" svg:x="92.554cm" svg:y="56.015cm" svg:viewBox="0 0 790 790" svg:d="M395 790c105 0 205-41 279-115s116-175 116-279c0-106-42-206-116-280s-174-116-279-116c-104 0-205 42-279 116s-116 174-116 280c0 104 42 205 116 279s175 115 279 115z">
          <text:p/>
        </draw:path>
        <draw:path draw:style-name="gr53" draw:text-style-name="P35" draw:layer="layout" svg:width="0.789cm" svg:height="0.789cm" svg:x="94.517cm" svg:y="54.916cm" svg:viewBox="0 0 790 790" svg:d="M395 790c105 0 206-42 280-115 74-75 115-176 115-280 0-105-41-205-115-279s-175-116-280-116-205 42-279 116-116 174-116 279c0 104 42 205 116 280 74 73 174 115 279 115z">
          <text:p/>
        </draw:path>
        <draw:path draw:style-name="gr53" draw:text-style-name="P35" draw:layer="layout" svg:width="0.789cm" svg:height="0.789cm" svg:x="93.618cm" svg:y="53.566cm" svg:viewBox="0 0 790 790" svg:d="M395 790c104 0 205-41 279-115s116-175 116-280-42-205-116-279-175-116-279-116c-105 0-205 42-279 116s-116 174-116 279 42 206 116 280 174 115 279 115z">
          <text:p/>
        </draw:path>
        <draw:path draw:style-name="gr53" draw:text-style-name="P35" draw:layer="layout" svg:width="0.789cm" svg:height="0.788cm" svg:x="90.817cm" svg:y="55.178cm" svg:viewBox="0 0 790 789" svg:d="M395 789c105 0 205-41 279-115s116-174 116-279c0-106-42-206-116-280s-174-115-279-115c-104 0-206 41-280 115-73 74-115 174-115 280 0 105 42 205 115 279 74 74 176 115 280 115z">
          <text:p/>
        </draw:path>
        <draw:path draw:style-name="gr53" draw:text-style-name="P35" draw:layer="layout" svg:width="0.788cm" svg:height="0.789cm" svg:x="93.586cm" svg:y="56.057cm" svg:viewBox="0 0 789 790" svg:d="M394 790c105 0 206-42 280-116s115-174 115-278c0-105-41-206-115-280s-175-116-280-116-205 42-279 116-115 175-115 280c0 104 41 204 115 278s174 116 279 116z">
          <text:p/>
        </draw:path>
        <draw:path draw:style-name="gr53" draw:text-style-name="P35" draw:layer="layout" svg:width="0.788cm" svg:height="0.788cm" svg:x="90.146cm" svg:y="53.539cm" svg:viewBox="0 0 789 789" svg:d="M395 789c105 0 205-41 279-115s115-174 115-280c0-105-41-205-115-279s-174-115-279-115-205 41-279 115c-75 74-116 174-116 279 0 106 41 206 116 280 74 74 174 115 279 115z">
          <text:p/>
        </draw:path>
        <draw:path draw:style-name="gr53" draw:text-style-name="P35" draw:layer="layout" svg:width="0.789cm" svg:height="0.789cm" svg:x="83.517cm" svg:y="59.761cm" svg:viewBox="0 0 790 790" svg:d="M394 790c106 0 206-41 280-115s116-176 116-280c0-105-42-205-116-279s-174-116-280-116c-104 0-204 42-278 116s-116 174-116 279c0 104 42 206 116 280s174 115 278 115z">
          <text:p/>
        </draw:path>
        <draw:path draw:style-name="gr53" draw:text-style-name="P35" draw:layer="layout" svg:width="0.789cm" svg:height="0.789cm" svg:x="92.674cm" svg:y="66.425cm" svg:viewBox="0 0 790 790" svg:d="M394 790c105 0 205-41 279-115 75-74 117-174 117-279s-42-205-117-280c-74-74-174-116-279-116-104 0-205 42-279 116-74 75-115 175-115 280s41 205 115 279 175 115 279 115z">
          <text:p/>
        </draw:path>
        <draw:path draw:style-name="gr53" draw:text-style-name="P35" draw:layer="layout" svg:width="0.789cm" svg:height="0.789cm" svg:x="93.14cm" svg:y="53.171cm" svg:viewBox="0 0 790 790" svg:d="M396 790c104 0 205-42 279-116s115-174 115-279c0-104-41-205-115-279-74-73-175-116-279-116-105 0-206 43-280 116-74 74-116 175-116 279 0 105 42 205 116 279s175 116 280 116z">
          <text:p/>
        </draw:path>
        <draw:path draw:style-name="gr53" draw:text-style-name="P35" draw:layer="layout" svg:width="0.789cm" svg:height="0.789cm" svg:x="89.058cm" svg:y="52.253cm" svg:viewBox="0 0 790 790" svg:d="M396 790c104 0 205-42 278-116 74-74 116-174 116-279 0-104-42-204-116-279-73-74-174-116-278-116-106 0-206 42-280 116-74 75-116 175-116 279 0 105 42 205 116 279s174 116 280 116z">
          <text:p/>
        </draw:path>
        <draw:line draw:style-name="gr6" draw:text-style-name="P6" draw:layer="layout" svg:x1="82.811cm" svg:y1="68.237cm" svg:x2="82.811cm" svg:y2="51.23cm">
          <text:p/>
        </draw:line>
        <draw:line draw:style-name="gr6" draw:text-style-name="P6" draw:layer="layout" svg:x1="96.012cm" svg:y1="68.237cm" svg:x2="96.012cm" svg:y2="51.23cm">
          <text:p/>
        </draw:line>
        <draw:line draw:style-name="gr6" draw:text-style-name="P6" draw:layer="layout" svg:x1="82.811cm" svg:y1="68.237cm" svg:x2="96.012cm" svg:y2="68.237cm">
          <text:p/>
        </draw:line>
        <draw:line draw:style-name="gr6" draw:text-style-name="P6" draw:layer="layout" svg:x1="82.811cm" svg:y1="51.23cm" svg:x2="96.012cm" svg:y2="51.23cm">
          <text:p/>
        </draw:line>
        <draw:polygon draw:style-name="gr1" draw:text-style-name="P1" draw:layer="layout" svg:width="16.682cm" svg:height="13.512cm" svg:x="101.089cm" svg:y="52.978cm" svg:viewBox="0 0 16683 13513" draw:points="0,13513 16683,13513 16683,0 0,0">
          <text:p/>
        </draw:polygon>
        <draw:path draw:style-name="gr54" draw:text-style-name="P36" draw:layer="layout" svg:width="0.789cm" svg:height="0.789cm" svg:x="112.894cm" svg:y="62.467cm" svg:viewBox="0 0 790 790" svg:d="M396 790c104 0 205-41 279-115s115-175 115-279c0-105-41-205-115-280-74-74-175-116-279-116-105 0-205 42-280 116-74 75-116 175-116 280 0 104 42 205 116 279 75 74 175 115 280 115z">
          <text:p/>
        </draw:path>
        <draw:path draw:style-name="gr55" draw:text-style-name="P37" draw:layer="layout" svg:width="0.789cm" svg:height="0.789cm" svg:x="103.466cm" svg:y="60.018cm" svg:viewBox="0 0 790 790" svg:d="M395 790c105 0 205-42 279-116s116-174 116-279c0-104-42-206-116-280s-174-115-279-115c-104 0-205 41-280 115-74 74-115 176-115 280 0 105 41 205 115 279 75 74 176 116 280 116z">
          <text:p/>
        </draw:path>
        <draw:path draw:style-name="gr54" draw:text-style-name="P36" draw:layer="layout" svg:width="0.789cm" svg:height="0.789cm" svg:x="112.809cm" svg:y="61.787cm" svg:viewBox="0 0 790 790" svg:d="M395 790c105 0 205-42 279-116s116-174 116-279c0-104-42-205-116-279-74-75-174-116-279-116-104 0-206 41-280 116-74 74-115 175-115 279 0 105 41 205 115 279s176 116 280 116z">
          <text:p/>
        </draw:path>
        <draw:path draw:style-name="gr55" draw:text-style-name="P37" draw:layer="layout" svg:width="0.789cm" svg:height="0.789cm" svg:x="102.085cm" svg:y="60.096cm" svg:viewBox="0 0 790 790" svg:d="M394 790c105 0 205-42 279-116s117-174 117-279c0-104-43-205-117-280-74-74-174-115-279-115-104 0-205 41-279 115-73 75-115 176-115 280 0 105 42 205 115 279 74 74 175 116 279 116z">
          <text:p/>
        </draw:path>
        <draw:path draw:style-name="gr56" draw:text-style-name="P36" draw:layer="layout" svg:width="0.789cm" svg:height="0.789cm" svg:x="115.987cm" svg:y="58.331cm" svg:viewBox="0 0 790 790" svg:d="M395 790c105 0 205-42 279-116s116-174 116-279-42-205-116-279-174-116-279-116c-104 0-206 42-280 116s-115 174-115 279 41 205 115 279 176 116 280 116z">
          <text:p/>
        </draw:path>
        <draw:path draw:style-name="gr57" draw:text-style-name="P6" draw:layer="layout" svg:width="0.789cm" svg:height="0.789cm" svg:x="115.987cm" svg:y="58.331cm" svg:viewBox="0 0 790 790" svg:d="M395 790c105 0 205-42 279-116s116-174 116-279-42-205-116-279-174-116-279-116c-104 0-206 42-280 116s-115 174-115 279 41 205 115 279 176 116 280 116z">
          <text:p/>
        </draw:path>
        <draw:path draw:style-name="gr54" draw:text-style-name="P36" draw:layer="layout" svg:width="0.789cm" svg:height="0.788cm" svg:x="113.742cm" svg:y="60.902cm" svg:viewBox="0 0 790 789" svg:d="M395 789c105 0 205-41 279-115s116-174 116-279-42-205-116-280c-74-74-174-115-279-115-104 0-205 41-279 115-74 75-116 175-116 280s42 205 116 279 175 115 279 115z">
          <text:p/>
        </draw:path>
        <draw:path draw:style-name="gr54" draw:text-style-name="P36" draw:layer="layout" svg:width="0.789cm" svg:height="0.789cm" svg:x="114.296cm" svg:y="57.472cm" svg:viewBox="0 0 790 790" svg:d="M395 790c105 0 205-42 279-116s116-174 116-280c0-104-42-204-116-278s-174-116-279-116-206 42-280 116-115 174-115 278c0 106 41 206 115 280s175 116 280 116z">
          <text:p/>
        </draw:path>
        <draw:path draw:style-name="gr55" draw:text-style-name="P37" draw:layer="layout" svg:width="0.788cm" svg:height="0.789cm" svg:x="104.357cm" svg:y="62.853cm" svg:viewBox="0 0 789 790" svg:d="M395 790c105 0 205-42 279-116 74-73 115-175 115-279 0-105-41-205-115-279s-174-116-279-116-205 42-279 116c-75 74-116 174-116 279 0 104 41 206 116 279 74 74 174 116 279 116z">
          <text:p/>
        </draw:path>
        <draw:path draw:style-name="gr54" draw:text-style-name="P36" draw:layer="layout" svg:width="0.789cm" svg:height="0.789cm" svg:x="114.041cm" svg:y="58.737cm" svg:viewBox="0 0 790 790" svg:d="M394 790c105 0 205-43 280-117 74-74 116-174 116-279 0-104-42-205-116-279-75-74-175-115-280-115-104 0-205 41-279 115s-115 175-115 279c0 105 41 205 115 279s175 117 279 117z">
          <text:p/>
        </draw:path>
        <draw:path draw:style-name="gr54" draw:text-style-name="P36" draw:layer="layout" svg:width="0.789cm" svg:height="0.789cm" svg:x="112.681cm" svg:y="58.329cm" svg:viewBox="0 0 790 790" svg:d="M394 790c106 0 206-41 280-115s116-175 116-279c0-106-42-206-116-280s-174-116-280-116c-104 0-205 42-279 116s-115 174-115 280c0 104 41 205 115 279s175 115 279 115z">
          <text:p/>
        </draw:path>
        <draw:path draw:style-name="gr54" draw:text-style-name="P36" draw:layer="layout" svg:width="0.789cm" svg:height="0.789cm" svg:x="110.702cm" svg:y="59.445cm" svg:viewBox="0 0 790 790" svg:d="M396 790c104 0 205-42 279-116s115-174 115-279c0-104-41-205-115-279-74-75-175-116-279-116-105 0-205 41-279 116-74 74-117 175-117 279 0 105 43 205 117 279s174 116 279 116z">
          <text:p/>
        </draw:path>
        <draw:path draw:style-name="gr54" draw:text-style-name="P36" draw:layer="layout" svg:width="0.789cm" svg:height="0.789cm" svg:x="114.985cm" svg:y="56.107cm" svg:viewBox="0 0 790 790" svg:d="M395 790c105 0 206-42 280-116s115-174 115-279c0-104-41-206-115-280s-175-115-280-115-205 41-279 115-116 176-116 280c0 105 42 205 116 279s174 116 279 116z">
          <text:p/>
        </draw:path>
        <draw:path draw:style-name="gr54" draw:text-style-name="P36" draw:layer="layout" svg:width="0.788cm" svg:height="0.789cm" svg:x="113.655cm" svg:y="61.507cm" svg:viewBox="0 0 789 790" svg:d="M395 790c105 0 205-42 279-116s115-174 115-279-41-206-115-280-174-115-279-115-206 41-280 115-115 175-115 280 41 205 115 279 175 116 280 116z">
          <text:p/>
        </draw:path>
        <draw:path draw:style-name="gr54" draw:text-style-name="P36" draw:layer="layout" svg:width="0.788cm" svg:height="0.788cm" svg:x="114.953cm" svg:y="60.382cm" svg:viewBox="0 0 789 789" svg:d="M394 789c106 0 206-41 280-116 74-74 115-174 115-279s-41-205-115-279-174-115-280-115c-105 0-205 41-279 115s-115 174-115 279 41 205 115 279c74 75 174 116 279 116z">
          <text:p/>
        </draw:path>
        <draw:path draw:style-name="gr54" draw:text-style-name="P36" draw:layer="layout" svg:width="0.789cm" svg:height="0.789cm" svg:x="106.915cm" svg:y="54.112cm" svg:viewBox="0 0 790 790" svg:d="M394 790c105 0 205-42 280-116 74-75 116-175 116-280 0-104-42-205-116-278-75-74-175-116-280-116-104 0-205 42-279 116-74 73-115 174-115 278 0 105 41 205 115 280 74 74 175 116 279 116z">
          <text:p/>
        </draw:path>
        <draw:path draw:style-name="gr54" draw:text-style-name="P36" draw:layer="layout" svg:width="0.789cm" svg:height="0.789cm" svg:x="108.356cm" svg:y="56.383cm" svg:viewBox="0 0 790 790" svg:d="M394 790c105 0 205-42 279-117 74-74 117-174 117-279 0-104-43-205-117-278-74-74-174-116-279-116-104 0-205 42-279 116-74 73-115 174-115 278 0 105 41 205 115 279 74 75 175 117 279 117z">
          <text:p/>
        </draw:path>
        <draw:path draw:style-name="gr54" draw:text-style-name="P36" draw:layer="layout" svg:width="0.789cm" svg:height="0.789cm" svg:x="109.429cm" svg:y="61.142cm" svg:viewBox="0 0 790 790" svg:d="M395 790c105 0 206-42 280-117 74-74 115-174 115-279 0-104-41-205-115-279s-175-115-280-115-205 41-279 115-116 175-116 279c0 105 42 205 116 279 74 75 174 117 279 117z">
          <text:p/>
        </draw:path>
        <draw:path draw:style-name="gr54" draw:text-style-name="P36" draw:layer="layout" svg:width="0.789cm" svg:height="0.788cm" svg:x="112.06cm" svg:y="63.302cm" svg:viewBox="0 0 790 789" svg:d="M396 789c104 0 205-41 279-115s115-174 115-279-41-205-115-280c-74-74-175-115-279-115-105 0-206 41-280 115-74 75-116 175-116 280s42 205 116 279 175 115 280 115z">
          <text:p/>
        </draw:path>
        <draw:path draw:style-name="gr54" draw:text-style-name="P36" draw:layer="layout" svg:width="0.789cm" svg:height="0.789cm" svg:x="107.667cm" svg:y="54.054cm" svg:viewBox="0 0 790 790" svg:d="M395 790c104 0 205-42 279-116 75-74 116-175 116-279 0-105-41-205-116-279-74-74-175-116-279-116-105 0-205 42-279 116s-116 174-116 279c0 104 42 205 116 279s174 116 279 116z">
          <text:p/>
        </draw:path>
        <draw:path draw:style-name="gr54" draw:text-style-name="P36" draw:layer="layout" svg:width="0.789cm" svg:height="0.789cm" svg:x="109.68cm" svg:y="56.777cm" svg:viewBox="0 0 790 790" svg:d="M396 790c104 0 205-42 279-116s115-174 115-279-41-206-115-280-175-115-279-115c-105 0-206 41-280 115s-116 175-116 280 42 205 116 279 175 116 280 116z">
          <text:p/>
        </draw:path>
        <draw:path draw:style-name="gr54" draw:text-style-name="P36" draw:layer="layout" svg:width="0.789cm" svg:height="0.789cm" svg:x="107.481cm" svg:y="55.11cm" svg:viewBox="0 0 790 790" svg:d="M396 790c104 0 205-42 278-115 74-74 116-175 116-280s-42-205-116-279c-73-74-174-116-278-116-105 0-205 42-279 116-75 74-117 174-117 279s42 206 117 280c74 73 174 115 279 115z">
          <text:p/>
        </draw:path>
        <draw:path draw:style-name="gr54" draw:text-style-name="P36" draw:layer="layout" svg:width="0.789cm" svg:height="0.788cm" svg:x="110.869cm" svg:y="60.014cm" svg:viewBox="0 0 790 789" svg:d="M395 789c105 0 205-41 280-115 74-74 115-174 115-279s-41-206-115-280c-75-74-175-115-280-115s-205 41-279 115-116 175-116 280 42 205 116 279 174 115 279 115z">
          <text:p/>
        </draw:path>
        <draw:path draw:style-name="gr54" draw:text-style-name="P36" draw:layer="layout" svg:width="0.789cm" svg:height="0.789cm" svg:x="108.738cm" svg:y="53.709cm" svg:viewBox="0 0 790 790" svg:d="M394 790c106 0 206-42 280-116s116-174 116-278c0-105-42-206-116-280s-174-116-280-116c-104 0-205 42-279 116s-115 175-115 280c0 104 41 204 115 278s175 116 279 116z">
          <text:p/>
        </draw:path>
        <draw:path draw:style-name="gr54" draw:text-style-name="P36" draw:layer="layout" svg:width="0.789cm" svg:height="0.789cm" svg:x="108.435cm" svg:y="55.17cm" svg:viewBox="0 0 790 790" svg:d="M395 790c104 0 205-41 279-115 75-74 116-175 116-279 0-106-41-206-116-280-74-74-175-116-279-116-105 0-205 42-279 116s-116 174-116 280c0 104 42 205 116 279s174 115 279 115z">
          <text:p/>
        </draw:path>
        <draw:path draw:style-name="gr54" draw:text-style-name="P36" draw:layer="layout" svg:width="0.789cm" svg:height="0.789cm" svg:x="110.026cm" svg:y="62.508cm" svg:viewBox="0 0 790 790" svg:d="M395 790c104 0 205-42 279-116 75-74 116-174 116-279s-41-205-116-280c-74-74-175-115-279-115-105 0-205 41-279 115-74 75-116 175-116 280s42 205 116 279 174 116 279 116z">
          <text:p/>
        </draw:path>
        <draw:path draw:style-name="gr54" draw:text-style-name="P36" draw:layer="layout" svg:width="0.788cm" svg:height="0.789cm" svg:x="110.38cm" svg:y="58.265cm" svg:viewBox="0 0 789 790" svg:d="M395 790c105 0 205-42 279-116s115-174 115-280c0-104-41-205-115-279s-174-115-279-115c-106 0-206 41-280 115s-115 175-115 279c0 106 41 206 115 280s174 116 280 116z">
          <text:p/>
        </draw:path>
        <draw:path draw:style-name="gr54" draw:text-style-name="P36" draw:layer="layout" svg:width="0.788cm" svg:height="0.789cm" svg:x="111.104cm" svg:y="64.969cm" svg:viewBox="0 0 789 790" svg:d="M394 790c106 0 206-41 280-115s115-175 115-279c0-105-41-205-115-279s-174-117-280-117c-105 0-205 43-279 117s-115 174-115 279c0 104 41 205 115 279s174 115 279 115z">
          <text:p/>
        </draw:path>
        <draw:path draw:style-name="gr54" draw:text-style-name="P36" draw:layer="layout" svg:width="0.788cm" svg:height="0.789cm" svg:x="109.6cm" svg:y="55.471cm" svg:viewBox="0 0 789 790" svg:d="M395 790c105 0 205-42 279-116s115-174 115-279c0-104-41-205-115-279-74-75-174-116-279-116-106 0-206 41-280 116-74 74-115 175-115 279 0 105 41 205 115 279s174 116 280 116z">
          <text:p/>
        </draw:path>
        <draw:line draw:style-name="gr6" draw:text-style-name="P6" draw:layer="layout" svg:x1="101.089cm" svg:y1="66.49cm" svg:x2="101.089cm" svg:y2="52.978cm">
          <text:p/>
        </draw:line>
        <draw:line draw:style-name="gr6" draw:text-style-name="P6" draw:layer="layout" svg:x1="117.771cm" svg:y1="66.49cm" svg:x2="117.771cm" svg:y2="52.978cm">
          <text:p/>
        </draw:line>
        <draw:line draw:style-name="gr6" draw:text-style-name="P6" draw:layer="layout" svg:x1="101.089cm" svg:y1="66.49cm" svg:x2="117.771cm" svg:y2="66.49cm">
          <text:p/>
        </draw:line>
        <draw:line draw:style-name="gr6" draw:text-style-name="P6" draw:layer="layout" svg:x1="101.089cm" svg:y1="52.978cm" svg:x2="117.771cm" svg:y2="52.978cm">
          <text:p/>
        </draw:line>
        <draw:polygon draw:style-name="gr1" draw:text-style-name="P1" draw:layer="layout" svg:width="10.372cm" svg:height="17.007cm" svg:x="124.263cm" svg:y="51.23cm" svg:viewBox="0 0 10373 17008" draw:points="0,17008 10373,17008 10373,0 0,0">
          <text:p/>
        </draw:polygon>
        <draw:path draw:style-name="gr5" draw:text-style-name="P5" draw:layer="layout" svg:width="0.789cm" svg:height="0.789cm" svg:x="133.376cm" svg:y="58.641cm" svg:viewBox="0 0 790 790" svg:d="M395 790c105 0 205-41 279-115s116-175 116-279c0-105-42-205-116-279-74-75-174-117-279-117-104 0-206 42-280 117-73 74-115 174-115 279 0 104 42 205 115 279 74 74 176 115 280 115z">
          <text:p/>
        </draw:path>
        <draw:path draw:style-name="gr5" draw:text-style-name="P5" draw:layer="layout" svg:width="0.789cm" svg:height="0.789cm" svg:x="130.7cm" svg:y="58.8cm" svg:viewBox="0 0 790 790" svg:d="M394 790c105 0 206-42 280-117 74-74 116-174 116-279s-42-205-116-279-175-115-280-115c-104 0-204 41-278 115s-116 174-116 279 42 205 116 279c74 75 174 117 278 117z">
          <text:p/>
        </draw:path>
        <draw:path draw:style-name="gr5" draw:text-style-name="P5" draw:layer="layout" svg:width="0.789cm" svg:height="0.789cm" svg:x="131.481cm" svg:y="56.933cm" svg:viewBox="0 0 790 790" svg:d="M394 790c105 0 206-42 280-116s116-174 116-279c0-104-42-206-116-280s-175-115-280-115c-104 0-205 41-279 115s-115 176-115 280c0 105 41 205 115 279s175 116 279 116z">
          <text:p/>
        </draw:path>
        <draw:path draw:style-name="gr5" draw:text-style-name="P5" draw:layer="layout" svg:width="0.789cm" svg:height="0.788cm" svg:x="131.719cm" svg:y="57.409cm" svg:viewBox="0 0 790 789" svg:d="M396 789c104 0 205-41 279-115s115-175 115-280-41-205-115-279-175-115-279-115c-105 0-206 41-280 115s-116 174-116 279 42 206 116 280 175 115 280 115z">
          <text:p/>
        </draw:path>
        <draw:path draw:style-name="gr5" draw:text-style-name="P5" draw:layer="layout" svg:width="0.789cm" svg:height="0.788cm" svg:x="128.069cm" svg:y="60.391cm" svg:viewBox="0 0 790 789" svg:d="M395 789c104 0 204-41 278-116 74-74 117-174 117-279s-43-205-117-279-174-115-278-115c-105 0-205 41-279 115s-116 174-116 279 42 205 116 279c74 75 174 116 279 116z">
          <text:p/>
        </draw:path>
        <draw:path draw:style-name="gr5" draw:text-style-name="P5" draw:layer="layout" svg:width="0.789cm" svg:height="0.789cm" svg:x="130.348cm" svg:y="58.739cm" svg:viewBox="0 0 790 790" svg:d="M396 790c104 0 205-42 279-116s115-175 115-279c0-105-41-205-115-279s-175-116-279-116c-105 0-205 42-279 116-75 74-117 174-117 279 0 104 42 205 117 279 74 74 174 116 279 116z">
          <text:p/>
        </draw:path>
        <draw:path draw:style-name="gr5" draw:text-style-name="P5" draw:layer="layout" svg:width="0.789cm" svg:height="0.789cm" svg:x="129.839cm" svg:y="58.714cm" svg:viewBox="0 0 790 790" svg:d="M395 790c104 0 206-43 279-117 74-74 116-174 116-279 0-104-42-205-116-279-73-74-175-115-279-115-105 0-205 41-279 115s-116 175-116 279c0 105 42 205 116 279s174 117 279 117z">
          <text:p/>
        </draw:path>
        <draw:path draw:style-name="gr5" draw:text-style-name="P5" draw:layer="layout" svg:width="0.789cm" svg:height="0.789cm" svg:x="128.608cm" svg:y="56.515cm" svg:viewBox="0 0 790 790" svg:d="M395 790c105 0 205-42 279-116 74-75 116-175 116-280 0-104-42-205-116-279s-174-115-279-115c-104 0-206 41-280 115-73 74-115 175-115 279 0 105 42 205 115 280 74 74 176 116 280 116z">
          <text:p/>
        </draw:path>
        <draw:path draw:style-name="gr5" draw:text-style-name="P5" draw:layer="layout" svg:width="0.789cm" svg:height="0.789cm" svg:x="127.143cm" svg:y="58.172cm" svg:viewBox="0 0 790 790" svg:d="M396 790c104 0 205-42 279-116s115-175 115-280c0-104-41-205-115-279s-175-115-279-115c-105 0-205 41-280 115-74 74-116 175-116 279 0 105 42 206 116 280 75 74 175 116 280 116z">
          <text:p/>
        </draw:path>
        <draw:path draw:style-name="gr5" draw:text-style-name="P5" draw:layer="layout" svg:width="0.789cm" svg:height="0.789cm" svg:x="130.086cm" svg:y="63.192cm" svg:viewBox="0 0 790 790" svg:d="M395 790c105 0 205-42 279-116s116-174 116-279c0-104-42-206-116-280s-174-115-279-115-206 41-280 115c-73 74-115 176-115 280 0 105 42 205 115 279 74 74 175 116 280 116z">
          <text:p/>
        </draw:path>
        <draw:path draw:style-name="gr5" draw:text-style-name="P5" draw:layer="layout" svg:width="0.789cm" svg:height="0.789cm" svg:x="124.733cm" svg:y="53.228cm" svg:viewBox="0 0 790 790" svg:d="M396 790c104 0 204-43 278-117s116-174 116-279c0-104-42-205-116-279s-174-115-278-115c-105 0-205 41-280 115-74 74-116 175-116 279 0 105 42 205 116 279 75 74 175 117 280 117z">
          <text:p/>
        </draw:path>
        <draw:path draw:style-name="gr5" draw:text-style-name="P5" draw:layer="layout" svg:width="0.789cm" svg:height="0.789cm" svg:x="131.283cm" svg:y="65.297cm" svg:viewBox="0 0 790 790" svg:d="M394 790c105 0 205-42 279-116 75-74 117-175 117-280 0-104-42-205-117-279-74-74-174-115-279-115-104 0-205 41-279 115s-115 175-115 279c0 105 41 206 115 280s175 116 279 116z">
          <text:p/>
        </draw:path>
        <draw:path draw:style-name="gr5" draw:text-style-name="P5" draw:layer="layout" svg:width="0.789cm" svg:height="0.789cm" svg:x="126.681cm" svg:y="52.476cm" svg:viewBox="0 0 790 790" svg:d="M394 790c105 0 206-41 280-116 74-74 116-175 116-279 0-105-42-205-116-279s-175-116-280-116c-104 0-205 42-279 116s-115 174-115 279c0 104 41 205 115 279 74 75 175 116 279 116z">
          <text:p/>
        </draw:path>
        <draw:path draw:style-name="gr5" draw:text-style-name="P5" draw:layer="layout" svg:width="0.789cm" svg:height="0.789cm" svg:x="132.292cm" svg:y="66.425cm" svg:viewBox="0 0 790 790" svg:d="M394 790c106 0 206-41 280-115s116-174 116-279-42-205-116-280c-74-74-174-116-280-116-104 0-205 42-279 116-74 75-115 175-115 280s41 205 115 279 175 115 279 115z">
          <text:p/>
        </draw:path>
        <draw:path draw:style-name="gr5" draw:text-style-name="P5" draw:layer="layout" svg:width="0.789cm" svg:height="0.789cm" svg:x="125.949cm" svg:y="52.253cm" svg:viewBox="0 0 790 790" svg:d="M394 790c105 0 206-42 280-116s116-174 116-279c0-104-42-204-116-279-74-74-175-116-280-116-104 0-204 42-278 116-74 75-116 175-116 279 0 105 42 205 116 279s174 116 278 116z">
          <text:p/>
        </draw:path>
        <draw:path draw:style-name="gr5" draw:text-style-name="P5" draw:layer="layout" svg:width="0.789cm" svg:height="0.789cm" svg:x="126.429cm" svg:y="54.275cm" svg:viewBox="0 0 790 790" svg:d="M396 790c104 0 205-41 279-115s115-175 115-280-41-205-115-279-175-116-279-116c-105 0-205 42-279 116-75 74-117 174-117 279s42 206 117 280c74 74 174 115 279 115z">
          <text:p/>
        </draw:path>
        <draw:path draw:style-name="gr5" draw:text-style-name="P5" draw:layer="layout" svg:width="0.789cm" svg:height="0.789cm" svg:x="125.321cm" svg:y="57.672cm" svg:viewBox="0 0 790 790" svg:d="M396 790c104 0 205-41 279-115s115-175 115-279c0-105-41-206-115-280s-175-116-279-116c-106 0-206 42-280 116s-116 175-116 280c0 104 42 205 116 279s174 115 280 115z">
          <text:p/>
        </draw:path>
        <draw:path draw:style-name="gr5" draw:text-style-name="P5" draw:layer="layout" svg:width="0.789cm" svg:height="0.789cm" svg:x="129.864cm" svg:y="63.086cm" svg:viewBox="0 0 790 790" svg:d="M395 790c104 0 206-41 280-115s115-175 115-279c0-106-41-206-115-280s-176-116-280-116c-105 0-205 42-279 116s-116 174-116 280c0 104 42 205 116 279s174 115 279 115z">
          <text:p/>
        </draw:path>
        <draw:line draw:style-name="gr6" draw:text-style-name="P6" draw:layer="layout" svg:x1="124.263cm" svg:y1="68.237cm" svg:x2="124.263cm" svg:y2="51.23cm">
          <text:p/>
        </draw:line>
        <draw:line draw:style-name="gr6" draw:text-style-name="P6" draw:layer="layout" svg:x1="134.635cm" svg:y1="68.237cm" svg:x2="134.635cm" svg:y2="51.23cm">
          <text:p/>
        </draw:line>
        <draw:line draw:style-name="gr6" draw:text-style-name="P6" draw:layer="layout" svg:x1="124.263cm" svg:y1="68.237cm" svg:x2="134.635cm" svg:y2="68.237cm">
          <text:p/>
        </draw:line>
        <draw:line draw:style-name="gr6" draw:text-style-name="P6" draw:layer="layout" svg:x1="124.263cm" svg:y1="51.23cm" svg:x2="134.635cm" svg:y2="51.23cm">
          <text:p/>
        </draw:line>
        <draw:polygon draw:style-name="gr1" draw:text-style-name="P1" draw:layer="layout" svg:width="16.683cm" svg:height="13.005cm" svg:x="141.126cm" svg:y="53.231cm" svg:viewBox="0 0 16684 13006" draw:points="0,13006 16684,13006 16684,0 0,0">
          <text:p/>
        </draw:polygon>
        <draw:path draw:style-name="gr3" draw:text-style-name="P3" draw:layer="layout" svg:width="0.789cm" svg:height="0.789cm" svg:x="154.397cm" svg:y="59.557cm" svg:viewBox="0 0 790 790" svg:d="M394 790c106 0 206-42 280-117 74-74 116-174 116-279 0-104-42-205-116-279s-174-115-280-115c-104 0-204 41-278 115s-116 175-116 279c0 105 42 205 116 279 74 75 174 117 278 117z">
          <text:p/>
        </draw:path>
        <draw:path draw:style-name="gr3" draw:text-style-name="P3" draw:layer="layout" svg:width="0.789cm" svg:height="0.789cm" svg:x="151.95cm" svg:y="55.761cm" svg:viewBox="0 0 790 790" svg:d="M395 790c104 0 206-42 280-116s115-175 115-279c0-105-41-205-115-279s-176-116-280-116c-105 0-205 42-279 116s-116 174-116 279c0 104 42 205 116 279s174 116 279 116z">
          <text:p/>
        </draw:path>
        <draw:path draw:style-name="gr3" draw:text-style-name="P3" draw:layer="layout" svg:width="0.789cm" svg:height="0.789cm" svg:x="143.937cm" svg:y="64.758cm" svg:viewBox="0 0 790 790" svg:d="M394 790c105 0 205-42 280-116 74-74 116-174 116-279 0-104-42-205-116-279-75-74-175-116-280-116-104 0-204 42-278 116s-116 175-116 279c0 105 42 205 116 279s174 116 278 116z">
          <text:p/>
        </draw:path>
        <draw:path draw:style-name="gr3" draw:text-style-name="P3" draw:layer="layout" svg:width="0.789cm" svg:height="0.789cm" svg:x="155.682cm" svg:y="56.635cm" svg:viewBox="0 0 790 790" svg:d="M394 790c105 0 205-42 279-116 75-74 117-174 117-279s-42-205-117-279c-74-74-174-116-279-116-104 0-204 42-278 116s-116 174-116 279 42 205 116 279 174 116 278 116z">
          <text:p/>
        </draw:path>
        <draw:path draw:style-name="gr3" draw:text-style-name="P3" draw:layer="layout" svg:width="0.789cm" svg:height="0.789cm" svg:x="156.024cm" svg:y="57.068cm" svg:viewBox="0 0 790 790" svg:d="M396 790c104 0 204-42 278-116s116-174 116-279-42-205-116-279c-74-75-174-116-278-116-106 0-206 41-280 116-74 74-116 174-116 279s42 205 116 279 174 116 280 116z">
          <text:p/>
        </draw:path>
        <draw:path draw:style-name="gr3" draw:text-style-name="P3" draw:layer="layout" svg:width="0.789cm" svg:height="0.789cm" svg:x="150.213cm" svg:y="55.418cm" svg:viewBox="0 0 790 790" svg:d="M394 790c105 0 205-41 279-115 75-74 117-175 117-279 0-105-42-205-117-280-74-74-174-116-279-116-104 0-205 42-279 116-74 75-115 175-115 280 0 104 41 205 115 279s175 115 279 115z">
          <text:p/>
        </draw:path>
        <draw:path draw:style-name="gr3" draw:text-style-name="P3" draw:layer="layout" svg:width="0.789cm" svg:height="0.789cm" svg:x="151.937cm" svg:y="57.658cm" svg:viewBox="0 0 790 790" svg:d="M394 790c105 0 206-41 280-115s116-175 116-279c0-105-42-206-116-280s-175-116-280-116-205 42-279 116-115 175-115 280c0 104 41 205 115 279s174 115 279 115z">
          <text:p/>
        </draw:path>
        <draw:path draw:style-name="gr3" draw:text-style-name="P3" draw:layer="layout" svg:width="0.789cm" svg:height="0.789cm" svg:x="152.538cm" svg:y="61.741cm" svg:viewBox="0 0 790 790" svg:d="M395 790c104 0 204-42 278-116 75-74 117-174 117-279 0-104-42-205-117-280-74-74-174-115-278-115-105 0-205 41-279 115-74 75-116 176-116 280 0 105 42 205 116 279s174 116 279 116z">
          <text:p/>
        </draw:path>
        <draw:path draw:style-name="gr3" draw:text-style-name="P3" draw:layer="layout" svg:width="0.789cm" svg:height="0.789cm" svg:x="150.27cm" svg:y="56.979cm" svg:viewBox="0 0 790 790" svg:d="M395 790c104 0 204-42 279-116 74-74 116-174 116-278 0-105-42-205-116-280-75-74-175-116-279-116-105 0-205 42-279 116-74 75-116 175-116 280 0 104 42 204 116 278s174 116 279 116z">
          <text:p/>
        </draw:path>
        <draw:path draw:style-name="gr3" draw:text-style-name="P3" draw:layer="layout" svg:width="0.789cm" svg:height="0.789cm" svg:x="149.12cm" svg:y="64.066cm" svg:viewBox="0 0 790 790" svg:d="M395 790c105 0 205-41 279-115s116-175 116-279c0-105-42-205-116-280-74-74-174-116-279-116-104 0-206 42-280 116-74 75-115 175-115 280 0 104 41 205 115 279s176 115 280 115z">
          <text:p/>
        </draw:path>
        <draw:path draw:style-name="gr3" draw:text-style-name="P3" draw:layer="layout" svg:width="0.789cm" svg:height="0.789cm" svg:x="152.166cm" svg:y="57.545cm" svg:viewBox="0 0 790 790" svg:d="M395 790c105 0 205-42 279-116s116-174 116-278c0-106-42-206-116-280s-174-116-279-116-206 42-280 116-115 174-115 280c0 104 41 204 115 278s175 116 280 116z">
          <text:p/>
        </draw:path>
        <draw:path draw:style-name="gr3" draw:text-style-name="P3" draw:layer="layout" svg:width="0.789cm" svg:height="0.789cm" svg:x="149.685cm" svg:y="54.586cm" svg:viewBox="0 0 790 790" svg:d="M395 790c105 0 206-42 280-116s115-174 115-279c0-104-41-205-115-280-74-74-175-115-280-115s-205 41-279 115c-74 75-116 176-116 280 0 105 42 205 116 279s174 116 279 116z">
          <text:p/>
        </draw:path>
        <draw:path draw:style-name="gr3" draw:text-style-name="P3" draw:layer="layout" svg:width="0.789cm" svg:height="0.789cm" svg:x="142.122cm" svg:y="59.867cm" svg:viewBox="0 0 790 790" svg:d="M396 790c104 0 205-42 279-116s115-174 115-280c0-104-41-205-115-279s-175-115-279-115c-105 0-205 41-279 115-75 74-117 175-117 279 0 106 42 206 117 280 74 74 174 116 279 116z">
          <text:p/>
        </draw:path>
        <draw:path draw:style-name="gr3" draw:text-style-name="P3" draw:layer="layout" svg:width="0.789cm" svg:height="0.789cm" svg:x="144.642cm" svg:y="63.696cm" svg:viewBox="0 0 790 790" svg:d="M394 790c105 0 205-42 279-116 75-73 117-175 117-279 0-105-42-205-117-279-74-74-174-116-279-116-104 0-204 42-278 116s-116 174-116 279c0 104 42 206 116 279 74 74 174 116 278 116z">
          <text:p/>
        </draw:path>
        <draw:path draw:style-name="gr3" draw:text-style-name="P3" draw:layer="layout" svg:width="0.789cm" svg:height="0.789cm" svg:x="149.593cm" svg:y="53.92cm" svg:viewBox="0 0 790 790" svg:d="M395 790c104 0 206-41 280-115 73-74 115-174 115-279s-42-205-115-279c-74-75-176-117-280-117-105 0-205 42-279 117-74 74-116 174-116 279s42 205 116 279 174 115 279 115z">
          <text:p/>
        </draw:path>
        <draw:path draw:style-name="gr3" draw:text-style-name="P3" draw:layer="layout" svg:width="0.789cm" svg:height="0.789cm" svg:x="143.718cm" svg:y="58.381cm" svg:viewBox="0 0 790 790" svg:d="M396 790c104 0 204-42 278-116s116-174 116-279-42-206-116-280-174-115-278-115c-105 0-205 41-279 115-75 74-117 175-117 280s42 205 117 279c74 74 174 116 279 116z">
          <text:p/>
        </draw:path>
        <draw:path draw:style-name="gr3" draw:text-style-name="P3" draw:layer="layout" svg:width="0.789cm" svg:height="0.788cm" svg:x="143.023cm" svg:y="59.896cm" svg:viewBox="0 0 790 789" svg:d="M395 789c104 0 205-41 279-115s116-174 116-279c0-106-42-206-116-280s-175-115-279-115c-105 0-205 41-279 115s-116 174-116 280c0 105 42 205 116 279s174 115 279 115z">
          <text:p/>
        </draw:path>
        <draw:path draw:style-name="gr3" draw:text-style-name="P3" draw:layer="layout" svg:width="0.789cm" svg:height="0.788cm" svg:x="143.648cm" svg:y="59.827cm" svg:viewBox="0 0 790 789" svg:d="M396 789c104 0 205-41 279-115s115-174 115-280c0-105-41-205-115-279s-175-115-279-115c-105 0-205 41-280 115-74 74-116 174-116 279 0 106 42 206 116 280 75 74 175 115 280 115z">
          <text:p/>
        </draw:path>
        <draw:path draw:style-name="gr3" draw:text-style-name="P3" draw:layer="layout" svg:width="0.789cm" svg:height="0.789cm" svg:x="144.346cm" svg:y="61.635cm" svg:viewBox="0 0 790 790" svg:d="M395 790c105 0 205-42 279-116s116-174 116-279c0-104-42-206-116-280s-174-115-279-115c-104 0-206 41-280 115-73 74-115 176-115 280 0 105 42 205 115 279 74 74 176 116 280 116z">
          <text:p/>
        </draw:path>
        <draw:path draw:style-name="gr3" draw:text-style-name="P3" draw:layer="layout" svg:width="0.789cm" svg:height="0.789cm" svg:x="144.538cm" svg:y="58.139cm" svg:viewBox="0 0 790 790" svg:d="M395 790c105 0 205-41 279-115s116-176 116-280c0-105-42-205-116-279s-174-116-279-116c-104 0-205 42-279 116-75 74-116 174-116 279 0 104 41 206 116 280 74 74 175 115 279 115z">
          <text:p/>
        </draw:path>
        <draw:line draw:style-name="gr6" draw:text-style-name="P6" draw:layer="layout" svg:x1="141.126cm" svg:y1="66.236cm" svg:x2="141.126cm" svg:y2="53.231cm">
          <text:p/>
        </draw:line>
        <draw:line draw:style-name="gr6" draw:text-style-name="P6" draw:layer="layout" svg:x1="157.809cm" svg:y1="66.236cm" svg:x2="157.809cm" svg:y2="53.231cm">
          <text:p/>
        </draw:line>
        <draw:line draw:style-name="gr6" draw:text-style-name="P6" draw:layer="layout" svg:x1="141.126cm" svg:y1="66.236cm" svg:x2="157.809cm" svg:y2="66.236cm">
          <text:p/>
        </draw:line>
        <draw:line draw:style-name="gr6" draw:text-style-name="P6" draw:layer="layout" svg:x1="141.126cm" svg:y1="53.231cm" svg:x2="157.809cm" svg:y2="53.231cm">
          <text:p/>
        </draw:line>
        <draw:polygon draw:style-name="gr1" draw:text-style-name="P1" draw:layer="layout" svg:width="15.068cm" svg:height="17.007cm" svg:x="161.952cm" svg:y="51.23cm" svg:viewBox="0 0 15069 17008" draw:points="0,17008 15069,17008 15069,0 0,0">
          <text:p/>
        </draw:polygon>
        <draw:path draw:style-name="gr21" draw:text-style-name="P17" draw:layer="layout" svg:width="0.789cm" svg:height="0.789cm" svg:x="164.302cm" svg:y="52.253cm" svg:viewBox="0 0 790 790" svg:d="M395 790c105 0 205-42 279-116s116-174 116-279c0-104-42-204-116-279-74-74-174-116-279-116s-205 42-279 116c-74 75-116 175-116 279 0 105 42 205 116 279s174 116 279 116z">
          <text:p/>
        </draw:path>
        <draw:path draw:style-name="gr21" draw:text-style-name="P17" draw:layer="layout" svg:width="0.789cm" svg:height="0.789cm" svg:x="174.697cm" svg:y="62.264cm" svg:viewBox="0 0 790 790" svg:d="M395 790c104 0 205-41 280-115 74-74 115-175 115-279 0-106-41-206-115-280-75-74-176-116-280-116-105 0-205 42-279 116s-116 174-116 280c0 104 42 205 116 279s174 115 279 115z">
          <text:p/>
        </draw:path>
        <draw:path draw:style-name="gr21" draw:text-style-name="P17" draw:layer="layout" svg:width="0.789cm" svg:height="0.789cm" svg:x="168.418cm" svg:y="57.363cm" svg:viewBox="0 0 790 790" svg:d="M394 790c105 0 205-42 280-116 74-74 116-175 116-280 0-104-42-205-116-278-75-74-175-116-280-116-104 0-205 42-279 116-74 73-115 174-115 278 0 105 41 206 115 280s175 116 279 116z">
          <text:p/>
        </draw:path>
        <draw:path draw:style-name="gr21" draw:text-style-name="P17" draw:layer="layout" svg:width="0.789cm" svg:height="0.789cm" svg:x="172.025cm" svg:y="59.547cm" svg:viewBox="0 0 790 790" svg:d="M395 790c105 0 205-42 279-117 74-74 116-174 116-279 0-104-42-205-116-279s-174-115-279-115c-104 0-205 41-280 115-74 74-115 175-115 279 0 105 41 205 115 279 75 75 176 117 280 117z">
          <text:p/>
        </draw:path>
        <draw:path draw:style-name="gr21" draw:text-style-name="P17" draw:layer="layout" svg:width="0.789cm" svg:height="0.789cm" svg:x="174.749cm" svg:y="66.425cm" svg:viewBox="0 0 790 790" svg:d="M395 790c104 0 206-41 280-115s115-174 115-279-41-205-115-280c-74-74-176-116-280-116-105 0-205 42-279 116-74 75-116 175-116 280s42 205 116 279 174 115 279 115z">
          <text:p/>
        </draw:path>
        <draw:path draw:style-name="gr21" draw:text-style-name="P17" draw:layer="layout" svg:width="0.789cm" svg:height="0.789cm" svg:x="173.146cm" svg:y="65.549cm" svg:viewBox="0 0 790 790" svg:d="M395 790c104 0 205-42 280-116 74-74 115-174 115-279 0-104-41-205-115-279-75-74-176-116-280-116-105 0-205 42-279 116s-116 175-116 279c0 105 42 205 116 279s174 116 279 116z">
          <text:p/>
        </draw:path>
        <draw:path draw:style-name="gr21" draw:text-style-name="P17" draw:layer="layout" svg:width="0.789cm" svg:height="0.789cm" svg:x="174.245cm" svg:y="65.34cm" svg:viewBox="0 0 790 790" svg:d="M396 790c104 0 205-42 279-116s115-174 115-280c0-104-41-205-115-278-74-74-175-116-279-116-106 0-206 42-280 116-74 73-116 174-116 278 0 106 42 206 116 280s174 116 280 116z">
          <text:p/>
        </draw:path>
        <draw:path draw:style-name="gr21" draw:text-style-name="P17" draw:layer="layout" svg:width="0.789cm" svg:height="0.789cm" svg:x="163.691cm" svg:y="59.2cm" svg:viewBox="0 0 790 790" svg:d="M395 790c104 0 205-41 280-115 74-74 115-175 115-279 0-106-41-206-115-280-75-74-176-116-280-116-105 0-205 42-279 116s-116 174-116 280c0 104 42 205 116 279s174 115 279 115z">
          <text:p/>
        </draw:path>
        <draw:path draw:style-name="gr21" draw:text-style-name="P17" draw:layer="layout" svg:width="0.789cm" svg:height="0.788cm" svg:x="175.37cm" svg:y="64.241cm" svg:viewBox="0 0 790 789" svg:d="M395 789c104 0 205-42 279-116 73-74 116-174 116-279s-43-205-116-279c-74-74-175-115-279-115-105 0-205 41-279 115s-116 174-116 279 42 205 116 279 174 116 279 116z">
          <text:p/>
        </draw:path>
        <draw:path draw:style-name="gr21" draw:text-style-name="P17" draw:layer="layout" svg:width="0.789cm" svg:height="0.789cm" svg:x="173.186cm" svg:y="66.123cm" svg:viewBox="0 0 790 790" svg:d="M395 790c104 0 206-42 280-116s115-174 115-280c0-104-41-204-115-278s-176-116-280-116c-105 0-205 42-279 116s-116 174-116 278c0 106 42 206 116 280s174 116 279 116z">
          <text:p/>
        </draw:path>
        <draw:path draw:style-name="gr21" draw:text-style-name="P17" draw:layer="layout" svg:width="0.789cm" svg:height="0.789cm" svg:x="162.813cm" svg:y="54.871cm" svg:viewBox="0 0 790 790" svg:d="M395 790c104 0 205-41 279-116 75-74 116-175 116-279 0-105-41-205-116-279-74-74-175-116-279-116-105 0-205 42-279 116s-116 174-116 279c0 104 42 205 116 279 74 75 174 116 279 116z">
          <text:p/>
        </draw:path>
        <draw:path draw:style-name="gr21" draw:text-style-name="P17" draw:layer="layout" svg:width="0.789cm" svg:height="0.789cm" svg:x="172.471cm" svg:y="61.139cm" svg:viewBox="0 0 790 790" svg:d="M395 790c105 0 206-41 280-116 74-74 115-174 115-279s-41-205-115-279-175-116-280-116-205 42-279 116-116 174-116 279 42 205 116 279c74 75 174 116 279 116z">
          <text:p/>
        </draw:path>
        <draw:path draw:style-name="gr21" draw:text-style-name="P17" draw:layer="layout" svg:width="0.789cm" svg:height="0.788cm" svg:x="165.545cm" svg:y="54.885cm" svg:viewBox="0 0 790 789" svg:d="M395 789c105 0 205-41 279-115 74-75 116-175 116-280s-42-205-116-279-174-115-279-115-205 41-279 115-116 174-116 279 42 205 116 280c74 74 174 115 279 115z">
          <text:p/>
        </draw:path>
        <draw:path draw:style-name="gr21" draw:text-style-name="P17" draw:layer="layout" svg:width="0.788cm" svg:height="0.789cm" svg:x="165.82cm" svg:y="55.522cm" svg:viewBox="0 0 789 790" svg:d="M395 790c105 0 205-42 279-116s115-174 115-279c0-104-41-205-115-278-74-74-174-117-279-117s-205 43-279 117c-75 73-116 174-116 278 0 105 41 205 116 279 74 74 174 116 279 116z">
          <text:p/>
        </draw:path>
        <draw:path draw:style-name="gr21" draw:text-style-name="P17" draw:layer="layout" svg:width="0.789cm" svg:height="0.789cm" svg:x="167.458cm" svg:y="62.849cm" svg:viewBox="0 0 790 790" svg:d="M395 790c104 0 205-41 278-115 74-74 117-176 117-280 0-105-43-205-117-279-73-74-174-116-278-116-105 0-205 42-279 116s-116 174-116 279c0 104 42 206 116 280s174 115 279 115z">
          <text:p/>
        </draw:path>
        <draw:path draw:style-name="gr21" draw:text-style-name="P17" draw:layer="layout" svg:width="0.789cm" svg:height="0.789cm" svg:x="174.504cm" svg:y="54.602cm" svg:viewBox="0 0 790 790" svg:d="M395 790c105 0 205-42 279-116s116-174 116-279c0-104-42-205-116-280-74-74-174-115-279-115-104 0-205 41-279 115-73 75-116 176-116 280 0 105 43 205 116 279 74 74 175 116 279 116z">
          <text:p/>
        </draw:path>
        <draw:path draw:style-name="gr21" draw:text-style-name="P17" draw:layer="layout" svg:width="0.789cm" svg:height="0.789cm" svg:x="164.213cm" svg:y="63.48cm" svg:viewBox="0 0 790 790" svg:d="M395 790c105 0 205-41 279-116 74-74 116-175 116-279 0-105-42-205-116-279s-174-116-279-116c-104 0-205 42-279 116-75 74-116 174-116 279 0 104 41 205 116 279 74 75 175 116 279 116z">
          <text:p/>
        </draw:path>
        <draw:path draw:style-name="gr21" draw:text-style-name="P17" draw:layer="layout" svg:width="0.789cm" svg:height="0.789cm" svg:x="167.326cm" svg:y="62.557cm" svg:viewBox="0 0 790 790" svg:d="M396 790c104 0 205-42 278-116 74-74 116-174 116-278 0-105-42-205-116-279-73-75-174-117-278-117-105 0-205 42-280 117-74 74-116 174-116 279 0 104 42 204 116 278 75 74 175 116 280 116z">
          <text:p/>
        </draw:path>
        <draw:path draw:style-name="gr21" draw:text-style-name="P17" draw:layer="layout" svg:width="0.789cm" svg:height="0.789cm" svg:x="165.454cm" svg:y="56.503cm" svg:viewBox="0 0 790 790" svg:d="M394 790c106 0 206-42 280-116 74-75 116-175 116-280 0-104-42-204-116-278s-174-116-280-116c-104 0-205 42-279 116s-115 174-115 278c0 105 41 205 115 280 74 74 175 116 279 116z">
          <text:p/>
        </draw:path>
        <draw:path draw:style-name="gr21" draw:text-style-name="P17" draw:layer="layout" svg:width="0.789cm" svg:height="0.789cm" svg:x="168.248cm" svg:y="63.191cm" svg:viewBox="0 0 790 790" svg:d="M394 790c105 0 205-42 279-116s117-174 117-279c0-104-43-206-117-280s-174-115-279-115c-104 0-205 41-279 115s-115 176-115 280c0 105 41 205 115 279s175 116 279 116z">
          <text:p/>
        </draw:path>
        <draw:path draw:style-name="gr21" draw:text-style-name="P17" draw:layer="layout" svg:width="0.789cm" svg:height="0.788cm" svg:x="166.151cm" svg:y="60.559cm" svg:viewBox="0 0 790 789" svg:d="M394 789c105 0 206-41 280-115s116-175 116-280-42-205-116-279-175-115-280-115c-104 0-205 41-279 115s-115 174-115 279 41 206 115 280 175 115 279 115z">
          <text:p/>
        </draw:path>
        <draw:path draw:style-name="gr21" draw:text-style-name="P17" draw:layer="layout" svg:width="0.789cm" svg:height="0.789cm" svg:x="169.298cm" svg:y="65.458cm" svg:viewBox="0 0 790 790" svg:d="M394 790c105 0 206-41 280-115s116-175 116-279c0-106-42-206-116-280s-175-116-280-116c-104 0-205 42-279 116s-115 174-115 280c0 104 41 205 115 279s175 115 279 115z">
          <text:p/>
        </draw:path>
        <draw:path draw:style-name="gr21" draw:text-style-name="P17" draw:layer="layout" svg:width="0.789cm" svg:height="0.788cm" svg:x="170.759cm" svg:y="56.282cm" svg:viewBox="0 0 790 789" svg:d="M395 789c104 0 205-41 280-115 74-74 115-174 115-279s-41-205-115-279c-75-75-176-116-280-116-105 0-205 41-279 116-74 74-116 174-116 279s42 205 116 279 174 115 279 115z">
          <text:p/>
        </draw:path>
        <draw:path draw:style-name="gr21" draw:text-style-name="P17" draw:layer="layout" svg:width="0.789cm" svg:height="0.789cm" svg:x="164.491cm" svg:y="60.351cm" svg:viewBox="0 0 790 790" svg:d="M394 790c105 0 206-42 280-117 74-74 116-174 116-279 0-104-42-205-116-279s-175-115-280-115c-104 0-205 41-279 115s-115 175-115 279c0 105 41 205 115 279 74 75 175 117 279 117z">
          <text:p/>
        </draw:path>
        <draw:line draw:style-name="gr6" draw:text-style-name="P6" draw:layer="layout" svg:x1="161.952cm" svg:y1="68.237cm" svg:x2="161.952cm" svg:y2="51.23cm">
          <text:p/>
        </draw:line>
        <draw:line draw:style-name="gr6" draw:text-style-name="P6" draw:layer="layout" svg:x1="177.02cm" svg:y1="68.237cm" svg:x2="177.02cm" svg:y2="51.23cm">
          <text:p/>
        </draw:line>
        <draw:line draw:style-name="gr6" draw:text-style-name="P6" draw:layer="layout" svg:x1="161.952cm" svg:y1="68.237cm" svg:x2="177.02cm" svg:y2="68.237cm">
          <text:p/>
        </draw:line>
        <draw:line draw:style-name="gr6" draw:text-style-name="P6" draw:layer="layout" svg:x1="161.952cm" svg:y1="51.23cm" svg:x2="177.02cm" svg:y2="51.23cm">
          <text:p/>
        </draw:line>
        <draw:polygon draw:style-name="gr1" draw:text-style-name="P1" draw:layer="layout" svg:width="16.438cm" svg:height="17.007cm" svg:x="181.286cm" svg:y="51.23cm" svg:viewBox="0 0 16439 17008" draw:points="0,17008 16439,17008 16439,0 0,0">
          <text:p/>
        </draw:polygon>
        <draw:path draw:style-name="gr46" draw:text-style-name="P32" draw:layer="layout" svg:width="0.789cm" svg:height="0.789cm" svg:x="185.548cm" svg:y="63.349cm" svg:viewBox="0 0 790 790" svg:d="M396 790c104 0 205-41 278-115 74-74 116-175 116-279 0-105-42-205-116-279-73-75-174-117-278-117-105 0-205 42-279 117-74 74-117 174-117 279 0 104 43 205 117 279s174 115 279 115z">
          <text:p/>
        </draw:path>
        <draw:path draw:style-name="gr25" draw:text-style-name="P21" draw:layer="layout" svg:width="0.789cm" svg:height="0.789cm" svg:x="195.96cm" svg:y="55.65cm" svg:viewBox="0 0 790 790" svg:d="M394 790c105 0 205-42 280-117 74-74 116-174 116-279 0-104-42-205-116-279-75-74-175-115-280-115-104 0-205 41-279 115s-115 175-115 279c0 105 41 205 115 279 74 75 175 117 279 117z">
          <text:p/>
        </draw:path>
        <draw:path draw:style-name="gr25" draw:text-style-name="P21" draw:layer="layout" svg:width="0.789cm" svg:height="0.788cm" svg:x="189.272cm" svg:y="55.053cm" svg:viewBox="0 0 790 789" svg:d="M396 789c104 0 205-41 279-115s115-175 115-280-41-205-115-279-175-115-279-115c-105 0-206 41-280 115s-116 174-116 279 42 206 116 280 175 115 280 115z">
          <text:p/>
        </draw:path>
        <draw:path draw:style-name="gr25" draw:text-style-name="P21" draw:layer="layout" svg:width="0.789cm" svg:height="0.789cm" svg:x="182.261cm" svg:y="60.584cm" svg:viewBox="0 0 790 790" svg:d="M395 790c105 0 205-42 279-116s116-174 116-280c0-104-42-205-116-279-74-73-174-115-279-115-104 0-204 42-279 115-74 74-116 175-116 279 0 106 42 206 116 280 75 74 175 116 279 116z">
          <text:p/>
        </draw:path>
        <draw:path draw:style-name="gr25" draw:text-style-name="P21" draw:layer="layout" svg:width="0.788cm" svg:height="0.788cm" svg:x="188.125cm" svg:y="57.344cm" svg:viewBox="0 0 789 789" svg:d="M394 789c105 0 205-41 280-115 74-74 115-175 115-280s-41-205-115-279c-75-74-175-115-280-115s-205 41-279 115-115 174-115 279 41 206 115 280 174 115 279 115z">
          <text:p/>
        </draw:path>
        <draw:path draw:style-name="gr25" draw:text-style-name="P21" draw:layer="layout" svg:width="0.789cm" svg:height="0.789cm" svg:x="188.73cm" svg:y="54.727cm" svg:viewBox="0 0 790 790" svg:d="M394 790c105 0 205-42 279-116 74-73 117-174 117-278 0-105-43-205-117-279s-174-117-279-117c-104 0-205 43-279 117s-115 174-115 279c0 104 41 205 115 278 74 74 175 116 279 116z">
          <text:p/>
        </draw:path>
        <draw:path draw:style-name="gr25" draw:text-style-name="P21" draw:layer="layout" svg:width="0.789cm" svg:height="0.789cm" svg:x="185.955cm" svg:y="59.583cm" svg:viewBox="0 0 790 790" svg:d="M394 790c106 0 206-41 280-116 74-74 116-175 116-279 0-105-42-205-116-279s-174-116-280-116c-104 0-205 42-278 116-74 74-116 174-116 279 0 104 42 205 116 279 73 75 174 116 278 116z">
          <text:p/>
        </draw:path>
        <draw:path draw:style-name="gr46" draw:text-style-name="P32" draw:layer="layout" svg:width="0.789cm" svg:height="0.789cm" svg:x="188.085cm" svg:y="66.425cm" svg:viewBox="0 0 790 790" svg:d="M395 790c105 0 205-41 280-115 74-74 115-174 115-279s-41-205-115-280c-75-74-175-116-280-116s-205 42-279 116c-74 75-116 175-116 280s42 205 116 279 174 115 279 115z">
          <text:p/>
        </draw:path>
        <draw:path draw:style-name="gr25" draw:text-style-name="P21" draw:layer="layout" svg:width="0.789cm" svg:height="0.789cm" svg:x="184.448cm" svg:y="58.599cm" svg:viewBox="0 0 790 790" svg:d="M396 790c104 0 205-42 279-116s115-174 115-279-41-205-115-279c-74-75-175-116-279-116-106 0-206 41-280 116-74 74-116 174-116 279s42 205 116 279 174 116 280 116z">
          <text:p/>
        </draw:path>
        <draw:path draw:style-name="gr25" draw:text-style-name="P21" draw:layer="layout" svg:width="0.789cm" svg:height="0.789cm" svg:x="195.191cm" svg:y="53.361cm" svg:viewBox="0 0 790 790" svg:d="M394 790c105 0 205-41 280-115 74-75 116-176 116-280 0-105-42-205-116-279-75-74-175-116-280-116-104 0-204 42-278 116s-116 174-116 279c0 104 42 205 116 280 74 74 174 115 278 115z">
          <text:p/>
        </draw:path>
        <draw:path draw:style-name="gr25" draw:text-style-name="P21" draw:layer="layout" svg:width="0.789cm" svg:height="0.789cm" svg:x="193.027cm" svg:y="54.047cm" svg:viewBox="0 0 790 790" svg:d="M395 790c105 0 205-42 279-117 74-74 116-174 116-279 0-104-42-205-116-279s-174-115-279-115-205 41-279 115-116 175-116 279c0 105 42 205 116 279 74 75 174 117 279 117z">
          <text:p/>
        </draw:path>
        <draw:path draw:style-name="gr25" draw:text-style-name="P21" draw:layer="layout" svg:width="0.789cm" svg:height="0.789cm" svg:x="195.061cm" svg:y="52.287cm" svg:viewBox="0 0 790 790" svg:d="M394 790c105 0 205-41 279-115s117-175 117-279c0-105-43-205-117-279-74-75-174-117-279-117-104 0-205 42-279 117-74 74-115 174-115 279 0 104 41 205 115 279s175 115 279 115z">
          <text:p/>
        </draw:path>
        <draw:path draw:style-name="gr25" draw:text-style-name="P21" draw:layer="layout" svg:width="0.789cm" svg:height="0.789cm" svg:x="188.012cm" svg:y="60.267cm" svg:viewBox="0 0 790 790" svg:d="M394 790c105 0 205-42 279-116 75-74 117-174 117-279 0-104-42-205-117-279-74-74-174-116-279-116-104 0-205 42-279 116s-115 175-115 279c0 105 41 205 115 279s175 116 279 116z">
          <text:p/>
        </draw:path>
        <draw:path draw:style-name="gr25" draw:text-style-name="P21" draw:layer="layout" svg:width="0.789cm" svg:height="0.789cm" svg:x="193.814cm" svg:y="59.222cm" svg:viewBox="0 0 790 790" svg:d="M394 790c106 0 206-41 280-115s116-175 116-279c0-105-42-206-116-280s-174-116-280-116c-104 0-204 42-278 116s-116 175-116 280c0 104 42 205 116 279s174 115 278 115z">
          <text:p/>
        </draw:path>
        <draw:path draw:style-name="gr25" draw:text-style-name="P21" draw:layer="layout" svg:width="0.789cm" svg:height="0.789cm" svg:x="182.594cm" svg:y="53.736cm" svg:viewBox="0 0 790 790" svg:d="M395 790c104 0 205-42 280-115 73-74 115-175 115-279 0-105-42-206-115-280-75-74-176-116-280-116-105 0-205 42-279 116s-116 175-116 280c0 104 42 205 116 279 74 73 174 115 279 115z">
          <text:p/>
        </draw:path>
        <draw:path draw:style-name="gr25" draw:text-style-name="P21" draw:layer="layout" svg:width="0.788cm" svg:height="0.789cm" svg:x="185.017cm" svg:y="54.222cm" svg:viewBox="0 0 789 790" svg:d="M394 790c105 0 206-42 280-116s115-175 115-280c0-104-41-205-115-279s-175-115-280-115-205 41-279 115-115 175-115 279c0 105 41 206 115 280s174 116 279 116z">
          <text:p/>
        </draw:path>
        <draw:path draw:style-name="gr25" draw:text-style-name="P21" draw:layer="layout" svg:width="0.789cm" svg:height="0.789cm" svg:x="194.22cm" svg:y="63.774cm" svg:viewBox="0 0 790 790" svg:d="M395 790c105 0 205-41 279-115s116-175 116-280-42-205-116-279-174-116-279-116c-104 0-205 42-279 116s-116 174-116 279 42 206 116 280 175 115 279 115z">
          <text:p/>
        </draw:path>
        <draw:path draw:style-name="gr25" draw:text-style-name="P21" draw:layer="layout" svg:width="0.789cm" svg:height="0.789cm" svg:x="187.558cm" svg:y="55.691cm" svg:viewBox="0 0 790 790" svg:d="M395 790c105 0 205-42 279-116 74-75 116-175 116-280 0-104-42-205-116-279s-174-115-279-115-206 41-279 115c-74 74-116 175-116 279 0 105 42 205 116 280 73 74 174 116 279 116z">
          <text:p/>
        </draw:path>
        <draw:path draw:style-name="gr58" draw:text-style-name="P21" draw:layer="layout" svg:width="0.789cm" svg:height="0.789cm" svg:x="185.553cm" svg:y="52.253cm" svg:viewBox="0 0 790 790" svg:d="M396 790c104 0 205-42 279-116 73-74 115-174 115-279 0-104-42-204-115-279-74-74-175-116-279-116-105 0-205 42-279 116-74 75-117 175-117 279 0 105 43 205 117 279s174 116 279 116z">
          <text:p/>
        </draw:path>
        <draw:path draw:style-name="gr59" draw:text-style-name="P6" draw:layer="layout" svg:width="0.789cm" svg:height="0.789cm" svg:x="185.553cm" svg:y="52.253cm" svg:viewBox="0 0 790 790" svg:d="M396 790c104 0 205-42 279-116 73-74 115-174 115-279 0-104-42-204-115-279-74-74-175-116-279-116-105 0-205 42-279 116-74 75-117 175-117 279 0 105 43 205 117 279s174 116 279 116z">
          <text:p/>
        </draw:path>
        <draw:path draw:style-name="gr25" draw:text-style-name="P21" draw:layer="layout" svg:width="0.789cm" svg:height="0.788cm" svg:x="184.645cm" svg:y="53.357cm" svg:viewBox="0 0 790 789" svg:d="M396 789c104 0 205-41 279-115 74-75 115-175 115-280s-41-205-115-279-175-115-279-115c-105 0-205 41-280 115-74 74-116 174-116 279s42 205 116 280c75 74 175 115 280 115z">
          <text:p/>
        </draw:path>
        <draw:path draw:style-name="gr25" draw:text-style-name="P21" draw:layer="layout" svg:width="0.789cm" svg:height="0.789cm" svg:x="193.842cm" svg:y="60.391cm" svg:viewBox="0 0 790 790" svg:d="M395 790c105 0 206-42 279-117 74-74 116-174 116-279 0-104-42-205-116-279-73-74-174-115-279-115s-205 41-279 115-116 175-116 279c0 105 42 205 116 279 74 75 174 117 279 117z">
          <text:p/>
        </draw:path>
        <draw:path draw:style-name="gr25" draw:text-style-name="P21" draw:layer="layout" svg:width="0.789cm" svg:height="0.789cm" svg:x="187.864cm" svg:y="54.989cm" svg:viewBox="0 0 790 790" svg:d="M396 790c105 0 205-42 279-116s115-175 115-280c0-104-41-204-115-278s-174-116-279-116-205 42-279 116c-75 74-117 174-117 278 0 105 42 206 117 280 74 74 174 116 279 116z">
          <text:p/>
        </draw:path>
        <draw:path draw:style-name="gr25" draw:text-style-name="P21" draw:layer="layout" svg:width="0.789cm" svg:height="0.789cm" svg:x="194.09cm" svg:y="62.671cm" svg:viewBox="0 0 790 790" svg:d="M396 790c104 0 204-43 278-117 74-73 116-174 116-278 0-105-42-205-116-279s-174-116-278-116c-105 0-205 42-280 116-74 74-116 174-116 279 0 104 42 205 116 278 75 74 175 117 280 117z">
          <text:p/>
        </draw:path>
        <draw:path draw:style-name="gr25" draw:text-style-name="P21" draw:layer="layout" svg:width="0.789cm" svg:height="0.789cm" svg:x="192.177cm" svg:y="59.36cm" svg:viewBox="0 0 790 790" svg:d="M394 790c106 0 206-41 280-115s116-175 116-279c0-105-42-205-116-280-74-74-174-116-280-116-104 0-204 42-278 116-74 75-116 175-116 280 0 104 42 205 116 279s174 115 278 115z">
          <text:p/>
        </draw:path>
        <draw:line draw:style-name="gr6" draw:text-style-name="P6" draw:layer="layout" svg:x1="181.286cm" svg:y1="68.237cm" svg:x2="181.286cm" svg:y2="51.23cm">
          <text:p/>
        </draw:line>
        <draw:line draw:style-name="gr6" draw:text-style-name="P6" draw:layer="layout" svg:x1="197.724cm" svg:y1="68.237cm" svg:x2="197.724cm" svg:y2="51.23cm">
          <text:p/>
        </draw:line>
        <draw:line draw:style-name="gr6" draw:text-style-name="P6" draw:layer="layout" svg:x1="181.286cm" svg:y1="68.237cm" svg:x2="197.724cm" svg:y2="68.237cm">
          <text:p/>
        </draw:line>
        <draw:line draw:style-name="gr6" draw:text-style-name="P6" draw:layer="layout" svg:x1="181.286cm" svg:y1="51.23cm" svg:x2="197.724cm" svg:y2="51.23cm">
          <text:p/>
        </draw:line>
        <draw:polygon draw:style-name="gr1" draw:text-style-name="P1" draw:layer="layout" svg:width="16.682cm" svg:height="15.512cm" svg:x="0.996cm" svg:y="72.386cm" svg:viewBox="0 0 16683 15513" draw:points="0,15513 16683,15513 16683,0 0,0">
          <text:p/>
        </draw:polygon>
        <draw:path draw:style-name="gr29" draw:text-style-name="P23" draw:layer="layout" svg:width="0.789cm" svg:height="0.789cm" svg:x="3.221cm" svg:y="74.261cm" svg:viewBox="0 0 790 790" svg:d="M395 790c105 0 205-42 279-116s116-174 116-279c0-104-42-206-116-280s-174-115-279-115-206 41-280 115-115 176-115 280c0 105 41 205 115 279s175 116 280 116z">
          <text:p/>
        </draw:path>
        <draw:path draw:style-name="gr29" draw:text-style-name="P23" draw:layer="layout" svg:width="0.788cm" svg:height="0.789cm" svg:x="14.244cm" svg:y="75.84cm" svg:viewBox="0 0 789 790" svg:d="M395 790c105 0 205-42 279-116s115-174 115-279c0-104-41-206-115-280s-174-115-279-115c-106 0-206 41-280 115s-115 176-115 280c0 105 41 205 115 279s174 116 280 116z">
          <text:p/>
        </draw:path>
        <draw:path draw:style-name="gr29" draw:text-style-name="P23" draw:layer="layout" svg:width="0.789cm" svg:height="0.789cm" svg:x="13.009cm" svg:y="78.247cm" svg:viewBox="0 0 790 790" svg:d="M395 790c104 0 205-41 279-115 73-74 116-175 116-279 0-105-43-205-116-280-74-74-175-116-279-116-105 0-205 42-279 116-74 75-116 175-116 280 0 104 42 205 116 279s174 115 279 115z">
          <text:p/>
        </draw:path>
        <draw:path draw:style-name="gr29" draw:text-style-name="P23" draw:layer="layout" svg:width="0.789cm" svg:height="0.789cm" svg:x="11.864cm" svg:y="81.329cm" svg:viewBox="0 0 790 790" svg:d="M395 790c105 0 205-42 279-115 74-74 116-175 116-279 0-105-42-206-116-280s-174-116-279-116-206 42-279 116c-74 74-116 175-116 280 0 104 42 205 116 279 73 73 174 115 279 115z">
          <text:p/>
        </draw:path>
        <draw:path draw:style-name="gr29" draw:text-style-name="P23" draw:layer="layout" svg:width="0.789cm" svg:height="0.789cm" svg:x="11.264cm" svg:y="75.744cm" svg:viewBox="0 0 790 790" svg:d="M395 790c105 0 205-42 279-116s116-174 116-279-42-206-116-280-174-115-279-115c-104 0-205 41-280 115-74 74-115 175-115 280s41 205 115 279c75 74 176 116 280 116z">
          <text:p/>
        </draw:path>
        <draw:path draw:style-name="gr29" draw:text-style-name="P23" draw:layer="layout" svg:width="0.788cm" svg:height="0.789cm" svg:x="15.894cm" svg:y="76.429cm" svg:viewBox="0 0 789 790" svg:d="M395 790c105 0 205-41 279-115s115-175 115-280-41-205-115-279-174-116-279-116-206 42-280 116-115 174-115 279 41 206 115 280 175 115 280 115z">
          <text:p/>
        </draw:path>
        <draw:path draw:style-name="gr29" draw:text-style-name="P23" draw:layer="layout" svg:width="0.788cm" svg:height="0.788cm" svg:x="10.382cm" svg:y="82.887cm" svg:viewBox="0 0 789 789" svg:d="M395 789c105 0 205-41 279-115s115-174 115-279-41-206-115-280-174-115-279-115-206 41-280 115-115 175-115 280 41 205 115 279 175 115 280 115z">
          <text:p/>
        </draw:path>
        <draw:path draw:style-name="gr29" draw:text-style-name="P23" draw:layer="layout" svg:width="0.789cm" svg:height="0.789cm" svg:x="6.176cm" svg:y="79.879cm" svg:viewBox="0 0 790 790" svg:d="M394 790c105 0 206-42 280-116s116-174 116-279-42-205-116-279c-74-75-175-116-280-116-104 0-205 41-279 116-74 74-115 174-115 279s41 205 115 279 175 116 279 116z">
          <text:p/>
        </draw:path>
        <draw:path draw:style-name="gr29" draw:text-style-name="P23" draw:layer="layout" svg:width="0.789cm" svg:height="0.789cm" svg:x="14.829cm" svg:y="77.563cm" svg:viewBox="0 0 790 790" svg:d="M395 790c104 0 206-42 280-116s115-174 115-279c0-104-41-205-115-279-74-75-176-116-280-116-105 0-205 41-279 116-74 74-116 175-116 279 0 105 42 205 116 279s174 116 279 116z">
          <text:p/>
        </draw:path>
        <draw:path draw:style-name="gr29" draw:text-style-name="P23" draw:layer="layout" svg:width="0.789cm" svg:height="0.788cm" svg:x="8.229cm" svg:y="84.687cm" svg:viewBox="0 0 790 789" svg:d="M396 789c104 0 205-41 279-115s115-174 115-279-41-205-115-279-175-116-279-116c-105 0-205 42-279 116-75 74-117 174-117 279s42 205 117 279c74 74 174 115 279 115z">
          <text:p/>
        </draw:path>
        <draw:path draw:style-name="gr29" draw:text-style-name="P23" draw:layer="layout" svg:width="0.789cm" svg:height="0.789cm" svg:x="4.049cm" svg:y="75.58cm" svg:viewBox="0 0 790 790" svg:d="M395 790c105 0 205-42 279-116s116-174 116-279-42-205-116-279-174-116-279-116c-104 0-206 42-280 116s-115 174-115 279 41 205 115 279 176 116 280 116z">
          <text:p/>
        </draw:path>
        <draw:path draw:style-name="gr29" draw:text-style-name="P23" draw:layer="layout" svg:width="0.788cm" svg:height="0.789cm" svg:x="4.972cm" svg:y="75.33cm" svg:viewBox="0 0 789 790" svg:d="M395 790c105 0 205-41 279-116 74-74 115-175 115-279 0-105-41-205-115-279s-174-116-279-116-205 42-280 116c-74 74-115 174-115 279 0 104 41 205 115 279 75 75 175 116 280 116z">
          <text:p/>
        </draw:path>
        <draw:path draw:style-name="gr29" draw:text-style-name="P23" draw:layer="layout" svg:width="0.789cm" svg:height="0.788cm" svg:x="6.856cm" svg:y="73.285cm" svg:viewBox="0 0 790 789" svg:d="M395 789c104 0 205-41 280-115 74-74 115-174 115-279 0-106-41-206-115-280-75-74-176-115-280-115-105 0-205 41-279 115s-116 174-116 280c0 105 42 205 116 279s174 115 279 115z">
          <text:p/>
        </draw:path>
        <draw:path draw:style-name="gr29" draw:text-style-name="P23" draw:layer="layout" svg:width="0.789cm" svg:height="0.788cm" svg:x="10.119cm" svg:y="85.185cm" svg:viewBox="0 0 790 789" svg:d="M395 789c104 0 206-41 280-115s115-174 115-279c0-106-41-206-115-280s-176-115-280-115c-105 0-205 41-279 115s-116 174-116 280c0 105 42 205 116 279s174 115 279 115z">
          <text:p/>
        </draw:path>
        <draw:path draw:style-name="gr29" draw:text-style-name="P23" draw:layer="layout" svg:width="0.789cm" svg:height="0.788cm" svg:x="9.401cm" svg:y="86.211cm" svg:viewBox="0 0 790 789" svg:d="M394 789c106 0 206-41 280-115s116-174 116-279-42-205-116-279c-74-75-174-116-280-116-104 0-205 41-279 116-74 74-115 174-115 279s41 205 115 279 175 115 279 115z">
          <text:p/>
        </draw:path>
        <draw:path draw:style-name="gr29" draw:text-style-name="P23" draw:layer="layout" svg:width="0.789cm" svg:height="0.788cm" svg:x="1.992cm" svg:y="79.157cm" svg:viewBox="0 0 790 789" svg:d="M394 789c105 0 205-41 279-115s117-174 117-279-43-205-117-279-174-116-279-116c-104 0-205 42-279 116s-115 174-115 279 41 205 115 279 175 115 279 115z">
          <text:p/>
        </draw:path>
        <draw:path draw:style-name="gr29" draw:text-style-name="P23" draw:layer="layout" svg:width="0.789cm" svg:height="0.789cm" svg:x="11.921cm" svg:y="82.479cm" svg:viewBox="0 0 790 790" svg:d="M396 790c105 0 205-41 279-115 74-75 115-176 115-280 0-105-41-205-115-279s-174-116-279-116c-106 0-206 42-280 116s-116 174-116 279c0 104 42 205 116 280 74 74 174 115 280 115z">
          <text:p/>
        </draw:path>
        <draw:path draw:style-name="gr29" draw:text-style-name="P23" draw:layer="layout" svg:width="0.789cm" svg:height="0.789cm" svg:x="3.918cm" svg:y="75.752cm" svg:viewBox="0 0 790 790" svg:d="M394 790c106 0 206-42 280-116s116-174 116-279c0-104-42-206-116-280s-174-115-280-115c-104 0-205 41-279 115-73 74-115 176-115 280 0 105 42 205 115 279 74 74 175 116 279 116z">
          <text:p/>
        </draw:path>
        <draw:path draw:style-name="gr29" draw:text-style-name="P23" draw:layer="layout" svg:width="0.789cm" svg:height="0.788cm" svg:x="7.449cm" svg:y="76.16cm" svg:viewBox="0 0 790 789" svg:d="M396 789c104 0 205-41 279-115 74-75 115-175 115-280s-41-205-115-279-175-115-279-115c-105 0-205 41-279 115s-117 174-117 279 43 205 117 280c74 74 174 115 279 115z">
          <text:p/>
        </draw:path>
        <draw:path draw:style-name="gr29" draw:text-style-name="P23" draw:layer="layout" svg:width="0.789cm" svg:height="0.789cm" svg:x="7.152cm" svg:y="74.508cm" svg:viewBox="0 0 790 790" svg:d="M396 790c104 0 205-42 279-117 73-74 115-174 115-279 0-104-42-204-115-278-74-74-175-116-279-116-106 0-206 42-280 116s-116 174-116 278c0 105 42 205 116 279 74 75 174 117 280 117z">
          <text:p/>
        </draw:path>
        <draw:line draw:style-name="gr6" draw:text-style-name="P6" draw:layer="layout" svg:x1="0.996cm" svg:y1="87.898cm" svg:x2="0.996cm" svg:y2="72.386cm">
          <text:p/>
        </draw:line>
        <draw:line draw:style-name="gr6" draw:text-style-name="P6" draw:layer="layout" svg:x1="17.678cm" svg:y1="87.898cm" svg:x2="17.678cm" svg:y2="72.386cm">
          <text:p/>
        </draw:line>
        <draw:line draw:style-name="gr6" draw:text-style-name="P6" draw:layer="layout" svg:x1="0.996cm" svg:y1="87.898cm" svg:x2="17.678cm" svg:y2="87.898cm">
          <text:p/>
        </draw:line>
        <draw:line draw:style-name="gr6" draw:text-style-name="P6" draw:layer="layout" svg:x1="0.996cm" svg:y1="72.386cm" svg:x2="17.678cm" svg:y2="72.386cm">
          <text:p/>
        </draw:line>
        <draw:polygon draw:style-name="gr1" draw:text-style-name="P1" draw:layer="layout" svg:width="5.55cm" svg:height="17.007cm" svg:x="26.581cm" svg:y="71.639cm" svg:viewBox="0 0 5551 17008" draw:points="0,17008 5551,17008 5551,0 0,0">
          <text:p/>
        </draw:polygon>
        <draw:path draw:style-name="gr3" draw:text-style-name="P3" draw:layer="layout" svg:width="0.789cm" svg:height="0.789cm" svg:x="26.649cm" svg:y="72.661cm" svg:viewBox="0 0 790 790" svg:d="M394 790c105 0 206-41 280-115s116-175 116-279c0-105-42-206-116-280s-175-116-280-116c-104 0-205 42-279 116s-115 175-115 280c0 104 41 205 115 279s175 115 279 115z">
          <text:p/>
        </draw:path>
        <draw:path draw:style-name="gr36" draw:text-style-name="P26" draw:layer="layout" svg:width="0.789cm" svg:height="0.789cm" svg:x="31.274cm" svg:y="86.834cm" svg:viewBox="0 0 790 790" svg:d="M394 790c105 0 205-42 280-116 74-74 116-174 116-279 0-104-42-206-116-280-75-74-175-115-280-115-104 0-205 41-279 115s-115 176-115 280c0 105 41 205 115 279s175 116 279 116z">
          <text:p/>
        </draw:path>
        <draw:line draw:style-name="gr6" draw:text-style-name="P6" draw:layer="layout" svg:x1="26.581cm" svg:y1="88.646cm" svg:x2="26.581cm" svg:y2="71.639cm">
          <text:p/>
        </draw:line>
        <draw:line draw:style-name="gr6" draw:text-style-name="P6" draw:layer="layout" svg:x1="32.131cm" svg:y1="88.646cm" svg:x2="32.131cm" svg:y2="71.639cm">
          <text:p/>
        </draw:line>
        <draw:line draw:style-name="gr6" draw:text-style-name="P6" draw:layer="layout" svg:x1="26.581cm" svg:y1="88.646cm" svg:x2="32.131cm" svg:y2="88.646cm">
          <text:p/>
        </draw:line>
        <draw:line draw:style-name="gr6" draw:text-style-name="P6" draw:layer="layout" svg:x1="26.581cm" svg:y1="71.639cm" svg:x2="32.131cm" svg:y2="71.639cm">
          <text:p/>
        </draw:line>
        <draw:polygon draw:style-name="gr1" draw:text-style-name="P1" draw:layer="layout" svg:width="16.682cm" svg:height="15.338cm" svg:x="41.033cm" svg:y="72.473cm" svg:viewBox="0 0 16683 15339" draw:points="0,15339 16683,15339 16683,0 0,0">
          <text:p/>
        </draw:polygon>
        <draw:path draw:style-name="gr60" draw:text-style-name="P38" draw:layer="layout" svg:width="0.789cm" svg:height="0.788cm" svg:x="54.431cm" svg:y="85.041cm" svg:viewBox="0 0 790 789" svg:d="M395 789c105 0 205-41 279-115s116-174 116-280c0-105-42-205-116-279s-174-115-279-115-206 41-280 115-115 174-115 279c0 106 41 206 115 280s175 115 280 115z">
          <text:p/>
        </draw:path>
        <draw:path draw:style-name="gr60" draw:text-style-name="P38" draw:layer="layout" svg:width="0.789cm" svg:height="0.789cm" svg:x="55.931cm" svg:y="83.882cm" svg:viewBox="0 0 790 790" svg:d="M394 790c106 0 206-42 280-116s116-174 116-279c0-104-42-204-116-278s-174-117-280-117c-104 0-205 43-279 117s-115 174-115 278c0 105 41 205 115 279s175 116 279 116z">
          <text:p/>
        </draw:path>
        <draw:path draw:style-name="gr61" draw:text-style-name="P38" draw:layer="layout" svg:width="0.789cm" svg:height="0.789cm" svg:x="53.903cm" svg:y="83.653cm" svg:viewBox="0 0 790 790" svg:d="M395 790c105 0 205-42 279-116s116-174 116-278c0-105-42-206-116-280s-174-116-279-116c-104 0-205 42-279 116-75 74-116 175-116 280 0 104 41 204 116 278 74 74 175 116 279 116z">
          <text:p/>
        </draw:path>
        <draw:path draw:style-name="gr62" draw:text-style-name="P6" draw:layer="layout" svg:width="0.789cm" svg:height="0.789cm" svg:x="53.903cm" svg:y="83.653cm" svg:viewBox="0 0 790 790" svg:d="M395 790c105 0 205-42 279-116s116-174 116-278c0-105-42-206-116-280s-174-116-279-116c-104 0-205 42-279 116-75 74-116 175-116 280 0 104 41 204 116 278 74 74 175 116 279 116z">
          <text:p/>
        </draw:path>
        <draw:path draw:style-name="gr60" draw:text-style-name="P38" draw:layer="layout" svg:width="0.788cm" svg:height="0.789cm" svg:x="51.456cm" svg:y="79.641cm" svg:viewBox="0 0 789 790" svg:d="M395 790c105 0 205-42 279-116s115-174 115-278c0-106-41-206-115-280s-174-116-279-116-205 42-280 116c-74 74-115 174-115 280 0 104 41 204 115 278 75 74 175 116 280 116z">
          <text:p/>
        </draw:path>
        <draw:path draw:style-name="gr60" draw:text-style-name="P38" draw:layer="layout" svg:width="0.789cm" svg:height="0.789cm" svg:x="42.029cm" svg:y="73.357cm" svg:viewBox="0 0 790 790" svg:d="M395 790c105 0 205-42 279-116 74-73 116-174 116-278 0-106-42-206-116-280s-174-116-279-116c-104 0-204 42-279 116-74 74-116 174-116 280 0 104 42 205 116 278 75 74 175 116 279 116z">
          <text:p/>
        </draw:path>
        <draw:path draw:style-name="gr60" draw:text-style-name="P38" draw:layer="layout" svg:width="0.788cm" svg:height="0.789cm" svg:x="54.211cm" svg:y="86.138cm" svg:viewBox="0 0 789 790" svg:d="M394 790c105 0 206-42 280-116s115-174 115-279c0-104-41-204-115-279-74-74-175-116-280-116s-205 42-279 116c-74 75-115 175-115 279 0 105 41 205 115 279s174 116 279 116z">
          <text:p/>
        </draw:path>
        <draw:path draw:style-name="gr60" draw:text-style-name="P38" draw:layer="layout" svg:width="0.789cm" svg:height="0.788cm" svg:x="55.576cm" svg:y="82.099cm" svg:viewBox="0 0 790 789" svg:d="M395 789c105 0 205-41 279-115s116-174 116-279-42-206-116-280-174-115-279-115-205 41-279 115-116 175-116 280 42 205 116 279 174 115 279 115z">
          <text:p/>
        </draw:path>
        <draw:path draw:style-name="gr60" draw:text-style-name="P38" draw:layer="layout" svg:width="0.789cm" svg:height="0.789cm" svg:x="54.102cm" svg:y="82.378cm" svg:viewBox="0 0 790 790" svg:d="M395 790c104 0 205-43 280-117 74-74 115-174 115-279 0-104-41-205-115-279-75-74-176-115-280-115-105 0-205 41-279 115s-116 175-116 279c0 105 42 205 116 279s174 117 279 117z">
          <text:p/>
        </draw:path>
        <draw:path draw:style-name="gr60" draw:text-style-name="P38" draw:layer="layout" svg:width="0.789cm" svg:height="0.789cm" svg:x="53.258cm" svg:y="85.24cm" svg:viewBox="0 0 790 790" svg:d="M395 790c104 0 205-42 279-115 75-74 116-175 116-279 0-105-41-206-116-280-74-74-175-116-279-116-105 0-205 42-279 116s-116 175-116 280c0 104 42 205 116 279 74 73 174 115 279 115z">
          <text:p/>
        </draw:path>
        <draw:path draw:style-name="gr60" draw:text-style-name="P38" draw:layer="layout" svg:width="0.789cm" svg:height="0.789cm" svg:x="51.383cm" svg:y="85.485cm" svg:viewBox="0 0 790 790" svg:d="M395 790c105 0 205-42 279-116s116-174 116-279c0-104-42-205-116-279s-174-116-279-116c-104 0-206 42-280 116s-115 175-115 279c0 105 41 205 115 279s176 116 280 116z">
          <text:p/>
        </draw:path>
        <draw:path draw:style-name="gr60" draw:text-style-name="P38" draw:layer="layout" svg:width="0.789cm" svg:height="0.789cm" svg:x="45.636cm" svg:y="77.443cm" svg:viewBox="0 0 790 790" svg:d="M394 790c106 0 206-41 280-115s116-175 116-279c0-105-42-205-116-280-74-74-174-116-280-116-104 0-205 42-279 116-74 75-115 175-115 280 0 104 41 205 115 279s175 115 279 115z">
          <text:p/>
        </draw:path>
        <draw:path draw:style-name="gr60" draw:text-style-name="P38" draw:layer="layout" svg:width="0.789cm" svg:height="0.789cm" svg:x="45.3cm" svg:y="82.213cm" svg:viewBox="0 0 790 790" svg:d="M395 790c105 0 205-41 279-115s116-175 116-279c0-105-42-205-116-280-74-74-174-116-279-116-104 0-205 42-279 116-73 75-116 175-116 280 0 104 43 205 116 279 74 74 175 115 279 115z">
          <text:p/>
        </draw:path>
        <draw:path draw:style-name="gr60" draw:text-style-name="P38" draw:layer="layout" svg:width="0.789cm" svg:height="0.788cm" svg:x="44.919cm" svg:y="79.132cm" svg:viewBox="0 0 790 789" svg:d="M396 789c104 0 205-41 278-115 74-74 116-174 116-279s-42-205-116-279c-73-75-174-116-278-116-106 0-206 41-280 116-74 74-116 174-116 279s42 205 116 279 174 115 280 115z">
          <text:p/>
        </draw:path>
        <draw:path draw:style-name="gr60" draw:text-style-name="P38" draw:layer="layout" svg:width="0.789cm" svg:height="0.788cm" svg:x="47.151cm" svg:y="77.95cm" svg:viewBox="0 0 790 789" svg:d="M395 789c104 0 206-41 280-115s115-174 115-280c0-105-41-205-115-279s-176-115-280-115c-105 0-205 41-279 115s-116 174-116 279c0 106 42 206 116 280s174 115 279 115z">
          <text:p/>
        </draw:path>
        <draw:path draw:style-name="gr60" draw:text-style-name="P38" draw:layer="layout" svg:width="0.788cm" svg:height="0.789cm" svg:x="46.946cm" svg:y="80.156cm" svg:viewBox="0 0 789 790" svg:d="M394 790c105 0 205-42 279-115 75-75 116-176 116-280 0-105-41-205-116-279-74-74-174-116-279-116s-205 42-279 116-115 174-115 279c0 104 41 205 115 280 74 73 174 115 279 115z">
          <text:p/>
        </draw:path>
        <draw:path draw:style-name="gr60" draw:text-style-name="P38" draw:layer="layout" svg:width="0.789cm" svg:height="0.789cm" svg:x="44.849cm" svg:y="74.96cm" svg:viewBox="0 0 790 790" svg:d="M395 790c105 0 206-42 280-116s115-174 115-278c0-106-41-206-115-280s-175-116-280-116-205 42-279 116-116 174-116 280c0 104 42 204 116 278s174 116 279 116z">
          <text:p/>
        </draw:path>
        <draw:path draw:style-name="gr60" draw:text-style-name="P38" draw:layer="layout" svg:width="0.789cm" svg:height="0.789cm" svg:x="48.531cm" svg:y="83.021cm" svg:viewBox="0 0 790 790" svg:d="M394 790c105 0 205-42 279-116 75-74 117-174 117-279 0-104-42-205-117-279-74-75-174-116-279-116-104 0-205 41-279 116-73 74-115 175-115 279 0 105 42 205 115 279 74 74 175 116 279 116z">
          <text:p/>
        </draw:path>
        <draw:path draw:style-name="gr60" draw:text-style-name="P38" draw:layer="layout" svg:width="0.789cm" svg:height="0.789cm" svg:x="49.496cm" svg:y="76.383cm" svg:viewBox="0 0 790 790" svg:d="M395 790c104 0 205-41 279-115s116-175 116-280-42-205-116-279-175-116-279-116c-105 0-205 42-279 116s-116 174-116 279 42 206 116 280 174 115 279 115z">
          <text:p/>
        </draw:path>
        <draw:path draw:style-name="gr60" draw:text-style-name="P38" draw:layer="layout" svg:width="0.789cm" svg:height="0.789cm" svg:x="52.038cm" svg:y="85.008cm" svg:viewBox="0 0 790 790" svg:d="M395 790c105 0 205-42 279-116s116-174 116-279-42-205-116-279-174-116-279-116c-106 0-206 42-280 116s-115 174-115 279 41 205 115 279 174 116 280 116z">
          <text:p/>
        </draw:path>
        <draw:path draw:style-name="gr60" draw:text-style-name="P38" draw:layer="layout" svg:width="0.789cm" svg:height="0.789cm" svg:x="48.474cm" svg:y="77.332cm" svg:viewBox="0 0 790 790" svg:d="M394 790c105 0 205-42 279-116s117-174 117-278c0-105-43-206-117-280s-174-116-279-116c-104 0-205 42-279 116s-115 175-115 280c0 104 41 204 115 278s175 116 279 116z">
          <text:p/>
        </draw:path>
        <draw:path draw:style-name="gr60" draw:text-style-name="P38" draw:layer="layout" svg:width="0.789cm" svg:height="0.788cm" svg:x="49.719cm" svg:y="76.872cm" svg:viewBox="0 0 790 789" svg:d="M395 789c105 0 205-41 279-116 74-74 116-174 116-279s-42-205-116-279-174-115-279-115c-106 0-206 41-280 115s-115 174-115 279 41 205 115 279c74 75 174 116 280 116z">
          <text:p/>
        </draw:path>
        <draw:path draw:style-name="gr60" draw:text-style-name="P38" draw:layer="layout" svg:width="0.789cm" svg:height="0.789cm" svg:x="43.614cm" svg:y="78.666cm" svg:viewBox="0 0 790 790" svg:d="M396 790c104 0 205-42 279-116s115-175 115-280c0-104-41-205-115-279s-175-115-279-115c-105 0-205 41-280 115-74 74-116 175-116 279 0 105 42 206 116 280 75 74 175 116 280 116z">
          <text:p/>
        </draw:path>
        <draw:path draw:style-name="gr61" draw:text-style-name="P38" draw:layer="layout" svg:width="0.788cm" svg:height="0.788cm" svg:x="45.841cm" svg:y="78.623cm" svg:viewBox="0 0 789 789" svg:d="M395 789c105 0 205-41 279-115s115-175 115-280-41-205-115-279-174-115-279-115-206 41-280 115-115 174-115 279 41 206 115 280 175 115 280 115z">
          <text:p/>
        </draw:path>
        <draw:path draw:style-name="gr62" draw:text-style-name="P6" draw:layer="layout" svg:width="0.788cm" svg:height="0.788cm" svg:x="45.841cm" svg:y="78.623cm" svg:viewBox="0 0 789 789" svg:d="M395 789c105 0 205-41 279-115s115-175 115-280-41-205-115-279-174-115-279-115-206 41-280 115-115 174-115 279 41 206 115 280 175 115 280 115z">
          <text:p/>
        </draw:path>
        <draw:path draw:style-name="gr60" draw:text-style-name="P38" draw:layer="layout" svg:width="0.789cm" svg:height="0.789cm" svg:x="48.447cm" svg:y="76.021cm" svg:viewBox="0 0 790 790" svg:d="M395 790c105 0 205-42 279-116 74-73 116-174 116-278 0-105-42-205-116-279s-174-117-279-117c-104 0-205 43-279 117s-116 174-116 279c0 104 42 205 116 278 74 74 175 116 279 116z">
          <text:p/>
        </draw:path>
        <draw:line draw:style-name="gr6" draw:text-style-name="P6" draw:layer="layout" svg:x1="41.033cm" svg:y1="87.811cm" svg:x2="41.033cm" svg:y2="72.473cm">
          <text:p/>
        </draw:line>
        <draw:line draw:style-name="gr6" draw:text-style-name="P6" draw:layer="layout" svg:x1="57.715cm" svg:y1="87.811cm" svg:x2="57.715cm" svg:y2="72.473cm">
          <text:p/>
        </draw:line>
        <draw:line draw:style-name="gr6" draw:text-style-name="P6" draw:layer="layout" svg:x1="41.033cm" svg:y1="87.811cm" svg:x2="57.715cm" svg:y2="87.811cm">
          <text:p/>
        </draw:line>
        <draw:line draw:style-name="gr6" draw:text-style-name="P6" draw:layer="layout" svg:x1="41.033cm" svg:y1="72.473cm" svg:x2="57.715cm" svg:y2="72.473cm">
          <text:p/>
        </draw:line>
        <draw:polygon draw:style-name="gr1" draw:text-style-name="P1" draw:layer="layout" svg:width="16.682cm" svg:height="15.062cm" svg:x="61.052cm" svg:y="72.611cm" svg:viewBox="0 0 16683 15063" draw:points="0,15063 16683,15063 16683,0 0,0">
          <text:p/>
        </draw:polygon>
        <draw:path draw:style-name="gr20" draw:text-style-name="P16" draw:layer="layout" svg:width="0.789cm" svg:height="0.789cm" svg:x="74.593cm" svg:y="86.023cm" svg:viewBox="0 0 790 790" svg:d="M395 790c104 0 204-42 279-116 74-74 116-174 116-279 0-104-42-205-116-279-75-74-175-116-279-116-105 0-205 42-279 116s-116 175-116 279c0 105 42 205 116 279s174 116 279 116z">
          <text:p/>
        </draw:path>
        <draw:path draw:style-name="gr20" draw:text-style-name="P16" draw:layer="layout" svg:width="0.789cm" svg:height="0.789cm" svg:x="67.817cm" svg:y="75.227cm" svg:viewBox="0 0 790 790" svg:d="M396 790c104 0 205-42 279-116s115-174 115-279c0-104-41-204-115-278s-175-117-279-117c-106 0-206 43-280 117s-116 174-116 278c0 105 42 205 116 279s174 116 280 116z">
          <text:p/>
        </draw:path>
        <draw:path draw:style-name="gr20" draw:text-style-name="P16" draw:layer="layout" svg:width="0.789cm" svg:height="0.789cm" svg:x="64.65cm" svg:y="75.383cm" svg:viewBox="0 0 790 790" svg:d="M395 790c105 0 205-42 279-116 74-75 116-175 116-280 0-104-42-205-116-279s-174-115-279-115-206 41-280 115-115 175-115 279c0 105 41 205 115 280 74 74 175 116 280 116z">
          <text:p/>
        </draw:path>
        <draw:path draw:style-name="gr20" draw:text-style-name="P16" draw:layer="layout" svg:width="0.789cm" svg:height="0.789cm" svg:x="64.683cm" svg:y="79.178cm" svg:viewBox="0 0 790 790" svg:d="M396 790c104 0 205-41 279-115s115-175 115-279c0-105-41-205-115-279s-175-117-279-117c-106 0-206 43-280 117s-116 174-116 279c0 104 42 205 116 279s174 115 280 115z">
          <text:p/>
        </draw:path>
        <draw:path draw:style-name="gr20" draw:text-style-name="P16" draw:layer="layout" svg:width="0.788cm" svg:height="0.789cm" svg:x="73.525cm" svg:y="84.191cm" svg:viewBox="0 0 789 790" svg:d="M395 790c105 0 205-41 279-115s115-176 115-280c0-105-41-205-115-279s-174-116-279-116-205 42-280 116c-74 74-115 174-115 279 0 104 41 206 115 280 75 74 175 115 280 115z">
          <text:p/>
        </draw:path>
        <draw:path draw:style-name="gr20" draw:text-style-name="P16" draw:layer="layout" svg:width="0.788cm" svg:height="0.789cm" svg:x="64.986cm" svg:y="79.864cm" svg:viewBox="0 0 789 790" svg:d="M395 790c105 0 205-41 279-115s115-175 115-279c0-105-41-205-115-280-74-74-174-116-279-116s-205 42-279 116c-74 75-116 175-116 280 0 104 42 205 116 279s174 115 279 115z">
          <text:p/>
        </draw:path>
        <draw:path draw:style-name="gr20" draw:text-style-name="P16" draw:layer="layout" svg:width="0.788cm" svg:height="0.789cm" svg:x="64.579cm" svg:y="76.599cm" svg:viewBox="0 0 789 790" svg:d="M394 790c106 0 206-42 280-116s115-174 115-279c0-104-41-206-115-280s-174-115-280-115c-105 0-205 41-279 115s-115 176-115 280c0 105 41 205 115 279s174 116 279 116z">
          <text:p/>
        </draw:path>
        <draw:path draw:style-name="gr20" draw:text-style-name="P16" draw:layer="layout" svg:width="0.789cm" svg:height="0.789cm" svg:x="73.196cm" svg:y="78.14cm" svg:viewBox="0 0 790 790" svg:d="M395 790c105 0 206-41 280-115s115-175 115-279c0-105-41-206-115-280s-175-116-280-116-205 42-279 116-116 175-116 280c0 104 42 205 116 279s174 115 279 115z">
          <text:p/>
        </draw:path>
        <draw:path draw:style-name="gr20" draw:text-style-name="P16" draw:layer="layout" svg:width="0.789cm" svg:height="0.789cm" svg:x="71.615cm" svg:y="84.593cm" svg:viewBox="0 0 790 790" svg:d="M394 790c106 0 206-42 280-116s116-174 116-279c0-104-42-205-116-280-74-74-174-115-280-115-104 0-205 41-278 115-74 75-116 176-116 280 0 105 42 205 116 279 73 74 174 116 278 116z">
          <text:p/>
        </draw:path>
        <draw:path draw:style-name="gr20" draw:text-style-name="P16" draw:layer="layout" svg:width="0.789cm" svg:height="0.789cm" svg:x="73.968cm" svg:y="82.778cm" svg:viewBox="0 0 790 790" svg:d="M394 790c106 0 206-42 280-116s116-174 116-279-42-206-116-280-174-115-280-115c-104 0-204 41-278 115s-116 175-116 280 42 205 116 279 174 116 278 116z">
          <text:p/>
        </draw:path>
        <draw:path draw:style-name="gr20" draw:text-style-name="P16" draw:layer="layout" svg:width="0.789cm" svg:height="0.789cm" svg:x="64.628cm" svg:y="76.687cm" svg:viewBox="0 0 790 790" svg:d="M395 790c105 0 205-42 279-116s116-174 116-279c0-104-42-205-116-280-74-74-174-115-279-115s-206 41-280 115c-74 75-115 176-115 280 0 105 41 205 115 279s175 116 280 116z">
          <text:p/>
        </draw:path>
        <draw:path draw:style-name="gr20" draw:text-style-name="P16" draw:layer="layout" svg:width="0.789cm" svg:height="0.788cm" svg:x="75.785cm" svg:y="75.02cm" svg:viewBox="0 0 790 789" svg:d="M395 789c105 0 205-41 279-115s116-174 116-279-42-206-116-280-174-115-279-115c-104 0-206 41-280 115s-115 175-115 280 41 205 115 279 176 115 280 115z">
          <text:p/>
        </draw:path>
        <draw:path draw:style-name="gr20" draw:text-style-name="P16" draw:layer="layout" svg:width="0.788cm" svg:height="0.789cm" svg:x="65.775cm" svg:y="73.472cm" svg:viewBox="0 0 789 790" svg:d="M395 790c105 0 205-42 279-116 74-73 115-174 115-278 0-105-41-206-115-280s-174-116-279-116-205 42-279 116-116 175-116 280c0 104 42 205 116 278 74 74 174 116 279 116z">
          <text:p/>
        </draw:path>
        <draw:path draw:style-name="gr20" draw:text-style-name="P16" draw:layer="layout" svg:width="0.789cm" svg:height="0.788cm" svg:x="69.732cm" svg:y="77.401cm" svg:viewBox="0 0 790 789" svg:d="M396 789c104 0 205-41 279-115s115-174 115-279-41-206-115-280-175-115-279-115c-105 0-205 41-279 115s-117 175-117 280 43 205 117 279 174 115 279 115z">
          <text:p/>
        </draw:path>
        <draw:path draw:style-name="gr20" draw:text-style-name="P16" draw:layer="layout" svg:width="0.788cm" svg:height="0.789cm" svg:x="68.922cm" svg:y="77.198cm" svg:viewBox="0 0 789 790" svg:d="M395 790c105 0 205-41 279-115s115-175 115-280-41-205-115-279-174-116-279-116-205 42-279 116-116 174-116 279 42 206 116 280 174 115 279 115z">
          <text:p/>
        </draw:path>
        <draw:path draw:style-name="gr20" draw:text-style-name="P16" draw:layer="layout" svg:width="0.789cm" svg:height="0.789cm" svg:x="62.82cm" svg:y="77.263cm" svg:viewBox="0 0 790 790" svg:d="M395 790c104 0 205-42 280-116 74-74 115-174 115-279s-41-206-115-280c-75-74-176-115-280-115-105 0-205 41-279 115s-116 175-116 280 42 205 116 279 174 116 279 116z">
          <text:p/>
        </draw:path>
        <draw:path draw:style-name="gr20" draw:text-style-name="P16" draw:layer="layout" svg:width="0.789cm" svg:height="0.788cm" svg:x="75.505cm" svg:y="75.166cm" svg:viewBox="0 0 790 789" svg:d="M394 789c105 0 206-41 280-115s116-174 116-279-42-205-116-279c-74-75-175-116-280-116-104 0-204 41-278 116-74 74-116 174-116 279s42 205 116 279 174 115 278 115z">
          <text:p/>
        </draw:path>
        <draw:path draw:style-name="gr20" draw:text-style-name="P16" draw:layer="layout" svg:width="0.789cm" svg:height="0.788cm" svg:x="75.915cm" svg:y="82.352cm" svg:viewBox="0 0 790 789" svg:d="M395 789c105 0 205-42 279-116s116-174 116-279-42-205-116-279-174-115-279-115c-104 0-205 41-280 115-74 74-115 174-115 279s41 205 115 279c75 74 176 116 280 116z">
          <text:p/>
        </draw:path>
        <draw:path draw:style-name="gr20" draw:text-style-name="P16" draw:layer="layout" svg:width="0.789cm" svg:height="0.789cm" svg:x="69.481cm" svg:y="74.184cm" svg:viewBox="0 0 790 790" svg:d="M395 790c105 0 205-42 279-116s116-174 116-279c0-104-42-206-116-280s-174-115-279-115c-104 0-206 41-280 115s-115 176-115 280c0 105 41 205 115 279s176 116 280 116z">
          <text:p/>
        </draw:path>
        <draw:path draw:style-name="gr20" draw:text-style-name="P16" draw:layer="layout" svg:width="0.789cm" svg:height="0.789cm" svg:x="62.048cm" svg:y="78.154cm" svg:viewBox="0 0 790 790" svg:d="M394 790c105 0 206-42 280-116s116-174 116-279c0-104-42-206-116-280s-175-115-280-115-205 41-279 115-115 176-115 280c0 105 41 205 115 279s174 116 279 116z">
          <text:p/>
        </draw:path>
        <draw:path draw:style-name="gr20" draw:text-style-name="P16" draw:layer="layout" svg:width="0.788cm" svg:height="0.789cm" svg:x="74.707cm" svg:y="83.136cm" svg:viewBox="0 0 789 790" svg:d="M394 790c105 0 206-42 280-116s115-175 115-279c0-105-41-205-115-279s-175-116-280-116-205 42-279 116-115 174-115 279c0 104 41 205 115 279s174 116 279 116z">
          <text:p/>
        </draw:path>
        <draw:path draw:style-name="gr20" draw:text-style-name="P16" draw:layer="layout" svg:width="0.788cm" svg:height="0.789cm" svg:x="75.95cm" svg:y="80.029cm" svg:viewBox="0 0 789 790" svg:d="M395 790c105 0 205-41 279-116 74-74 115-175 115-279 0-105-41-205-115-279s-174-116-279-116-205 42-279 116c-75 74-116 174-116 279 0 104 41 205 116 279 74 75 174 116 279 116z">
          <text:p/>
        </draw:path>
        <draw:line draw:style-name="gr6" draw:text-style-name="P6" draw:layer="layout" svg:x1="61.052cm" svg:y1="87.673cm" svg:x2="61.052cm" svg:y2="72.611cm">
          <text:p/>
        </draw:line>
        <draw:line draw:style-name="gr6" draw:text-style-name="P6" draw:layer="layout" svg:x1="77.734cm" svg:y1="87.673cm" svg:x2="77.734cm" svg:y2="72.611cm">
          <text:p/>
        </draw:line>
        <draw:line draw:style-name="gr6" draw:text-style-name="P6" draw:layer="layout" svg:x1="61.052cm" svg:y1="87.673cm" svg:x2="77.734cm" svg:y2="87.673cm">
          <text:p/>
        </draw:line>
        <draw:line draw:style-name="gr6" draw:text-style-name="P6" draw:layer="layout" svg:x1="61.052cm" svg:y1="72.611cm" svg:x2="77.734cm" svg:y2="72.611cm">
          <text:p/>
        </draw:line>
        <draw:polygon draw:style-name="gr1" draw:text-style-name="P1" draw:layer="layout" svg:width="11.074cm" svg:height="17.007cm" svg:x="83.875cm" svg:y="71.639cm" svg:viewBox="0 0 11075 17008" draw:points="0,17008 11075,17008 11075,0 0,0">
          <text:p/>
        </draw:polygon>
        <draw:path draw:style-name="gr63" draw:text-style-name="P39" draw:layer="layout" svg:width="0.789cm" svg:height="0.789cm" svg:x="88.657cm" svg:y="86.834cm" svg:viewBox="0 0 790 790" svg:d="M395 790c104 0 205-42 279-116s116-174 116-279c0-104-42-206-116-280s-175-115-279-115c-105 0-205 41-279 115s-116 176-116 280c0 105 42 205 116 279s174 116 279 116z">
          <text:p/>
        </draw:path>
        <draw:path draw:style-name="gr63" draw:text-style-name="P39" draw:layer="layout" svg:width="0.789cm" svg:height="0.789cm" svg:x="87.278cm" svg:y="72.661cm" svg:viewBox="0 0 790 790" svg:d="M394 790c105 0 206-41 280-115s116-175 116-279c0-105-42-206-116-280s-175-116-280-116-205 42-279 116-115 175-115 280c0 104 41 205 115 279s174 115 279 115z">
          <text:p/>
        </draw:path>
        <draw:path draw:style-name="gr63" draw:text-style-name="P39" draw:layer="layout" svg:width="0.789cm" svg:height="0.789cm" svg:x="90.631cm" svg:y="84.779cm" svg:viewBox="0 0 790 790" svg:d="M396 790c104 0 204-42 278-117 74-74 116-174 116-279 0-104-42-205-116-279s-174-115-278-115c-106 0-206 41-280 115s-116 175-116 279c0 105 42 205 116 279 74 75 174 117 280 117z">
          <text:p/>
        </draw:path>
        <draw:path draw:style-name="gr63" draw:text-style-name="P39" draw:layer="layout" svg:width="0.789cm" svg:height="0.788cm" svg:x="91.007cm" svg:y="85.821cm" svg:viewBox="0 0 790 789" svg:d="M395 789c105 0 205-41 279-115s116-174 116-280c0-105-42-205-116-279s-174-115-279-115c-104 0-205 41-278 115-74 74-117 174-117 279 0 106 43 206 117 280 73 74 174 115 278 115z">
          <text:p/>
        </draw:path>
        <draw:path draw:style-name="gr63" draw:text-style-name="P39" draw:layer="layout" svg:width="0.789cm" svg:height="0.789cm" svg:x="93.631cm" svg:y="78.205cm" svg:viewBox="0 0 790 790" svg:d="M395 790c104 0 206-42 280-116s115-174 115-279c0-104-41-205-115-279s-176-116-280-116c-105 0-205 42-279 116s-116 175-116 279c0 105 42 205 116 279s174 116 279 116z">
          <text:p/>
        </draw:path>
        <draw:path draw:style-name="gr63" draw:text-style-name="P39" draw:layer="layout" svg:width="0.789cm" svg:height="0.789cm" svg:x="88.614cm" svg:y="85.679cm" svg:viewBox="0 0 790 790" svg:d="M396 790c104 0 205-41 279-115 74-75 115-176 115-280 0-105-41-205-115-279s-175-116-279-116c-105 0-205 42-279 116s-117 174-117 279c0 104 43 205 117 280 74 74 174 115 279 115z">
          <text:p/>
        </draw:path>
        <draw:path draw:style-name="gr63" draw:text-style-name="P39" draw:layer="layout" svg:width="0.789cm" svg:height="0.789cm" svg:x="92.213cm" svg:y="79.529cm" svg:viewBox="0 0 790 790" svg:d="M395 790c105 0 205-41 279-115s116-175 116-280-42-205-116-279-174-116-279-116-206 42-280 116-115 174-115 279 41 206 115 280 175 115 280 115z">
          <text:p/>
        </draw:path>
        <draw:path draw:style-name="gr63" draw:text-style-name="P39" draw:layer="layout" svg:width="0.789cm" svg:height="0.789cm" svg:x="91.925cm" svg:y="84.286cm" svg:viewBox="0 0 790 790" svg:d="M395 790c104 0 205-41 280-115 74-74 115-175 115-280s-41-205-115-279c-75-74-176-116-280-116-105 0-205 42-279 116s-116 174-116 279 42 206 116 280 174 115 279 115z">
          <text:p/>
        </draw:path>
        <draw:path draw:style-name="gr63" draw:text-style-name="P39" draw:layer="layout" svg:width="0.789cm" svg:height="0.789cm" svg:x="93.49cm" svg:y="78.528cm" svg:viewBox="0 0 790 790" svg:d="M395 790c104 0 204-42 278-116 75-75 117-175 117-280s-42-205-117-279c-74-74-174-115-278-115-105 0-205 41-279 115s-116 174-116 279 42 205 116 280c74 74 174 116 279 116z">
          <text:p/>
        </draw:path>
        <draw:path draw:style-name="gr63" draw:text-style-name="P39" draw:layer="layout" svg:width="0.788cm" svg:height="0.789cm" svg:x="90.443cm" svg:y="86.134cm" svg:viewBox="0 0 789 790" svg:d="M394 790c105 0 206-42 280-116s115-174 115-279c0-104-41-205-115-280-74-74-175-115-280-115s-205 41-279 115c-74 75-115 176-115 280 0 105 41 205 115 279s174 116 279 116z">
          <text:p/>
        </draw:path>
        <draw:path draw:style-name="gr63" draw:text-style-name="P39" draw:layer="layout" svg:width="0.789cm" svg:height="0.789cm" svg:x="89.615cm" svg:y="78.297cm" svg:viewBox="0 0 790 790" svg:d="M394 790c105 0 205-41 280-115 74-74 116-175 116-279 0-105-42-205-116-279-75-75-175-117-280-117-104 0-205 42-279 117-74 74-115 174-115 279 0 104 41 205 115 279s175 115 279 115z">
          <text:p/>
        </draw:path>
        <draw:path draw:style-name="gr63" draw:text-style-name="P39" draw:layer="layout" svg:width="0.789cm" svg:height="0.789cm" svg:x="90.629cm" svg:y="80.217cm" svg:viewBox="0 0 790 790" svg:d="M395 790c105 0 205-42 279-116s116-175 116-280c0-104-42-205-116-279s-174-115-279-115-206 41-280 115-115 175-115 279c0 105 41 206 115 280s175 116 280 116z">
          <text:p/>
        </draw:path>
        <draw:path draw:style-name="gr63" draw:text-style-name="P39" draw:layer="layout" svg:width="0.789cm" svg:height="0.789cm" svg:x="89.424cm" svg:y="77.418cm" svg:viewBox="0 0 790 790" svg:d="M396 790c104 0 204-42 278-116s116-174 116-279c0-104-42-206-116-280s-174-115-278-115c-105 0-205 41-279 115s-117 176-117 280c0 105 43 205 117 279s174 116 279 116z">
          <text:p/>
        </draw:path>
        <draw:path draw:style-name="gr63" draw:text-style-name="P39" draw:layer="layout" svg:width="0.788cm" svg:height="0.789cm" svg:x="85.94cm" svg:y="80.476cm" svg:viewBox="0 0 789 790" svg:d="M395 790c105 0 205-42 279-116 74-73 115-174 115-278 0-106-41-206-115-280s-174-116-279-116c-106 0-206 42-280 116s-115 174-115 280c0 104 41 205 115 278 74 74 174 116 280 116z">
          <text:p/>
        </draw:path>
        <draw:path draw:style-name="gr63" draw:text-style-name="P39" draw:layer="layout" svg:width="0.789cm" svg:height="0.789cm" svg:x="85.862cm" svg:y="82.797cm" svg:viewBox="0 0 790 790" svg:d="M395 790c105 0 206-42 280-116s115-174 115-279-41-205-115-279-175-116-280-116-205 42-279 116-116 174-116 279 42 205 116 279 174 116 279 116z">
          <text:p/>
        </draw:path>
        <draw:path draw:style-name="gr63" draw:text-style-name="P39" draw:layer="layout" svg:width="0.789cm" svg:height="0.789cm" svg:x="87.017cm" svg:y="79.375cm" svg:viewBox="0 0 790 790" svg:d="M396 790c104 0 205-41 278-115 74-75 116-176 116-280 0-105-42-205-116-279-73-74-174-116-278-116-105 0-205 42-279 116-75 74-117 174-117 279 0 104 42 205 117 280 74 74 174 115 279 115z">
          <text:p/>
        </draw:path>
        <draw:path draw:style-name="gr63" draw:text-style-name="P39" draw:layer="layout" svg:width="0.789cm" svg:height="0.788cm" svg:x="85.804cm" svg:y="79.867cm" svg:viewBox="0 0 790 789" svg:d="M395 789c105 0 206-41 280-115s115-174 115-279-41-205-115-279c-74-75-175-116-280-116s-205 41-279 116c-74 74-116 174-116 279s42 205 116 279 174 115 279 115z">
          <text:p/>
        </draw:path>
        <draw:path draw:style-name="gr63" draw:text-style-name="P39" draw:layer="layout" svg:width="0.789cm" svg:height="0.789cm" svg:x="89.92cm" svg:y="79.881cm" svg:viewBox="0 0 790 790" svg:d="M396 790c104 0 204-42 278-116s116-174 116-279c0-104-42-205-116-279s-174-116-278-116c-106 0-206 42-280 116s-116 175-116 279c0 105 42 205 116 279s174 116 280 116z">
          <text:p/>
        </draw:path>
        <draw:path draw:style-name="gr63" draw:text-style-name="P39" draw:layer="layout" svg:width="0.788cm" svg:height="0.789cm" svg:x="84.887cm" svg:y="78.194cm" svg:viewBox="0 0 789 790" svg:d="M394 790c105 0 205-42 280-116 74-74 115-174 115-279 0-104-41-206-115-279-75-74-175-116-280-116s-205 42-279 116c-74 73-115 175-115 279 0 105 41 205 115 279s174 116 279 116z">
          <text:p/>
        </draw:path>
        <draw:path draw:style-name="gr63" draw:text-style-name="P39" draw:layer="layout" svg:width="0.789cm" svg:height="0.789cm" svg:x="84.511cm" svg:y="80.653cm" svg:viewBox="0 0 790 790" svg:d="M396 790c104 0 204-41 278-115s116-175 116-279c0-105-42-205-116-280-74-74-174-116-278-116-105 0-206 42-280 116-74 75-116 175-116 280 0 104 42 205 116 279s175 115 280 115z">
          <text:p/>
        </draw:path>
        <draw:path draw:style-name="gr63" draw:text-style-name="P39" draw:layer="layout" svg:width="0.789cm" svg:height="0.789cm" svg:x="92.486cm" svg:y="77.973cm" svg:viewBox="0 0 790 790" svg:d="M396 790c104 0 205-42 279-116 73-74 115-174 115-280 0-104-42-205-115-279-74-74-175-115-279-115-105 0-205 41-279 115-75 74-117 175-117 279 0 106 42 206 117 280 74 74 174 116 279 116z">
          <text:p/>
        </draw:path>
        <draw:path draw:style-name="gr63" draw:text-style-name="P39" draw:layer="layout" svg:width="0.789cm" svg:height="0.788cm" svg:x="89.664cm" svg:y="79.859cm" svg:viewBox="0 0 790 789" svg:d="M395 789c104 0 205-41 279-115s116-174 116-279-42-205-116-280c-74-74-175-115-279-115-105 0-205 41-279 115-74 75-116 175-116 280s42 205 116 279 174 115 279 115z">
          <text:p/>
        </draw:path>
        <draw:path draw:style-name="gr63" draw:text-style-name="P39" draw:layer="layout" svg:width="0.789cm" svg:height="0.789cm" svg:x="85.104cm" svg:y="76.317cm" svg:viewBox="0 0 790 790" svg:d="M396 790c104 0 205-42 279-116s115-175 115-280c0-104-41-205-115-278-74-74-175-116-279-116-106 0-206 42-280 116-74 73-116 174-116 278 0 105 42 206 116 280s174 116 280 116z">
          <text:p/>
        </draw:path>
        <draw:path draw:style-name="gr63" draw:text-style-name="P39" draw:layer="layout" svg:width="0.789cm" svg:height="0.788cm" svg:x="84.403cm" svg:y="79.844cm" svg:viewBox="0 0 790 789" svg:d="M396 789c104 0 204-41 278-115s116-174 116-279-42-205-116-280c-74-74-174-115-278-115-106 0-206 41-280 115-74 75-116 175-116 280s42 205 116 279 174 115 280 115z">
          <text:p/>
        </draw:path>
        <draw:path draw:style-name="gr63" draw:text-style-name="P39" draw:layer="layout" svg:width="0.789cm" svg:height="0.789cm" svg:x="86.529cm" svg:y="81.513cm" svg:viewBox="0 0 790 790" svg:d="M395 790c104 0 206-42 280-116s115-174 115-278c0-105-41-205-115-279-74-75-176-117-280-117-105 0-205 42-279 117-74 74-116 174-116 279 0 104 42 204 116 278s174 116 279 116z">
          <text:p/>
        </draw:path>
        <draw:line draw:style-name="gr6" draw:text-style-name="P6" draw:layer="layout" svg:x1="83.875cm" svg:y1="88.646cm" svg:x2="83.875cm" svg:y2="71.639cm">
          <text:p/>
        </draw:line>
        <draw:line draw:style-name="gr6" draw:text-style-name="P6" draw:layer="layout" svg:x1="94.949cm" svg:y1="88.646cm" svg:x2="94.949cm" svg:y2="71.639cm">
          <text:p/>
        </draw:line>
        <draw:line draw:style-name="gr6" draw:text-style-name="P6" draw:layer="layout" svg:x1="83.875cm" svg:y1="88.646cm" svg:x2="94.949cm" svg:y2="88.646cm">
          <text:p/>
        </draw:line>
        <draw:line draw:style-name="gr6" draw:text-style-name="P6" draw:layer="layout" svg:x1="83.875cm" svg:y1="71.639cm" svg:x2="94.949cm" svg:y2="71.639cm">
          <text:p/>
        </draw:line>
        <draw:polygon draw:style-name="gr1" draw:text-style-name="P1" draw:layer="layout" svg:width="13.44cm" svg:height="17.007cm" svg:x="102.71cm" svg:y="71.639cm" svg:viewBox="0 0 13441 17008" draw:points="0,17008 13441,17008 13441,0 0,0">
          <text:p/>
        </draw:polygon>
        <draw:path draw:style-name="gr24" draw:text-style-name="P20" draw:layer="layout" svg:width="0.789cm" svg:height="0.789cm" svg:x="111.055cm" svg:y="86.834cm" svg:viewBox="0 0 790 790" svg:d="M394 790c106 0 206-42 280-116s116-174 116-279c0-104-42-206-116-280s-174-115-280-115c-104 0-204 41-278 115s-116 176-116 280c0 105 42 205 116 279s174 116 278 116z">
          <text:p/>
        </draw:path>
        <draw:path draw:style-name="gr24" draw:text-style-name="P20" draw:layer="layout" svg:width="0.789cm" svg:height="0.789cm" svg:x="108.523cm" svg:y="85.577cm" svg:viewBox="0 0 790 790" svg:d="M395 790c104 0 205-42 280-117 74-74 115-174 115-279 0-104-41-205-115-278-75-74-176-116-280-116-105 0-205 42-279 116-74 73-116 174-116 278 0 105 42 205 116 279 74 75 174 117 279 117z">
          <text:p/>
        </draw:path>
        <draw:path draw:style-name="gr24" draw:text-style-name="P20" draw:layer="layout" svg:width="0.789cm" svg:height="0.789cm" svg:x="103.436cm" svg:y="79.022cm" svg:viewBox="0 0 790 790" svg:d="M395 790c105 0 205-41 279-115s116-174 116-279-42-205-116-280c-74-74-174-116-279-116-104 0-205 42-280 116-73 75-115 175-115 280s42 205 115 279c75 74 176 115 280 115z">
          <text:p/>
        </draw:path>
        <draw:path draw:style-name="gr24" draw:text-style-name="P20" draw:layer="layout" svg:width="0.789cm" svg:height="0.789cm" svg:x="104.333cm" svg:y="77.676cm" svg:viewBox="0 0 790 790" svg:d="M396 790c104 0 205-41 279-116 74-74 115-175 115-279 0-105-41-205-115-279s-175-116-279-116c-105 0-205 42-279 116-75 74-117 174-117 279 0 104 42 205 117 279 74 75 174 116 279 116z">
          <text:p/>
        </draw:path>
        <draw:path draw:style-name="gr24" draw:text-style-name="P20" draw:layer="layout" svg:width="0.789cm" svg:height="0.789cm" svg:x="109.359cm" svg:y="84.095cm" svg:viewBox="0 0 790 790" svg:d="M395 790c104 0 206-42 280-116 74-75 115-175 115-280 0-104-41-205-115-279s-176-115-280-115c-105 0-205 41-279 115s-116 175-116 279c0 105 42 205 116 280 74 74 174 116 279 116z">
          <text:p/>
        </draw:path>
        <draw:path draw:style-name="gr24" draw:text-style-name="P20" draw:layer="layout" svg:width="0.789cm" svg:height="0.789cm" svg:x="110.04cm" svg:y="86.362cm" svg:viewBox="0 0 790 790" svg:d="M394 790c105 0 205-42 279-117 75-74 117-174 117-279 0-104-42-205-117-278-74-74-174-116-279-116-104 0-204 42-278 116-74 73-116 174-116 278 0 105 42 205 116 279 74 75 174 117 278 117z">
          <text:p/>
        </draw:path>
        <draw:path draw:style-name="gr24" draw:text-style-name="P20" draw:layer="layout" svg:width="0.789cm" svg:height="0.789cm" svg:x="106.327cm" svg:y="82.465cm" svg:viewBox="0 0 790 790" svg:d="M394 790c106 0 206-42 280-116 74-75 116-175 116-280 0-104-42-205-116-279s-174-115-280-115c-104 0-205 41-279 115-73 74-115 175-115 279 0 105 42 205 115 280 74 74 175 116 279 116z">
          <text:p/>
        </draw:path>
        <draw:path draw:style-name="gr24" draw:text-style-name="P20" draw:layer="layout" svg:width="0.789cm" svg:height="0.789cm" svg:x="108.158cm" svg:y="82.751cm" svg:viewBox="0 0 790 790" svg:d="M396 790c104 0 205-42 278-116 74-74 116-174 116-279s-42-206-116-280c-73-73-174-115-278-115-105 0-206 42-280 115-74 74-116 175-116 280s42 205 116 279 175 116 280 116z">
          <text:p/>
        </draw:path>
        <draw:path draw:style-name="gr24" draw:text-style-name="P20" draw:layer="layout" svg:width="0.789cm" svg:height="0.789cm" svg:x="109.136cm" svg:y="84.238cm" svg:viewBox="0 0 790 790" svg:d="M395 790c105 0 205-42 279-116s116-174 116-280c0-104-42-205-116-279s-174-115-279-115c-104 0-205 41-279 115s-116 175-116 279c0 106 42 206 116 280s175 116 279 116z">
          <text:p/>
        </draw:path>
        <draw:path draw:style-name="gr24" draw:text-style-name="P20" draw:layer="layout" svg:width="0.789cm" svg:height="0.789cm" svg:x="110.908cm" svg:y="83.33cm" svg:viewBox="0 0 790 790" svg:d="M395 790c104 0 206-41 280-115s115-176 115-280c0-105-41-205-115-279s-176-116-280-116c-105 0-205 42-279 116s-116 174-116 279c0 104 42 206 116 280s174 115 279 115z">
          <text:p/>
        </draw:path>
        <draw:path draw:style-name="gr24" draw:text-style-name="P20" draw:layer="layout" svg:width="0.789cm" svg:height="0.789cm" svg:x="112.802cm" svg:y="76.943cm" svg:viewBox="0 0 790 790" svg:d="M396 790c104 0 205-42 279-117 74-74 115-174 115-279 0-104-41-205-115-279-74-73-175-115-279-115-105 0-206 42-280 115-74 74-116 175-116 279 0 105 42 205 116 279 74 75 175 117 280 117z">
          <text:p/>
        </draw:path>
        <draw:path draw:style-name="gr24" draw:text-style-name="P20" draw:layer="layout" svg:width="0.789cm" svg:height="0.789cm" svg:x="110.667cm" svg:y="76.91cm" svg:viewBox="0 0 790 790" svg:d="M395 790c105 0 205-42 279-117 74-74 116-174 116-278 0-105-42-205-116-279s-174-116-279-116c-104 0-204 42-278 116-75 74-117 174-117 279 0 104 42 204 117 278 74 75 174 117 278 117z">
          <text:p/>
        </draw:path>
        <draw:path draw:style-name="gr24" draw:text-style-name="P20" draw:layer="layout" svg:width="0.789cm" svg:height="0.789cm" svg:x="112.565cm" svg:y="73.97cm" svg:viewBox="0 0 790 790" svg:d="M394 790c105 0 206-42 280-116s116-174 116-280c0-104-42-205-116-279s-175-115-280-115-205 41-279 115-115 175-115 279c0 106 41 206 115 280s174 116 279 116z">
          <text:p/>
        </draw:path>
        <draw:path draw:style-name="gr24" draw:text-style-name="P20" draw:layer="layout" svg:width="0.789cm" svg:height="0.789cm" svg:x="109.933cm" svg:y="73.055cm" svg:viewBox="0 0 790 790" svg:d="M394 790c105 0 205-42 279-116 74-75 117-175 117-279 0-105-43-205-117-279s-174-116-279-116c-104 0-205 42-279 116s-115 174-115 279c0 104 41 204 115 279 74 74 175 116 279 116z">
          <text:p/>
        </draw:path>
        <draw:path draw:style-name="gr24" draw:text-style-name="P20" draw:layer="layout" svg:width="0.789cm" svg:height="0.789cm" svg:x="109.077cm" svg:y="73.227cm" svg:viewBox="0 0 790 790" svg:d="M395 790c105 0 205-41 279-115s116-175 116-280-42-205-116-279-174-116-279-116c-104 0-205 42-279 116-75 74-116 174-116 279s41 206 116 280c74 74 175 115 279 115z">
          <text:p/>
        </draw:path>
        <draw:path draw:style-name="gr24" draw:text-style-name="P20" draw:layer="layout" svg:width="0.789cm" svg:height="0.788cm" svg:x="114.636cm" svg:y="75.754cm" svg:viewBox="0 0 790 789" svg:d="M395 789c105 0 205-41 279-115s116-174 116-279-42-206-116-280-174-115-279-115c-104 0-205 41-279 115s-116 175-116 280 42 205 116 279 175 115 279 115z">
          <text:p/>
        </draw:path>
        <draw:path draw:style-name="gr24" draw:text-style-name="P20" draw:layer="layout" svg:width="0.789cm" svg:height="0.79cm" svg:x="113.88cm" svg:y="76.829cm" svg:viewBox="0 0 790 791" svg:d="M394 791c105 0 205-42 279-116s117-175 117-279c0-105-43-205-117-279s-174-117-279-117c-104 0-205 43-279 117s-115 174-115 279c0 104 41 205 115 279s175 116 279 116z">
          <text:p/>
        </draw:path>
        <draw:path draw:style-name="gr24" draw:text-style-name="P20" draw:layer="layout" svg:width="0.788cm" svg:height="0.789cm" svg:x="110.974cm" svg:y="75.102cm" svg:viewBox="0 0 789 790" svg:d="M394 790c105 0 206-42 280-116s115-174 115-278c0-105-41-205-115-280-74-74-175-116-280-116s-205 42-279 116c-74 75-115 175-115 280 0 104 41 204 115 278s174 116 279 116z">
          <text:p/>
        </draw:path>
        <draw:path draw:style-name="gr24" draw:text-style-name="P20" draw:layer="layout" svg:width="0.788cm" svg:height="0.789cm" svg:x="110cm" svg:y="72.661cm" svg:viewBox="0 0 789 790" svg:d="M394 790c105 0 205-41 279-115 75-74 116-175 116-279 0-105-41-206-116-280-74-74-174-116-279-116s-205 42-279 116-115 175-115 280c0 104 41 205 115 279s174 115 279 115z">
          <text:p/>
        </draw:path>
        <draw:path draw:style-name="gr24" draw:text-style-name="P20" draw:layer="layout" svg:width="0.789cm" svg:height="0.789cm" svg:x="111.764cm" svg:y="73.777cm" svg:viewBox="0 0 790 790" svg:d="M394 790c105 0 206-41 280-116 74-74 116-175 116-279 0-105-42-205-116-279s-175-116-280-116c-104 0-205 42-279 116s-115 174-115 279c0 104 41 205 115 279 74 75 175 116 279 116z">
          <text:p/>
        </draw:path>
        <draw:line draw:style-name="gr6" draw:text-style-name="P6" draw:layer="layout" svg:x1="102.71cm" svg:y1="88.646cm" svg:x2="102.71cm" svg:y2="71.639cm">
          <text:p/>
        </draw:line>
        <draw:line draw:style-name="gr6" draw:text-style-name="P6" draw:layer="layout" svg:x1="116.15cm" svg:y1="88.646cm" svg:x2="116.15cm" svg:y2="71.639cm">
          <text:p/>
        </draw:line>
        <draw:line draw:style-name="gr6" draw:text-style-name="P6" draw:layer="layout" svg:x1="102.71cm" svg:y1="88.646cm" svg:x2="116.15cm" svg:y2="88.646cm">
          <text:p/>
        </draw:line>
        <draw:line draw:style-name="gr6" draw:text-style-name="P6" draw:layer="layout" svg:x1="102.71cm" svg:y1="71.639cm" svg:x2="116.15cm" svg:y2="71.639cm">
          <text:p/>
        </draw:line>
        <draw:polygon draw:style-name="gr1" draw:text-style-name="P1" draw:layer="layout" svg:width="16.682cm" svg:height="13.884cm" svg:x="121.108cm" svg:y="73.2cm" svg:viewBox="0 0 16683 13885" draw:points="0,13885 16683,13885 16683,0 0,0">
          <text:p/>
        </draw:polygon>
        <draw:path draw:style-name="gr64" draw:text-style-name="P40" draw:layer="layout" svg:width="0.789cm" svg:height="0.789cm" svg:x="124.172cm" svg:y="80.284cm" svg:viewBox="0 0 790 790" svg:d="M394 790c105 0 205-42 279-116 75-73 117-174 117-279s-42-205-117-279c-74-74-174-116-279-116-104 0-205 42-279 116s-115 174-115 279 41 206 115 279c74 74 175 116 279 116z">
          <text:p/>
        </draw:path>
        <draw:path draw:style-name="gr64" draw:text-style-name="P40" draw:layer="layout" svg:width="0.789cm" svg:height="0.789cm" svg:x="124.355cm" svg:y="73.963cm" svg:viewBox="0 0 790 790" svg:d="M395 790c104 0 205-42 279-116s116-175 116-280c0-104-42-205-116-278-74-74-175-116-279-116-105 0-205 42-279 116-74 73-116 174-116 278 0 105 42 206 116 280s174 116 279 116z">
          <text:p/>
        </draw:path>
        <draw:path draw:style-name="gr64" draw:text-style-name="P40" draw:layer="layout" svg:width="0.788cm" svg:height="0.789cm" svg:x="125.432cm" svg:y="82.965cm" svg:viewBox="0 0 789 790" svg:d="M395 790c105 0 205-41 279-115s115-175 115-279c0-105-41-205-115-280-74-74-174-116-279-116s-206 42-280 116c-74 75-115 175-115 280 0 104 41 205 115 279s175 115 280 115z">
          <text:p/>
        </draw:path>
        <draw:path draw:style-name="gr64" draw:text-style-name="P40" draw:layer="layout" svg:width="0.789cm" svg:height="0.789cm" svg:x="124.794cm" svg:y="74.743cm" svg:viewBox="0 0 790 790" svg:d="M396 790c104 0 205-42 278-116 74-74 116-175 116-280 0-104-42-205-116-279-73-74-174-115-278-115-105 0-205 41-279 115-75 74-117 175-117 279 0 105 42 206 117 280 74 74 174 116 279 116z">
          <text:p/>
        </draw:path>
        <draw:path draw:style-name="gr64" draw:text-style-name="P40" draw:layer="layout" svg:width="0.789cm" svg:height="0.789cm" svg:x="125.534cm" svg:y="77.067cm" svg:viewBox="0 0 790 790" svg:d="M396 790c104 0 204-41 278-115s116-176 116-280c0-105-42-205-116-279s-174-116-278-116c-105 0-205 42-280 116-74 74-116 174-116 279 0 104 42 206 116 280 75 74 175 115 280 115z">
          <text:p/>
        </draw:path>
        <draw:path draw:style-name="gr64" draw:text-style-name="P40" draw:layer="layout" svg:width="0.788cm" svg:height="0.788cm" svg:x="122.104cm" svg:y="82.529cm" svg:viewBox="0 0 789 789" svg:d="M394 789c106 0 206-41 280-115 74-75 115-175 115-280s-41-205-115-279-174-115-280-115c-105 0-205 41-279 115s-115 174-115 279 41 205 115 280c74 74 174 115 279 115z">
          <text:p/>
        </draw:path>
        <draw:path draw:style-name="gr64" draw:text-style-name="P40" draw:layer="layout" svg:width="0.788cm" svg:height="0.789cm" svg:x="123.688cm" svg:y="77.611cm" svg:viewBox="0 0 789 790" svg:d="M394 790c106 0 206-42 280-116 74-73 115-174 115-278 0-105-41-205-115-279s-174-117-280-117c-105 0-205 43-279 117s-115 174-115 279c0 104 41 205 115 278 74 74 174 116 279 116z">
          <text:p/>
        </draw:path>
        <draw:path draw:style-name="gr64" draw:text-style-name="P40" draw:layer="layout" svg:width="0.789cm" svg:height="0.788cm" svg:x="123.371cm" svg:y="81.036cm" svg:viewBox="0 0 790 789" svg:d="M394 789c105 0 205-41 279-115 75-74 117-175 117-280s-42-205-117-279c-74-74-174-115-279-115-104 0-205 41-279 115s-115 174-115 279 41 206 115 280 175 115 279 115z">
          <text:p/>
        </draw:path>
        <draw:path draw:style-name="gr64" draw:text-style-name="P40" draw:layer="layout" svg:width="0.789cm" svg:height="0.788cm" svg:x="127.366cm" svg:y="80.035cm" svg:viewBox="0 0 790 789" svg:d="M394 789c105 0 205-41 279-116 75-74 117-174 117-279s-42-205-117-279c-74-74-174-115-279-115-104 0-205 41-279 115s-115 174-115 279 41 205 115 279c74 75 175 116 279 116z">
          <text:p/>
        </draw:path>
        <draw:path draw:style-name="gr64" draw:text-style-name="P40" draw:layer="layout" svg:width="0.789cm" svg:height="0.789cm" svg:x="122.9cm" svg:y="78.961cm" svg:viewBox="0 0 790 790" svg:d="M394 790c106 0 206-42 280-116s116-174 116-279c0-104-42-206-116-280s-174-115-280-115c-104 0-204 41-278 115s-116 176-116 280c0 105 42 205 116 279s174 116 278 116z">
          <text:p/>
        </draw:path>
        <draw:path draw:style-name="gr64" draw:text-style-name="P40" draw:layer="layout" svg:width="0.789cm" svg:height="0.789cm" svg:x="123.59cm" svg:y="81.366cm" svg:viewBox="0 0 790 790" svg:d="M395 790c104 0 206-41 279-115 74-74 116-175 116-279 0-105-42-206-116-280-73-74-175-116-279-116-105 0-205 42-279 116s-116 175-116 280c0 104 42 205 116 279s174 115 279 115z">
          <text:p/>
        </draw:path>
        <draw:path draw:style-name="gr64" draw:text-style-name="P40" draw:layer="layout" svg:width="0.789cm" svg:height="0.789cm" svg:x="128.825cm" svg:y="85.386cm" svg:viewBox="0 0 790 790" svg:d="M395 790c105 0 205-42 279-115 74-74 116-175 116-279 0-105-42-205-116-279-74-75-174-117-279-117-104 0-205 42-279 117-74 74-116 174-116 279 0 104 42 205 116 279 74 73 175 115 279 115z">
          <text:p/>
        </draw:path>
        <draw:path draw:style-name="gr64" draw:text-style-name="P40" draw:layer="layout" svg:width="0.789cm" svg:height="0.789cm" svg:x="127.811cm" svg:y="81.468cm" svg:viewBox="0 0 790 790" svg:d="M395 790c105 0 205-42 279-116s116-174 116-279c0-104-42-205-116-279-74-75-174-116-279-116-104 0-205 41-279 116-74 74-116 175-116 279 0 105 42 205 116 279s175 116 279 116z">
          <text:p/>
        </draw:path>
        <draw:path draw:style-name="gr64" draw:text-style-name="P40" draw:layer="layout" svg:width="0.789cm" svg:height="0.788cm" svg:x="124.108cm" svg:y="85.404cm" svg:viewBox="0 0 790 789" svg:d="M395 789c105 0 205-41 279-115s116-174 116-279-42-205-116-279c-74-75-174-116-279-116-104 0-205 41-279 116-74 74-116 174-116 279s42 205 116 279 175 115 279 115z">
          <text:p/>
        </draw:path>
        <draw:path draw:style-name="gr64" draw:text-style-name="P40" draw:layer="layout" svg:width="0.789cm" svg:height="0.789cm" svg:x="133.068cm" svg:y="78.32cm" svg:viewBox="0 0 790 790" svg:d="M394 790c106 0 206-42 280-116s116-174 116-279c0-104-42-205-116-279-74-75-174-116-280-116-104 0-204 41-278 116-74 74-116 175-116 279 0 105 42 205 116 279s174 116 278 116z">
          <text:p/>
        </draw:path>
        <draw:path draw:style-name="gr65" draw:text-style-name="P40" draw:layer="layout" svg:width="0.789cm" svg:height="0.789cm" svg:x="127.122cm" svg:y="78.557cm" svg:viewBox="0 0 790 790" svg:d="M395 790c105 0 205-41 279-115 74-75 116-176 116-280 0-105-42-205-116-279s-174-116-279-116c-104 0-204 42-279 116-74 74-116 174-116 279 0 104 42 205 116 280 75 74 175 115 279 115z">
          <text:p/>
        </draw:path>
        <draw:path draw:style-name="gr66" draw:text-style-name="P6" draw:layer="layout" svg:width="0.789cm" svg:height="0.789cm" svg:x="127.122cm" svg:y="78.557cm" svg:viewBox="0 0 790 790" svg:d="M395 790c105 0 205-41 279-115 74-75 116-176 116-280 0-105-42-205-116-279s-174-116-279-116c-104 0-204 42-279 116-74 74-116 174-116 279 0 104 42 205 116 280 75 74 175 115 279 115z">
          <text:p/>
        </draw:path>
        <draw:path draw:style-name="gr64" draw:text-style-name="P40" draw:layer="layout" svg:width="0.789cm" svg:height="0.789cm" svg:x="136.005cm" svg:y="83.056cm" svg:viewBox="0 0 790 790" svg:d="M395 790c104 0 205-41 279-115 75-74 116-175 116-279 0-105-41-205-116-279-74-75-175-117-279-117-105 0-205 42-279 117-74 74-116 174-116 279 0 104 42 205 116 279s174 115 279 115z">
          <text:p/>
        </draw:path>
        <draw:path draw:style-name="gr64" draw:text-style-name="P40" draw:layer="layout" svg:width="0.789cm" svg:height="0.788cm" svg:x="130.859cm" svg:y="84.345cm" svg:viewBox="0 0 790 789" svg:d="M396 789c104 0 205-41 279-115s115-174 115-279c0-106-41-206-115-280s-175-115-279-115c-106 0-206 41-280 115s-116 174-116 280c0 105 42 205 116 279s174 115 280 115z">
          <text:p/>
        </draw:path>
        <draw:path draw:style-name="gr64" draw:text-style-name="P40" draw:layer="layout" svg:width="0.789cm" svg:height="0.789cm" svg:x="127.037cm" svg:y="75.265cm" svg:viewBox="0 0 790 790" svg:d="M396 790c104 0 205-42 279-116s115-175 115-279c0-105-41-205-115-279s-175-116-279-116c-105 0-206 42-280 116s-116 174-116 279c0 104 42 205 116 279s175 116 280 116z">
          <text:p/>
        </draw:path>
        <draw:path draw:style-name="gr64" draw:text-style-name="P40" draw:layer="layout" svg:width="0.789cm" svg:height="0.789cm" svg:x="125.514cm" svg:y="74.248cm" svg:viewBox="0 0 790 790" svg:d="M395 790c105 0 205-42 279-116s116-174 116-279c0-104-42-205-116-279s-174-116-279-116c-104 0-205 42-280 116-73 74-115 175-115 279 0 105 42 205 115 279 75 74 176 116 280 116z">
          <text:p/>
        </draw:path>
        <draw:path draw:style-name="gr64" draw:text-style-name="P40" draw:layer="layout" svg:width="0.789cm" svg:height="0.789cm" svg:x="130.215cm" svg:y="83.084cm" svg:viewBox="0 0 790 790" svg:d="M396 790c104 0 204-42 278-116s116-174 116-278c0-105-42-205-116-279-74-75-174-117-278-117-105 0-206 42-280 117-74 74-116 174-116 279 0 104 42 204 116 278s175 116 280 116z">
          <text:p/>
        </draw:path>
        <draw:path draw:style-name="gr64" draw:text-style-name="P40" draw:layer="layout" svg:width="0.789cm" svg:height="0.789cm" svg:x="130.077cm" svg:y="82.268cm" svg:viewBox="0 0 790 790" svg:d="M395 790c105 0 205-42 279-116s116-174 116-279c0-104-42-205-116-278-74-75-174-117-279-117s-206 42-280 117c-74 73-115 174-115 278 0 105 41 205 115 279s175 116 280 116z">
          <text:p/>
        </draw:path>
        <draw:path draw:style-name="gr64" draw:text-style-name="P40" draw:layer="layout" svg:width="0.789cm" svg:height="0.789cm" svg:x="129.632cm" svg:y="85.532cm" svg:viewBox="0 0 790 790" svg:d="M395 790c104 0 205-42 279-116s116-175 116-279c0-105-42-205-116-279s-175-116-279-116c-105 0-205 42-279 116s-116 174-116 279c0 104 42 205 116 279s174 116 279 116z">
          <text:p/>
        </draw:path>
        <draw:path draw:style-name="gr64" draw:text-style-name="P40" draw:layer="layout" svg:width="0.789cm" svg:height="0.789cm" svg:x="134.146cm" svg:y="80.977cm" svg:viewBox="0 0 790 790" svg:d="M395 790c105 0 205-42 279-116s116-175 116-280c0-104-42-205-116-279s-174-115-279-115c-104 0-206 41-280 115s-115 175-115 279c0 105 41 206 115 280s176 116 280 116z">
          <text:p/>
        </draw:path>
        <draw:path draw:style-name="gr64" draw:text-style-name="P40" draw:layer="layout" svg:width="0.789cm" svg:height="0.789cm" svg:x="133.552cm" svg:y="83.589cm" svg:viewBox="0 0 790 790" svg:d="M395 790c105 0 205-42 279-116s116-174 116-279-42-205-116-279-174-116-279-116c-104 0-205 42-279 116s-116 174-116 279 42 205 116 279 175 116 279 116z">
          <text:p/>
        </draw:path>
        <draw:line draw:style-name="gr6" draw:text-style-name="P6" draw:layer="layout" svg:x1="121.108cm" svg:y1="87.084cm" svg:x2="121.108cm" svg:y2="73.2cm">
          <text:p/>
        </draw:line>
        <draw:line draw:style-name="gr6" draw:text-style-name="P6" draw:layer="layout" svg:x1="137.79cm" svg:y1="87.084cm" svg:x2="137.79cm" svg:y2="73.2cm">
          <text:p/>
        </draw:line>
        <draw:line draw:style-name="gr6" draw:text-style-name="P6" draw:layer="layout" svg:x1="121.108cm" svg:y1="87.084cm" svg:x2="137.79cm" svg:y2="87.084cm">
          <text:p/>
        </draw:line>
        <draw:line draw:style-name="gr6" draw:text-style-name="P6" draw:layer="layout" svg:x1="121.108cm" svg:y1="73.2cm" svg:x2="137.79cm" svg:y2="73.2cm">
          <text:p/>
        </draw:line>
        <draw:polygon draw:style-name="gr1" draw:text-style-name="P1" draw:layer="layout" svg:width="16.683cm" svg:height="10.722cm" svg:x="141.126cm" svg:y="74.781cm" svg:viewBox="0 0 16684 10723" draw:points="0,10723 16684,10723 16684,0 0,0">
          <text:p/>
        </draw:polygon>
        <draw:path draw:style-name="gr22" draw:text-style-name="P18" draw:layer="layout" svg:width="0.789cm" svg:height="0.789cm" svg:x="142.122cm" svg:y="75.28cm" svg:viewBox="0 0 790 790" svg:d="M396 790c104 0 205-43 279-117s115-174 115-279c0-104-41-205-115-279s-175-115-279-115c-105 0-205 41-279 115-75 74-117 175-117 279 0 105 42 205 117 279 74 74 174 117 279 117z">
          <text:p/>
        </draw:path>
        <draw:path draw:style-name="gr60" draw:text-style-name="P38" draw:layer="layout" svg:width="0.789cm" svg:height="0.789cm" svg:x="156.024cm" svg:y="84.215cm" svg:viewBox="0 0 790 790" svg:d="M396 790c104 0 204-41 278-115s116-175 116-280-42-205-116-279-174-116-278-116c-106 0-206 42-280 116s-116 174-116 279 42 206 116 280 174 115 280 115z">
          <text:p/>
        </draw:path>
        <draw:line draw:style-name="gr6" draw:text-style-name="P6" draw:layer="layout" svg:x1="141.126cm" svg:y1="85.503cm" svg:x2="141.126cm" svg:y2="74.781cm">
          <text:p/>
        </draw:line>
        <draw:line draw:style-name="gr6" draw:text-style-name="P6" draw:layer="layout" svg:x1="157.809cm" svg:y1="85.503cm" svg:x2="157.809cm" svg:y2="74.781cm">
          <text:p/>
        </draw:line>
        <draw:line draw:style-name="gr6" draw:text-style-name="P6" draw:layer="layout" svg:x1="141.126cm" svg:y1="85.503cm" svg:x2="157.809cm" svg:y2="85.503cm">
          <text:p/>
        </draw:line>
        <draw:line draw:style-name="gr6" draw:text-style-name="P6" draw:layer="layout" svg:x1="141.126cm" svg:y1="74.781cm" svg:x2="157.809cm" svg:y2="74.781cm">
          <text:p/>
        </draw:line>
        <draw:polygon draw:style-name="gr1" draw:text-style-name="P1" draw:layer="layout" svg:width="16.682cm" svg:height="8.438cm" svg:x="161.145cm" svg:y="75.923cm" svg:viewBox="0 0 16683 8439" draw:points="0,8439 16683,8439 16683,0 0,0">
          <text:p/>
        </draw:polygon>
        <draw:path draw:style-name="gr67" draw:text-style-name="P37" draw:layer="layout" svg:width="0.789cm" svg:height="0.789cm" svg:x="173.363cm" svg:y="78.23cm" svg:viewBox="0 0 790 790" svg:d="M396 790c104 0 204-42 278-116s116-174 116-279-42-205-116-280c-74-74-174-115-278-115-106 0-206 41-280 115-74 75-116 175-116 280s42 205 116 279 174 116 280 116z">
          <text:p/>
        </draw:path>
        <draw:path draw:style-name="gr68" draw:text-style-name="P6" draw:layer="layout" svg:width="0.789cm" svg:height="0.789cm" svg:x="173.363cm" svg:y="78.23cm" svg:viewBox="0 0 790 790" svg:d="M396 790c104 0 204-42 278-116s116-174 116-279-42-205-116-280c-74-74-174-115-278-115-106 0-206 41-280 115-74 75-116 175-116 280s42 205 116 279 174 116 280 116z">
          <text:p/>
        </draw:path>
        <draw:path draw:style-name="gr69" draw:text-style-name="P41" draw:layer="layout" svg:width="0.789cm" svg:height="0.788cm" svg:x="165.286cm" svg:y="76.626cm" svg:viewBox="0 0 790 789" svg:d="M394 789c105 0 206-41 280-115s116-174 116-279-42-206-116-280-175-115-280-115c-104 0-205 41-279 115-73 74-115 175-115 280s42 205 115 279c74 74 175 115 279 115z">
          <text:p/>
        </draw:path>
        <draw:path draw:style-name="gr69" draw:text-style-name="P41" draw:layer="layout" svg:width="0.789cm" svg:height="0.789cm" svg:x="164.263cm" svg:y="78.605cm" svg:viewBox="0 0 790 790" svg:d="M396 790c104 0 205-42 279-116 73-74 115-175 115-280 0-104-42-205-115-279-74-73-175-115-279-115-105 0-205 42-279 115-74 74-117 175-117 279 0 105 43 206 117 280s174 116 279 116z">
          <text:p/>
        </draw:path>
        <draw:path draw:style-name="gr70" draw:text-style-name="P42" draw:layer="layout" svg:width="0.789cm" svg:height="0.789cm" svg:x="165.594cm" svg:y="77.559cm" svg:viewBox="0 0 790 790" svg:d="M395 790c105 0 205-41 279-115s116-175 116-279c0-105-42-205-116-279-74-75-174-117-279-117-104 0-206 42-280 117-74 74-115 174-115 279 0 104 41 205 115 279s176 115 280 115z">
          <text:p/>
        </draw:path>
        <draw:path draw:style-name="gr70" draw:text-style-name="P42" draw:layer="layout" svg:width="0.789cm" svg:height="0.789cm" svg:x="164.606cm" svg:y="81.228cm" svg:viewBox="0 0 790 790" svg:d="M394 790c106 0 206-42 280-116s116-174 116-279-42-206-116-280-174-115-280-115c-104 0-205 41-279 115s-115 175-115 280 41 205 115 279 175 116 279 116z">
          <text:p/>
        </draw:path>
        <draw:path draw:style-name="gr71" draw:text-style-name="P41" draw:layer="layout" svg:width="0.789cm" svg:height="0.789cm" svg:x="165.244cm" svg:y="77.479cm" svg:viewBox="0 0 790 790" svg:d="M394 790c105 0 205-41 280-115 74-74 116-175 116-279 0-105-42-205-116-280-75-74-175-116-280-116-104 0-205 42-278 116-74 75-116 175-116 280 0 104 42 205 116 279 73 74 174 115 278 115z">
          <text:p/>
        </draw:path>
        <draw:path draw:style-name="gr72" draw:text-style-name="P6" draw:layer="layout" svg:width="0.789cm" svg:height="0.789cm" svg:x="165.244cm" svg:y="77.479cm" svg:viewBox="0 0 790 790" svg:d="M394 790c105 0 205-41 280-115 74-74 116-175 116-279 0-105-42-205-116-280-75-74-175-116-280-116-104 0-205 42-278 116-74 75-116 175-116 280 0 104 42 205 116 279 73 74 174 115 278 115z">
          <text:p/>
        </draw:path>
        <draw:path draw:style-name="gr55" draw:text-style-name="P37" draw:layer="layout" svg:width="0.789cm" svg:height="0.789cm" svg:x="173.012cm" svg:y="76.675cm" svg:viewBox="0 0 790 790" svg:d="M395 790c104 0 205-42 279-116s116-174 116-279c0-104-42-205-116-279s-175-116-279-116c-105 0-205 42-279 116s-116 175-116 279c0 105 42 205 116 279s174 116 279 116z">
          <text:p/>
        </draw:path>
        <draw:path draw:style-name="gr55" draw:text-style-name="P37" draw:layer="layout" svg:width="0.789cm" svg:height="0.789cm" svg:x="173.487cm" svg:y="81.489cm" svg:viewBox="0 0 790 790" svg:d="M395 790c105 0 205-42 279-116s116-174 116-279c0-104-42-205-116-279-74-75-174-116-279-116-104 0-206 41-279 116-74 74-116 175-116 279 0 105 42 205 116 279 73 74 175 116 279 116z">
          <text:p/>
        </draw:path>
        <draw:path draw:style-name="gr70" draw:text-style-name="P42" draw:layer="layout" svg:width="0.789cm" svg:height="0.789cm" svg:x="165.655cm" svg:y="80.703cm" svg:viewBox="0 0 790 790" svg:d="M396 790c104 0 205-41 279-115s115-175 115-279c0-105-41-205-115-279-74-75-175-117-279-117-105 0-206 42-280 117-74 74-116 174-116 279 0 104 42 205 116 279s175 115 280 115z">
          <text:p/>
        </draw:path>
        <draw:path draw:style-name="gr69" draw:text-style-name="P41" draw:layer="layout" svg:width="0.789cm" svg:height="0.789cm" svg:x="165.715cm" svg:y="77.386cm" svg:viewBox="0 0 790 790" svg:d="M396 790c104 0 205-42 279-116s115-174 115-279c0-104-41-206-115-280s-175-115-279-115c-105 0-205 41-280 115-74 74-116 176-116 280 0 105 42 205 116 279 75 74 175 116 280 116z">
          <text:p/>
        </draw:path>
        <draw:path draw:style-name="gr69" draw:text-style-name="P41" draw:layer="layout" svg:width="0.789cm" svg:height="0.789cm" svg:x="163.954cm" svg:y="77.313cm" svg:viewBox="0 0 790 790" svg:d="M396 790c104 0 205-42 279-116s115-174 115-279-41-206-115-280-175-115-279-115c-106 0-206 41-280 115s-116 175-116 280 42 205 116 279 174 116 280 116z">
          <text:p/>
        </draw:path>
        <draw:path draw:style-name="gr70" draw:text-style-name="P42" draw:layer="layout" svg:width="0.788cm" svg:height="0.789cm" svg:x="170.34cm" svg:y="77.751cm" svg:viewBox="0 0 789 790" svg:d="M395 790c105 0 205-42 279-116 74-75 115-175 115-280 0-104-41-204-115-278s-174-116-279-116-206 42-280 116-115 174-115 278c0 105 41 205 115 280 74 74 175 116 280 116z">
          <text:p/>
        </draw:path>
        <draw:path draw:style-name="gr55" draw:text-style-name="P37" draw:layer="layout" svg:width="0.789cm" svg:height="0.788cm" svg:x="171.018cm" svg:y="83.039cm" svg:viewBox="0 0 790 789" svg:d="M396 789c104 0 205-41 279-115s115-174 115-279-41-205-115-279c-74-75-175-116-279-116-106 0-206 41-280 116-74 74-116 174-116 279s42 205 116 279 174 115 280 115z">
          <text:p/>
        </draw:path>
        <draw:path draw:style-name="gr55" draw:text-style-name="P37" draw:layer="layout" svg:width="0.789cm" svg:height="0.789cm" svg:x="173.273cm" svg:y="77.997cm" svg:viewBox="0 0 790 790" svg:d="M394 790c106 0 206-42 280-116s116-174 116-280c0-104-42-205-116-279s-174-115-280-115c-104 0-205 41-279 115s-115 175-115 279c0 106 41 206 115 280s175 116 279 116z">
          <text:p/>
        </draw:path>
        <draw:path draw:style-name="gr55" draw:text-style-name="P37" draw:layer="layout" svg:width="0.789cm" svg:height="0.789cm" svg:x="172.557cm" svg:y="78.632cm" svg:viewBox="0 0 790 790" svg:d="M394 790c106 0 206-42 280-116s116-175 116-280c0-104-42-205-116-279s-174-115-280-115c-104 0-205 41-279 115s-115 175-115 279c0 105 41 206 115 280s175 116 279 116z">
          <text:p/>
        </draw:path>
        <draw:path draw:style-name="gr55" draw:text-style-name="P37" draw:layer="layout" svg:width="0.789cm" svg:height="0.789cm" svg:x="173.388cm" svg:y="76.751cm" svg:viewBox="0 0 790 790" svg:d="M396 790c104 0 205-42 279-116s115-174 115-279c0-104-41-204-115-278-74-75-175-117-279-117-106 0-206 42-280 117-74 74-116 174-116 278 0 105 42 205 116 279s174 116 280 116z">
          <text:p/>
        </draw:path>
        <draw:path draw:style-name="gr70" draw:text-style-name="P42" draw:layer="layout" svg:width="0.789cm" svg:height="0.789cm" svg:x="166.128cm" svg:y="76.232cm" svg:viewBox="0 0 790 790" svg:d="M394 790c105 0 206-42 280-116s116-175 116-280c0-104-42-205-116-279s-175-115-280-115c-104 0-204 41-278 115s-116 175-116 279c0 105 42 206 116 280s174 116 278 116z">
          <text:p/>
        </draw:path>
        <draw:path draw:style-name="gr69" draw:text-style-name="P41" draw:layer="layout" svg:width="0.788cm" svg:height="0.789cm" svg:x="167.183cm" svg:y="82.063cm" svg:viewBox="0 0 789 790" svg:d="M395 790c105 0 205-42 279-116s115-174 115-278c0-105-41-206-115-280s-174-116-279-116-206 42-280 116-115 175-115 280c0 104 41 204 115 278s175 116 280 116z">
          <text:p/>
        </draw:path>
        <draw:path draw:style-name="gr69" draw:text-style-name="P41" draw:layer="layout" svg:width="0.789cm" svg:height="0.789cm" svg:x="164.78cm" svg:y="81.618cm" svg:viewBox="0 0 790 790" svg:d="M396 790c104 0 204-42 278-116s116-175 116-279c0-105-42-205-116-279s-174-116-278-116c-106 0-206 42-280 116s-116 174-116 279c0 104 42 205 116 279s174 116 280 116z">
          <text:p/>
        </draw:path>
        <draw:path draw:style-name="gr55" draw:text-style-name="P37" draw:layer="layout" svg:width="0.789cm" svg:height="0.789cm" svg:x="172.921cm" svg:y="76.825cm" svg:viewBox="0 0 790 790" svg:d="M395 790c105 0 205-42 279-116s116-174 116-279c0-104-42-204-116-278s-174-117-279-117c-104 0-205 43-278 117-75 74-117 174-117 278 0 105 42 205 117 279 73 74 174 116 278 116z">
          <text:p/>
        </draw:path>
        <draw:path draw:style-name="gr69" draw:text-style-name="P41" draw:layer="layout" svg:width="0.789cm" svg:height="0.789cm" svg:x="164.528cm" svg:y="79.613cm" svg:viewBox="0 0 790 790" svg:d="M395 790c104 0 206-42 280-116s115-174 115-279-41-206-115-280-176-115-280-115c-105 0-205 41-279 115s-116 175-116 280 42 205 116 279 174 116 279 116z">
          <text:p/>
        </draw:path>
        <draw:path draw:style-name="gr55" draw:text-style-name="P37" draw:layer="layout" svg:width="0.789cm" svg:height="0.788cm" svg:x="170.051cm" svg:y="82.677cm" svg:viewBox="0 0 790 789" svg:d="M394 789c105 0 206-41 280-115s116-174 116-280c0-105-42-205-116-279s-175-115-280-115c-104 0-205 41-279 115s-115 174-115 279c0 106 41 206 115 280s175 115 279 115z">
          <text:p/>
        </draw:path>
        <draw:path draw:style-name="gr70" draw:text-style-name="P42" draw:layer="layout" svg:width="0.788cm" svg:height="0.789cm" svg:x="170.448cm" svg:y="82.155cm" svg:viewBox="0 0 789 790" svg:d="M395 790c105 0 205-42 279-116s115-174 115-279c0-104-41-205-115-279s-174-116-279-116-205 42-280 116c-74 74-115 175-115 279 0 105 41 205 115 279 75 74 175 116 280 116z">
          <text:p/>
        </draw:path>
        <draw:path draw:style-name="gr69" draw:text-style-name="P41" draw:layer="layout" svg:width="0.789cm" svg:height="0.789cm" svg:x="165.773cm" svg:y="79.574cm" svg:viewBox="0 0 790 790" svg:d="M395 790c105 0 205-42 279-116s116-174 116-280c0-104-42-205-116-279s-174-115-279-115c-104 0-205 41-279 115-75 74-116 175-116 279 0 106 41 206 116 280 74 74 175 116 279 116z">
          <text:p/>
        </draw:path>
        <draw:path draw:style-name="gr69" draw:text-style-name="P41" draw:layer="layout" svg:width="0.789cm" svg:height="0.789cm" svg:x="166.346cm" svg:y="78.139cm" svg:viewBox="0 0 790 790" svg:d="M395 790c105 0 205-42 279-116s116-174 116-279c0-104-42-205-116-279s-174-116-279-116-206 42-280 116-115 175-115 279c0 105 41 205 115 279s175 116 280 116z">
          <text:p/>
        </draw:path>
        <draw:path draw:style-name="gr70" draw:text-style-name="P42" draw:layer="layout" svg:width="0.788cm" svg:height="0.789cm" svg:x="170.444cm" svg:y="83.263cm" svg:viewBox="0 0 789 790" svg:d="M395 790c105 0 205-41 279-115 74-75 115-176 115-280 0-105-41-205-115-279s-174-116-279-116-205 42-280 116c-74 74-115 174-115 279 0 104 41 205 115 280 75 74 175 115 280 115z">
          <text:p/>
        </draw:path>
        <draw:path draw:style-name="gr69" draw:text-style-name="P41" draw:layer="layout" svg:width="0.789cm" svg:height="0.788cm" svg:x="165.465cm" svg:y="80.912cm" svg:viewBox="0 0 790 789" svg:d="M394 789c106 0 206-41 280-115 74-75 116-175 116-280s-42-205-116-279-174-115-280-115c-104 0-204 41-278 115s-116 174-116 279 42 205 116 280c74 74 174 115 278 115z">
          <text:p/>
        </draw:path>
        <draw:path draw:style-name="gr55" draw:text-style-name="P37" draw:layer="layout" svg:width="0.789cm" svg:height="0.788cm" svg:x="171.901cm" svg:y="82.815cm" svg:viewBox="0 0 790 789" svg:d="M396 789c104 0 205-41 279-115s115-174 115-279c0-106-41-206-115-280s-175-115-279-115c-105 0-206 41-280 115s-116 174-116 280c0 105 42 205 116 279s175 115 280 115z">
          <text:p/>
        </draw:path>
        <draw:path draw:style-name="gr69" draw:text-style-name="P41" draw:layer="layout" svg:width="0.789cm" svg:height="0.789cm" svg:x="164.637cm" svg:y="76.501cm" svg:viewBox="0 0 790 790" svg:d="M394 790c106 0 206-42 280-116s116-174 116-279-42-206-116-280-174-115-280-115c-105 0-205 41-279 115s-115 175-115 280 41 205 115 279 174 116 279 116z">
          <text:p/>
        </draw:path>
        <draw:path draw:style-name="gr55" draw:text-style-name="P37" draw:layer="layout" svg:width="0.789cm" svg:height="0.789cm" svg:x="172.203cm" svg:y="82.576cm" svg:viewBox="0 0 790 790" svg:d="M394 790c105 0 205-42 279-116s117-175 117-280c0-104-43-205-117-279s-174-115-279-115c-104 0-204 41-278 115s-116 175-116 279c0 105 42 206 116 280s174 116 278 116z">
          <text:p/>
        </draw:path>
        <draw:path draw:style-name="gr69" draw:text-style-name="P41" draw:layer="layout" svg:width="0.789cm" svg:height="0.789cm" svg:x="165.082cm" svg:y="80.734cm" svg:viewBox="0 0 790 790" svg:d="M395 790c105 0 205-41 279-115s116-175 116-279c0-105-42-205-116-279s-174-117-279-117c-104 0-205 43-279 117s-116 174-116 279c0 104 42 205 116 279s175 115 279 115z">
          <text:p/>
        </draw:path>
        <draw:path draw:style-name="gr55" draw:text-style-name="P37" draw:layer="layout" svg:width="0.789cm" svg:height="0.789cm" svg:x="172.655cm" svg:y="76.433cm" svg:viewBox="0 0 790 790" svg:d="M396 790c104 0 205-41 279-115s115-175 115-280-41-205-115-279-175-116-279-116c-106 0-206 42-280 116s-116 174-116 279 42 206 116 280 174 115 280 115z">
          <text:p/>
        </draw:path>
        <draw:path draw:style-name="gr70" draw:text-style-name="P42" draw:layer="layout" svg:width="0.789cm" svg:height="0.789cm" svg:x="164.873cm" svg:y="79.483cm" svg:viewBox="0 0 790 790" svg:d="M396 790c104 0 205-42 279-116s115-174 115-280c0-104-41-205-115-279s-175-115-279-115c-105 0-206 41-280 115s-116 175-116 279c0 106 42 206 116 280s175 116 280 116z">
          <text:p/>
        </draw:path>
        <draw:path draw:style-name="gr55" draw:text-style-name="P37" draw:layer="layout" svg:width="0.789cm" svg:height="0.789cm" svg:x="171.632cm" svg:y="82.813cm" svg:viewBox="0 0 790 790" svg:d="M395 790c104 0 206-42 280-115 74-74 115-175 115-279 0-106-41-206-115-280s-176-116-280-116c-105 0-205 42-279 116s-116 174-116 280c0 104 42 205 116 279 74 73 174 115 279 115z">
          <text:p/>
        </draw:path>
        <draw:path draw:style-name="gr70" draw:text-style-name="P42" draw:layer="layout" svg:width="0.789cm" svg:height="0.789cm" svg:x="166.491cm" svg:y="81.338cm" svg:viewBox="0 0 790 790" svg:d="M395 790c105 0 205-42 279-116s116-174 116-279c0-104-42-206-116-280s-174-115-279-115c-104 0-205 41-280 115-74 74-115 176-115 280 0 105 41 205 115 279 75 74 176 116 280 116z">
          <text:p/>
        </draw:path>
        <draw:path draw:style-name="gr70" draw:text-style-name="P42" draw:layer="layout" svg:width="0.788cm" svg:height="0.789cm" svg:x="167.975cm" svg:y="76.367cm" svg:viewBox="0 0 789 790" svg:d="M395 790c105 0 205-41 279-115s115-175 115-280-41-205-115-279-174-116-279-116-206 42-280 116-115 174-115 279 41 206 115 280 175 115 280 115z">
          <text:p/>
        </draw:path>
        <draw:path draw:style-name="gr70" draw:text-style-name="P42" draw:layer="layout" svg:width="0.788cm" svg:height="0.789cm" svg:x="171.656cm" svg:y="82.469cm" svg:viewBox="0 0 789 790" svg:d="M394 790c105 0 206-42 280-116 74-75 115-175 115-280 0-104-41-205-115-279s-175-115-280-115-205 41-279 115-115 175-115 279c0 105 41 205 115 280 74 74 174 116 279 116z">
          <text:p/>
        </draw:path>
        <draw:path draw:style-name="gr69" draw:text-style-name="P41" draw:layer="layout" svg:width="0.788cm" svg:height="0.788cm" svg:x="164.179cm" svg:y="77.647cm" svg:viewBox="0 0 789 789" svg:d="M395 789c105 0 205-42 279-116s115-174 115-279-41-205-115-279-174-115-279-115-205 41-280 115c-74 74-115 174-115 279s41 205 115 279c75 74 175 116 280 116z">
          <text:p/>
        </draw:path>
        <draw:path draw:style-name="gr55" draw:text-style-name="P37" draw:layer="layout" svg:width="0.789cm" svg:height="0.789cm" svg:x="175.328cm" svg:y="79.988cm" svg:viewBox="0 0 790 790" svg:d="M395 790c105 0 205-43 279-117s116-174 116-279c0-104-42-205-116-279s-174-115-279-115c-104 0-205 41-279 115s-116 175-116 279c0 105 42 205 116 279s175 117 279 117z">
          <text:p/>
        </draw:path>
        <draw:path draw:style-name="gr55" draw:text-style-name="P37" draw:layer="layout" svg:width="0.789cm" svg:height="0.789cm" svg:x="175.771cm" svg:y="80.004cm" svg:viewBox="0 0 790 790" svg:d="M396 790c104 0 205-43 279-117s115-174 115-279c0-104-41-205-115-279s-175-115-279-115c-106 0-206 41-280 115s-116 175-116 279c0 105 42 205 116 279s174 117 280 117z">
          <text:p/>
        </draw:path>
        <draw:path draw:style-name="gr70" draw:text-style-name="P42" draw:layer="layout" svg:width="0.788cm" svg:height="0.789cm" svg:x="168.587cm" svg:y="79.485cm" svg:viewBox="0 0 789 790" svg:d="M394 790c106 0 206-41 280-115s115-175 115-280-41-205-115-279-174-116-280-116c-105 0-205 42-279 116s-115 174-115 279 41 206 115 280 174 115 279 115z">
          <text:p/>
        </draw:path>
        <draw:path draw:style-name="gr69" draw:text-style-name="P41" draw:layer="layout" svg:width="0.789cm" svg:height="0.789cm" svg:x="167.827cm" svg:y="77.898cm" svg:viewBox="0 0 790 790" svg:d="M394 790c106 0 206-41 280-115s116-176 116-280c0-105-42-205-116-279s-174-116-280-116c-104 0-205 42-278 116-74 74-116 174-116 279 0 104 42 206 116 280 73 74 174 115 278 115z">
          <text:p/>
        </draw:path>
        <draw:path draw:style-name="gr55" draw:text-style-name="P37" draw:layer="layout" svg:width="0.789cm" svg:height="0.789cm" svg:x="170.409cm" svg:y="79.697cm" svg:viewBox="0 0 790 790" svg:d="M395 790c105 0 205-42 279-116s116-174 116-279c0-104-42-206-116-280s-174-115-279-115c-104 0-206 41-280 115s-115 176-115 280c0 105 41 205 115 279s176 116 280 116z">
          <text:p/>
        </draw:path>
        <draw:path draw:style-name="gr70" draw:text-style-name="P42" draw:layer="layout" svg:width="0.789cm" svg:height="0.789cm" svg:x="162.76cm" svg:y="80.657cm" svg:viewBox="0 0 790 790" svg:d="M394 790c105 0 205-42 279-116s117-174 117-279c0-104-43-205-117-279-74-75-174-116-279-116-104 0-204 41-278 116-74 74-116 175-116 279 0 105 42 205 116 279s174 116 278 116z">
          <text:p/>
        </draw:path>
        <draw:path draw:style-name="gr70" draw:text-style-name="P42" draw:layer="layout" svg:width="0.789cm" svg:height="0.789cm" svg:x="168.303cm" svg:y="82.446cm" svg:viewBox="0 0 790 790" svg:d="M394 790c105 0 205-42 279-116 75-74 117-175 117-279 0-105-42-205-117-279-74-74-174-116-279-116-104 0-205 42-279 116s-115 174-115 279c0 104 41 205 115 279s175 116 279 116z">
          <text:p/>
        </draw:path>
        <draw:path draw:style-name="gr70" draw:text-style-name="P42" draw:layer="layout" svg:width="0.789cm" svg:height="0.789cm" svg:x="172.026cm" svg:y="81.354cm" svg:viewBox="0 0 790 790" svg:d="M396 790c104 0 205-42 279-116s115-174 115-279c0-104-41-206-115-280s-175-115-279-115c-105 0-205 41-280 115-74 74-116 176-116 280 0 105 42 205 116 279 75 74 175 116 280 116z">
          <text:p/>
        </draw:path>
        <draw:path draw:style-name="gr70" draw:text-style-name="P42" draw:layer="layout" svg:width="0.789cm" svg:height="0.788cm" svg:x="168.805cm" svg:y="78.333cm" svg:viewBox="0 0 790 789" svg:d="M395 789c105 0 205-41 279-115s116-174 116-279-42-205-116-279c-74-75-174-116-279-116-104 0-206 41-280 116-74 74-115 174-115 279s41 205 115 279 176 115 280 115z">
          <text:p/>
        </draw:path>
        <draw:path draw:style-name="gr69" draw:text-style-name="P41" draw:layer="layout" svg:width="0.789cm" svg:height="0.789cm" svg:x="171.733cm" svg:y="79.401cm" svg:viewBox="0 0 790 790" svg:d="M394 790c106 0 206-42 280-116s116-175 116-280c0-104-42-205-116-279s-174-115-280-115c-104 0-205 41-279 115s-115 175-115 279c0 105 41 206 115 280s175 116 279 116z">
          <text:p/>
        </draw:path>
        <draw:path draw:style-name="gr69" draw:text-style-name="P41" draw:layer="layout" svg:width="0.789cm" svg:height="0.789cm" svg:x="169.129cm" svg:y="78.732cm" svg:viewBox="0 0 790 790" svg:d="M394 790c105 0 205-42 279-116 75-74 117-174 117-279s-42-205-117-279c-74-74-174-116-279-116-104 0-205 42-279 116s-115 174-115 279 41 205 115 279 175 116 279 116z">
          <text:p/>
        </draw:path>
        <draw:path draw:style-name="gr70" draw:text-style-name="P42" draw:layer="layout" svg:width="0.789cm" svg:height="0.789cm" svg:x="162.141cm" svg:y="79.014cm" svg:viewBox="0 0 790 790" svg:d="M394 790c105 0 206-42 280-116s116-174 116-279c0-104-42-205-116-280-74-74-175-115-280-115-104 0-205 41-279 115-74 75-115 176-115 280 0 105 41 205 115 279s175 116 279 116z">
          <text:p/>
        </draw:path>
        <draw:path draw:style-name="gr70" draw:text-style-name="P42" draw:layer="layout" svg:width="0.789cm" svg:height="0.789cm" svg:x="167.774cm" svg:y="77.215cm" svg:viewBox="0 0 790 790" svg:d="M394 790c106 0 206-42 280-116s116-174 116-279-42-205-116-279-174-116-280-116c-104 0-205 42-279 116s-115 174-115 279 41 205 115 279 175 116 279 116z">
          <text:p/>
        </draw:path>
        <draw:path draw:style-name="gr55" draw:text-style-name="P37" draw:layer="layout" svg:width="0.789cm" svg:height="0.789cm" svg:x="175.366cm" svg:y="81.214cm" svg:viewBox="0 0 790 790" svg:d="M395 790c105 0 205-41 279-115s116-175 116-279c0-106-42-206-116-280s-174-116-279-116-205 42-279 116-116 174-116 280c0 104 42 205 116 279s174 115 279 115z">
          <text:p/>
        </draw:path>
        <draw:path draw:style-name="gr70" draw:text-style-name="P42" draw:layer="layout" svg:width="0.788cm" svg:height="0.788cm" svg:x="167.361cm" svg:y="79.925cm" svg:viewBox="0 0 789 789" svg:d="M395 789c105 0 205-41 279-115s115-174 115-279-41-205-115-279c-74-75-174-116-279-116s-205 41-279 116c-75 74-116 174-116 279s41 205 116 279c74 74 174 115 279 115z">
          <text:p/>
        </draw:path>
        <draw:path draw:style-name="gr70" draw:text-style-name="P42" draw:layer="layout" svg:width="0.789cm" svg:height="0.789cm" svg:x="168.479cm" svg:y="78.546cm" svg:viewBox="0 0 790 790" svg:d="M395 790c104 0 206-41 280-115 74-75 115-176 115-280 0-105-41-205-115-279s-176-116-280-116c-105 0-205 42-279 116s-116 174-116 279c0 104 42 205 116 280 74 74 174 115 279 115z">
          <text:p/>
        </draw:path>
        <draw:path draw:style-name="gr55" draw:text-style-name="P37" draw:layer="layout" svg:width="0.789cm" svg:height="0.789cm" svg:x="173.99cm" svg:y="80.378cm" svg:viewBox="0 0 790 790" svg:d="M395 790c104 0 205-41 279-115s116-175 116-279c0-106-42-206-116-280s-175-116-279-116c-105 0-205 42-279 116s-116 174-116 280c0 104 42 205 116 279s174 115 279 115z">
          <text:p/>
        </draw:path>
        <draw:path draw:style-name="gr70" draw:text-style-name="P42" draw:layer="layout" svg:width="0.789cm" svg:height="0.789cm" svg:x="169.348cm" svg:y="79.062cm" svg:viewBox="0 0 790 790" svg:d="M394 790c106 0 206-41 280-115s116-175 116-279c0-105-42-205-116-280-74-74-174-116-280-116-104 0-205 42-279 116-74 75-115 175-115 280 0 104 41 205 115 279s175 115 279 115z">
          <text:p/>
        </draw:path>
        <draw:path draw:style-name="gr55" draw:text-style-name="P37" draw:layer="layout" svg:width="0.789cm" svg:height="0.788cm" svg:x="175.699cm" svg:y="80.406cm" svg:viewBox="0 0 790 789" svg:d="M395 789c105 0 206-41 280-115 73-74 115-174 115-279 0-106-42-206-115-280-74-74-175-115-280-115s-205 41-279 115-116 174-116 280c0 105 42 205 116 279s174 115 279 115z">
          <text:p/>
        </draw:path>
        <draw:path draw:style-name="gr69" draw:text-style-name="P41" draw:layer="layout" svg:width="0.788cm" svg:height="0.789cm" svg:x="163.023cm" svg:y="79.433cm" svg:viewBox="0 0 789 790" svg:d="M394 790c106 0 206-42 280-116s115-175 115-279c0-105-41-205-115-279s-174-116-280-116c-105 0-205 42-279 116s-115 174-115 279c0 104 41 205 115 279s174 116 279 116z">
          <text:p/>
        </draw:path>
        <draw:path draw:style-name="gr69" draw:text-style-name="P41" draw:layer="layout" svg:width="0.788cm" svg:height="0.789cm" svg:x="169.439cm" svg:y="78.272cm" svg:viewBox="0 0 789 790" svg:d="M395 790c105 0 205-42 279-116s115-174 115-279c0-104-41-205-115-280-74-73-174-115-279-115-106 0-206 42-280 115-74 75-115 176-115 280 0 105 41 205 115 279s174 116 280 116z">
          <text:p/>
        </draw:path>
        <draw:path draw:style-name="gr70" draw:text-style-name="P42" draw:layer="layout" svg:width="0.789cm" svg:height="0.789cm" svg:x="169.481cm" svg:y="80.357cm" svg:viewBox="0 0 790 790" svg:d="M395 790c105 0 205-41 279-115s116-175 116-280-42-205-116-279-174-116-279-116-206 42-280 116-115 174-115 279 41 206 115 280 175 115 280 115z">
          <text:p/>
        </draw:path>
        <draw:path draw:style-name="gr69" draw:text-style-name="P41" draw:layer="layout" svg:width="0.789cm" svg:height="0.789cm" svg:x="162.392cm" svg:y="77.811cm" svg:viewBox="0 0 790 790" svg:d="M395 790c105 0 205-41 279-115s116-176 116-280c0-105-42-205-116-279s-174-116-279-116-206 42-280 116-115 174-115 279c0 104 41 206 115 280s175 115 280 115z">
          <text:p/>
        </draw:path>
        <draw:path draw:style-name="gr55" draw:text-style-name="P37" draw:layer="layout" svg:width="0.789cm" svg:height="0.789cm" svg:x="176.043cm" svg:y="80.414cm" svg:viewBox="0 0 790 790" svg:d="M395 790c105 0 205-41 279-115s116-175 116-279c0-106-42-206-116-280s-174-116-279-116c-104 0-205 42-279 116-75 74-116 174-116 280 0 104 41 205 116 279 74 74 175 115 279 115z">
          <text:p/>
        </draw:path>
        <draw:path draw:style-name="gr70" draw:text-style-name="P42" draw:layer="layout" svg:width="0.789cm" svg:height="0.789cm" svg:x="163.221cm" svg:y="78.37cm" svg:viewBox="0 0 790 790" svg:d="M396 790c104 0 205-42 279-116s115-174 115-279c0-104-41-205-115-279s-175-116-279-116c-105 0-206 42-280 116s-116 175-116 279c0 105 42 205 116 279s175 116 280 116z">
          <text:p/>
        </draw:path>
        <draw:path draw:style-name="gr70" draw:text-style-name="P42" draw:layer="layout" svg:width="0.789cm" svg:height="0.788cm" svg:x="169.755cm" svg:y="79.405cm" svg:viewBox="0 0 790 789" svg:d="M395 789c105 0 205-41 279-115s116-175 116-280-42-205-116-279-174-115-279-115c-104 0-205 41-278 115-75 74-117 174-117 279s42 206 117 280c73 74 174 115 278 115z">
          <text:p/>
        </draw:path>
        <draw:path draw:style-name="gr69" draw:text-style-name="P41" draw:layer="layout" svg:width="0.789cm" svg:height="0.789cm" svg:x="165.061cm" svg:y="76.389cm" svg:viewBox="0 0 790 790" svg:d="M395 790c105 0 205-42 279-116s116-174 116-280c0-104-42-205-116-279s-174-115-279-115c-104 0-204 41-278 115s-117 175-117 279c0 106 43 206 117 280s174 116 278 116z">
          <text:p/>
        </draw:path>
        <draw:path draw:style-name="gr55" draw:text-style-name="P37" draw:layer="layout" svg:width="0.789cm" svg:height="0.789cm" svg:x="174.332cm" svg:y="81.506cm" svg:viewBox="0 0 790 790" svg:d="M395 790c105 0 205-42 279-116 74-73 116-174 116-278 0-105-42-205-116-279-74-75-174-117-279-117-104 0-206 42-280 117-74 74-115 174-115 279 0 104 41 205 115 278 74 74 176 116 280 116z">
          <text:p/>
        </draw:path>
        <draw:path draw:style-name="gr55" draw:text-style-name="P37" draw:layer="layout" svg:width="0.788cm" svg:height="0.789cm" svg:x="173.797cm" svg:y="81.04cm" svg:viewBox="0 0 789 790" svg:d="M394 790c105 0 205-42 279-116 75-74 116-175 116-280 0-104-41-205-116-279-74-74-174-115-279-115s-205 41-279 115-115 175-115 279c0 105 41 206 115 280s174 116 279 116z">
          <text:p/>
        </draw:path>
        <draw:path draw:style-name="gr69" draw:text-style-name="P41" draw:layer="layout" svg:width="0.789cm" svg:height="0.789cm" svg:x="169.599cm" svg:y="80.754cm" svg:viewBox="0 0 790 790" svg:d="M395 790c105 0 205-42 279-116 74-73 116-174 116-278 0-105-42-205-116-279s-174-117-279-117c-104 0-206 43-279 117-74 74-116 174-116 279 0 104 42 205 116 278 73 74 175 116 279 116z">
          <text:p/>
        </draw:path>
        <draw:path draw:style-name="gr70" draw:text-style-name="P42" draw:layer="layout" svg:width="0.789cm" svg:height="0.789cm" svg:x="166.392cm" svg:y="81.839cm" svg:viewBox="0 0 790 790" svg:d="M395 790c105 0 205-41 279-115s116-176 116-280c0-105-42-205-116-279s-174-116-279-116c-104 0-206 42-279 116-74 74-116 174-116 279 0 104 42 206 116 280 73 74 175 115 279 115z">
          <text:p/>
        </draw:path>
        <draw:path draw:style-name="gr69" draw:text-style-name="P41" draw:layer="layout" svg:width="0.789cm" svg:height="0.789cm" svg:x="162.673cm" svg:y="78.661cm" svg:viewBox="0 0 790 790" svg:d="M395 790c105 0 205-41 279-115s116-176 116-280c0-105-42-205-116-279s-174-116-279-116c-104 0-205 42-279 116s-116 174-116 279c0 104 42 206 116 280s175 115 279 115z">
          <text:p/>
        </draw:path>
        <draw:path draw:style-name="gr69" draw:text-style-name="P41" draw:layer="layout" svg:width="0.789cm" svg:height="0.789cm" svg:x="162.182cm" svg:y="80.022cm" svg:viewBox="0 0 790 790" svg:d="M394 790c105 0 206-43 280-117s116-174 116-279-42-205-116-279-175-115-280-115c-104 0-205 41-279 115s-115 174-115 279 41 205 115 279 175 117 279 117z">
          <text:p/>
        </draw:path>
        <draw:path draw:style-name="gr69" draw:text-style-name="P41" draw:layer="layout" svg:width="0.789cm" svg:height="0.788cm" svg:x="166.98cm" svg:y="81.777cm" svg:viewBox="0 0 790 789" svg:d="M394 789c106 0 206-41 280-115s116-175 116-280-42-205-116-279-174-115-280-115c-104 0-205 41-278 115-74 74-116 174-116 279s42 206 116 280c73 74 174 115 278 115z">
          <text:p/>
        </draw:path>
        <draw:line draw:style-name="gr6" draw:text-style-name="P6" draw:layer="layout" svg:x1="161.145cm" svg:y1="84.361cm" svg:x2="161.145cm" svg:y2="75.923cm">
          <text:p/>
        </draw:line>
        <draw:line draw:style-name="gr6" draw:text-style-name="P6" draw:layer="layout" svg:x1="177.827cm" svg:y1="84.361cm" svg:x2="177.827cm" svg:y2="75.923cm">
          <text:p/>
        </draw:line>
        <draw:line draw:style-name="gr6" draw:text-style-name="P6" draw:layer="layout" svg:x1="161.145cm" svg:y1="84.361cm" svg:x2="177.827cm" svg:y2="84.361cm">
          <text:p/>
        </draw:line>
        <draw:line draw:style-name="gr6" draw:text-style-name="P6" draw:layer="layout" svg:x1="161.145cm" svg:y1="75.923cm" svg:x2="177.827cm" svg:y2="75.923cm">
          <text:p/>
        </draw:line>
        <draw:polygon draw:style-name="gr1" draw:text-style-name="P1" draw:layer="layout" svg:width="16.682cm" svg:height="13cm" svg:x="181.164cm" svg:y="73.642cm" svg:viewBox="0 0 16683 13001" draw:points="0,13001 16683,13001 16683,0 0,0">
          <text:p/>
        </draw:polygon>
        <draw:path draw:style-name="gr33" draw:text-style-name="P25" draw:layer="layout" svg:width="0.789cm" svg:height="0.789cm" svg:x="195.792cm" svg:y="81.618cm" svg:viewBox="0 0 790 790" svg:d="M396 790c104 0 205-41 279-116 74-74 115-175 115-279 0-105-41-205-115-279s-175-116-279-116c-105 0-205 42-279 116s-117 174-117 279c0 104 43 205 117 279 74 75 174 116 279 116z">
          <text:p/>
        </draw:path>
        <draw:path draw:style-name="gr33" draw:text-style-name="P25" draw:layer="layout" svg:width="0.789cm" svg:height="0.789cm" svg:x="191.644cm" svg:y="78.404cm" svg:viewBox="0 0 790 790" svg:d="M396 790c104 0 205-42 279-116s115-174 115-279c0-104-41-205-115-279-74-73-175-116-279-116-105 0-206 43-280 116-74 74-116 175-116 279 0 105 42 205 116 279s175 116 280 116z">
          <text:p/>
        </draw:path>
        <draw:path draw:style-name="gr33" draw:text-style-name="P25" draw:layer="layout" svg:width="0.789cm" svg:height="0.788cm" svg:x="184.602cm" svg:y="78.248cm" svg:viewBox="0 0 790 789" svg:d="M396 789c104 0 205-41 279-115 73-74 115-174 115-279s-42-205-115-280c-74-74-175-115-279-115-105 0-205 41-280 115-74 75-116 175-116 280s42 205 116 279c75 74 175 115 280 115z">
          <text:p/>
        </draw:path>
        <draw:path draw:style-name="gr33" draw:text-style-name="P25" draw:layer="layout" svg:width="0.789cm" svg:height="0.788cm" svg:x="193.395cm" svg:y="80.489cm" svg:viewBox="0 0 790 789" svg:d="M396 789c104 0 205-41 279-115s115-174 115-279-41-206-115-280-175-115-279-115c-105 0-205 41-279 115-75 74-117 175-117 280s42 205 117 279c74 74 174 115 279 115z">
          <text:p/>
        </draw:path>
        <draw:path draw:style-name="gr33" draw:text-style-name="P25" draw:layer="layout" svg:width="0.789cm" svg:height="0.789cm" svg:x="190.373cm" svg:y="74.331cm" svg:viewBox="0 0 790 790" svg:d="M394 790c105 0 205-42 279-116 75-74 117-174 117-279 0-104-42-205-117-280-74-74-174-115-279-115-104 0-205 41-279 115-74 75-115 176-115 280 0 105 41 205 115 279s175 116 279 116z">
          <text:p/>
        </draw:path>
        <draw:path draw:style-name="gr33" draw:text-style-name="P25" draw:layer="layout" svg:width="0.789cm" svg:height="0.789cm" svg:x="192.599cm" svg:y="80.107cm" svg:viewBox="0 0 790 790" svg:d="M395 790c105 0 205-42 279-116 74-75 116-175 116-280 0-104-42-204-116-278s-174-116-279-116c-104 0-204 42-278 116-75 74-117 174-117 278 0 105 42 205 117 280 74 74 174 116 278 116z">
          <text:p/>
        </draw:path>
        <draw:path draw:style-name="gr33" draw:text-style-name="P25" draw:layer="layout" svg:width="0.789cm" svg:height="0.789cm" svg:x="191.613cm" svg:y="79.669cm" svg:viewBox="0 0 790 790" svg:d="M395 790c105 0 205-41 279-115s116-175 116-279c0-106-42-206-116-280s-174-116-279-116c-104 0-206 42-280 116s-115 174-115 280c0 104 41 205 115 279s176 115 280 115z">
          <text:p/>
        </draw:path>
        <draw:path draw:style-name="gr33" draw:text-style-name="P25" draw:layer="layout" svg:width="0.789cm" svg:height="0.789cm" svg:x="186.529cm" svg:y="85.164cm" svg:viewBox="0 0 790 790" svg:d="M394 790c105 0 205-41 280-115 74-74 116-175 116-279 0-106-42-206-116-280-75-74-175-116-280-116-104 0-205 42-279 116s-115 174-115 280c0 104 41 205 115 279s175 115 279 115z">
          <text:p/>
        </draw:path>
        <draw:path draw:style-name="gr33" draw:text-style-name="P25" draw:layer="layout" svg:width="0.789cm" svg:height="0.789cm" svg:x="190.697cm" svg:y="75.743cm" svg:viewBox="0 0 790 790" svg:d="M396 790c104 0 205-42 279-116s115-174 115-279-41-206-115-280-175-115-279-115c-106 0-206 41-280 115s-116 175-116 280 42 205 116 279 174 116 280 116z">
          <text:p/>
        </draw:path>
        <draw:path draw:style-name="gr33" draw:text-style-name="P25" draw:layer="layout" svg:width="0.789cm" svg:height="0.789cm" svg:x="185.785cm" svg:y="82.15cm" svg:viewBox="0 0 790 790" svg:d="M394 790c105 0 206-42 280-116 74-73 116-174 116-278 0-105-42-206-116-280s-175-116-280-116c-104 0-204 42-278 116s-116 175-116 280c0 104 42 205 116 278 74 74 174 116 278 116z">
          <text:p/>
        </draw:path>
        <draw:path draw:style-name="gr33" draw:text-style-name="P25" draw:layer="layout" svg:width="0.789cm" svg:height="0.789cm" svg:x="188.954cm" svg:y="80.208cm" svg:viewBox="0 0 790 790" svg:d="M395 790c104 0 206-42 280-115 73-74 115-176 115-280 0-105-42-205-115-279-74-74-176-116-280-116-105 0-205 42-279 116s-116 174-116 279c0 104 42 206 116 280 74 73 174 115 279 115z">
          <text:p/>
        </draw:path>
        <draw:path draw:style-name="gr33" draw:text-style-name="P25" draw:layer="layout" svg:width="0.788cm" svg:height="0.788cm" svg:x="182.16cm" svg:y="84.215cm" svg:viewBox="0 0 789 789" svg:d="M395 789c105 0 205-41 279-115s115-174 115-280c0-105-41-205-115-279s-174-115-279-115-206 41-280 115-115 174-115 279c0 106 41 206 115 280s175 115 280 115z">
          <text:p/>
        </draw:path>
        <draw:path draw:style-name="gr33" draw:text-style-name="P25" draw:layer="layout" svg:width="0.788cm" svg:height="0.789cm" svg:x="188.334cm" svg:y="83.315cm" svg:viewBox="0 0 789 790" svg:d="M395 790c105 0 205-42 279-116 74-75 115-175 115-280 0-104-41-205-115-279s-174-115-279-115c-106 0-206 41-280 115s-115 175-115 279c0 105 41 205 115 280 74 74 174 116 280 116z">
          <text:p/>
        </draw:path>
        <draw:path draw:style-name="gr33" draw:text-style-name="P25" draw:layer="layout" svg:width="0.789cm" svg:height="0.789cm" svg:x="196.061cm" svg:y="81.539cm" svg:viewBox="0 0 790 790" svg:d="M395 790c104 0 206-41 280-115s115-175 115-279c0-105-41-205-115-279s-176-117-280-117c-105 0-205 43-279 117s-116 174-116 279c0 104 42 205 116 279s174 115 279 115z">
          <text:p/>
        </draw:path>
        <draw:path draw:style-name="gr33" draw:text-style-name="P25" draw:layer="layout" svg:width="0.789cm" svg:height="0.789cm" svg:x="195.883cm" svg:y="82.548cm" svg:viewBox="0 0 790 790" svg:d="M394 790c105 0 205-42 279-116 75-74 117-175 117-280 0-104-42-205-117-278-74-74-174-116-279-116-104 0-204 42-278 116-74 73-116 174-116 278 0 105 42 206 116 280s174 116 278 116z">
          <text:p/>
        </draw:path>
        <draw:path draw:style-name="gr33" draw:text-style-name="P25" draw:layer="layout" svg:width="0.789cm" svg:height="0.789cm" svg:x="190.185cm" svg:y="77.511cm" svg:viewBox="0 0 790 790" svg:d="M396 790c104 0 205-41 278-115 74-74 116-175 116-279 0-105-42-205-116-279-73-75-174-117-278-117-105 0-205 42-280 117-74 74-116 174-116 279 0 104 42 205 116 279 75 74 175 115 280 115z">
          <text:p/>
        </draw:path>
        <draw:path draw:style-name="gr33" draw:text-style-name="P25" draw:layer="layout" svg:width="0.789cm" svg:height="0.789cm" svg:x="187.541cm" svg:y="78.338cm" svg:viewBox="0 0 790 790" svg:d="M394 790c106 0 206-42 280-116s116-174 116-279c0-104-42-205-116-279-74-75-174-116-280-116-104 0-205 41-279 116-73 74-115 175-115 279 0 105 42 205 115 279 74 74 175 116 279 116z">
          <text:p/>
        </draw:path>
        <draw:path draw:style-name="gr33" draw:text-style-name="P25" draw:layer="layout" svg:width="0.789cm" svg:height="0.789cm" svg:x="195.277cm" svg:y="82.802cm" svg:viewBox="0 0 790 790" svg:d="M394 790c105 0 206-42 280-116s116-174 116-279c0-106-42-206-116-280s-175-115-280-115c-104 0-205 41-279 115-73 74-115 174-115 280 0 105 42 205 115 279 74 74 175 116 279 116z">
          <text:p/>
        </draw:path>
        <draw:path draw:style-name="gr33" draw:text-style-name="P25" draw:layer="layout" svg:width="0.789cm" svg:height="0.789cm" svg:x="187.791cm" svg:y="84.807cm" svg:viewBox="0 0 790 790" svg:d="M396 790c104 0 205-41 279-116 74-74 115-175 115-279 0-105-41-205-115-279s-175-116-279-116c-105 0-205 42-280 116-74 74-116 174-116 279 0 104 42 205 116 279 75 75 175 116 280 116z">
          <text:p/>
        </draw:path>
        <draw:path draw:style-name="gr33" draw:text-style-name="P25" draw:layer="layout" svg:width="0.789cm" svg:height="0.789cm" svg:x="184.035cm" svg:y="76.011cm" svg:viewBox="0 0 790 790" svg:d="M395 790c105 0 205-42 279-116s116-174 116-279c0-104-42-204-116-278s-174-117-279-117-205 43-279 117-116 174-116 278c0 105 42 205 116 279s174 116 279 116z">
          <text:p/>
        </draw:path>
        <draw:path draw:style-name="gr33" draw:text-style-name="P25" draw:layer="layout" svg:width="0.789cm" svg:height="0.789cm" svg:x="186.32cm" svg:y="82.951cm" svg:viewBox="0 0 790 790" svg:d="M395 790c105 0 205-41 279-115s116-175 116-279c0-105-42-205-116-280-74-74-174-116-279-116-104 0-205 42-278 116-74 75-117 175-117 280 0 104 43 205 117 279 73 74 174 115 278 115z">
          <text:p/>
        </draw:path>
        <draw:path draw:style-name="gr33" draw:text-style-name="P25" draw:layer="layout" svg:width="0.789cm" svg:height="0.789cm" svg:x="187.438cm" svg:y="81.58cm" svg:viewBox="0 0 790 790" svg:d="M395 790c104 0 205-42 279-116s116-175 116-279c0-105-42-205-116-279s-175-116-279-116c-105 0-205 42-279 116s-116 174-116 279c0 104 42 205 116 279s174 116 279 116z">
          <text:p/>
        </draw:path>
        <draw:path draw:style-name="gr33" draw:text-style-name="P25" draw:layer="layout" svg:width="0.788cm" svg:height="0.789cm" svg:x="195.429cm" svg:y="83.491cm" svg:viewBox="0 0 789 790" svg:d="M395 790c105 0 205-42 279-116s115-174 115-280c0-104-41-205-115-279s-174-115-279-115c-106 0-206 41-280 115s-115 175-115 279c0 106 41 206 115 280s174 116 280 116z">
          <text:p/>
        </draw:path>
        <draw:path draw:style-name="gr33" draw:text-style-name="P25" draw:layer="layout" svg:width="0.789cm" svg:height="0.789cm" svg:x="191.398cm" svg:y="83.449cm" svg:viewBox="0 0 790 790" svg:d="M395 790c106 0 206-42 280-116 74-73 115-174 115-279s-41-205-115-279-174-116-280-116c-105 0-205 42-279 116s-116 174-116 279 42 206 116 279c74 74 174 116 279 116z">
          <text:p/>
        </draw:path>
        <draw:line draw:style-name="gr6" draw:text-style-name="P6" draw:layer="layout" svg:x1="181.164cm" svg:y1="86.642cm" svg:x2="181.164cm" svg:y2="73.642cm">
          <text:p/>
        </draw:line>
        <draw:line draw:style-name="gr6" draw:text-style-name="P6" draw:layer="layout" svg:x1="197.846cm" svg:y1="86.642cm" svg:x2="197.846cm" svg:y2="73.642cm">
          <text:p/>
        </draw:line>
        <draw:line draw:style-name="gr6" draw:text-style-name="P6" draw:layer="layout" svg:x1="181.164cm" svg:y1="86.642cm" svg:x2="197.846cm" svg:y2="86.642cm">
          <text:p/>
        </draw:line>
        <draw:line draw:style-name="gr6" draw:text-style-name="P6" draw:layer="layout" svg:x1="181.164cm" svg:y1="73.642cm" svg:x2="197.846cm" svg:y2="73.642cm">
          <text:p/>
        </draw:line>
        <draw:frame draw:style-name="gr73" draw:text-style-name="P44" draw:layer="layout" svg:width="3.857cm" svg:height="3.714cm" svg:x="7.585cm" svg:y="7.286cm">
          <draw:text-box>
            <text:p text:style-name="P43"><text:span text:style-name="T1">(1)</text:span></text:p>
          </draw:text-box>
        </draw:frame>
        <draw:frame draw:style-name="gr73" draw:text-style-name="P44" draw:layer="layout" svg:width="3.857cm" svg:height="3.714cm" svg:x="27.443cm" svg:y="8.429cm">
          <draw:text-box>
            <text:p text:style-name="P43"><text:span text:style-name="T1">(2)</text:span></text:p>
          </draw:text-box>
        </draw:frame>
        <draw:frame draw:style-name="gr73" draw:text-style-name="P44" draw:layer="layout" svg:width="3.857cm" svg:height="3.714cm" svg:x="48.015cm" svg:y="10.858cm">
          <draw:text-box>
            <text:p text:style-name="P43"><text:span text:style-name="T1">(3)</text:span></text:p>
          </draw:text-box>
        </draw:frame>
        <draw:frame draw:style-name="gr73" draw:text-style-name="P44" draw:layer="layout" svg:width="3.857cm" svg:height="3.714cm" svg:x="68.158cm" svg:y="7.287cm">
          <draw:text-box>
            <text:p text:style-name="P43"><text:span text:style-name="T1">(4)</text:span></text:p>
          </draw:text-box>
        </draw:frame>
        <draw:frame draw:style-name="gr73" draw:text-style-name="P44" draw:layer="layout" svg:width="3.857cm" svg:height="3.714cm" svg:x="87.302cm" svg:y="7.573cm">
          <draw:text-box>
            <text:p text:style-name="P43"><text:span text:style-name="T1">(5)</text:span></text:p>
          </draw:text-box>
        </draw:frame>
        <draw:frame draw:style-name="gr73" draw:text-style-name="P44" draw:layer="layout" svg:width="3.857cm" svg:height="3.714cm" svg:x="107.018cm" svg:y="8.202cm">
          <draw:text-box>
            <text:p text:style-name="P43"><text:span text:style-name="T1">(6)</text:span></text:p>
          </draw:text-box>
        </draw:frame>
        <draw:frame draw:style-name="gr73" draw:text-style-name="P44" draw:layer="layout" svg:width="3.983cm" svg:height="3.714cm" svg:x="127.874cm" svg:y="8.144cm">
          <draw:text-box>
            <text:p text:style-name="P43"><text:span text:style-name="T1">(7)</text:span></text:p>
          </draw:text-box>
        </draw:frame>
        <draw:frame draw:style-name="gr73" draw:text-style-name="P44" draw:layer="layout" svg:width="3.857cm" svg:height="3.714cm" svg:x="147.446cm" svg:y="7.431cm">
          <draw:text-box>
            <text:p text:style-name="P43"><text:span text:style-name="T1">(8)</text:span></text:p>
          </draw:text-box>
        </draw:frame>
        <draw:frame draw:style-name="gr73" draw:text-style-name="P44" draw:layer="layout" svg:width="3.857cm" svg:height="3.714cm" svg:x="167.589cm" svg:y="9.287cm">
          <draw:text-box>
            <text:p text:style-name="P43"><text:span text:style-name="T1">(9)</text:span></text:p>
          </draw:text-box>
        </draw:frame>
        <draw:frame draw:style-name="gr74" draw:text-style-name="P44" draw:layer="layout" svg:width="5.125cm" svg:height="5.631cm" svg:x="187.332cm" svg:y="7.244cm">
          <draw:text-box>
            <text:p text:style-name="P43"><text:span text:style-name="T1">(10)</text:span></text:p>
          </draw:text-box>
        </draw:frame>
        <draw:frame draw:style-name="gr74" draw:text-style-name="P44" draw:layer="layout" svg:width="5.125cm" svg:height="5.631cm" svg:x="6.904cm" svg:y="28.245cm">
          <draw:text-box>
            <text:p text:style-name="P43"><text:span text:style-name="T1">(11)</text:span></text:p>
          </draw:text-box>
        </draw:frame>
        <draw:frame draw:style-name="gr74" draw:text-style-name="P44" draw:layer="layout" svg:width="5.125cm" svg:height="5.631cm" svg:x="27.476cm" svg:y="28.103cm">
          <draw:text-box>
            <text:p text:style-name="P43"><text:span text:style-name="T1">(12)</text:span></text:p>
          </draw:text-box>
        </draw:frame>
        <draw:frame draw:style-name="gr74" draw:text-style-name="P44" draw:layer="layout" svg:width="5.125cm" svg:height="5.631cm" svg:x="47.762cm" svg:y="27.817cm">
          <draw:text-box>
            <text:p text:style-name="P43"><text:span text:style-name="T1">(13)</text:span></text:p>
          </draw:text-box>
        </draw:frame>
        <draw:frame draw:style-name="gr74" draw:text-style-name="P44" draw:layer="layout" svg:width="5.125cm" svg:height="5.631cm" svg:x="67.192cm" svg:y="31.675cm">
          <draw:text-box>
            <text:p text:style-name="P43"><text:span text:style-name="T1">(14)</text:span></text:p>
          </draw:text-box>
        </draw:frame>
        <draw:frame draw:style-name="gr74" draw:text-style-name="P44" draw:layer="layout" svg:width="5.125cm" svg:height="5.631cm" svg:x="87.193cm" svg:y="27.961cm">
          <draw:text-box>
            <text:p text:style-name="P43"><text:span text:style-name="T1">(15)</text:span></text:p>
          </draw:text-box>
        </draw:frame>
        <draw:frame draw:style-name="gr74" draw:text-style-name="P44" draw:layer="layout" svg:width="5.125cm" svg:height="5.631cm" svg:x="107.764cm" svg:y="30.819cm">
          <draw:text-box>
            <text:p text:style-name="P43"><text:span text:style-name="T1">(16)</text:span></text:p>
          </draw:text-box>
        </draw:frame>
        <draw:frame draw:style-name="gr74" draw:text-style-name="P44" draw:layer="layout" svg:width="5.125cm" svg:height="5.631cm" svg:x="127.478cm" svg:y="28.105cm">
          <draw:text-box>
            <text:p text:style-name="P43"><text:span text:style-name="T1">(17)</text:span></text:p>
          </draw:text-box>
        </draw:frame>
        <draw:frame draw:style-name="gr74" draw:text-style-name="P44" draw:layer="layout" svg:width="5.125cm" svg:height="5.631cm" svg:x="147.193cm" svg:y="28.247cm">
          <draw:text-box>
            <text:p text:style-name="P43"><text:span text:style-name="T1">(18)</text:span></text:p>
          </draw:text-box>
        </draw:frame>
        <draw:frame draw:style-name="gr74" draw:text-style-name="P44" draw:layer="layout" svg:width="5.125cm" svg:height="5.631cm" svg:x="166.622cm" svg:y="27.961cm">
          <draw:text-box>
            <text:p text:style-name="P43"><text:span text:style-name="T1">(19)</text:span></text:p>
          </draw:text-box>
        </draw:frame>
        <draw:frame draw:style-name="gr74" draw:text-style-name="P44" draw:layer="layout" svg:width="5.125cm" svg:height="5.631cm" svg:x="187.765cm" svg:y="28.104cm">
          <draw:text-box>
            <text:p text:style-name="P43"><text:span text:style-name="T1">(20)</text:span></text:p>
          </draw:text-box>
        </draw:frame>
        <draw:frame draw:style-name="gr74" draw:text-style-name="P44" draw:layer="layout" svg:width="5.125cm" svg:height="5.631cm" svg:x="7.051cm" svg:y="48.676cm">
          <draw:text-box>
            <text:p text:style-name="P43"><text:span text:style-name="T1">(21)</text:span></text:p>
          </draw:text-box>
        </draw:frame>
        <draw:frame draw:style-name="gr74" draw:text-style-name="P44" draw:layer="layout" svg:width="5.125cm" svg:height="5.631cm" svg:x="27.052cm" svg:y="48.677cm">
          <draw:text-box>
            <text:p text:style-name="P43"><text:span text:style-name="T1">(22)</text:span></text:p>
          </draw:text-box>
        </draw:frame>
        <draw:frame draw:style-name="gr74" draw:text-style-name="P44" draw:layer="layout" svg:width="5.125cm" svg:height="5.631cm" svg:x="47.624cm" svg:y="48.82cm">
          <draw:text-box>
            <text:p text:style-name="P43"><text:span text:style-name="T1">(23)</text:span></text:p>
          </draw:text-box>
        </draw:frame>
        <draw:frame draw:style-name="gr74" draw:text-style-name="P44" draw:layer="layout" svg:width="5.125cm" svg:height="5.631cm" svg:x="67.481cm" svg:y="48.677cm">
          <draw:text-box>
            <text:p text:style-name="P43"><text:span text:style-name="T1">(24)</text:span></text:p>
          </draw:text-box>
        </draw:frame>
        <draw:frame draw:style-name="gr74" draw:text-style-name="P44" draw:layer="layout" svg:width="5.125cm" svg:height="5.631cm" svg:x="87.337cm" svg:y="48.82cm">
          <draw:text-box>
            <text:p text:style-name="P43"><text:span text:style-name="T1">(25)</text:span></text:p>
          </draw:text-box>
        </draw:frame>
        <draw:frame draw:style-name="gr74" draw:text-style-name="P44" draw:layer="layout" svg:width="5.125cm" svg:height="5.631cm" svg:x="107.338cm" svg:y="50.106cm">
          <draw:text-box>
            <text:p text:style-name="P43"><text:span text:style-name="T1">(26)</text:span></text:p>
          </draw:text-box>
        </draw:frame>
        <draw:frame draw:style-name="gr74" draw:text-style-name="P44" draw:layer="layout" svg:width="5.125cm" svg:height="5.631cm" svg:x="127.195cm" svg:y="48.536cm">
          <draw:text-box>
            <text:p text:style-name="P43"><text:span text:style-name="T1">(27)</text:span></text:p>
          </draw:text-box>
        </draw:frame>
        <draw:frame draw:style-name="gr74" draw:text-style-name="P44" draw:layer="layout" svg:width="5.125cm" svg:height="5.631cm" svg:x="147.338cm" svg:y="50.392cm">
          <draw:text-box>
            <text:p text:style-name="P43"><text:span text:style-name="T1">(28)</text:span></text:p>
          </draw:text-box>
        </draw:frame>
        <draw:frame draw:style-name="gr74" draw:text-style-name="P44" draw:layer="layout" svg:width="5.125cm" svg:height="5.631cm" svg:x="167.024cm" svg:y="48.536cm">
          <draw:text-box>
            <text:p text:style-name="P43"><text:span text:style-name="T1">(29)</text:span></text:p>
          </draw:text-box>
        </draw:frame>
        <draw:frame draw:style-name="gr75" draw:text-style-name="P44" draw:layer="layout" svg:width="5.125cm" svg:height="5.65cm" svg:x="187.053cm" svg:y="48.516cm">
          <draw:text-box>
            <text:p text:style-name="P43"><text:span text:style-name="T1">(30)</text:span></text:p>
          </draw:text-box>
        </draw:frame>
        <draw:frame draw:style-name="gr74" draw:text-style-name="P44" draw:layer="layout" svg:width="5.125cm" svg:height="5.631cm" svg:x="6.909cm" svg:y="69.535cm">
          <draw:text-box>
            <text:p text:style-name="P43"><text:span text:style-name="T1">(31)</text:span></text:p>
          </draw:text-box>
        </draw:frame>
        <draw:frame draw:style-name="gr74" draw:text-style-name="P44" draw:layer="layout" svg:width="5.125cm" svg:height="5.631cm" svg:x="27.48cm" svg:y="68.821cm">
          <draw:text-box>
            <text:p text:style-name="P43"><text:span text:style-name="T1">(32)</text:span></text:p>
          </draw:text-box>
        </draw:frame>
        <draw:frame draw:style-name="gr74" draw:text-style-name="P44" draw:layer="layout" svg:width="5.125cm" svg:height="5.631cm" svg:x="46.91cm" svg:y="69.678cm">
          <draw:text-box>
            <text:p text:style-name="P43"><text:span text:style-name="T1">(33)</text:span></text:p>
          </draw:text-box>
        </draw:frame>
        <draw:frame draw:style-name="gr74" draw:text-style-name="P44" draw:layer="layout" svg:width="5.125cm" svg:height="5.631cm" svg:x="67.054cm" svg:y="69.764cm">
          <draw:text-box>
            <text:p text:style-name="P43"><text:span text:style-name="T1">(34)</text:span></text:p>
          </draw:text-box>
        </draw:frame>
        <draw:frame draw:style-name="gr74" draw:text-style-name="P44" draw:layer="layout" svg:width="5.125cm" svg:height="5.631cm" svg:x="87.341cm" svg:y="68.965cm">
          <draw:text-box>
            <text:p text:style-name="P43"><text:span text:style-name="T1">(35)</text:span></text:p>
          </draw:text-box>
        </draw:frame>
        <draw:frame draw:style-name="gr74" draw:text-style-name="P44" draw:layer="layout" svg:width="5.125cm" svg:height="5.631cm" svg:x="106.912cm" svg:y="69.051cm">
          <draw:text-box>
            <text:p text:style-name="P43"><text:span text:style-name="T1">(36)</text:span></text:p>
          </draw:text-box>
        </draw:frame>
        <draw:frame draw:style-name="gr74" draw:text-style-name="P44" draw:layer="layout" svg:width="5.125cm" svg:height="5.631cm" svg:x="126.77cm" svg:y="70.479cm">
          <draw:text-box>
            <text:p text:style-name="P43"><text:span text:style-name="T1">(37)</text:span></text:p>
          </draw:text-box>
        </draw:frame>
        <draw:frame draw:style-name="gr74" draw:text-style-name="P44" draw:layer="layout" svg:width="5.125cm" svg:height="5.631cm" svg:x="146.626cm" svg:y="71.765cm">
          <draw:text-box>
            <text:p text:style-name="P43"><text:span text:style-name="T1">(38)</text:span></text:p>
          </draw:text-box>
        </draw:frame>
        <draw:frame draw:style-name="gr74" draw:text-style-name="P44" draw:layer="layout" svg:width="5.125cm" svg:height="5.631cm" svg:x="166.483cm" svg:y="72.336cm">
          <draw:text-box>
            <text:p text:style-name="P43"><text:span text:style-name="T1">(39)</text:span></text:p>
          </draw:text-box>
        </draw:frame>
        <draw:frame draw:style-name="gr74" draw:text-style-name="P44" draw:layer="layout" svg:width="5.125cm" svg:height="5.631cm" svg:x="188.341cm" svg:y="70.622cm">
          <draw:text-box>
            <text:p text:style-name="P43"><text:span text:style-name="T1">(40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8.1cm" fo:page-height="89.6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2T14:30:03.043483096</dc:date>
    <meta:editing-duration>PT19M29S</meta:editing-duration>
    <meta:editing-cycles>39</meta:editing-cycles>
    <meta:generator>LibreOffice/7.4.2.3$MacOSX_X86_64 LibreOffice_project/382eef1f22670f7f4118c8c2dd222ec7ad009daf</meta:generator>
    <meta:document-statistic meta:object-count="1268"/>
  </office:meta>
</office:document-meta>
</file>